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 office:value-type="string">
            <text:p>Sobol 6</text:p>
          </table:table-cell>
          <table:table-cell office:value-type="string">
            <text:p>Sobol 7</text:p>
          </table:table-cell>
          <table:table-cell office:value-type="string">
            <text:p>Sobol 8</text:p>
          </table:table-cell>
          <table:table-cell office:value-type="string">
            <text:p>Sobol 9</text:p>
          </table:table-cell>
          <table:table-cell office:value-type="string">
            <text:p>Sobol 10</text:p>
          </table:table-cell>
          <table:table-cell office:value-type="string">
            <text:p>Sobol 11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style-name="Default" office:value-type="string">
            <text:p>CharThreshold</text:p>
          </table:table-cell>
          <table:table-cell table:style-name="Default" office:value-type="string">
            <text:p>CharLow</text:p>
          </table:table-cell>
          <table:table-cell table:style-name="Default" office:value-type="string">
            <text:p>CharHigh</text:p>
          </table:table-cell>
          <table:table-cell table:style-name="Default" office:value-type="string">
            <text:p>DiffThreshold</text:p>
          </table:table-cell>
          <table:table-cell table:style-name="Default" office:value-type="string">
            <text:p>DiffLow</text:p>
          </table:table-cell>
          <table:table-cell table:style-name="Default" office:value-type="string">
            <text:p>DiffHigh</text:p>
          </table:table-cell>
        </table:table-row>
        <table:table-row table:style-name="ro2"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3]-0)/(1-0))*(20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M3]*[.P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formula="of:=(([.F3]-0)/(1-0))*(100-0)+0" office:value-type="float" office:value="0">
            <text:p>0.000000000</text:p>
          </table:table-cell>
          <table:table-cell table:formula="of:=(([.G3]-0)/(1-0))*(3-0)+0" office:value-type="float" office:value="0">
            <text:p>0.000000000</text:p>
          </table:table-cell>
          <table:table-cell table:formula="of:=(([.H3]-0)/(1-0))*(3-0)+0" office:value-type="float" office:value="0">
            <text:p>0.000000000</text:p>
          </table:table-cell>
          <table:table-cell table:formula="of:=(([.I3]-0)/(1-0))*(100-0)+0" office:value-type="float" office:value="0">
            <text:p>0.000000000</text:p>
          </table:table-cell>
          <table:table-cell table:formula="of:=(([.J3]-0)/(1-0))*(3-0)+0" office:value-type="float" office:value="0">
            <text:p>0.000000000</text:p>
          </table:table-cell>
          <table:table-cell table:formula="of:=(([.K3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4]-0)/(1-0))*(20-2)+2)" office:value-type="float" office:value="11">
            <text:p>11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M4]*[.P4]" office:value-type="float" office:value="5.5000000055">
            <text:p>5.500000006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formula="of:=(([.F4]-0)/(1-0))*(100-0)+0" office:value-type="float" office:value="50">
            <text:p>50.000000000</text:p>
          </table:table-cell>
          <table:table-cell table:formula="of:=(([.G4]-0)/(1-0))*(3-0)+0" office:value-type="float" office:value="1.5">
            <text:p>1.500000000</text:p>
          </table:table-cell>
          <table:table-cell table:formula="of:=(([.H4]-0)/(1-0))*(3-0)+0" office:value-type="float" office:value="1.5">
            <text:p>1.500000000</text:p>
          </table:table-cell>
          <table:table-cell table:formula="of:=(([.I4]-0)/(1-0))*(100-0)+0" office:value-type="float" office:value="50">
            <text:p>50.000000000</text:p>
          </table:table-cell>
          <table:table-cell table:formula="of:=(([.J4]-0)/(1-0))*(3-0)+0" office:value-type="float" office:value="1.5">
            <text:p>1.500000000</text:p>
          </table:table-cell>
          <table:table-cell table:formula="of:=(([.K4]-0)/(1-0))*(3-0)+0" office:value-type="float" office:value="1.5">
            <text:p>1.50000000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75">
            <text:p>0.75</text:p>
          </table:table-cell>
          <table:table-cell/>
          <table:table-cell table:formula="of:=ROUND((([.A5]-0)/(1-0))*(20-2)+2)" office:value-type="float" office:value="16">
            <text:p>16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M5]*[.P5]" office:value-type="float" office:value="4.000000012">
            <text:p>4.000000012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formula="of:=(([.F5]-0)/(1-0))*(100-0)+0" office:value-type="float" office:value="75">
            <text:p>75.000000000</text:p>
          </table:table-cell>
          <table:table-cell table:formula="of:=(([.G5]-0)/(1-0))*(3-0)+0" office:value-type="float" office:value="0.75">
            <text:p>0.750000000</text:p>
          </table:table-cell>
          <table:table-cell table:formula="of:=(([.H5]-0)/(1-0))*(3-0)+0" office:value-type="float" office:value="2.25">
            <text:p>2.250000000</text:p>
          </table:table-cell>
          <table:table-cell table:formula="of:=(([.I5]-0)/(1-0))*(100-0)+0" office:value-type="float" office:value="75">
            <text:p>75.000000000</text:p>
          </table:table-cell>
          <table:table-cell table:formula="of:=(([.J5]-0)/(1-0))*(3-0)+0" office:value-type="float" office:value="2.25">
            <text:p>2.250000000</text:p>
          </table:table-cell>
          <table:table-cell table:formula="of:=(([.K5]-0)/(1-0))*(3-0)+0" office:value-type="float" office:value="2.25">
            <text:p>2.25000000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.25">
            <text:p>0.25</text:p>
          </table:table-cell>
          <table:table-cell/>
          <table:table-cell table:formula="of:=ROUND((([.A6]-0)/(1-0))*(20-2)+2)" office:value-type="float" office:value="7">
            <text:p>7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M6]*[.P6]" office:value-type="float" office:value="5.25000000175">
            <text:p>5.25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formula="of:=(([.F6]-0)/(1-0))*(100-0)+0" office:value-type="float" office:value="25">
            <text:p>25.000000000</text:p>
          </table:table-cell>
          <table:table-cell table:formula="of:=(([.G6]-0)/(1-0))*(3-0)+0" office:value-type="float" office:value="2.25">
            <text:p>2.250000000</text:p>
          </table:table-cell>
          <table:table-cell table:formula="of:=(([.H6]-0)/(1-0))*(3-0)+0" office:value-type="float" office:value="0.75">
            <text:p>0.750000000</text:p>
          </table:table-cell>
          <table:table-cell table:formula="of:=(([.I6]-0)/(1-0))*(100-0)+0" office:value-type="float" office:value="25">
            <text:p>25.000000000</text:p>
          </table:table-cell>
          <table:table-cell table:formula="of:=(([.J6]-0)/(1-0))*(3-0)+0" office:value-type="float" office:value="0.75">
            <text:p>0.750000000</text:p>
          </table:table-cell>
          <table:table-cell table:formula="of:=(([.K6]-0)/(1-0))*(3-0)+0" office:value-type="float" office:value="0.75">
            <text:p>0.750000000</text:p>
          </table:table-cell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formula="of:=ROUND((([.A7]-0)/(1-0))*(20-2)+2)" office:value-type="float" office:value="9">
            <text:p>9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M7]*[.P7]" office:value-type="float" office:value="7.875000001125">
            <text:p>7.875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formula="of:=(([.F7]-0)/(1-0))*(100-0)+0" office:value-type="float" office:value="12.5">
            <text:p>12.500000000</text:p>
          </table:table-cell>
          <table:table-cell table:formula="of:=(([.G7]-0)/(1-0))*(3-0)+0" office:value-type="float" office:value="1.125">
            <text:p>1.125000000</text:p>
          </table:table-cell>
          <table:table-cell table:formula="of:=(([.H7]-0)/(1-0))*(3-0)+0" office:value-type="float" office:value="2.625">
            <text:p>2.625000000</text:p>
          </table:table-cell>
          <table:table-cell table:formula="of:=(([.I7]-0)/(1-0))*(100-0)+0" office:value-type="float" office:value="87.5">
            <text:p>87.500000000</text:p>
          </table:table-cell>
          <table:table-cell table:formula="of:=(([.J7]-0)/(1-0))*(3-0)+0" office:value-type="float" office:value="1.875">
            <text:p>1.875000000</text:p>
          </table:table-cell>
          <table:table-cell table:formula="of:=(([.K7]-0)/(1-0))*(3-0)+0" office:value-type="float" office:value="2.625">
            <text:p>2.625000000</text:p>
          </table:table-cell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formula="of:=ROUND((([.A8]-0)/(1-0))*(20-2)+2)" office:value-type="float" office:value="18">
            <text:p>18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M8]*[.P8]" office:value-type="float" office:value="6.75000001125">
            <text:p>6.750000011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formula="of:=(([.F8]-0)/(1-0))*(100-0)+0" office:value-type="float" office:value="62.5">
            <text:p>62.500000000</text:p>
          </table:table-cell>
          <table:table-cell table:formula="of:=(([.G8]-0)/(1-0))*(3-0)+0" office:value-type="float" office:value="2.625">
            <text:p>2.625000000</text:p>
          </table:table-cell>
          <table:table-cell table:formula="of:=(([.H8]-0)/(1-0))*(3-0)+0" office:value-type="float" office:value="1.125">
            <text:p>1.125000000</text:p>
          </table:table-cell>
          <table:table-cell table:formula="of:=(([.I8]-0)/(1-0))*(100-0)+0" office:value-type="float" office:value="37.5">
            <text:p>37.500000000</text:p>
          </table:table-cell>
          <table:table-cell table:formula="of:=(([.J8]-0)/(1-0))*(3-0)+0" office:value-type="float" office:value="0.375">
            <text:p>0.375000000</text:p>
          </table:table-cell>
          <table:table-cell table:formula="of:=(([.K8]-0)/(1-0))*(3-0)+0" office:value-type="float" office:value="1.125">
            <text:p>1.125000000</text:p>
          </table:table-cell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formula="of:=ROUND((([.A9]-0)/(1-0))*(20-2)+2)" office:value-type="float" office:value="13">
            <text:p>13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M9]*[.P9]" office:value-type="float" office:value="8.125000004875">
            <text:p>8.125000005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formula="of:=(([.F9]-0)/(1-0))*(100-0)+0" office:value-type="float" office:value="87.5">
            <text:p>87.500000000</text:p>
          </table:table-cell>
          <table:table-cell table:formula="of:=(([.G9]-0)/(1-0))*(3-0)+0" office:value-type="float" office:value="0.375">
            <text:p>0.375000000</text:p>
          </table:table-cell>
          <table:table-cell table:formula="of:=(([.H9]-0)/(1-0))*(3-0)+0" office:value-type="float" office:value="0.375">
            <text:p>0.375000000</text:p>
          </table:table-cell>
          <table:table-cell table:formula="of:=(([.I9]-0)/(1-0))*(100-0)+0" office:value-type="float" office:value="12.5">
            <text:p>12.500000000</text:p>
          </table:table-cell>
          <table:table-cell table:formula="of:=(([.J9]-0)/(1-0))*(3-0)+0" office:value-type="float" office:value="1.125">
            <text:p>1.125000000</text:p>
          </table:table-cell>
          <table:table-cell table:formula="of:=(([.K9]-0)/(1-0))*(3-0)+0" office:value-type="float" office:value="0.375">
            <text:p>0.375000000</text:p>
          </table:table-cell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formula="of:=ROUND((([.A10]-0)/(1-0))*(20-2)+2)" office:value-type="float" office:value="4">
            <text:p>4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M10]*[.P10]" office:value-type="float" office:value="0.5000000035">
            <text:p>0.500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formula="of:=(([.F10]-0)/(1-0))*(100-0)+0" office:value-type="float" office:value="37.5">
            <text:p>37.500000000</text:p>
          </table:table-cell>
          <table:table-cell table:formula="of:=(([.G10]-0)/(1-0))*(3-0)+0" office:value-type="float" office:value="1.875">
            <text:p>1.875000000</text:p>
          </table:table-cell>
          <table:table-cell table:formula="of:=(([.H10]-0)/(1-0))*(3-0)+0" office:value-type="float" office:value="1.875">
            <text:p>1.875000000</text:p>
          </table:table-cell>
          <table:table-cell table:formula="of:=(([.I10]-0)/(1-0))*(100-0)+0" office:value-type="float" office:value="62.5">
            <text:p>62.500000000</text:p>
          </table:table-cell>
          <table:table-cell table:formula="of:=(([.J10]-0)/(1-0))*(3-0)+0" office:value-type="float" office:value="2.625">
            <text:p>2.625000000</text:p>
          </table:table-cell>
          <table:table-cell table:formula="of:=(([.K10]-0)/(1-0))*(3-0)+0" office:value-type="float" office:value="1.875">
            <text:p>1.875000000</text:p>
          </table:table-cell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1]-0)/(1-0))*(20-2)+2)" office:value-type="float" office:value="5">
            <text:p>5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M11]*[.P11]" office:value-type="float" office:value="2.1875000028125">
            <text:p>2.187500003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formula="of:=(([.F11]-0)/(1-0))*(100-0)+0" office:value-type="float" office:value="31.25">
            <text:p>31.250000000</text:p>
          </table:table-cell>
          <table:table-cell table:formula="of:=(([.G11]-0)/(1-0))*(3-0)+0" office:value-type="float" office:value="1.3125">
            <text:p>1.312500000</text:p>
          </table:table-cell>
          <table:table-cell table:formula="of:=(([.H11]-0)/(1-0))*(3-0)+0" office:value-type="float" office:value="2.8125">
            <text:p>2.812500000</text:p>
          </table:table-cell>
          <table:table-cell table:formula="of:=(([.I11]-0)/(1-0))*(100-0)+0" office:value-type="float" office:value="93.75">
            <text:p>93.750000000</text:p>
          </table:table-cell>
          <table:table-cell table:formula="of:=(([.J11]-0)/(1-0))*(3-0)+0" office:value-type="float" office:value="0.9375">
            <text:p>0.937500000</text:p>
          </table:table-cell>
          <table:table-cell table:formula="of:=(([.K11]-0)/(1-0))*(3-0)+0" office:value-type="float" office:value="2.0625">
            <text:p>2.062500000</text:p>
          </table:table-cell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2]-0)/(1-0))*(20-2)+2)" office:value-type="float" office:value="14">
            <text:p>14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M12]*[.P12]" office:value-type="float" office:value="13.125000000875">
            <text:p>13.1250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formula="of:=(([.F12]-0)/(1-0))*(100-0)+0" office:value-type="float" office:value="81.25">
            <text:p>81.250000000</text:p>
          </table:table-cell>
          <table:table-cell table:formula="of:=(([.G12]-0)/(1-0))*(3-0)+0" office:value-type="float" office:value="2.8125">
            <text:p>2.812500000</text:p>
          </table:table-cell>
          <table:table-cell table:formula="of:=(([.H12]-0)/(1-0))*(3-0)+0" office:value-type="float" office:value="1.3125">
            <text:p>1.312500000</text:p>
          </table:table-cell>
          <table:table-cell table:formula="of:=(([.I12]-0)/(1-0))*(100-0)+0" office:value-type="float" office:value="43.75">
            <text:p>43.750000000</text:p>
          </table:table-cell>
          <table:table-cell table:formula="of:=(([.J12]-0)/(1-0))*(3-0)+0" office:value-type="float" office:value="2.4375">
            <text:p>2.437500000</text:p>
          </table:table-cell>
          <table:table-cell table:formula="of:=(([.K12]-0)/(1-0))*(3-0)+0" office:value-type="float" office:value="0.5625">
            <text:p>0.562500000</text:p>
          </table:table-cell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formula="of:=ROUND((([.A13]-0)/(1-0))*(20-2)+2)" office:value-type="float" office:value="19">
            <text:p>19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M13]*[.P13]" office:value-type="float" office:value="3.5625000154375">
            <text:p>3.562500015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formula="of:=(([.F13]-0)/(1-0))*(100-0)+0" office:value-type="float" office:value="56.25">
            <text:p>56.250000000</text:p>
          </table:table-cell>
          <table:table-cell table:formula="of:=(([.G13]-0)/(1-0))*(3-0)+0" office:value-type="float" office:value="0.5625">
            <text:p>0.562500000</text:p>
          </table:table-cell>
          <table:table-cell table:formula="of:=(([.H13]-0)/(1-0))*(3-0)+0" office:value-type="float" office:value="0.5625">
            <text:p>0.562500000</text:p>
          </table:table-cell>
          <table:table-cell table:formula="of:=(([.I13]-0)/(1-0))*(100-0)+0" office:value-type="float" office:value="18.75">
            <text:p>18.750000000</text:p>
          </table:table-cell>
          <table:table-cell table:formula="of:=(([.J13]-0)/(1-0))*(3-0)+0" office:value-type="float" office:value="1.6875">
            <text:p>1.687500000</text:p>
          </table:table-cell>
          <table:table-cell table:formula="of:=(([.K13]-0)/(1-0))*(3-0)+0" office:value-type="float" office:value="1.3125">
            <text:p>1.312500000</text:p>
          </table:table-cell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formula="of:=ROUND((([.A14]-0)/(1-0))*(20-2)+2)" office:value-type="float" office:value="10">
            <text:p>10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M14]*[.P14]" office:value-type="float" office:value="6.875000003125">
            <text:p>6.875000003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formula="of:=(([.F14]-0)/(1-0))*(100-0)+0" office:value-type="float" office:value="6.25">
            <text:p>6.250000000</text:p>
          </table:table-cell>
          <table:table-cell table:formula="of:=(([.G14]-0)/(1-0))*(3-0)+0" office:value-type="float" office:value="2.0625">
            <text:p>2.062500000</text:p>
          </table:table-cell>
          <table:table-cell table:formula="of:=(([.H14]-0)/(1-0))*(3-0)+0" office:value-type="float" office:value="2.0625">
            <text:p>2.062500000</text:p>
          </table:table-cell>
          <table:table-cell table:formula="of:=(([.I14]-0)/(1-0))*(100-0)+0" office:value-type="float" office:value="68.75">
            <text:p>68.750000000</text:p>
          </table:table-cell>
          <table:table-cell table:formula="of:=(([.J14]-0)/(1-0))*(3-0)+0" office:value-type="float" office:value="0.1875">
            <text:p>0.187500000</text:p>
          </table:table-cell>
          <table:table-cell table:formula="of:=(([.K14]-0)/(1-0))*(3-0)+0" office:value-type="float" office:value="2.8125">
            <text:p>2.812500000</text:p>
          </table:table-cell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formula="of:=ROUND((([.A15]-0)/(1-0))*(20-2)+2)" office:value-type="float" office:value="8">
            <text:p>8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M15]*[.P15]" office:value-type="float" office:value="4.5000000035">
            <text:p>4.500000004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formula="of:=(([.F15]-0)/(1-0))*(100-0)+0" office:value-type="float" office:value="43.75">
            <text:p>43.750000000</text:p>
          </table:table-cell>
          <table:table-cell table:formula="of:=(([.G15]-0)/(1-0))*(3-0)+0" office:value-type="float" office:value="0.1875">
            <text:p>0.187500000</text:p>
          </table:table-cell>
          <table:table-cell table:formula="of:=(([.H15]-0)/(1-0))*(3-0)+0" office:value-type="float" office:value="0.1875">
            <text:p>0.187500000</text:p>
          </table:table-cell>
          <table:table-cell table:formula="of:=(([.I15]-0)/(1-0))*(100-0)+0" office:value-type="float" office:value="6.25">
            <text:p>6.250000000</text:p>
          </table:table-cell>
          <table:table-cell table:formula="of:=(([.J15]-0)/(1-0))*(3-0)+0" office:value-type="float" office:value="2.8125">
            <text:p>2.812500000</text:p>
          </table:table-cell>
          <table:table-cell table:formula="of:=(([.K15]-0)/(1-0))*(3-0)+0" office:value-type="float" office:value="0.9375">
            <text:p>0.937500000</text:p>
          </table:table-cell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20-2)+2)" office:value-type="float" office:value="17">
            <text:p>17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M16]*[.P16]" office:value-type="float" office:value="1.0625000159375">
            <text:p>1.062500016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formula="of:=(([.F16]-0)/(1-0))*(100-0)+0" office:value-type="float" office:value="93.75">
            <text:p>93.750000000</text:p>
          </table:table-cell>
          <table:table-cell table:formula="of:=(([.G16]-0)/(1-0))*(3-0)+0" office:value-type="float" office:value="1.6875">
            <text:p>1.687500000</text:p>
          </table:table-cell>
          <table:table-cell table:formula="of:=(([.H16]-0)/(1-0))*(3-0)+0" office:value-type="float" office:value="1.6875">
            <text:p>1.687500000</text:p>
          </table:table-cell>
          <table:table-cell table:formula="of:=(([.I16]-0)/(1-0))*(100-0)+0" office:value-type="float" office:value="56.25">
            <text:p>56.250000000</text:p>
          </table:table-cell>
          <table:table-cell table:formula="of:=(([.J16]-0)/(1-0))*(3-0)+0" office:value-type="float" office:value="1.3125">
            <text:p>1.312500000</text:p>
          </table:table-cell>
          <table:table-cell table:formula="of:=(([.K16]-0)/(1-0))*(3-0)+0" office:value-type="float" office:value="2.4375">
            <text:p>2.437500000</text:p>
          </table:table-cell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formula="of:=ROUND((([.A17]-0)/(1-0))*(20-2)+2)" office:value-type="float" office:value="12">
            <text:p>12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M17]*[.P17]" office:value-type="float" office:value="9.75000000225">
            <text:p>9.7500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formula="of:=(([.F17]-0)/(1-0))*(100-0)+0" office:value-type="float" office:value="68.75">
            <text:p>68.750000000</text:p>
          </table:table-cell>
          <table:table-cell table:formula="of:=(([.G17]-0)/(1-0))*(3-0)+0" office:value-type="float" office:value="0.9375">
            <text:p>0.937500000</text:p>
          </table:table-cell>
          <table:table-cell table:formula="of:=(([.H17]-0)/(1-0))*(3-0)+0" office:value-type="float" office:value="2.4375">
            <text:p>2.437500000</text:p>
          </table:table-cell>
          <table:table-cell table:formula="of:=(([.I17]-0)/(1-0))*(100-0)+0" office:value-type="float" office:value="81.25">
            <text:p>81.250000000</text:p>
          </table:table-cell>
          <table:table-cell table:formula="of:=(([.J17]-0)/(1-0))*(3-0)+0" office:value-type="float" office:value="0.5625">
            <text:p>0.562500000</text:p>
          </table:table-cell>
          <table:table-cell table:formula="of:=(([.K17]-0)/(1-0))*(3-0)+0" office:value-type="float" office:value="1.6875">
            <text:p>1.687500000</text:p>
          </table:table-cell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formula="of:=ROUND((([.A18]-0)/(1-0))*(20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M18]*[.P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formula="of:=(([.F18]-0)/(1-0))*(100-0)+0" office:value-type="float" office:value="18.75">
            <text:p>18.750000000</text:p>
          </table:table-cell>
          <table:table-cell table:formula="of:=(([.G18]-0)/(1-0))*(3-0)+0" office:value-type="float" office:value="2.4375">
            <text:p>2.437500000</text:p>
          </table:table-cell>
          <table:table-cell table:formula="of:=(([.H18]-0)/(1-0))*(3-0)+0" office:value-type="float" office:value="0.9375">
            <text:p>0.937500000</text:p>
          </table:table-cell>
          <table:table-cell table:formula="of:=(([.I18]-0)/(1-0))*(100-0)+0" office:value-type="float" office:value="31.25">
            <text:p>31.250000000</text:p>
          </table:table-cell>
          <table:table-cell table:formula="of:=(([.J18]-0)/(1-0))*(3-0)+0" office:value-type="float" office:value="2.0625">
            <text:p>2.062500000</text:p>
          </table:table-cell>
          <table:table-cell table:formula="of:=(([.K18]-0)/(1-0))*(3-0)+0" office:value-type="float" office:value="0.1875">
            <text:p>0.187500000</text:p>
          </table:table-cell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 office:value-type="float" office:value="0.09375">
            <text:p>0.09375</text:p>
          </table:table-cell>
          <table:table-cell/>
          <table:table-cell table:formula="of:=ROUND((([.A19]-0)/(1-0))*(20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M19]*[.P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formula="of:=(([.F19]-0)/(1-0))*(100-0)+0" office:value-type="float" office:value="96.875">
            <text:p>96.875000000</text:p>
          </table:table-cell>
          <table:table-cell table:formula="of:=(([.G19]-0)/(1-0))*(3-0)+0" office:value-type="float" office:value="1.59375">
            <text:p>1.593750000</text:p>
          </table:table-cell>
          <table:table-cell table:formula="of:=(([.H19]-0)/(1-0))*(3-0)+0" office:value-type="float" office:value="2.53125">
            <text:p>2.531250000</text:p>
          </table:table-cell>
          <table:table-cell table:formula="of:=(([.I19]-0)/(1-0))*(100-0)+0" office:value-type="float" office:value="46.875">
            <text:p>46.875000000</text:p>
          </table:table-cell>
          <table:table-cell table:formula="of:=(([.J19]-0)/(1-0))*(3-0)+0" office:value-type="float" office:value="0.46875">
            <text:p>0.468750000</text:p>
          </table:table-cell>
          <table:table-cell table:formula="of:=(([.K19]-0)/(1-0))*(3-0)+0" office:value-type="float" office:value="0.28125">
            <text:p>0.281250000</text:p>
          </table:table-cell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 office:value-type="float" office:value="0.59375">
            <text:p>0.59375</text:p>
          </table:table-cell>
          <table:table-cell/>
          <table:table-cell table:formula="of:=ROUND((([.A20]-0)/(1-0))*(20-2)+2)" office:value-type="float" office:value="13">
            <text:p>13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M20]*[.P20]" office:value-type="float" office:value="2.03125001096875">
            <text:p>2.031250011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formula="of:=(([.F20]-0)/(1-0))*(100-0)+0" office:value-type="float" office:value="46.875">
            <text:p>46.875000000</text:p>
          </table:table-cell>
          <table:table-cell table:formula="of:=(([.G20]-0)/(1-0))*(3-0)+0" office:value-type="float" office:value="0.09375">
            <text:p>0.093750000</text:p>
          </table:table-cell>
          <table:table-cell table:formula="of:=(([.H20]-0)/(1-0))*(3-0)+0" office:value-type="float" office:value="1.03125">
            <text:p>1.031250000</text:p>
          </table:table-cell>
          <table:table-cell table:formula="of:=(([.I20]-0)/(1-0))*(100-0)+0" office:value-type="float" office:value="96.875">
            <text:p>96.875000000</text:p>
          </table:table-cell>
          <table:table-cell table:formula="of:=(([.J20]-0)/(1-0))*(3-0)+0" office:value-type="float" office:value="1.96875">
            <text:p>1.968750000</text:p>
          </table:table-cell>
          <table:table-cell table:formula="of:=(([.K20]-0)/(1-0))*(3-0)+0" office:value-type="float" office:value="1.78125">
            <text:p>1.781250000</text:p>
          </table:table-cell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84375">
            <text:p>0.84375</text:p>
          </table:table-cell>
          <table:table-cell/>
          <table:table-cell table:formula="of:=ROUND((([.A21]-0)/(1-0))*(20-2)+2)" office:value-type="float" office:value="17">
            <text:p>17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M21]*[.P21]" office:value-type="float" office:value="15.4062500015938">
            <text:p>15.40625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formula="of:=(([.F21]-0)/(1-0))*(100-0)+0" office:value-type="float" office:value="21.875">
            <text:p>21.875000000</text:p>
          </table:table-cell>
          <table:table-cell table:formula="of:=(([.G21]-0)/(1-0))*(3-0)+0" office:value-type="float" office:value="2.34375">
            <text:p>2.343750000</text:p>
          </table:table-cell>
          <table:table-cell table:formula="of:=(([.H21]-0)/(1-0))*(3-0)+0" office:value-type="float" office:value="0.28125">
            <text:p>0.281250000</text:p>
          </table:table-cell>
          <table:table-cell table:formula="of:=(([.I21]-0)/(1-0))*(100-0)+0" office:value-type="float" office:value="71.875">
            <text:p>71.875000000</text:p>
          </table:table-cell>
          <table:table-cell table:formula="of:=(([.J21]-0)/(1-0))*(3-0)+0" office:value-type="float" office:value="2.71875">
            <text:p>2.718750000</text:p>
          </table:table-cell>
          <table:table-cell table:formula="of:=(([.K21]-0)/(1-0))*(3-0)+0" office:value-type="float" office:value="2.53125">
            <text:p>2.531250000</text:p>
          </table:table-cell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34375">
            <text:p>0.34375</text:p>
          </table:table-cell>
          <table:table-cell/>
          <table:table-cell table:formula="of:=ROUND((([.A22]-0)/(1-0))*(20-2)+2)" office:value-type="float" office:value="8">
            <text:p>8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M22]*[.P22]" office:value-type="float" office:value="3.25000000475">
            <text:p>3.250000005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formula="of:=(([.F22]-0)/(1-0))*(100-0)+0" office:value-type="float" office:value="71.875">
            <text:p>71.875000000</text:p>
          </table:table-cell>
          <table:table-cell table:formula="of:=(([.G22]-0)/(1-0))*(3-0)+0" office:value-type="float" office:value="0.84375">
            <text:p>0.843750000</text:p>
          </table:table-cell>
          <table:table-cell table:formula="of:=(([.H22]-0)/(1-0))*(3-0)+0" office:value-type="float" office:value="1.78125">
            <text:p>1.781250000</text:p>
          </table:table-cell>
          <table:table-cell table:formula="of:=(([.I22]-0)/(1-0))*(100-0)+0" office:value-type="float" office:value="21.875">
            <text:p>21.875000000</text:p>
          </table:table-cell>
          <table:table-cell table:formula="of:=(([.J22]-0)/(1-0))*(3-0)+0" office:value-type="float" office:value="1.21875">
            <text:p>1.218750000</text:p>
          </table:table-cell>
          <table:table-cell table:formula="of:=(([.K22]-0)/(1-0))*(3-0)+0" office:value-type="float" office:value="1.03125">
            <text:p>1.031250000</text:p>
          </table:table-cell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 office:value-type="float" office:value="0.96875">
            <text:p>0.96875</text:p>
          </table:table-cell>
          <table:table-cell/>
          <table:table-cell table:formula="of:=ROUND((([.A23]-0)/(1-0))*(20-2)+2)" office:value-type="float" office:value="10">
            <text:p>10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M23]*[.P23]" office:value-type="float" office:value="2.8125000071875">
            <text:p>2.812500007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formula="of:=(([.F23]-0)/(1-0))*(100-0)+0" office:value-type="float" office:value="84.375">
            <text:p>84.375000000</text:p>
          </table:table-cell>
          <table:table-cell table:formula="of:=(([.G23]-0)/(1-0))*(3-0)+0" office:value-type="float" office:value="2.71875">
            <text:p>2.718750000</text:p>
          </table:table-cell>
          <table:table-cell table:formula="of:=(([.H23]-0)/(1-0))*(3-0)+0" office:value-type="float" office:value="0.65625">
            <text:p>0.656250000</text:p>
          </table:table-cell>
          <table:table-cell table:formula="of:=(([.I23]-0)/(1-0))*(100-0)+0" office:value-type="float" office:value="59.375">
            <text:p>59.375000000</text:p>
          </table:table-cell>
          <table:table-cell table:formula="of:=(([.J23]-0)/(1-0))*(3-0)+0" office:value-type="float" office:value="1.59375">
            <text:p>1.593750000</text:p>
          </table:table-cell>
          <table:table-cell table:formula="of:=(([.K23]-0)/(1-0))*(3-0)+0" office:value-type="float" office:value="2.90625">
            <text:p>2.906250000</text:p>
          </table:table-cell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46875">
            <text:p>0.46875</text:p>
          </table:table-cell>
          <table:table-cell/>
          <table:table-cell table:formula="of:=ROUND((([.A24]-0)/(1-0))*(20-2)+2)" office:value-type="float" office:value="19">
            <text:p>19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M24]*[.P24]" office:value-type="float" office:value="14.8437500041563">
            <text:p>14.843750004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formula="of:=(([.F24]-0)/(1-0))*(100-0)+0" office:value-type="float" office:value="34.375">
            <text:p>34.375000000</text:p>
          </table:table-cell>
          <table:table-cell table:formula="of:=(([.G24]-0)/(1-0))*(3-0)+0" office:value-type="float" office:value="1.21875">
            <text:p>1.218750000</text:p>
          </table:table-cell>
          <table:table-cell table:formula="of:=(([.H24]-0)/(1-0))*(3-0)+0" office:value-type="float" office:value="2.15625">
            <text:p>2.156250000</text:p>
          </table:table-cell>
          <table:table-cell table:formula="of:=(([.I24]-0)/(1-0))*(100-0)+0" office:value-type="float" office:value="9.375">
            <text:p>9.375000000</text:p>
          </table:table-cell>
          <table:table-cell table:formula="of:=(([.J24]-0)/(1-0))*(3-0)+0" office:value-type="float" office:value="0.09375">
            <text:p>0.093750000</text:p>
          </table:table-cell>
          <table:table-cell table:formula="of:=(([.K24]-0)/(1-0))*(3-0)+0" office:value-type="float" office:value="1.40625">
            <text:p>1.406250000</text:p>
          </table:table-cell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 office:value-type="float" office:value="0.21875">
            <text:p>0.21875</text:p>
          </table:table-cell>
          <table:table-cell/>
          <table:table-cell table:formula="of:=ROUND((([.A25]-0)/(1-0))*(20-2)+2)" office:value-type="float" office:value="15">
            <text:p>15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M25]*[.P25]" office:value-type="float" office:value="0.46875001453125">
            <text:p>0.468750015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formula="of:=(([.F25]-0)/(1-0))*(100-0)+0" office:value-type="float" office:value="9.375">
            <text:p>9.375000000</text:p>
          </table:table-cell>
          <table:table-cell table:formula="of:=(([.G25]-0)/(1-0))*(3-0)+0" office:value-type="float" office:value="1.96875">
            <text:p>1.968750000</text:p>
          </table:table-cell>
          <table:table-cell table:formula="of:=(([.H25]-0)/(1-0))*(3-0)+0" office:value-type="float" office:value="2.90625">
            <text:p>2.906250000</text:p>
          </table:table-cell>
          <table:table-cell table:formula="of:=(([.I25]-0)/(1-0))*(100-0)+0" office:value-type="float" office:value="34.375">
            <text:p>34.375000000</text:p>
          </table:table-cell>
          <table:table-cell table:formula="of:=(([.J25]-0)/(1-0))*(3-0)+0" office:value-type="float" office:value="0.84375">
            <text:p>0.843750000</text:p>
          </table:table-cell>
          <table:table-cell table:formula="of:=(([.K25]-0)/(1-0))*(3-0)+0" office:value-type="float" office:value="0.65625">
            <text:p>0.656250000</text:p>
          </table:table-cell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 office:value-type="float" office:value="0.71875">
            <text:p>0.71875</text:p>
          </table:table-cell>
          <table:table-cell/>
          <table:table-cell table:formula="of:=ROUND((([.A26]-0)/(1-0))*(20-2)+2)" office:value-type="float" office:value="6">
            <text:p>6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M26]*[.P26]" office:value-type="float" office:value="3.1875000028125">
            <text:p>3.18750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formula="of:=(([.F26]-0)/(1-0))*(100-0)+0" office:value-type="float" office:value="59.375">
            <text:p>59.375000000</text:p>
          </table:table-cell>
          <table:table-cell table:formula="of:=(([.G26]-0)/(1-0))*(3-0)+0" office:value-type="float" office:value="0.46875">
            <text:p>0.468750000</text:p>
          </table:table-cell>
          <table:table-cell table:formula="of:=(([.H26]-0)/(1-0))*(3-0)+0" office:value-type="float" office:value="1.40625">
            <text:p>1.406250000</text:p>
          </table:table-cell>
          <table:table-cell table:formula="of:=(([.I26]-0)/(1-0))*(100-0)+0" office:value-type="float" office:value="84.375">
            <text:p>84.375000000</text:p>
          </table:table-cell>
          <table:table-cell table:formula="of:=(([.J26]-0)/(1-0))*(3-0)+0" office:value-type="float" office:value="2.34375">
            <text:p>2.343750000</text:p>
          </table:table-cell>
          <table:table-cell table:formula="of:=(([.K26]-0)/(1-0))*(3-0)+0" office:value-type="float" office:value="2.15625">
            <text:p>2.156250000</text:p>
          </table:table-cell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20-2)+2)" office:value-type="float" office:value="5">
            <text:p>5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M27]*[.P27]" office:value-type="float" office:value="4.21875000078125">
            <text:p>4.21875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formula="of:=(([.F27]-0)/(1-0))*(100-0)+0" office:value-type="float" office:value="65.625">
            <text:p>65.625000000</text:p>
          </table:table-cell>
          <table:table-cell table:formula="of:=(([.G27]-0)/(1-0))*(3-0)+0" office:value-type="float" office:value="2.90625">
            <text:p>2.906250000</text:p>
          </table:table-cell>
          <table:table-cell table:formula="of:=(([.H27]-0)/(1-0))*(3-0)+0" office:value-type="float" office:value="0.46875">
            <text:p>0.468750000</text:p>
          </table:table-cell>
          <table:table-cell table:formula="of:=(([.I27]-0)/(1-0))*(100-0)+0" office:value-type="float" office:value="53.125">
            <text:p>53.125000000</text:p>
          </table:table-cell>
          <table:table-cell table:formula="of:=(([.J27]-0)/(1-0))*(3-0)+0" office:value-type="float" office:value="1.40625">
            <text:p>1.406250000</text:p>
          </table:table-cell>
          <table:table-cell table:formula="of:=(([.K27]-0)/(1-0))*(3-0)+0" office:value-type="float" office:value="1.96875">
            <text:p>1.968750000</text:p>
          </table:table-cell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8]-0)/(1-0))*(20-2)+2)" office:value-type="float" office:value="14">
            <text:p>14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M28]*[.P28]" office:value-type="float" office:value="4.8125000091875">
            <text:p>4.812500009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formula="of:=(([.F28]-0)/(1-0))*(100-0)+0" office:value-type="float" office:value="15.625">
            <text:p>15.625000000</text:p>
          </table:table-cell>
          <table:table-cell table:formula="of:=(([.G28]-0)/(1-0))*(3-0)+0" office:value-type="float" office:value="1.40625">
            <text:p>1.406250000</text:p>
          </table:table-cell>
          <table:table-cell table:formula="of:=(([.H28]-0)/(1-0))*(3-0)+0" office:value-type="float" office:value="1.96875">
            <text:p>1.968750000</text:p>
          </table:table-cell>
          <table:table-cell table:formula="of:=(([.I28]-0)/(1-0))*(100-0)+0" office:value-type="float" office:value="3.125">
            <text:p>3.125000000</text:p>
          </table:table-cell>
          <table:table-cell table:formula="of:=(([.J28]-0)/(1-0))*(3-0)+0" office:value-type="float" office:value="2.90625">
            <text:p>2.906250000</text:p>
          </table:table-cell>
          <table:table-cell table:formula="of:=(([.K28]-0)/(1-0))*(3-0)+0" office:value-type="float" office:value="0.46875">
            <text:p>0.468750000</text:p>
          </table:table-cell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20-2)+2)" office:value-type="float" office:value="18">
            <text:p>18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M29]*[.P29]" office:value-type="float" office:value="10.6875000073125">
            <text:p>10.687500007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formula="of:=(([.F29]-0)/(1-0))*(100-0)+0" office:value-type="float" office:value="40.625">
            <text:p>40.625000000</text:p>
          </table:table-cell>
          <table:table-cell table:formula="of:=(([.G29]-0)/(1-0))*(3-0)+0" office:value-type="float" office:value="2.15625">
            <text:p>2.156250000</text:p>
          </table:table-cell>
          <table:table-cell table:formula="of:=(([.H29]-0)/(1-0))*(3-0)+0" office:value-type="float" office:value="2.71875">
            <text:p>2.718750000</text:p>
          </table:table-cell>
          <table:table-cell table:formula="of:=(([.I29]-0)/(1-0))*(100-0)+0" office:value-type="float" office:value="28.125">
            <text:p>28.125000000</text:p>
          </table:table-cell>
          <table:table-cell table:formula="of:=(([.J29]-0)/(1-0))*(3-0)+0" office:value-type="float" office:value="2.15625">
            <text:p>2.156250000</text:p>
          </table:table-cell>
          <table:table-cell table:formula="of:=(([.K29]-0)/(1-0))*(3-0)+0" office:value-type="float" office:value="1.21875">
            <text:p>1.218750000</text:p>
          </table:table-cell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/>
          <table:table-cell table:formula="of:=ROUND((([.A30]-0)/(1-0))*(20-2)+2)" office:value-type="float" office:value="9">
            <text:p>9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M30]*[.P30]" office:value-type="float" office:value="0.84375000815625">
            <text:p>0.843750008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formula="of:=(([.F30]-0)/(1-0))*(100-0)+0" office:value-type="float" office:value="90.625">
            <text:p>90.625000000</text:p>
          </table:table-cell>
          <table:table-cell table:formula="of:=(([.G30]-0)/(1-0))*(3-0)+0" office:value-type="float" office:value="0.65625">
            <text:p>0.656250000</text:p>
          </table:table-cell>
          <table:table-cell table:formula="of:=(([.H30]-0)/(1-0))*(3-0)+0" office:value-type="float" office:value="1.21875">
            <text:p>1.218750000</text:p>
          </table:table-cell>
          <table:table-cell table:formula="of:=(([.I30]-0)/(1-0))*(100-0)+0" office:value-type="float" office:value="78.125">
            <text:p>78.125000000</text:p>
          </table:table-cell>
          <table:table-cell table:formula="of:=(([.J30]-0)/(1-0))*(3-0)+0" office:value-type="float" office:value="0.65625">
            <text:p>0.656250000</text:p>
          </table:table-cell>
          <table:table-cell table:formula="of:=(([.K30]-0)/(1-0))*(3-0)+0" office:value-type="float" office:value="2.71875">
            <text:p>2.718750000</text:p>
          </table:table-cell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20-2)+2)" office:value-type="float" office:value="7">
            <text:p>7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M31]*[.P31]" office:value-type="float" office:value="1.53125000546875">
            <text:p>1.531250005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formula="of:=(([.F31]-0)/(1-0))*(100-0)+0" office:value-type="float" office:value="53.125">
            <text:p>53.125000000</text:p>
          </table:table-cell>
          <table:table-cell table:formula="of:=(([.G31]-0)/(1-0))*(3-0)+0" office:value-type="float" office:value="1.78125">
            <text:p>1.781250000</text:p>
          </table:table-cell>
          <table:table-cell table:formula="of:=(([.H31]-0)/(1-0))*(3-0)+0" office:value-type="float" office:value="2.34375">
            <text:p>2.343750000</text:p>
          </table:table-cell>
          <table:table-cell table:formula="of:=(([.I31]-0)/(1-0))*(100-0)+0" office:value-type="float" office:value="40.625">
            <text:p>40.625000000</text:p>
          </table:table-cell>
          <table:table-cell table:formula="of:=(([.J31]-0)/(1-0))*(3-0)+0" office:value-type="float" office:value="2.53125">
            <text:p>2.531250000</text:p>
          </table:table-cell>
          <table:table-cell table:formula="of:=(([.K31]-0)/(1-0))*(3-0)+0" office:value-type="float" office:value="0.84375">
            <text:p>0.843750000</text:p>
          </table:table-cell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/>
          <table:table-cell table:formula="of:=ROUND((([.A32]-0)/(1-0))*(20-2)+2)" office:value-type="float" office:value="16">
            <text:p>16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M32]*[.P32]" office:value-type="float" office:value="11.5000000045">
            <text:p>11.500000005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formula="of:=(([.F32]-0)/(1-0))*(100-0)+0" office:value-type="float" office:value="3.125">
            <text:p>3.125000000</text:p>
          </table:table-cell>
          <table:table-cell table:formula="of:=(([.G32]-0)/(1-0))*(3-0)+0" office:value-type="float" office:value="0.28125">
            <text:p>0.281250000</text:p>
          </table:table-cell>
          <table:table-cell table:formula="of:=(([.H32]-0)/(1-0))*(3-0)+0" office:value-type="float" office:value="0.84375">
            <text:p>0.843750000</text:p>
          </table:table-cell>
          <table:table-cell table:formula="of:=(([.I32]-0)/(1-0))*(100-0)+0" office:value-type="float" office:value="90.625">
            <text:p>90.625000000</text:p>
          </table:table-cell>
          <table:table-cell table:formula="of:=(([.J32]-0)/(1-0))*(3-0)+0" office:value-type="float" office:value="1.03125">
            <text:p>1.031250000</text:p>
          </table:table-cell>
          <table:table-cell table:formula="of:=(([.K32]-0)/(1-0))*(3-0)+0" office:value-type="float" office:value="2.34375">
            <text:p>2.343750000</text:p>
          </table:table-cell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20-2)+2)" office:value-type="float" office:value="12">
            <text:p>12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M33]*[.P33]" office:value-type="float" office:value="5.625000006375">
            <text:p>5.625000006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formula="of:=(([.F33]-0)/(1-0))*(100-0)+0" office:value-type="float" office:value="28.125">
            <text:p>28.125000000</text:p>
          </table:table-cell>
          <table:table-cell table:formula="of:=(([.G33]-0)/(1-0))*(3-0)+0" office:value-type="float" office:value="2.53125">
            <text:p>2.531250000</text:p>
          </table:table-cell>
          <table:table-cell table:formula="of:=(([.H33]-0)/(1-0))*(3-0)+0" office:value-type="float" office:value="0.09375">
            <text:p>0.093750000</text:p>
          </table:table-cell>
          <table:table-cell table:formula="of:=(([.I33]-0)/(1-0))*(100-0)+0" office:value-type="float" office:value="65.625">
            <text:p>65.625000000</text:p>
          </table:table-cell>
          <table:table-cell table:formula="of:=(([.J33]-0)/(1-0))*(3-0)+0" office:value-type="float" office:value="0.28125">
            <text:p>0.281250000</text:p>
          </table:table-cell>
          <table:table-cell table:formula="of:=(([.K33]-0)/(1-0))*(3-0)+0" office:value-type="float" office:value="1.59375">
            <text:p>1.593750000</text:p>
          </table:table-cell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/>
          <table:table-cell table:formula="of:=ROUND((([.A34]-0)/(1-0))*(20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M34]*[.P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formula="of:=(([.F34]-0)/(1-0))*(100-0)+0" office:value-type="float" office:value="78.125">
            <text:p>78.125000000</text:p>
          </table:table-cell>
          <table:table-cell table:formula="of:=(([.G34]-0)/(1-0))*(3-0)+0" office:value-type="float" office:value="1.03125">
            <text:p>1.031250000</text:p>
          </table:table-cell>
          <table:table-cell table:formula="of:=(([.H34]-0)/(1-0))*(3-0)+0" office:value-type="float" office:value="1.59375">
            <text:p>1.593750000</text:p>
          </table:table-cell>
          <table:table-cell table:formula="of:=(([.I34]-0)/(1-0))*(100-0)+0" office:value-type="float" office:value="15.625">
            <text:p>15.625000000</text:p>
          </table:table-cell>
          <table:table-cell table:formula="of:=(([.J34]-0)/(1-0))*(3-0)+0" office:value-type="float" office:value="1.78125">
            <text:p>1.781250000</text:p>
          </table:table-cell>
          <table:table-cell table:formula="of:=(([.K34]-0)/(1-0))*(3-0)+0" office:value-type="float" office:value="0.09375">
            <text:p>0.093750000</text:p>
          </table:table-cell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5]-0)/(1-0))*(20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M35]*[.P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formula="of:=(([.F35]-0)/(1-0))*(100-0)+0" office:value-type="float" office:value="92.1875">
            <text:p>92.187500000</text:p>
          </table:table-cell>
          <table:table-cell table:formula="of:=(([.G35]-0)/(1-0))*(3-0)+0" office:value-type="float" office:value="2.390625">
            <text:p>2.390625000</text:p>
          </table:table-cell>
          <table:table-cell table:formula="of:=(([.H35]-0)/(1-0))*(3-0)+0" office:value-type="float" office:value="2.015625">
            <text:p>2.015625000</text:p>
          </table:table-cell>
          <table:table-cell table:formula="of:=(([.I35]-0)/(1-0))*(100-0)+0" office:value-type="float" office:value="98.4375">
            <text:p>98.437500000</text:p>
          </table:table-cell>
          <table:table-cell table:formula="of:=(([.J35]-0)/(1-0))*(3-0)+0" office:value-type="float" office:value="0.140625">
            <text:p>0.140625000</text:p>
          </table:table-cell>
          <table:table-cell table:formula="of:=(([.K35]-0)/(1-0))*(3-0)+0" office:value-type="float" office:value="1.171875">
            <text:p>1.171875000</text:p>
          </table:table-cell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6]-0)/(1-0))*(20-2)+2)" office:value-type="float" office:value="12">
            <text:p>12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M36]*[.P36]" office:value-type="float" office:value="0.5625000114375">
            <text:p>0.562500011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formula="of:=(([.F36]-0)/(1-0))*(100-0)+0" office:value-type="float" office:value="42.1875">
            <text:p>42.187500000</text:p>
          </table:table-cell>
          <table:table-cell table:formula="of:=(([.G36]-0)/(1-0))*(3-0)+0" office:value-type="float" office:value="0.890625">
            <text:p>0.890625000</text:p>
          </table:table-cell>
          <table:table-cell table:formula="of:=(([.H36]-0)/(1-0))*(3-0)+0" office:value-type="float" office:value="0.515625">
            <text:p>0.515625000</text:p>
          </table:table-cell>
          <table:table-cell table:formula="of:=(([.I36]-0)/(1-0))*(100-0)+0" office:value-type="float" office:value="48.4375">
            <text:p>48.437500000</text:p>
          </table:table-cell>
          <table:table-cell table:formula="of:=(([.J36]-0)/(1-0))*(3-0)+0" office:value-type="float" office:value="1.640625">
            <text:p>1.640625000</text:p>
          </table:table-cell>
          <table:table-cell table:formula="of:=(([.K36]-0)/(1-0))*(3-0)+0" office:value-type="float" office:value="2.671875">
            <text:p>2.671875000</text:p>
          </table:table-cell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7]-0)/(1-0))*(20-2)+2)" office:value-type="float" office:value="16">
            <text:p>16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M37]*[.P37]" office:value-type="float" office:value="12.75000000325">
            <text:p>12.750000003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formula="of:=(([.F37]-0)/(1-0))*(100-0)+0" office:value-type="float" office:value="17.1875">
            <text:p>17.187500000</text:p>
          </table:table-cell>
          <table:table-cell table:formula="of:=(([.G37]-0)/(1-0))*(3-0)+0" office:value-type="float" office:value="1.640625">
            <text:p>1.640625000</text:p>
          </table:table-cell>
          <table:table-cell table:formula="of:=(([.H37]-0)/(1-0))*(3-0)+0" office:value-type="float" office:value="1.265625">
            <text:p>1.265625000</text:p>
          </table:table-cell>
          <table:table-cell table:formula="of:=(([.I37]-0)/(1-0))*(100-0)+0" office:value-type="float" office:value="23.4375">
            <text:p>23.437500000</text:p>
          </table:table-cell>
          <table:table-cell table:formula="of:=(([.J37]-0)/(1-0))*(3-0)+0" office:value-type="float" office:value="2.390625">
            <text:p>2.390625000</text:p>
          </table:table-cell>
          <table:table-cell table:formula="of:=(([.K37]-0)/(1-0))*(3-0)+0" office:value-type="float" office:value="1.921875">
            <text:p>1.921875000</text:p>
          </table:table-cell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8]-0)/(1-0))*(20-2)+2)" office:value-type="float" office:value="7">
            <text:p>7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M38]*[.P38]" office:value-type="float" office:value="2.07812500492188">
            <text:p>2.078125005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formula="of:=(([.F38]-0)/(1-0))*(100-0)+0" office:value-type="float" office:value="67.1875">
            <text:p>67.187500000</text:p>
          </table:table-cell>
          <table:table-cell table:formula="of:=(([.G38]-0)/(1-0))*(3-0)+0" office:value-type="float" office:value="0.140625">
            <text:p>0.140625000</text:p>
          </table:table-cell>
          <table:table-cell table:formula="of:=(([.H38]-0)/(1-0))*(3-0)+0" office:value-type="float" office:value="2.765625">
            <text:p>2.765625000</text:p>
          </table:table-cell>
          <table:table-cell table:formula="of:=(([.I38]-0)/(1-0))*(100-0)+0" office:value-type="float" office:value="73.4375">
            <text:p>73.437500000</text:p>
          </table:table-cell>
          <table:table-cell table:formula="of:=(([.J38]-0)/(1-0))*(3-0)+0" office:value-type="float" office:value="0.890625">
            <text:p>0.890625000</text:p>
          </table:table-cell>
          <table:table-cell table:formula="of:=(([.K38]-0)/(1-0))*(3-0)+0" office:value-type="float" office:value="0.421875">
            <text:p>0.421875000</text:p>
          </table:table-cell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39]-0)/(1-0))*(20-2)+2)" office:value-type="float" office:value="10">
            <text:p>10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M39]*[.P39]" office:value-type="float" office:value="4.21875000578125">
            <text:p>4.218750006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formula="of:=(([.F39]-0)/(1-0))*(100-0)+0" office:value-type="float" office:value="79.6875">
            <text:p>79.687500000</text:p>
          </table:table-cell>
          <table:table-cell table:formula="of:=(([.G39]-0)/(1-0))*(3-0)+0" office:value-type="float" office:value="2.015625">
            <text:p>2.015625000</text:p>
          </table:table-cell>
          <table:table-cell table:formula="of:=(([.H39]-0)/(1-0))*(3-0)+0" office:value-type="float" office:value="0.890625">
            <text:p>0.890625000</text:p>
          </table:table-cell>
          <table:table-cell table:formula="of:=(([.I39]-0)/(1-0))*(100-0)+0" office:value-type="float" office:value="10.9375">
            <text:p>10.937500000</text:p>
          </table:table-cell>
          <table:table-cell table:formula="of:=(([.J39]-0)/(1-0))*(3-0)+0" office:value-type="float" office:value="2.015625">
            <text:p>2.015625000</text:p>
          </table:table-cell>
          <table:table-cell table:formula="of:=(([.K39]-0)/(1-0))*(3-0)+0" office:value-type="float" office:value="1.546875">
            <text:p>1.546875000</text:p>
          </table:table-cell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0]-0)/(1-0))*(20-2)+2)" office:value-type="float" office:value="19">
            <text:p>19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M40]*[.P40]" office:value-type="float" office:value="17.5156250014844">
            <text:p>17.51562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formula="of:=(([.F40]-0)/(1-0))*(100-0)+0" office:value-type="float" office:value="29.6875">
            <text:p>29.687500000</text:p>
          </table:table-cell>
          <table:table-cell table:formula="of:=(([.G40]-0)/(1-0))*(3-0)+0" office:value-type="float" office:value="0.515625">
            <text:p>0.515625000</text:p>
          </table:table-cell>
          <table:table-cell table:formula="of:=(([.H40]-0)/(1-0))*(3-0)+0" office:value-type="float" office:value="2.390625">
            <text:p>2.390625000</text:p>
          </table:table-cell>
          <table:table-cell table:formula="of:=(([.I40]-0)/(1-0))*(100-0)+0" office:value-type="float" office:value="60.9375">
            <text:p>60.937500000</text:p>
          </table:table-cell>
          <table:table-cell table:formula="of:=(([.J40]-0)/(1-0))*(3-0)+0" office:value-type="float" office:value="0.515625">
            <text:p>0.515625000</text:p>
          </table:table-cell>
          <table:table-cell table:formula="of:=(([.K40]-0)/(1-0))*(3-0)+0" office:value-type="float" office:value="0.046875">
            <text:p>0.046875000</text:p>
          </table:table-cell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41]-0)/(1-0))*(20-2)+2)" office:value-type="float" office:value="14">
            <text:p>14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M41]*[.P41]" office:value-type="float" office:value="2.40625001159375">
            <text:p>2.406250012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formula="of:=(([.F41]-0)/(1-0))*(100-0)+0" office:value-type="float" office:value="4.6875">
            <text:p>4.687500000</text:p>
          </table:table-cell>
          <table:table-cell table:formula="of:=(([.G41]-0)/(1-0))*(3-0)+0" office:value-type="float" office:value="2.765625">
            <text:p>2.765625000</text:p>
          </table:table-cell>
          <table:table-cell table:formula="of:=(([.H41]-0)/(1-0))*(3-0)+0" office:value-type="float" office:value="1.640625">
            <text:p>1.640625000</text:p>
          </table:table-cell>
          <table:table-cell table:formula="of:=(([.I41]-0)/(1-0))*(100-0)+0" office:value-type="float" office:value="85.9375">
            <text:p>85.937500000</text:p>
          </table:table-cell>
          <table:table-cell table:formula="of:=(([.J41]-0)/(1-0))*(3-0)+0" office:value-type="float" office:value="1.265625">
            <text:p>1.265625000</text:p>
          </table:table-cell>
          <table:table-cell table:formula="of:=(([.K41]-0)/(1-0))*(3-0)+0" office:value-type="float" office:value="0.796875">
            <text:p>0.796875000</text:p>
          </table:table-cell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2]-0)/(1-0))*(20-2)+2)" office:value-type="float" office:value="5">
            <text:p>5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M42]*[.P42]" office:value-type="float" office:value="3.35937500164062">
            <text:p>3.359375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formula="of:=(([.F42]-0)/(1-0))*(100-0)+0" office:value-type="float" office:value="54.6875">
            <text:p>54.687500000</text:p>
          </table:table-cell>
          <table:table-cell table:formula="of:=(([.G42]-0)/(1-0))*(3-0)+0" office:value-type="float" office:value="1.265625">
            <text:p>1.265625000</text:p>
          </table:table-cell>
          <table:table-cell table:formula="of:=(([.H42]-0)/(1-0))*(3-0)+0" office:value-type="float" office:value="0.140625">
            <text:p>0.140625000</text:p>
          </table:table-cell>
          <table:table-cell table:formula="of:=(([.I42]-0)/(1-0))*(100-0)+0" office:value-type="float" office:value="35.9375">
            <text:p>35.937500000</text:p>
          </table:table-cell>
          <table:table-cell table:formula="of:=(([.J42]-0)/(1-0))*(3-0)+0" office:value-type="float" office:value="2.765625">
            <text:p>2.765625000</text:p>
          </table:table-cell>
          <table:table-cell table:formula="of:=(([.K42]-0)/(1-0))*(3-0)+0" office:value-type="float" office:value="2.296875">
            <text:p>2.296875000</text:p>
          </table:table-cell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3]-0)/(1-0))*(20-2)+2)" office:value-type="float" office:value="6">
            <text:p>6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M43]*[.P43]" office:value-type="float" office:value="5.90625000009375">
            <text:p>5.90625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formula="of:=(([.F43]-0)/(1-0))*(100-0)+0" office:value-type="float" office:value="73.4375">
            <text:p>73.437500000</text:p>
          </table:table-cell>
          <table:table-cell table:formula="of:=(([.G43]-0)/(1-0))*(3-0)+0" office:value-type="float" office:value="2.203125">
            <text:p>2.203125000</text:p>
          </table:table-cell>
          <table:table-cell table:formula="of:=(([.H43]-0)/(1-0))*(3-0)+0" office:value-type="float" office:value="1.078125">
            <text:p>1.078125000</text:p>
          </table:table-cell>
          <table:table-cell table:formula="of:=(([.I43]-0)/(1-0))*(100-0)+0" office:value-type="float" office:value="4.6875">
            <text:p>4.687500000</text:p>
          </table:table-cell>
          <table:table-cell table:formula="of:=(([.J43]-0)/(1-0))*(3-0)+0" office:value-type="float" office:value="1.078125">
            <text:p>1.078125000</text:p>
          </table:table-cell>
          <table:table-cell table:formula="of:=(([.K43]-0)/(1-0))*(3-0)+0" office:value-type="float" office:value="2.484375">
            <text:p>2.484375000</text:p>
          </table:table-cell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4]-0)/(1-0))*(20-2)+2)" office:value-type="float" office:value="15">
            <text:p>15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M44]*[.P44]" office:value-type="float" office:value="7.26562500773438">
            <text:p>7.265625008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formula="of:=(([.F44]-0)/(1-0))*(100-0)+0" office:value-type="float" office:value="23.4375">
            <text:p>23.437500000</text:p>
          </table:table-cell>
          <table:table-cell table:formula="of:=(([.G44]-0)/(1-0))*(3-0)+0" office:value-type="float" office:value="0.703125">
            <text:p>0.703125000</text:p>
          </table:table-cell>
          <table:table-cell table:formula="of:=(([.H44]-0)/(1-0))*(3-0)+0" office:value-type="float" office:value="2.578125">
            <text:p>2.578125000</text:p>
          </table:table-cell>
          <table:table-cell table:formula="of:=(([.I44]-0)/(1-0))*(100-0)+0" office:value-type="float" office:value="54.6875">
            <text:p>54.687500000</text:p>
          </table:table-cell>
          <table:table-cell table:formula="of:=(([.J44]-0)/(1-0))*(3-0)+0" office:value-type="float" office:value="2.578125">
            <text:p>2.578125000</text:p>
          </table:table-cell>
          <table:table-cell table:formula="of:=(([.K44]-0)/(1-0))*(3-0)+0" office:value-type="float" office:value="0.984375">
            <text:p>0.984375000</text:p>
          </table:table-cell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5]-0)/(1-0))*(20-2)+2)" office:value-type="float" office:value="20">
            <text:p>20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M45]*[.P45]" office:value-type="float" office:value="14.6875000053125">
            <text:p>14.687500005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formula="of:=(([.F45]-0)/(1-0))*(100-0)+0" office:value-type="float" office:value="48.4375">
            <text:p>48.437500000</text:p>
          </table:table-cell>
          <table:table-cell table:formula="of:=(([.G45]-0)/(1-0))*(3-0)+0" office:value-type="float" office:value="2.953125">
            <text:p>2.953125000</text:p>
          </table:table-cell>
          <table:table-cell table:formula="of:=(([.H45]-0)/(1-0))*(3-0)+0" office:value-type="float" office:value="1.828125">
            <text:p>1.828125000</text:p>
          </table:table-cell>
          <table:table-cell table:formula="of:=(([.I45]-0)/(1-0))*(100-0)+0" office:value-type="float" office:value="79.6875">
            <text:p>79.687500000</text:p>
          </table:table-cell>
          <table:table-cell table:formula="of:=(([.J45]-0)/(1-0))*(3-0)+0" office:value-type="float" office:value="1.828125">
            <text:p>1.828125000</text:p>
          </table:table-cell>
          <table:table-cell table:formula="of:=(([.K45]-0)/(1-0))*(3-0)+0" office:value-type="float" office:value="0.234375">
            <text:p>0.234375000</text:p>
          </table:table-cell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578125">
            <text:p>0.578125</text:p>
          </table:table-cell>
          <table:table-cell/>
          <table:table-cell table:formula="of:=ROUND((([.A46]-0)/(1-0))*(20-2)+2)" office:value-type="float" office:value="11">
            <text:p>11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M46]*[.P46]" office:value-type="float" office:value="2.57812500842188">
            <text:p>2.578125008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formula="of:=(([.F46]-0)/(1-0))*(100-0)+0" office:value-type="float" office:value="98.4375">
            <text:p>98.437500000</text:p>
          </table:table-cell>
          <table:table-cell table:formula="of:=(([.G46]-0)/(1-0))*(3-0)+0" office:value-type="float" office:value="1.453125">
            <text:p>1.453125000</text:p>
          </table:table-cell>
          <table:table-cell table:formula="of:=(([.H46]-0)/(1-0))*(3-0)+0" office:value-type="float" office:value="0.328125">
            <text:p>0.328125000</text:p>
          </table:table-cell>
          <table:table-cell table:formula="of:=(([.I46]-0)/(1-0))*(100-0)+0" office:value-type="float" office:value="29.6875">
            <text:p>29.687500000</text:p>
          </table:table-cell>
          <table:table-cell table:formula="of:=(([.J46]-0)/(1-0))*(3-0)+0" office:value-type="float" office:value="0.328125">
            <text:p>0.328125000</text:p>
          </table:table-cell>
          <table:table-cell table:formula="of:=(([.K46]-0)/(1-0))*(3-0)+0" office:value-type="float" office:value="1.734375">
            <text:p>1.734375000</text:p>
          </table:table-cell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7]-0)/(1-0))*(20-2)+2)" office:value-type="float" office:value="8">
            <text:p>8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M47]*[.P47]" office:value-type="float" office:value="0.875000007125">
            <text:p>0.875000007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formula="of:=(([.F47]-0)/(1-0))*(100-0)+0" office:value-type="float" office:value="60.9375">
            <text:p>60.937500000</text:p>
          </table:table-cell>
          <table:table-cell table:formula="of:=(([.G47]-0)/(1-0))*(3-0)+0" office:value-type="float" office:value="2.578125">
            <text:p>2.578125000</text:p>
          </table:table-cell>
          <table:table-cell table:formula="of:=(([.H47]-0)/(1-0))*(3-0)+0" office:value-type="float" office:value="2.203125">
            <text:p>2.203125000</text:p>
          </table:table-cell>
          <table:table-cell table:formula="of:=(([.I47]-0)/(1-0))*(100-0)+0" office:value-type="float" office:value="92.1875">
            <text:p>92.187500000</text:p>
          </table:table-cell>
          <table:table-cell table:formula="of:=(([.J47]-0)/(1-0))*(3-0)+0" office:value-type="float" office:value="2.953125">
            <text:p>2.953125000</text:p>
          </table:table-cell>
          <table:table-cell table:formula="of:=(([.K47]-0)/(1-0))*(3-0)+0" office:value-type="float" office:value="0.609375">
            <text:p>0.609375000</text:p>
          </table:table-cell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8]-0)/(1-0))*(20-2)+2)" office:value-type="float" office:value="17">
            <text:p>17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M48]*[.P48]" office:value-type="float" office:value="10.3593750066406">
            <text:p>10.359375007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formula="of:=(([.F48]-0)/(1-0))*(100-0)+0" office:value-type="float" office:value="10.9375">
            <text:p>10.937500000</text:p>
          </table:table-cell>
          <table:table-cell table:formula="of:=(([.G48]-0)/(1-0))*(3-0)+0" office:value-type="float" office:value="1.078125">
            <text:p>1.078125000</text:p>
          </table:table-cell>
          <table:table-cell table:formula="of:=(([.H48]-0)/(1-0))*(3-0)+0" office:value-type="float" office:value="0.703125">
            <text:p>0.703125000</text:p>
          </table:table-cell>
          <table:table-cell table:formula="of:=(([.I48]-0)/(1-0))*(100-0)+0" office:value-type="float" office:value="42.1875">
            <text:p>42.187500000</text:p>
          </table:table-cell>
          <table:table-cell table:formula="of:=(([.J48]-0)/(1-0))*(3-0)+0" office:value-type="float" office:value="1.453125">
            <text:p>1.453125000</text:p>
          </table:table-cell>
          <table:table-cell table:formula="of:=(([.K48]-0)/(1-0))*(3-0)+0" office:value-type="float" office:value="2.109375">
            <text:p>2.109375000</text:p>
          </table:table-cell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9]-0)/(1-0))*(20-2)+2)" office:value-type="float" office:value="13">
            <text:p>13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M49]*[.P49]" office:value-type="float" office:value="4.67187500832813">
            <text:p>4.671875008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formula="of:=(([.F49]-0)/(1-0))*(100-0)+0" office:value-type="float" office:value="35.9375">
            <text:p>35.937500000</text:p>
          </table:table-cell>
          <table:table-cell table:formula="of:=(([.G49]-0)/(1-0))*(3-0)+0" office:value-type="float" office:value="1.828125">
            <text:p>1.828125000</text:p>
          </table:table-cell>
          <table:table-cell table:formula="of:=(([.H49]-0)/(1-0))*(3-0)+0" office:value-type="float" office:value="1.453125">
            <text:p>1.453125000</text:p>
          </table:table-cell>
          <table:table-cell table:formula="of:=(([.I49]-0)/(1-0))*(100-0)+0" office:value-type="float" office:value="17.1875">
            <text:p>17.187500000</text:p>
          </table:table-cell>
          <table:table-cell table:formula="of:=(([.J49]-0)/(1-0))*(3-0)+0" office:value-type="float" office:value="0.703125">
            <text:p>0.703125000</text:p>
          </table:table-cell>
          <table:table-cell table:formula="of:=(([.K49]-0)/(1-0))*(3-0)+0" office:value-type="float" office:value="2.859375">
            <text:p>2.859375000</text:p>
          </table:table-cell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20-2)+2)" office:value-type="float" office:value="4">
            <text:p>4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M50]*[.P50]" office:value-type="float" office:value="3.4375000005625">
            <text:p>3.437500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formula="of:=(([.F50]-0)/(1-0))*(100-0)+0" office:value-type="float" office:value="85.9375">
            <text:p>85.937500000</text:p>
          </table:table-cell>
          <table:table-cell table:formula="of:=(([.G50]-0)/(1-0))*(3-0)+0" office:value-type="float" office:value="0.328125">
            <text:p>0.328125000</text:p>
          </table:table-cell>
          <table:table-cell table:formula="of:=(([.H50]-0)/(1-0))*(3-0)+0" office:value-type="float" office:value="2.953125">
            <text:p>2.953125000</text:p>
          </table:table-cell>
          <table:table-cell table:formula="of:=(([.I50]-0)/(1-0))*(100-0)+0" office:value-type="float" office:value="67.1875">
            <text:p>67.187500000</text:p>
          </table:table-cell>
          <table:table-cell table:formula="of:=(([.J50]-0)/(1-0))*(3-0)+0" office:value-type="float" office:value="2.203125">
            <text:p>2.203125000</text:p>
          </table:table-cell>
          <table:table-cell table:formula="of:=(([.K50]-0)/(1-0))*(3-0)+0" office:value-type="float" office:value="1.359375">
            <text:p>1.359375000</text:p>
          </table:table-cell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 office:value-type="float" office:value="0.484375">
            <text:p>0.484375</text:p>
          </table:table-cell>
          <table:table-cell/>
          <table:table-cell table:formula="of:=ROUND((([.A51]-0)/(1-0))*(20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M51]*[.P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formula="of:=(([.F51]-0)/(1-0))*(100-0)+0" office:value-type="float" office:value="7.8125">
            <text:p>7.812500000</text:p>
          </table:table-cell>
          <table:table-cell table:formula="of:=(([.G51]-0)/(1-0))*(3-0)+0" office:value-type="float" office:value="0.796875">
            <text:p>0.796875000</text:p>
          </table:table-cell>
          <table:table-cell table:formula="of:=(([.H51]-0)/(1-0))*(3-0)+0" office:value-type="float" office:value="1.359375">
            <text:p>1.359375000</text:p>
          </table:table-cell>
          <table:table-cell table:formula="of:=(([.I51]-0)/(1-0))*(100-0)+0" office:value-type="float" office:value="51.5625">
            <text:p>51.562500000</text:p>
          </table:table-cell>
          <table:table-cell table:formula="of:=(([.J51]-0)/(1-0))*(3-0)+0" office:value-type="float" office:value="0.421875">
            <text:p>0.421875000</text:p>
          </table:table-cell>
          <table:table-cell table:formula="of:=(([.K51]-0)/(1-0))*(3-0)+0" office:value-type="float" office:value="1.453125">
            <text:p>1.453125000</text:p>
          </table:table-cell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 office:value-type="float" office:value="0.984375">
            <text:p>0.984375</text:p>
          </table:table-cell>
          <table:table-cell/>
          <table:table-cell table:formula="of:=ROUND((([.A52]-0)/(1-0))*(20-2)+2)" office:value-type="float" office:value="12">
            <text:p>12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M52]*[.P52]" office:value-type="float" office:value="7.6875000043125">
            <text:p>7.687500004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formula="of:=(([.F52]-0)/(1-0))*(100-0)+0" office:value-type="float" office:value="57.8125">
            <text:p>57.812500000</text:p>
          </table:table-cell>
          <table:table-cell table:formula="of:=(([.G52]-0)/(1-0))*(3-0)+0" office:value-type="float" office:value="2.296875">
            <text:p>2.296875000</text:p>
          </table:table-cell>
          <table:table-cell table:formula="of:=(([.H52]-0)/(1-0))*(3-0)+0" office:value-type="float" office:value="2.859375">
            <text:p>2.859375000</text:p>
          </table:table-cell>
          <table:table-cell table:formula="of:=(([.I52]-0)/(1-0))*(100-0)+0" office:value-type="float" office:value="1.5625">
            <text:p>1.562500000</text:p>
          </table:table-cell>
          <table:table-cell table:formula="of:=(([.J52]-0)/(1-0))*(3-0)+0" office:value-type="float" office:value="1.921875">
            <text:p>1.921875000</text:p>
          </table:table-cell>
          <table:table-cell table:formula="of:=(([.K52]-0)/(1-0))*(3-0)+0" office:value-type="float" office:value="2.953125">
            <text:p>2.953125000</text:p>
          </table:table-cell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 office:value-type="float" office:value="0.734375">
            <text:p>0.734375</text:p>
          </table:table-cell>
          <table:table-cell/>
          <table:table-cell table:formula="of:=ROUND((([.A53]-0)/(1-0))*(20-2)+2)" office:value-type="float" office:value="17">
            <text:p>17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M53]*[.P53]" office:value-type="float" office:value="6.64062501035938">
            <text:p>6.640625010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formula="of:=(([.F53]-0)/(1-0))*(100-0)+0" office:value-type="float" office:value="82.8125">
            <text:p>82.812500000</text:p>
          </table:table-cell>
          <table:table-cell table:formula="of:=(([.G53]-0)/(1-0))*(3-0)+0" office:value-type="float" office:value="0.046875">
            <text:p>0.046875000</text:p>
          </table:table-cell>
          <table:table-cell table:formula="of:=(([.H53]-0)/(1-0))*(3-0)+0" office:value-type="float" office:value="2.109375">
            <text:p>2.109375000</text:p>
          </table:table-cell>
          <table:table-cell table:formula="of:=(([.I53]-0)/(1-0))*(100-0)+0" office:value-type="float" office:value="26.5625">
            <text:p>26.562500000</text:p>
          </table:table-cell>
          <table:table-cell table:formula="of:=(([.J53]-0)/(1-0))*(3-0)+0" office:value-type="float" office:value="2.671875">
            <text:p>2.671875000</text:p>
          </table:table-cell>
          <table:table-cell table:formula="of:=(([.K53]-0)/(1-0))*(3-0)+0" office:value-type="float" office:value="2.203125">
            <text:p>2.203125000</text:p>
          </table:table-cell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 office:value-type="float" office:value="0.234375">
            <text:p>0.234375</text:p>
          </table:table-cell>
          <table:table-cell/>
          <table:table-cell table:formula="of:=ROUND((([.A54]-0)/(1-0))*(20-2)+2)" office:value-type="float" office:value="8">
            <text:p>8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M54]*[.P54]" office:value-type="float" office:value="7.125000000875">
            <text:p>7.125000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formula="of:=(([.F54]-0)/(1-0))*(100-0)+0" office:value-type="float" office:value="32.8125">
            <text:p>32.812500000</text:p>
          </table:table-cell>
          <table:table-cell table:formula="of:=(([.G54]-0)/(1-0))*(3-0)+0" office:value-type="float" office:value="1.546875">
            <text:p>1.546875000</text:p>
          </table:table-cell>
          <table:table-cell table:formula="of:=(([.H54]-0)/(1-0))*(3-0)+0" office:value-type="float" office:value="0.609375">
            <text:p>0.609375000</text:p>
          </table:table-cell>
          <table:table-cell table:formula="of:=(([.I54]-0)/(1-0))*(100-0)+0" office:value-type="float" office:value="76.5625">
            <text:p>76.562500000</text:p>
          </table:table-cell>
          <table:table-cell table:formula="of:=(([.J54]-0)/(1-0))*(3-0)+0" office:value-type="float" office:value="1.171875">
            <text:p>1.171875000</text:p>
          </table:table-cell>
          <table:table-cell table:formula="of:=(([.K54]-0)/(1-0))*(3-0)+0" office:value-type="float" office:value="0.703125">
            <text:p>0.703125000</text:p>
          </table:table-cell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 office:value-type="float" office:value="0.609375">
            <text:p>0.609375</text:p>
          </table:table-cell>
          <table:table-cell/>
          <table:table-cell table:formula="of:=ROUND((([.A55]-0)/(1-0))*(20-2)+2)" office:value-type="float" office:value="10">
            <text:p>10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M55]*[.P55]" office:value-type="float" office:value="7.65625000234375">
            <text:p>7.656250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formula="of:=(([.F55]-0)/(1-0))*(100-0)+0" office:value-type="float" office:value="20.3125">
            <text:p>20.312500000</text:p>
          </table:table-cell>
          <table:table-cell table:formula="of:=(([.G55]-0)/(1-0))*(3-0)+0" office:value-type="float" office:value="0.421875">
            <text:p>0.421875000</text:p>
          </table:table-cell>
          <table:table-cell table:formula="of:=(([.H55]-0)/(1-0))*(3-0)+0" office:value-type="float" office:value="1.734375">
            <text:p>1.734375000</text:p>
          </table:table-cell>
          <table:table-cell table:formula="of:=(([.I55]-0)/(1-0))*(100-0)+0" office:value-type="float" office:value="39.0625">
            <text:p>39.062500000</text:p>
          </table:table-cell>
          <table:table-cell table:formula="of:=(([.J55]-0)/(1-0))*(3-0)+0" office:value-type="float" office:value="1.546875">
            <text:p>1.546875000</text:p>
          </table:table-cell>
          <table:table-cell table:formula="of:=(([.K55]-0)/(1-0))*(3-0)+0" office:value-type="float" office:value="1.828125">
            <text:p>1.828125000</text:p>
          </table:table-cell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 office:value-type="float" office:value="0.109375">
            <text:p>0.109375</text:p>
          </table:table-cell>
          <table:table-cell/>
          <table:table-cell table:formula="of:=ROUND((([.A56]-0)/(1-0))*(20-2)+2)" office:value-type="float" office:value="19">
            <text:p>19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M56]*[.P56]" office:value-type="float" office:value="5.04687501395313">
            <text:p>5.046875014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formula="of:=(([.F56]-0)/(1-0))*(100-0)+0" office:value-type="float" office:value="70.3125">
            <text:p>70.312500000</text:p>
          </table:table-cell>
          <table:table-cell table:formula="of:=(([.G56]-0)/(1-0))*(3-0)+0" office:value-type="float" office:value="1.921875">
            <text:p>1.921875000</text:p>
          </table:table-cell>
          <table:table-cell table:formula="of:=(([.H56]-0)/(1-0))*(3-0)+0" office:value-type="float" office:value="0.234375">
            <text:p>0.234375000</text:p>
          </table:table-cell>
          <table:table-cell table:formula="of:=(([.I56]-0)/(1-0))*(100-0)+0" office:value-type="float" office:value="89.0625">
            <text:p>89.062500000</text:p>
          </table:table-cell>
          <table:table-cell table:formula="of:=(([.J56]-0)/(1-0))*(3-0)+0" office:value-type="float" office:value="0.046875">
            <text:p>0.046875000</text:p>
          </table:table-cell>
          <table:table-cell table:formula="of:=(([.K56]-0)/(1-0))*(3-0)+0" office:value-type="float" office:value="0.328125">
            <text:p>0.328125000</text:p>
          </table:table-cell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 office:value-type="float" office:value="0.359375">
            <text:p>0.359375</text:p>
          </table:table-cell>
          <table:table-cell/>
          <table:table-cell table:formula="of:=ROUND((([.A57]-0)/(1-0))*(20-2)+2)" office:value-type="float" office:value="15">
            <text:p>15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M57]*[.P57]" office:value-type="float" office:value="7.73437500726562">
            <text:p>7.734375007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formula="of:=(([.F57]-0)/(1-0))*(100-0)+0" office:value-type="float" office:value="95.3125">
            <text:p>95.312500000</text:p>
          </table:table-cell>
          <table:table-cell table:formula="of:=(([.G57]-0)/(1-0))*(3-0)+0" office:value-type="float" office:value="1.171875">
            <text:p>1.171875000</text:p>
          </table:table-cell>
          <table:table-cell table:formula="of:=(([.H57]-0)/(1-0))*(3-0)+0" office:value-type="float" office:value="0.984375">
            <text:p>0.984375000</text:p>
          </table:table-cell>
          <table:table-cell table:formula="of:=(([.I57]-0)/(1-0))*(100-0)+0" office:value-type="float" office:value="64.0625">
            <text:p>64.062500000</text:p>
          </table:table-cell>
          <table:table-cell table:formula="of:=(([.J57]-0)/(1-0))*(3-0)+0" office:value-type="float" office:value="0.796875">
            <text:p>0.796875000</text:p>
          </table:table-cell>
          <table:table-cell table:formula="of:=(([.K57]-0)/(1-0))*(3-0)+0" office:value-type="float" office:value="1.078125">
            <text:p>1.078125000</text:p>
          </table:table-cell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 office:value-type="float" office:value="0.859375">
            <text:p>0.859375</text:p>
          </table:table-cell>
          <table:table-cell/>
          <table:table-cell table:formula="of:=ROUND((([.A58]-0)/(1-0))*(20-2)+2)" office:value-type="float" office:value="6">
            <text:p>6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M58]*[.P58]" office:value-type="float" office:value="0.09375000590625">
            <text:p>0.093750006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formula="of:=(([.F58]-0)/(1-0))*(100-0)+0" office:value-type="float" office:value="45.3125">
            <text:p>45.312500000</text:p>
          </table:table-cell>
          <table:table-cell table:formula="of:=(([.G58]-0)/(1-0))*(3-0)+0" office:value-type="float" office:value="2.671875">
            <text:p>2.671875000</text:p>
          </table:table-cell>
          <table:table-cell table:formula="of:=(([.H58]-0)/(1-0))*(3-0)+0" office:value-type="float" office:value="2.484375">
            <text:p>2.484375000</text:p>
          </table:table-cell>
          <table:table-cell table:formula="of:=(([.I58]-0)/(1-0))*(100-0)+0" office:value-type="float" office:value="14.0625">
            <text:p>14.062500000</text:p>
          </table:table-cell>
          <table:table-cell table:formula="of:=(([.J58]-0)/(1-0))*(3-0)+0" office:value-type="float" office:value="2.296875">
            <text:p>2.296875000</text:p>
          </table:table-cell>
          <table:table-cell table:formula="of:=(([.K58]-0)/(1-0))*(3-0)+0" office:value-type="float" office:value="2.578125">
            <text:p>2.578125000</text:p>
          </table:table-cell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 office:value-type="float" office:value="0.796875">
            <text:p>0.796875</text:p>
          </table:table-cell>
          <table:table-cell/>
          <table:table-cell table:formula="of:=ROUND((([.A59]-0)/(1-0))*(20-2)+2)" office:value-type="float" office:value="5">
            <text:p>5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M59]*[.P59]" office:value-type="float" office:value="1.64062500335938">
            <text:p>1.640625003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formula="of:=(([.F59]-0)/(1-0))*(100-0)+0" office:value-type="float" office:value="26.5625">
            <text:p>26.562500000</text:p>
          </table:table-cell>
          <table:table-cell table:formula="of:=(([.G59]-0)/(1-0))*(3-0)+0" office:value-type="float" office:value="0.609375">
            <text:p>0.609375000</text:p>
          </table:table-cell>
          <table:table-cell table:formula="of:=(([.H59]-0)/(1-0))*(3-0)+0" office:value-type="float" office:value="1.546875">
            <text:p>1.546875000</text:p>
          </table:table-cell>
          <table:table-cell table:formula="of:=(([.I59]-0)/(1-0))*(100-0)+0" office:value-type="float" office:value="45.3125">
            <text:p>45.312500000</text:p>
          </table:table-cell>
          <table:table-cell table:formula="of:=(([.J59]-0)/(1-0))*(3-0)+0" office:value-type="float" office:value="1.359375">
            <text:p>1.359375000</text:p>
          </table:table-cell>
          <table:table-cell table:formula="of:=(([.K59]-0)/(1-0))*(3-0)+0" office:value-type="float" office:value="2.390625">
            <text:p>2.390625000</text:p>
          </table:table-cell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 office:value-type="float" office:value="0.296875">
            <text:p>0.296875</text:p>
          </table:table-cell>
          <table:table-cell/>
          <table:table-cell table:formula="of:=ROUND((([.A60]-0)/(1-0))*(20-2)+2)" office:value-type="float" office:value="14">
            <text:p>14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M60]*[.P60]" office:value-type="float" office:value="11.5937500024063">
            <text:p>11.593750002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formula="of:=(([.F60]-0)/(1-0))*(100-0)+0" office:value-type="float" office:value="76.5625">
            <text:p>76.562500000</text:p>
          </table:table-cell>
          <table:table-cell table:formula="of:=(([.G60]-0)/(1-0))*(3-0)+0" office:value-type="float" office:value="2.109375">
            <text:p>2.109375000</text:p>
          </table:table-cell>
          <table:table-cell table:formula="of:=(([.H60]-0)/(1-0))*(3-0)+0" office:value-type="float" office:value="0.046875">
            <text:p>0.046875000</text:p>
          </table:table-cell>
          <table:table-cell table:formula="of:=(([.I60]-0)/(1-0))*(100-0)+0" office:value-type="float" office:value="95.3125">
            <text:p>95.312500000</text:p>
          </table:table-cell>
          <table:table-cell table:formula="of:=(([.J60]-0)/(1-0))*(3-0)+0" office:value-type="float" office:value="2.859375">
            <text:p>2.859375000</text:p>
          </table:table-cell>
          <table:table-cell table:formula="of:=(([.K60]-0)/(1-0))*(3-0)+0" office:value-type="float" office:value="0.890625">
            <text:p>0.890625000</text:p>
          </table:table-cell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 office:value-type="float" office:value="0.046875">
            <text:p>0.046875</text:p>
          </table:table-cell>
          <table:table-cell/>
          <table:table-cell table:formula="of:=ROUND((([.A61]-0)/(1-0))*(20-2)+2)" office:value-type="float" office:value="18">
            <text:p>18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M61]*[.P61]" office:value-type="float" office:value="1.40625001659375">
            <text:p>1.406250017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formula="of:=(([.F61]-0)/(1-0))*(100-0)+0" office:value-type="float" office:value="51.5625">
            <text:p>51.562500000</text:p>
          </table:table-cell>
          <table:table-cell table:formula="of:=(([.G61]-0)/(1-0))*(3-0)+0" office:value-type="float" office:value="1.359375">
            <text:p>1.359375000</text:p>
          </table:table-cell>
          <table:table-cell table:formula="of:=(([.H61]-0)/(1-0))*(3-0)+0" office:value-type="float" office:value="0.796875">
            <text:p>0.796875000</text:p>
          </table:table-cell>
          <table:table-cell table:formula="of:=(([.I61]-0)/(1-0))*(100-0)+0" office:value-type="float" office:value="70.3125">
            <text:p>70.312500000</text:p>
          </table:table-cell>
          <table:table-cell table:formula="of:=(([.J61]-0)/(1-0))*(3-0)+0" office:value-type="float" office:value="2.109375">
            <text:p>2.109375000</text:p>
          </table:table-cell>
          <table:table-cell table:formula="of:=(([.K61]-0)/(1-0))*(3-0)+0" office:value-type="float" office:value="0.140625">
            <text:p>0.140625000</text:p>
          </table:table-cell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 office:value-type="float" office:value="0.546875">
            <text:p>0.546875</text:p>
          </table:table-cell>
          <table:table-cell/>
          <table:table-cell table:formula="of:=ROUND((([.A62]-0)/(1-0))*(20-2)+2)" office:value-type="float" office:value="9">
            <text:p>9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M62]*[.P62]" office:value-type="float" office:value="5.20312500379688">
            <text:p>5.203125004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formula="of:=(([.F62]-0)/(1-0))*(100-0)+0" office:value-type="float" office:value="1.5625">
            <text:p>1.562500000</text:p>
          </table:table-cell>
          <table:table-cell table:formula="of:=(([.G62]-0)/(1-0))*(3-0)+0" office:value-type="float" office:value="2.859375">
            <text:p>2.859375000</text:p>
          </table:table-cell>
          <table:table-cell table:formula="of:=(([.H62]-0)/(1-0))*(3-0)+0" office:value-type="float" office:value="2.296875">
            <text:p>2.296875000</text:p>
          </table:table-cell>
          <table:table-cell table:formula="of:=(([.I62]-0)/(1-0))*(100-0)+0" office:value-type="float" office:value="20.3125">
            <text:p>20.312500000</text:p>
          </table:table-cell>
          <table:table-cell table:formula="of:=(([.J62]-0)/(1-0))*(3-0)+0" office:value-type="float" office:value="0.609375">
            <text:p>0.609375000</text:p>
          </table:table-cell>
          <table:table-cell table:formula="of:=(([.K62]-0)/(1-0))*(3-0)+0" office:value-type="float" office:value="1.640625">
            <text:p>1.640625000</text:p>
          </table:table-cell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 office:value-type="float" office:value="0.171875">
            <text:p>0.171875</text:p>
          </table:table-cell>
          <table:table-cell/>
          <table:table-cell table:formula="of:=ROUND((([.A63]-0)/(1-0))*(20-2)+2)" office:value-type="float" office:value="7">
            <text:p>7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M63]*[.P63]" office:value-type="float" office:value="4.92187500207812">
            <text:p>4.921875002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formula="of:=(([.F63]-0)/(1-0))*(100-0)+0" office:value-type="float" office:value="39.0625">
            <text:p>39.062500000</text:p>
          </table:table-cell>
          <table:table-cell table:formula="of:=(([.G63]-0)/(1-0))*(3-0)+0" office:value-type="float" office:value="0.984375">
            <text:p>0.984375000</text:p>
          </table:table-cell>
          <table:table-cell table:formula="of:=(([.H63]-0)/(1-0))*(3-0)+0" office:value-type="float" office:value="1.171875">
            <text:p>1.171875000</text:p>
          </table:table-cell>
          <table:table-cell table:formula="of:=(([.I63]-0)/(1-0))*(100-0)+0" office:value-type="float" office:value="57.8125">
            <text:p>57.812500000</text:p>
          </table:table-cell>
          <table:table-cell table:formula="of:=(([.J63]-0)/(1-0))*(3-0)+0" office:value-type="float" office:value="2.484375">
            <text:p>2.484375000</text:p>
          </table:table-cell>
          <table:table-cell table:formula="of:=(([.K63]-0)/(1-0))*(3-0)+0" office:value-type="float" office:value="0.515625">
            <text:p>0.515625000</text:p>
          </table:table-cell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 office:value-type="float" office:value="0.671875">
            <text:p>0.671875</text:p>
          </table:table-cell>
          <table:table-cell/>
          <table:table-cell table:formula="of:=ROUND((([.A64]-0)/(1-0))*(20-2)+2)" office:value-type="float" office:value="16">
            <text:p>16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M64]*[.P64]" office:value-type="float" office:value="3.25000001275">
            <text:p>3.250000013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formula="of:=(([.F64]-0)/(1-0))*(100-0)+0" office:value-type="float" office:value="89.0625">
            <text:p>89.062500000</text:p>
          </table:table-cell>
          <table:table-cell table:formula="of:=(([.G64]-0)/(1-0))*(3-0)+0" office:value-type="float" office:value="2.484375">
            <text:p>2.484375000</text:p>
          </table:table-cell>
          <table:table-cell table:formula="of:=(([.H64]-0)/(1-0))*(3-0)+0" office:value-type="float" office:value="2.671875">
            <text:p>2.671875000</text:p>
          </table:table-cell>
          <table:table-cell table:formula="of:=(([.I64]-0)/(1-0))*(100-0)+0" office:value-type="float" office:value="7.8125">
            <text:p>7.812500000</text:p>
          </table:table-cell>
          <table:table-cell table:formula="of:=(([.J64]-0)/(1-0))*(3-0)+0" office:value-type="float" office:value="0.984375">
            <text:p>0.984375000</text:p>
          </table:table-cell>
          <table:table-cell table:formula="of:=(([.K64]-0)/(1-0))*(3-0)+0" office:value-type="float" office:value="2.015625">
            <text:p>2.015625000</text:p>
          </table:table-cell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 office:value-type="float" office:value="0.921875">
            <text:p>0.921875</text:p>
          </table:table-cell>
          <table:table-cell/>
          <table:table-cell table:formula="of:=ROUND((([.A65]-0)/(1-0))*(20-2)+2)" office:value-type="float" office:value="11">
            <text:p>11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M65]*[.P65]" office:value-type="float" office:value="10.4843750005156">
            <text:p>10.484375001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formula="of:=(([.F65]-0)/(1-0))*(100-0)+0" office:value-type="float" office:value="64.0625">
            <text:p>64.062500000</text:p>
          </table:table-cell>
          <table:table-cell table:formula="of:=(([.G65]-0)/(1-0))*(3-0)+0" office:value-type="float" office:value="0.234375">
            <text:p>0.234375000</text:p>
          </table:table-cell>
          <table:table-cell table:formula="of:=(([.H65]-0)/(1-0))*(3-0)+0" office:value-type="float" office:value="1.921875">
            <text:p>1.921875000</text:p>
          </table:table-cell>
          <table:table-cell table:formula="of:=(([.I65]-0)/(1-0))*(100-0)+0" office:value-type="float" office:value="32.8125">
            <text:p>32.812500000</text:p>
          </table:table-cell>
          <table:table-cell table:formula="of:=(([.J65]-0)/(1-0))*(3-0)+0" office:value-type="float" office:value="0.234375">
            <text:p>0.234375000</text:p>
          </table:table-cell>
          <table:table-cell table:formula="of:=(([.K65]-0)/(1-0))*(3-0)+0" office:value-type="float" office:value="2.765625">
            <text:p>2.765625000</text:p>
          </table:table-cell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 office:value-type="float" office:value="0.421875">
            <text:p>0.421875</text:p>
          </table:table-cell>
          <table:table-cell/>
          <table:table-cell table:formula="of:=ROUND((([.A66]-0)/(1-0))*(20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M66]*[.P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formula="of:=(([.F66]-0)/(1-0))*(100-0)+0" office:value-type="float" office:value="14.0625">
            <text:p>14.062500000</text:p>
          </table:table-cell>
          <table:table-cell table:formula="of:=(([.G66]-0)/(1-0))*(3-0)+0" office:value-type="float" office:value="1.734375">
            <text:p>1.734375000</text:p>
          </table:table-cell>
          <table:table-cell table:formula="of:=(([.H66]-0)/(1-0))*(3-0)+0" office:value-type="float" office:value="0.421875">
            <text:p>0.421875000</text:p>
          </table:table-cell>
          <table:table-cell table:formula="of:=(([.I66]-0)/(1-0))*(100-0)+0" office:value-type="float" office:value="82.8125">
            <text:p>82.812500000</text:p>
          </table:table-cell>
          <table:table-cell table:formula="of:=(([.J66]-0)/(1-0))*(3-0)+0" office:value-type="float" office:value="1.734375">
            <text:p>1.734375000</text:p>
          </table:table-cell>
          <table:table-cell table:formula="of:=(([.K66]-0)/(1-0))*(3-0)+0" office:value-type="float" office:value="1.265625">
            <text:p>1.265625000</text:p>
          </table:table-cell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67]-0)/(1-0))*(20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M67]*[.P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formula="of:=(([.F67]-0)/(1-0))*(100-0)+0" office:value-type="float" office:value="44.53125">
            <text:p>44.531250000</text:p>
          </table:table-cell>
          <table:table-cell table:formula="of:=(([.G67]-0)/(1-0))*(3-0)+0" office:value-type="float" office:value="1.9921875">
            <text:p>1.992187500</text:p>
          </table:table-cell>
          <table:table-cell table:formula="of:=(([.H67]-0)/(1-0))*(3-0)+0" office:value-type="float" office:value="0.6328125">
            <text:p>0.632812500</text:p>
          </table:table-cell>
          <table:table-cell table:formula="of:=(([.I67]-0)/(1-0))*(100-0)+0" office:value-type="float" office:value="74.21875">
            <text:p>74.218750000</text:p>
          </table:table-cell>
          <table:table-cell table:formula="of:=(([.J67]-0)/(1-0))*(3-0)+0" office:value-type="float" office:value="0.3515625">
            <text:p>0.351562500</text:p>
          </table:table-cell>
          <table:table-cell table:formula="of:=(([.K67]-0)/(1-0))*(3-0)+0" office:value-type="float" office:value="2.8359375">
            <text:p>2.835937500</text:p>
          </table:table-cell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68]-0)/(1-0))*(20-2)+2)" office:value-type="float" office:value="11">
            <text:p>11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M68]*[.P68]" office:value-type="float" office:value="3.69531250730469">
            <text:p>3.695312507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formula="of:=(([.F68]-0)/(1-0))*(100-0)+0" office:value-type="float" office:value="94.53125">
            <text:p>94.531250000</text:p>
          </table:table-cell>
          <table:table-cell table:formula="of:=(([.G68]-0)/(1-0))*(3-0)+0" office:value-type="float" office:value="0.4921875">
            <text:p>0.492187500</text:p>
          </table:table-cell>
          <table:table-cell table:formula="of:=(([.H68]-0)/(1-0))*(3-0)+0" office:value-type="float" office:value="2.1328125">
            <text:p>2.132812500</text:p>
          </table:table-cell>
          <table:table-cell table:formula="of:=(([.I68]-0)/(1-0))*(100-0)+0" office:value-type="float" office:value="24.21875">
            <text:p>24.218750000</text:p>
          </table:table-cell>
          <table:table-cell table:formula="of:=(([.J68]-0)/(1-0))*(3-0)+0" office:value-type="float" office:value="1.8515625">
            <text:p>1.851562500</text:p>
          </table:table-cell>
          <table:table-cell table:formula="of:=(([.K68]-0)/(1-0))*(3-0)+0" office:value-type="float" office:value="1.3359375">
            <text:p>1.335937500</text:p>
          </table:table-cell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69]-0)/(1-0))*(20-2)+2)" office:value-type="float" office:value="16">
            <text:p>16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M69]*[.P69]" office:value-type="float" office:value="9.375000006625">
            <text:p>9.375000007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formula="of:=(([.F69]-0)/(1-0))*(100-0)+0" office:value-type="float" office:value="69.53125">
            <text:p>69.531250000</text:p>
          </table:table-cell>
          <table:table-cell table:formula="of:=(([.G69]-0)/(1-0))*(3-0)+0" office:value-type="float" office:value="2.7421875">
            <text:p>2.742187500</text:p>
          </table:table-cell>
          <table:table-cell table:formula="of:=(([.H69]-0)/(1-0))*(3-0)+0" office:value-type="float" office:value="2.8828125">
            <text:p>2.882812500</text:p>
          </table:table-cell>
          <table:table-cell table:formula="of:=(([.I69]-0)/(1-0))*(100-0)+0" office:value-type="float" office:value="49.21875">
            <text:p>49.218750000</text:p>
          </table:table-cell>
          <table:table-cell table:formula="of:=(([.J69]-0)/(1-0))*(3-0)+0" office:value-type="float" office:value="2.6015625">
            <text:p>2.601562500</text:p>
          </table:table-cell>
          <table:table-cell table:formula="of:=(([.K69]-0)/(1-0))*(3-0)+0" office:value-type="float" office:value="0.5859375">
            <text:p>0.585937500</text:p>
          </table:table-cell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70]-0)/(1-0))*(20-2)+2)" office:value-type="float" office:value="7">
            <text:p>7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M70]*[.P70]" office:value-type="float" office:value="0.601562506398438">
            <text:p>0.601562506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formula="of:=(([.F70]-0)/(1-0))*(100-0)+0" office:value-type="float" office:value="19.53125">
            <text:p>19.531250000</text:p>
          </table:table-cell>
          <table:table-cell table:formula="of:=(([.G70]-0)/(1-0))*(3-0)+0" office:value-type="float" office:value="1.2421875">
            <text:p>1.242187500</text:p>
          </table:table-cell>
          <table:table-cell table:formula="of:=(([.H70]-0)/(1-0))*(3-0)+0" office:value-type="float" office:value="1.3828125">
            <text:p>1.382812500</text:p>
          </table:table-cell>
          <table:table-cell table:formula="of:=(([.I70]-0)/(1-0))*(100-0)+0" office:value-type="float" office:value="99.21875">
            <text:p>99.218750000</text:p>
          </table:table-cell>
          <table:table-cell table:formula="of:=(([.J70]-0)/(1-0))*(3-0)+0" office:value-type="float" office:value="1.1015625">
            <text:p>1.101562500</text:p>
          </table:table-cell>
          <table:table-cell table:formula="of:=(([.K70]-0)/(1-0))*(3-0)+0" office:value-type="float" office:value="2.0859375">
            <text:p>2.085937500</text:p>
          </table:table-cell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71]-0)/(1-0))*(20-2)+2)" office:value-type="float" office:value="9">
            <text:p>9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M71]*[.P71]" office:value-type="float" office:value="1.89843750710156">
            <text:p>1.898437507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formula="of:=(([.F71]-0)/(1-0))*(100-0)+0" office:value-type="float" office:value="32.03125">
            <text:p>32.031250000</text:p>
          </table:table-cell>
          <table:table-cell table:formula="of:=(([.G71]-0)/(1-0))*(3-0)+0" office:value-type="float" office:value="2.3671875">
            <text:p>2.367187500</text:p>
          </table:table-cell>
          <table:table-cell table:formula="of:=(([.H71]-0)/(1-0))*(3-0)+0" office:value-type="float" office:value="2.5078125">
            <text:p>2.507812500</text:p>
          </table:table-cell>
          <table:table-cell table:formula="of:=(([.I71]-0)/(1-0))*(100-0)+0" office:value-type="float" office:value="36.71875">
            <text:p>36.718750000</text:p>
          </table:table-cell>
          <table:table-cell table:formula="of:=(([.J71]-0)/(1-0))*(3-0)+0" office:value-type="float" office:value="2.2265625">
            <text:p>2.226562500</text:p>
          </table:table-cell>
          <table:table-cell table:formula="of:=(([.K71]-0)/(1-0))*(3-0)+0" office:value-type="float" office:value="0.2109375">
            <text:p>0.210937500</text:p>
          </table:table-cell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72]-0)/(1-0))*(20-2)+2)" office:value-type="float" office:value="18">
            <text:p>18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M72]*[.P72]" office:value-type="float" office:value="12.7968750052031">
            <text:p>12.796875005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formula="of:=(([.F72]-0)/(1-0))*(100-0)+0" office:value-type="float" office:value="82.03125">
            <text:p>82.031250000</text:p>
          </table:table-cell>
          <table:table-cell table:formula="of:=(([.G72]-0)/(1-0))*(3-0)+0" office:value-type="float" office:value="0.8671875">
            <text:p>0.867187500</text:p>
          </table:table-cell>
          <table:table-cell table:formula="of:=(([.H72]-0)/(1-0))*(3-0)+0" office:value-type="float" office:value="1.0078125">
            <text:p>1.007812500</text:p>
          </table:table-cell>
          <table:table-cell table:formula="of:=(([.I72]-0)/(1-0))*(100-0)+0" office:value-type="float" office:value="86.71875">
            <text:p>86.718750000</text:p>
          </table:table-cell>
          <table:table-cell table:formula="of:=(([.J72]-0)/(1-0))*(3-0)+0" office:value-type="float" office:value="0.7265625">
            <text:p>0.726562500</text:p>
          </table:table-cell>
          <table:table-cell table:formula="of:=(([.K72]-0)/(1-0))*(3-0)+0" office:value-type="float" office:value="1.7109375">
            <text:p>1.710937500</text:p>
          </table:table-cell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73]-0)/(1-0))*(20-2)+2)" office:value-type="float" office:value="14">
            <text:p>14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M73]*[.P73]" office:value-type="float" office:value="6.45312500754688">
            <text:p>6.453125008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formula="of:=(([.F73]-0)/(1-0))*(100-0)+0" office:value-type="float" office:value="57.03125">
            <text:p>57.031250000</text:p>
          </table:table-cell>
          <table:table-cell table:formula="of:=(([.G73]-0)/(1-0))*(3-0)+0" office:value-type="float" office:value="1.6171875">
            <text:p>1.617187500</text:p>
          </table:table-cell>
          <table:table-cell table:formula="of:=(([.H73]-0)/(1-0))*(3-0)+0" office:value-type="float" office:value="0.2578125">
            <text:p>0.257812500</text:p>
          </table:table-cell>
          <table:table-cell table:formula="of:=(([.I73]-0)/(1-0))*(100-0)+0" office:value-type="float" office:value="61.71875">
            <text:p>61.718750000</text:p>
          </table:table-cell>
          <table:table-cell table:formula="of:=(([.J73]-0)/(1-0))*(3-0)+0" office:value-type="float" office:value="1.4765625">
            <text:p>1.476562500</text:p>
          </table:table-cell>
          <table:table-cell table:formula="of:=(([.K73]-0)/(1-0))*(3-0)+0" office:value-type="float" office:value="2.4609375">
            <text:p>2.460937500</text:p>
          </table:table-cell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74]-0)/(1-0))*(20-2)+2)" office:value-type="float" office:value="5">
            <text:p>5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M74]*[.P74]" office:value-type="float" office:value="4.80468750019531">
            <text:p>4.8046875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formula="of:=(([.F74]-0)/(1-0))*(100-0)+0" office:value-type="float" office:value="7.03125">
            <text:p>7.031250000</text:p>
          </table:table-cell>
          <table:table-cell table:formula="of:=(([.G74]-0)/(1-0))*(3-0)+0" office:value-type="float" office:value="0.1171875">
            <text:p>0.117187500</text:p>
          </table:table-cell>
          <table:table-cell table:formula="of:=(([.H74]-0)/(1-0))*(3-0)+0" office:value-type="float" office:value="1.7578125">
            <text:p>1.757812500</text:p>
          </table:table-cell>
          <table:table-cell table:formula="of:=(([.I74]-0)/(1-0))*(100-0)+0" office:value-type="float" office:value="11.71875">
            <text:p>11.718750000</text:p>
          </table:table-cell>
          <table:table-cell table:formula="of:=(([.J74]-0)/(1-0))*(3-0)+0" office:value-type="float" office:value="2.9765625">
            <text:p>2.976562500</text:p>
          </table:table-cell>
          <table:table-cell table:formula="of:=(([.K74]-0)/(1-0))*(3-0)+0" office:value-type="float" office:value="0.9609375">
            <text:p>0.960937500</text:p>
          </table:table-cell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75]-0)/(1-0))*(20-2)+2)" office:value-type="float" office:value="6">
            <text:p>6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M75]*[.P75]" office:value-type="float" office:value="3.89062500210937">
            <text:p>3.8906250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formula="of:=(([.F75]-0)/(1-0))*(100-0)+0" office:value-type="float" office:value="13.28125">
            <text:p>13.281250000</text:p>
          </table:table-cell>
          <table:table-cell table:formula="of:=(([.G75]-0)/(1-0))*(3-0)+0" office:value-type="float" office:value="2.5546875">
            <text:p>2.554687500</text:p>
          </table:table-cell>
          <table:table-cell table:formula="of:=(([.H75]-0)/(1-0))*(3-0)+0" office:value-type="float" office:value="2.3203125">
            <text:p>2.320312500</text:p>
          </table:table-cell>
          <table:table-cell table:formula="of:=(([.I75]-0)/(1-0))*(100-0)+0" office:value-type="float" office:value="30.46875">
            <text:p>30.468750000</text:p>
          </table:table-cell>
          <table:table-cell table:formula="of:=(([.J75]-0)/(1-0))*(3-0)+0" office:value-type="float" office:value="0.9140625">
            <text:p>0.914062500</text:p>
          </table:table-cell>
          <table:table-cell table:formula="of:=(([.K75]-0)/(1-0))*(3-0)+0" office:value-type="float" office:value="0.7734375">
            <text:p>0.773437500</text:p>
          </table:table-cell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76]-0)/(1-0))*(20-2)+2)" office:value-type="float" office:value="15">
            <text:p>15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M76]*[.P76]" office:value-type="float" office:value="2.22656251277344">
            <text:p>2.226562513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formula="of:=(([.F76]-0)/(1-0))*(100-0)+0" office:value-type="float" office:value="63.28125">
            <text:p>63.281250000</text:p>
          </table:table-cell>
          <table:table-cell table:formula="of:=(([.G76]-0)/(1-0))*(3-0)+0" office:value-type="float" office:value="1.0546875">
            <text:p>1.054687500</text:p>
          </table:table-cell>
          <table:table-cell table:formula="of:=(([.H76]-0)/(1-0))*(3-0)+0" office:value-type="float" office:value="0.8203125">
            <text:p>0.820312500</text:p>
          </table:table-cell>
          <table:table-cell table:formula="of:=(([.I76]-0)/(1-0))*(100-0)+0" office:value-type="float" office:value="80.46875">
            <text:p>80.468750000</text:p>
          </table:table-cell>
          <table:table-cell table:formula="of:=(([.J76]-0)/(1-0))*(3-0)+0" office:value-type="float" office:value="2.4140625">
            <text:p>2.414062500</text:p>
          </table:table-cell>
          <table:table-cell table:formula="of:=(([.K76]-0)/(1-0))*(3-0)+0" office:value-type="float" office:value="2.2734375">
            <text:p>2.273437500</text:p>
          </table:table-cell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77]-0)/(1-0))*(20-2)+2)" office:value-type="float" office:value="19">
            <text:p>19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M77]*[.P77]" office:value-type="float" office:value="17.0703125019297">
            <text:p>17.070312502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formula="of:=(([.F77]-0)/(1-0))*(100-0)+0" office:value-type="float" office:value="88.28125">
            <text:p>88.281250000</text:p>
          </table:table-cell>
          <table:table-cell table:formula="of:=(([.G77]-0)/(1-0))*(3-0)+0" office:value-type="float" office:value="1.8046875">
            <text:p>1.804687500</text:p>
          </table:table-cell>
          <table:table-cell table:formula="of:=(([.H77]-0)/(1-0))*(3-0)+0" office:value-type="float" office:value="0.0703125">
            <text:p>0.070312500</text:p>
          </table:table-cell>
          <table:table-cell table:formula="of:=(([.I77]-0)/(1-0))*(100-0)+0" office:value-type="float" office:value="55.46875">
            <text:p>55.468750000</text:p>
          </table:table-cell>
          <table:table-cell table:formula="of:=(([.J77]-0)/(1-0))*(3-0)+0" office:value-type="float" office:value="1.6640625">
            <text:p>1.664062500</text:p>
          </table:table-cell>
          <table:table-cell table:formula="of:=(([.K77]-0)/(1-0))*(3-0)+0" office:value-type="float" office:value="1.5234375">
            <text:p>1.523437500</text:p>
          </table:table-cell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78]-0)/(1-0))*(20-2)+2)" office:value-type="float" office:value="10">
            <text:p>10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M78]*[.P78]" office:value-type="float" office:value="3.98437500601563">
            <text:p>3.984375006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formula="of:=(([.F78]-0)/(1-0))*(100-0)+0" office:value-type="float" office:value="38.28125">
            <text:p>38.281250000</text:p>
          </table:table-cell>
          <table:table-cell table:formula="of:=(([.G78]-0)/(1-0))*(3-0)+0" office:value-type="float" office:value="0.3046875">
            <text:p>0.304687500</text:p>
          </table:table-cell>
          <table:table-cell table:formula="of:=(([.H78]-0)/(1-0))*(3-0)+0" office:value-type="float" office:value="1.5703125">
            <text:p>1.570312500</text:p>
          </table:table-cell>
          <table:table-cell table:formula="of:=(([.I78]-0)/(1-0))*(100-0)+0" office:value-type="float" office:value="5.46875">
            <text:p>5.468750000</text:p>
          </table:table-cell>
          <table:table-cell table:formula="of:=(([.J78]-0)/(1-0))*(3-0)+0" office:value-type="float" office:value="0.1640625">
            <text:p>0.164062500</text:p>
          </table:table-cell>
          <table:table-cell table:formula="of:=(([.K78]-0)/(1-0))*(3-0)+0" office:value-type="float" office:value="0.0234375">
            <text:p>0.023437500</text:p>
          </table:table-cell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79]-0)/(1-0))*(20-2)+2)" office:value-type="float" office:value="8">
            <text:p>8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M79]*[.P79]" office:value-type="float" office:value="2.1875000058125">
            <text:p>2.187500006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formula="of:=(([.F79]-0)/(1-0))*(100-0)+0" office:value-type="float" office:value="0.78125">
            <text:p>0.781250000</text:p>
          </table:table-cell>
          <table:table-cell table:formula="of:=(([.G79]-0)/(1-0))*(3-0)+0" office:value-type="float" office:value="2.1796875">
            <text:p>2.179687500</text:p>
          </table:table-cell>
          <table:table-cell table:formula="of:=(([.H79]-0)/(1-0))*(3-0)+0" office:value-type="float" office:value="0.4453125">
            <text:p>0.445312500</text:p>
          </table:table-cell>
          <table:table-cell table:formula="of:=(([.I79]-0)/(1-0))*(100-0)+0" office:value-type="float" office:value="67.96875">
            <text:p>67.968750000</text:p>
          </table:table-cell>
          <table:table-cell table:formula="of:=(([.J79]-0)/(1-0))*(3-0)+0" office:value-type="float" office:value="2.7890625">
            <text:p>2.789062500</text:p>
          </table:table-cell>
          <table:table-cell table:formula="of:=(([.K79]-0)/(1-0))*(3-0)+0" office:value-type="float" office:value="1.8984375">
            <text:p>1.898437500</text:p>
          </table:table-cell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80]-0)/(1-0))*(20-2)+2)" office:value-type="float" office:value="17">
            <text:p>17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M80]*[.P80]" office:value-type="float" office:value="13.1484375038516">
            <text:p>13.148437504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formula="of:=(([.F80]-0)/(1-0))*(100-0)+0" office:value-type="float" office:value="50.78125">
            <text:p>50.781250000</text:p>
          </table:table-cell>
          <table:table-cell table:formula="of:=(([.G80]-0)/(1-0))*(3-0)+0" office:value-type="float" office:value="0.6796875">
            <text:p>0.679687500</text:p>
          </table:table-cell>
          <table:table-cell table:formula="of:=(([.H80]-0)/(1-0))*(3-0)+0" office:value-type="float" office:value="1.9453125">
            <text:p>1.945312500</text:p>
          </table:table-cell>
          <table:table-cell table:formula="of:=(([.I80]-0)/(1-0))*(100-0)+0" office:value-type="float" office:value="17.96875">
            <text:p>17.968750000</text:p>
          </table:table-cell>
          <table:table-cell table:formula="of:=(([.J80]-0)/(1-0))*(3-0)+0" office:value-type="float" office:value="1.2890625">
            <text:p>1.289062500</text:p>
          </table:table-cell>
          <table:table-cell table:formula="of:=(([.K80]-0)/(1-0))*(3-0)+0" office:value-type="float" office:value="0.3984375">
            <text:p>0.398437500</text:p>
          </table:table-cell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81]-0)/(1-0))*(20-2)+2)" office:value-type="float" office:value="13">
            <text:p>13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M81]*[.P81]" office:value-type="float" office:value="0.304687512695312">
            <text:p>0.304687513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formula="of:=(([.F81]-0)/(1-0))*(100-0)+0" office:value-type="float" office:value="75.78125">
            <text:p>75.781250000</text:p>
          </table:table-cell>
          <table:table-cell table:formula="of:=(([.G81]-0)/(1-0))*(3-0)+0" office:value-type="float" office:value="2.9296875">
            <text:p>2.929687500</text:p>
          </table:table-cell>
          <table:table-cell table:formula="of:=(([.H81]-0)/(1-0))*(3-0)+0" office:value-type="float" office:value="2.6953125">
            <text:p>2.695312500</text:p>
          </table:table-cell>
          <table:table-cell table:formula="of:=(([.I81]-0)/(1-0))*(100-0)+0" office:value-type="float" office:value="42.96875">
            <text:p>42.968750000</text:p>
          </table:table-cell>
          <table:table-cell table:formula="of:=(([.J81]-0)/(1-0))*(3-0)+0" office:value-type="float" office:value="0.5390625">
            <text:p>0.539062500</text:p>
          </table:table-cell>
          <table:table-cell table:formula="of:=(([.K81]-0)/(1-0))*(3-0)+0" office:value-type="float" office:value="1.1484375">
            <text:p>1.148437500</text:p>
          </table:table-cell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82]-0)/(1-0))*(20-2)+2)" office:value-type="float" office:value="4">
            <text:p>4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M82]*[.P82]" office:value-type="float" office:value="2.09375000190625">
            <text:p>2.093750002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formula="of:=(([.F82]-0)/(1-0))*(100-0)+0" office:value-type="float" office:value="25.78125">
            <text:p>25.781250000</text:p>
          </table:table-cell>
          <table:table-cell table:formula="of:=(([.G82]-0)/(1-0))*(3-0)+0" office:value-type="float" office:value="1.4296875">
            <text:p>1.429687500</text:p>
          </table:table-cell>
          <table:table-cell table:formula="of:=(([.H82]-0)/(1-0))*(3-0)+0" office:value-type="float" office:value="1.1953125">
            <text:p>1.195312500</text:p>
          </table:table-cell>
          <table:table-cell table:formula="of:=(([.I82]-0)/(1-0))*(100-0)+0" office:value-type="float" office:value="92.96875">
            <text:p>92.968750000</text:p>
          </table:table-cell>
          <table:table-cell table:formula="of:=(([.J82]-0)/(1-0))*(3-0)+0" office:value-type="float" office:value="2.0390625">
            <text:p>2.039062500</text:p>
          </table:table-cell>
          <table:table-cell table:formula="of:=(([.K82]-0)/(1-0))*(3-0)+0" office:value-type="float" office:value="2.6484375">
            <text:p>2.648437500</text:p>
          </table:table-cell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83]-0)/(1-0))*(20-2)+2)" office:value-type="float" office:value="4">
            <text:p>4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M83]*[.P83]" office:value-type="float" office:value="1.96875000203125">
            <text:p>1.9687500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formula="of:=(([.F83]-0)/(1-0))*(100-0)+0" office:value-type="float" office:value="53.90625">
            <text:p>53.906250000</text:p>
          </table:table-cell>
          <table:table-cell table:formula="of:=(([.G83]-0)/(1-0))*(3-0)+0" office:value-type="float" office:value="0.3984375">
            <text:p>0.398437500</text:p>
          </table:table-cell>
          <table:table-cell table:formula="of:=(([.H83]-0)/(1-0))*(3-0)+0" office:value-type="float" office:value="2.7890625">
            <text:p>2.789062500</text:p>
          </table:table-cell>
          <table:table-cell table:formula="of:=(([.I83]-0)/(1-0))*(100-0)+0" office:value-type="float" office:value="77.34375">
            <text:p>77.343750000</text:p>
          </table:table-cell>
          <table:table-cell table:formula="of:=(([.J83]-0)/(1-0))*(3-0)+0" office:value-type="float" office:value="0.6328125">
            <text:p>0.632812500</text:p>
          </table:table-cell>
          <table:table-cell table:formula="of:=(([.K83]-0)/(1-0))*(3-0)+0" office:value-type="float" office:value="2.7421875">
            <text:p>2.742187500</text:p>
          </table:table-cell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84]-0)/(1-0))*(20-2)+2)" office:value-type="float" office:value="13">
            <text:p>13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M84]*[.P84]" office:value-type="float" office:value="12.8984375001016">
            <text:p>12.8984375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formula="of:=(([.F84]-0)/(1-0))*(100-0)+0" office:value-type="float" office:value="3.90625">
            <text:p>3.906250000</text:p>
          </table:table-cell>
          <table:table-cell table:formula="of:=(([.G84]-0)/(1-0))*(3-0)+0" office:value-type="float" office:value="1.8984375">
            <text:p>1.898437500</text:p>
          </table:table-cell>
          <table:table-cell table:formula="of:=(([.H84]-0)/(1-0))*(3-0)+0" office:value-type="float" office:value="1.2890625">
            <text:p>1.289062500</text:p>
          </table:table-cell>
          <table:table-cell table:formula="of:=(([.I84]-0)/(1-0))*(100-0)+0" office:value-type="float" office:value="27.34375">
            <text:p>27.343750000</text:p>
          </table:table-cell>
          <table:table-cell table:formula="of:=(([.J84]-0)/(1-0))*(3-0)+0" office:value-type="float" office:value="2.1328125">
            <text:p>2.132812500</text:p>
          </table:table-cell>
          <table:table-cell table:formula="of:=(([.K84]-0)/(1-0))*(3-0)+0" office:value-type="float" office:value="1.2421875">
            <text:p>1.242187500</text:p>
          </table:table-cell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85]-0)/(1-0))*(20-2)+2)" office:value-type="float" office:value="18">
            <text:p>18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M85]*[.P85]" office:value-type="float" office:value="4.35937501364063">
            <text:p>4.359375014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formula="of:=(([.F85]-0)/(1-0))*(100-0)+0" office:value-type="float" office:value="28.90625">
            <text:p>28.906250000</text:p>
          </table:table-cell>
          <table:table-cell table:formula="of:=(([.G85]-0)/(1-0))*(3-0)+0" office:value-type="float" office:value="1.1484375">
            <text:p>1.148437500</text:p>
          </table:table-cell>
          <table:table-cell table:formula="of:=(([.H85]-0)/(1-0))*(3-0)+0" office:value-type="float" office:value="0.5390625">
            <text:p>0.539062500</text:p>
          </table:table-cell>
          <table:table-cell table:formula="of:=(([.I85]-0)/(1-0))*(100-0)+0" office:value-type="float" office:value="2.34375">
            <text:p>2.343750000</text:p>
          </table:table-cell>
          <table:table-cell table:formula="of:=(([.J85]-0)/(1-0))*(3-0)+0" office:value-type="float" office:value="2.8828125">
            <text:p>2.882812500</text:p>
          </table:table-cell>
          <table:table-cell table:formula="of:=(([.K85]-0)/(1-0))*(3-0)+0" office:value-type="float" office:value="0.4921875">
            <text:p>0.492187500</text:p>
          </table:table-cell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86]-0)/(1-0))*(20-2)+2)" office:value-type="float" office:value="9">
            <text:p>9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M86]*[.P86]" office:value-type="float" office:value="6.67968750232031">
            <text:p>6.6796875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formula="of:=(([.F86]-0)/(1-0))*(100-0)+0" office:value-type="float" office:value="78.90625">
            <text:p>78.906250000</text:p>
          </table:table-cell>
          <table:table-cell table:formula="of:=(([.G86]-0)/(1-0))*(3-0)+0" office:value-type="float" office:value="2.6484375">
            <text:p>2.648437500</text:p>
          </table:table-cell>
          <table:table-cell table:formula="of:=(([.H86]-0)/(1-0))*(3-0)+0" office:value-type="float" office:value="2.0390625">
            <text:p>2.039062500</text:p>
          </table:table-cell>
          <table:table-cell table:formula="of:=(([.I86]-0)/(1-0))*(100-0)+0" office:value-type="float" office:value="52.34375">
            <text:p>52.343750000</text:p>
          </table:table-cell>
          <table:table-cell table:formula="of:=(([.J86]-0)/(1-0))*(3-0)+0" office:value-type="float" office:value="1.3828125">
            <text:p>1.382812500</text:p>
          </table:table-cell>
          <table:table-cell table:formula="of:=(([.K86]-0)/(1-0))*(3-0)+0" office:value-type="float" office:value="1.9921875">
            <text:p>1.992187500</text:p>
          </table:table-cell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87]-0)/(1-0))*(20-2)+2)" office:value-type="float" office:value="11">
            <text:p>11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M87]*[.P87]" office:value-type="float" office:value="6.78906250421094">
            <text:p>6.789062504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formula="of:=(([.F87]-0)/(1-0))*(100-0)+0" office:value-type="float" office:value="66.40625">
            <text:p>66.406250000</text:p>
          </table:table-cell>
          <table:table-cell table:formula="of:=(([.G87]-0)/(1-0))*(3-0)+0" office:value-type="float" office:value="0.7734375">
            <text:p>0.773437500</text:p>
          </table:table-cell>
          <table:table-cell table:formula="of:=(([.H87]-0)/(1-0))*(3-0)+0" office:value-type="float" office:value="0.1640625">
            <text:p>0.164062500</text:p>
          </table:table-cell>
          <table:table-cell table:formula="of:=(([.I87]-0)/(1-0))*(100-0)+0" office:value-type="float" office:value="14.84375">
            <text:p>14.843750000</text:p>
          </table:table-cell>
          <table:table-cell table:formula="of:=(([.J87]-0)/(1-0))*(3-0)+0" office:value-type="float" office:value="1.7578125">
            <text:p>1.757812500</text:p>
          </table:table-cell>
          <table:table-cell table:formula="of:=(([.K87]-0)/(1-0))*(3-0)+0" office:value-type="float" office:value="0.1171875">
            <text:p>0.117187500</text:p>
          </table:table-cell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88]-0)/(1-0))*(20-2)+2)" office:value-type="float" office:value="20">
            <text:p>20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M88]*[.P88]" office:value-type="float" office:value="2.34375001765625">
            <text:p>2.343750018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formula="of:=(([.F88]-0)/(1-0))*(100-0)+0" office:value-type="float" office:value="16.40625">
            <text:p>16.406250000</text:p>
          </table:table-cell>
          <table:table-cell table:formula="of:=(([.G88]-0)/(1-0))*(3-0)+0" office:value-type="float" office:value="2.2734375">
            <text:p>2.273437500</text:p>
          </table:table-cell>
          <table:table-cell table:formula="of:=(([.H88]-0)/(1-0))*(3-0)+0" office:value-type="float" office:value="1.6640625">
            <text:p>1.664062500</text:p>
          </table:table-cell>
          <table:table-cell table:formula="of:=(([.I88]-0)/(1-0))*(100-0)+0" office:value-type="float" office:value="64.84375">
            <text:p>64.843750000</text:p>
          </table:table-cell>
          <table:table-cell table:formula="of:=(([.J88]-0)/(1-0))*(3-0)+0" office:value-type="float" office:value="0.2578125">
            <text:p>0.257812500</text:p>
          </table:table-cell>
          <table:table-cell table:formula="of:=(([.K88]-0)/(1-0))*(3-0)+0" office:value-type="float" office:value="1.6171875">
            <text:p>1.617187500</text:p>
          </table:table-cell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89]-0)/(1-0))*(20-2)+2)" office:value-type="float" office:value="15">
            <text:p>15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M89]*[.P89]" office:value-type="float" office:value="13.0078125019922">
            <text:p>13.007812502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formula="of:=(([.F89]-0)/(1-0))*(100-0)+0" office:value-type="float" office:value="41.40625">
            <text:p>41.406250000</text:p>
          </table:table-cell>
          <table:table-cell table:formula="of:=(([.G89]-0)/(1-0))*(3-0)+0" office:value-type="float" office:value="0.0234375">
            <text:p>0.023437500</text:p>
          </table:table-cell>
          <table:table-cell table:formula="of:=(([.H89]-0)/(1-0))*(3-0)+0" office:value-type="float" office:value="2.4140625">
            <text:p>2.414062500</text:p>
          </table:table-cell>
          <table:table-cell table:formula="of:=(([.I89]-0)/(1-0))*(100-0)+0" office:value-type="float" office:value="89.84375">
            <text:p>89.843750000</text:p>
          </table:table-cell>
          <table:table-cell table:formula="of:=(([.J89]-0)/(1-0))*(3-0)+0" office:value-type="float" office:value="1.0078125">
            <text:p>1.007812500</text:p>
          </table:table-cell>
          <table:table-cell table:formula="of:=(([.K89]-0)/(1-0))*(3-0)+0" office:value-type="float" office:value="2.3671875">
            <text:p>2.367187500</text:p>
          </table:table-cell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90]-0)/(1-0))*(20-2)+2)" office:value-type="float" office:value="6">
            <text:p>6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M90]*[.P90]" office:value-type="float" office:value="2.20312500379688">
            <text:p>2.203125004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formula="of:=(([.F90]-0)/(1-0))*(100-0)+0" office:value-type="float" office:value="91.40625">
            <text:p>91.406250000</text:p>
          </table:table-cell>
          <table:table-cell table:formula="of:=(([.G90]-0)/(1-0))*(3-0)+0" office:value-type="float" office:value="1.5234375">
            <text:p>1.523437500</text:p>
          </table:table-cell>
          <table:table-cell table:formula="of:=(([.H90]-0)/(1-0))*(3-0)+0" office:value-type="float" office:value="0.9140625">
            <text:p>0.914062500</text:p>
          </table:table-cell>
          <table:table-cell table:formula="of:=(([.I90]-0)/(1-0))*(100-0)+0" office:value-type="float" office:value="39.84375">
            <text:p>39.843750000</text:p>
          </table:table-cell>
          <table:table-cell table:formula="of:=(([.J90]-0)/(1-0))*(3-0)+0" office:value-type="float" office:value="2.5078125">
            <text:p>2.507812500</text:p>
          </table:table-cell>
          <table:table-cell table:formula="of:=(([.K90]-0)/(1-0))*(3-0)+0" office:value-type="float" office:value="0.8671875">
            <text:p>0.867187500</text:p>
          </table:table-cell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91]-0)/(1-0))*(20-2)+2)" office:value-type="float" office:value="5">
            <text:p>5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M91]*[.P91]" office:value-type="float" office:value="0.273437504726563">
            <text:p>0.273437505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formula="of:=(([.F91]-0)/(1-0))*(100-0)+0" office:value-type="float" office:value="85.15625">
            <text:p>85.156250000</text:p>
          </table:table-cell>
          <table:table-cell table:formula="of:=(([.G91]-0)/(1-0))*(3-0)+0" office:value-type="float" office:value="0.9609375">
            <text:p>0.960937500</text:p>
          </table:table-cell>
          <table:table-cell table:formula="of:=(([.H91]-0)/(1-0))*(3-0)+0" office:value-type="float" office:value="0.3515625">
            <text:p>0.351562500</text:p>
          </table:table-cell>
          <table:table-cell table:formula="of:=(([.I91]-0)/(1-0))*(100-0)+0" office:value-type="float" office:value="21.09375">
            <text:p>21.093750000</text:p>
          </table:table-cell>
          <table:table-cell table:formula="of:=(([.J91]-0)/(1-0))*(3-0)+0" office:value-type="float" office:value="1.1953125">
            <text:p>1.195312500</text:p>
          </table:table-cell>
          <table:table-cell table:formula="of:=(([.K91]-0)/(1-0))*(3-0)+0" office:value-type="float" office:value="1.0546875">
            <text:p>1.054687500</text:p>
          </table:table-cell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92]-0)/(1-0))*(20-2)+2)" office:value-type="float" office:value="14">
            <text:p>14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M92]*[.P92]" office:value-type="float" office:value="7.76562500623438">
            <text:p>7.765625006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formula="of:=(([.F92]-0)/(1-0))*(100-0)+0" office:value-type="float" office:value="35.15625">
            <text:p>35.156250000</text:p>
          </table:table-cell>
          <table:table-cell table:formula="of:=(([.G92]-0)/(1-0))*(3-0)+0" office:value-type="float" office:value="2.4609375">
            <text:p>2.460937500</text:p>
          </table:table-cell>
          <table:table-cell table:formula="of:=(([.H92]-0)/(1-0))*(3-0)+0" office:value-type="float" office:value="1.8515625">
            <text:p>1.851562500</text:p>
          </table:table-cell>
          <table:table-cell table:formula="of:=(([.I92]-0)/(1-0))*(100-0)+0" office:value-type="float" office:value="71.09375">
            <text:p>71.093750000</text:p>
          </table:table-cell>
          <table:table-cell table:formula="of:=(([.J92]-0)/(1-0))*(3-0)+0" office:value-type="float" office:value="2.6953125">
            <text:p>2.695312500</text:p>
          </table:table-cell>
          <table:table-cell table:formula="of:=(([.K92]-0)/(1-0))*(3-0)+0" office:value-type="float" office:value="2.5546875">
            <text:p>2.554687500</text:p>
          </table:table-cell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3]-0)/(1-0))*(20-2)+2)" office:value-type="float" office:value="19">
            <text:p>19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M93]*[.P93]" office:value-type="float" office:value="5.78906251321094">
            <text:p>5.789062513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formula="of:=(([.F93]-0)/(1-0))*(100-0)+0" office:value-type="float" office:value="10.15625">
            <text:p>10.156250000</text:p>
          </table:table-cell>
          <table:table-cell table:formula="of:=(([.G93]-0)/(1-0))*(3-0)+0" office:value-type="float" office:value="0.2109375">
            <text:p>0.210937500</text:p>
          </table:table-cell>
          <table:table-cell table:formula="of:=(([.H93]-0)/(1-0))*(3-0)+0" office:value-type="float" office:value="2.6015625">
            <text:p>2.601562500</text:p>
          </table:table-cell>
          <table:table-cell table:formula="of:=(([.I93]-0)/(1-0))*(100-0)+0" office:value-type="float" office:value="96.09375">
            <text:p>96.093750000</text:p>
          </table:table-cell>
          <table:table-cell table:formula="of:=(([.J93]-0)/(1-0))*(3-0)+0" office:value-type="float" office:value="1.9453125">
            <text:p>1.945312500</text:p>
          </table:table-cell>
          <table:table-cell table:formula="of:=(([.K93]-0)/(1-0))*(3-0)+0" office:value-type="float" office:value="1.8046875">
            <text:p>1.804687500</text:p>
          </table:table-cell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4]-0)/(1-0))*(20-2)+2)" office:value-type="float" office:value="10">
            <text:p>10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M94]*[.P94]" office:value-type="float" office:value="8.04687500195313">
            <text:p>8.046875002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formula="of:=(([.F94]-0)/(1-0))*(100-0)+0" office:value-type="float" office:value="60.15625">
            <text:p>60.156250000</text:p>
          </table:table-cell>
          <table:table-cell table:formula="of:=(([.G94]-0)/(1-0))*(3-0)+0" office:value-type="float" office:value="1.7109375">
            <text:p>1.710937500</text:p>
          </table:table-cell>
          <table:table-cell table:formula="of:=(([.H94]-0)/(1-0))*(3-0)+0" office:value-type="float" office:value="1.1015625">
            <text:p>1.101562500</text:p>
          </table:table-cell>
          <table:table-cell table:formula="of:=(([.I94]-0)/(1-0))*(100-0)+0" office:value-type="float" office:value="46.09375">
            <text:p>46.093750000</text:p>
          </table:table-cell>
          <table:table-cell table:formula="of:=(([.J94]-0)/(1-0))*(3-0)+0" office:value-type="float" office:value="0.4453125">
            <text:p>0.445312500</text:p>
          </table:table-cell>
          <table:table-cell table:formula="of:=(([.K94]-0)/(1-0))*(3-0)+0" office:value-type="float" office:value="0.3046875">
            <text:p>0.304687500</text:p>
          </table:table-cell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95]-0)/(1-0))*(20-2)+2)" office:value-type="float" office:value="7">
            <text:p>7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M95]*[.P95]" office:value-type="float" office:value="6.50781250049219">
            <text:p>6.507812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formula="of:=(([.F95]-0)/(1-0))*(100-0)+0" office:value-type="float" office:value="97.65625">
            <text:p>97.656250000</text:p>
          </table:table-cell>
          <table:table-cell table:formula="of:=(([.G95]-0)/(1-0))*(3-0)+0" office:value-type="float" office:value="0.5859375">
            <text:p>0.585937500</text:p>
          </table:table-cell>
          <table:table-cell table:formula="of:=(([.H95]-0)/(1-0))*(3-0)+0" office:value-type="float" office:value="2.9765625">
            <text:p>2.976562500</text:p>
          </table:table-cell>
          <table:table-cell table:formula="of:=(([.I95]-0)/(1-0))*(100-0)+0" office:value-type="float" office:value="83.59375">
            <text:p>83.593750000</text:p>
          </table:table-cell>
          <table:table-cell table:formula="of:=(([.J95]-0)/(1-0))*(3-0)+0" office:value-type="float" office:value="2.3203125">
            <text:p>2.320312500</text:p>
          </table:table-cell>
          <table:table-cell table:formula="of:=(([.K95]-0)/(1-0))*(3-0)+0" office:value-type="float" office:value="2.1796875">
            <text:p>2.179687500</text:p>
          </table:table-cell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96]-0)/(1-0))*(20-2)+2)" office:value-type="float" office:value="16">
            <text:p>16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M96]*[.P96]" office:value-type="float" office:value="6.875000009125">
            <text:p>6.875000009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formula="of:=(([.F96]-0)/(1-0))*(100-0)+0" office:value-type="float" office:value="47.65625">
            <text:p>47.656250000</text:p>
          </table:table-cell>
          <table:table-cell table:formula="of:=(([.G96]-0)/(1-0))*(3-0)+0" office:value-type="float" office:value="2.0859375">
            <text:p>2.085937500</text:p>
          </table:table-cell>
          <table:table-cell table:formula="of:=(([.H96]-0)/(1-0))*(3-0)+0" office:value-type="float" office:value="1.4765625">
            <text:p>1.476562500</text:p>
          </table:table-cell>
          <table:table-cell table:formula="of:=(([.I96]-0)/(1-0))*(100-0)+0" office:value-type="float" office:value="33.59375">
            <text:p>33.593750000</text:p>
          </table:table-cell>
          <table:table-cell table:formula="of:=(([.J96]-0)/(1-0))*(3-0)+0" office:value-type="float" office:value="0.8203125">
            <text:p>0.820312500</text:p>
          </table:table-cell>
          <table:table-cell table:formula="of:=(([.K96]-0)/(1-0))*(3-0)+0" office:value-type="float" office:value="0.6796875">
            <text:p>0.679687500</text:p>
          </table:table-cell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97]-0)/(1-0))*(20-2)+2)" office:value-type="float" office:value="12">
            <text:p>12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M97]*[.P97]" office:value-type="float" office:value="8.15625000384375">
            <text:p>8.156250004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formula="of:=(([.F97]-0)/(1-0))*(100-0)+0" office:value-type="float" office:value="22.65625">
            <text:p>22.656250000</text:p>
          </table:table-cell>
          <table:table-cell table:formula="of:=(([.G97]-0)/(1-0))*(3-0)+0" office:value-type="float" office:value="1.3359375">
            <text:p>1.335937500</text:p>
          </table:table-cell>
          <table:table-cell table:formula="of:=(([.H97]-0)/(1-0))*(3-0)+0" office:value-type="float" office:value="0.7265625">
            <text:p>0.726562500</text:p>
          </table:table-cell>
          <table:table-cell table:formula="of:=(([.I97]-0)/(1-0))*(100-0)+0" office:value-type="float" office:value="8.59375">
            <text:p>8.593750000</text:p>
          </table:table-cell>
          <table:table-cell table:formula="of:=(([.J97]-0)/(1-0))*(3-0)+0" office:value-type="float" office:value="0.0703125">
            <text:p>0.070312500</text:p>
          </table:table-cell>
          <table:table-cell table:formula="of:=(([.K97]-0)/(1-0))*(3-0)+0" office:value-type="float" office:value="1.4296875">
            <text:p>1.429687500</text:p>
          </table:table-cell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98]-0)/(1-0))*(20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M98]*[.P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formula="of:=(([.F98]-0)/(1-0))*(100-0)+0" office:value-type="float" office:value="72.65625">
            <text:p>72.656250000</text:p>
          </table:table-cell>
          <table:table-cell table:formula="of:=(([.G98]-0)/(1-0))*(3-0)+0" office:value-type="float" office:value="2.8359375">
            <text:p>2.835937500</text:p>
          </table:table-cell>
          <table:table-cell table:formula="of:=(([.H98]-0)/(1-0))*(3-0)+0" office:value-type="float" office:value="2.2265625">
            <text:p>2.226562500</text:p>
          </table:table-cell>
          <table:table-cell table:formula="of:=(([.I98]-0)/(1-0))*(100-0)+0" office:value-type="float" office:value="58.59375">
            <text:p>58.593750000</text:p>
          </table:table-cell>
          <table:table-cell table:formula="of:=(([.J98]-0)/(1-0))*(3-0)+0" office:value-type="float" office:value="1.5703125">
            <text:p>1.570312500</text:p>
          </table:table-cell>
          <table:table-cell table:formula="of:=(([.K98]-0)/(1-0))*(3-0)+0" office:value-type="float" office:value="2.9296875">
            <text:p>2.929687500</text:p>
          </table:table-cell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 office:value-type="float" office:value="0.5859375">
            <text:p>0.5859375</text:p>
          </table:table-cell>
          <table:table-cell/>
          <table:table-cell table:formula="of:=ROUND((([.A99]-0)/(1-0))*(20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M99]*[.P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formula="of:=(([.F99]-0)/(1-0))*(100-0)+0" office:value-type="float" office:value="61.71875">
            <text:p>61.718750000</text:p>
          </table:table-cell>
          <table:table-cell table:formula="of:=(([.G99]-0)/(1-0))*(3-0)+0" office:value-type="float" office:value="1.1953125">
            <text:p>1.195312500</text:p>
          </table:table-cell>
          <table:table-cell table:formula="of:=(([.H99]-0)/(1-0))*(3-0)+0" office:value-type="float" office:value="1.8046875">
            <text:p>1.804687500</text:p>
          </table:table-cell>
          <table:table-cell table:formula="of:=(([.I99]-0)/(1-0))*(100-0)+0" office:value-type="float" office:value="25.78125">
            <text:p>25.781250000</text:p>
          </table:table-cell>
          <table:table-cell table:formula="of:=(([.J99]-0)/(1-0))*(3-0)+0" office:value-type="float" office:value="0.2109375">
            <text:p>0.210937500</text:p>
          </table:table-cell>
          <table:table-cell table:formula="of:=(([.K99]-0)/(1-0))*(3-0)+0" office:value-type="float" office:value="1.7578125">
            <text:p>1.757812500</text:p>
          </table:table-cell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 office:value-type="float" office:value="0.0859375">
            <text:p>0.0859375</text:p>
          </table:table-cell>
          <table:table-cell/>
          <table:table-cell table:formula="of:=ROUND((([.A100]-0)/(1-0))*(20-2)+2)" office:value-type="float" office:value="12">
            <text:p>12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M100]*[.P100]" office:value-type="float" office:value="10.2187500017813">
            <text:p>10.2187500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formula="of:=(([.F100]-0)/(1-0))*(100-0)+0" office:value-type="float" office:value="11.71875">
            <text:p>11.718750000</text:p>
          </table:table-cell>
          <table:table-cell table:formula="of:=(([.G100]-0)/(1-0))*(3-0)+0" office:value-type="float" office:value="2.6953125">
            <text:p>2.695312500</text:p>
          </table:table-cell>
          <table:table-cell table:formula="of:=(([.H100]-0)/(1-0))*(3-0)+0" office:value-type="float" office:value="0.3046875">
            <text:p>0.304687500</text:p>
          </table:table-cell>
          <table:table-cell table:formula="of:=(([.I100]-0)/(1-0))*(100-0)+0" office:value-type="float" office:value="75.78125">
            <text:p>75.781250000</text:p>
          </table:table-cell>
          <table:table-cell table:formula="of:=(([.J100]-0)/(1-0))*(3-0)+0" office:value-type="float" office:value="1.7109375">
            <text:p>1.710937500</text:p>
          </table:table-cell>
          <table:table-cell table:formula="of:=(([.K100]-0)/(1-0))*(3-0)+0" office:value-type="float" office:value="0.2578125">
            <text:p>0.257812500</text:p>
          </table:table-cell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 office:value-type="float" office:value="0.3359375">
            <text:p>0.3359375</text:p>
          </table:table-cell>
          <table:table-cell/>
          <table:table-cell table:formula="of:=ROUND((([.A101]-0)/(1-0))*(20-2)+2)" office:value-type="float" office:value="16">
            <text:p>16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M101]*[.P101]" office:value-type="float" office:value="1.625000014375">
            <text:p>1.625000014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formula="of:=(([.F101]-0)/(1-0))*(100-0)+0" office:value-type="float" office:value="36.71875">
            <text:p>36.718750000</text:p>
          </table:table-cell>
          <table:table-cell table:formula="of:=(([.G101]-0)/(1-0))*(3-0)+0" office:value-type="float" office:value="0.4453125">
            <text:p>0.445312500</text:p>
          </table:table-cell>
          <table:table-cell table:formula="of:=(([.H101]-0)/(1-0))*(3-0)+0" office:value-type="float" office:value="1.0546875">
            <text:p>1.054687500</text:p>
          </table:table-cell>
          <table:table-cell table:formula="of:=(([.I101]-0)/(1-0))*(100-0)+0" office:value-type="float" office:value="50.78125">
            <text:p>50.781250000</text:p>
          </table:table-cell>
          <table:table-cell table:formula="of:=(([.J101]-0)/(1-0))*(3-0)+0" office:value-type="float" office:value="2.4609375">
            <text:p>2.460937500</text:p>
          </table:table-cell>
          <table:table-cell table:formula="of:=(([.K101]-0)/(1-0))*(3-0)+0" office:value-type="float" office:value="1.0078125">
            <text:p>1.007812500</text:p>
          </table:table-cell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 office:value-type="float" office:value="0.8359375">
            <text:p>0.8359375</text:p>
          </table:table-cell>
          <table:table-cell/>
          <table:table-cell table:formula="of:=ROUND((([.A102]-0)/(1-0))*(20-2)+2)" office:value-type="float" office:value="7">
            <text:p>7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M102]*[.P102]" office:value-type="float" office:value="4.21093750278906">
            <text:p>4.210937503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formula="of:=(([.F102]-0)/(1-0))*(100-0)+0" office:value-type="float" office:value="86.71875">
            <text:p>86.718750000</text:p>
          </table:table-cell>
          <table:table-cell table:formula="of:=(([.G102]-0)/(1-0))*(3-0)+0" office:value-type="float" office:value="1.9453125">
            <text:p>1.945312500</text:p>
          </table:table-cell>
          <table:table-cell table:formula="of:=(([.H102]-0)/(1-0))*(3-0)+0" office:value-type="float" office:value="2.5546875">
            <text:p>2.554687500</text:p>
          </table:table-cell>
          <table:table-cell table:formula="of:=(([.I102]-0)/(1-0))*(100-0)+0" office:value-type="float" office:value="0.78125">
            <text:p>0.781250000</text:p>
          </table:table-cell>
          <table:table-cell table:formula="of:=(([.J102]-0)/(1-0))*(3-0)+0" office:value-type="float" office:value="0.9609375">
            <text:p>0.960937500</text:p>
          </table:table-cell>
          <table:table-cell table:formula="of:=(([.K102]-0)/(1-0))*(3-0)+0" office:value-type="float" office:value="2.5078125">
            <text:p>2.507812500</text:p>
          </table:table-cell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 office:value-type="float" office:value="0.4609375">
            <text:p>0.4609375</text:p>
          </table:table-cell>
          <table:table-cell/>
          <table:table-cell table:formula="of:=ROUND((([.A103]-0)/(1-0))*(20-2)+2)" office:value-type="float" office:value="9">
            <text:p>9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M103]*[.P103]" office:value-type="float" office:value="6.53906250246094">
            <text:p>6.5390625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formula="of:=(([.F103]-0)/(1-0))*(100-0)+0" office:value-type="float" office:value="74.21875">
            <text:p>74.218750000</text:p>
          </table:table-cell>
          <table:table-cell table:formula="of:=(([.G103]-0)/(1-0))*(3-0)+0" office:value-type="float" office:value="0.0703125">
            <text:p>0.070312500</text:p>
          </table:table-cell>
          <table:table-cell table:formula="of:=(([.H103]-0)/(1-0))*(3-0)+0" office:value-type="float" office:value="1.4296875">
            <text:p>1.429687500</text:p>
          </table:table-cell>
          <table:table-cell table:formula="of:=(([.I103]-0)/(1-0))*(100-0)+0" office:value-type="float" office:value="63.28125">
            <text:p>63.281250000</text:p>
          </table:table-cell>
          <table:table-cell table:formula="of:=(([.J103]-0)/(1-0))*(3-0)+0" office:value-type="float" office:value="2.0859375">
            <text:p>2.085937500</text:p>
          </table:table-cell>
          <table:table-cell table:formula="of:=(([.K103]-0)/(1-0))*(3-0)+0" office:value-type="float" office:value="1.3828125">
            <text:p>1.382812500</text:p>
          </table:table-cell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 office:value-type="float" office:value="0.9609375">
            <text:p>0.9609375</text:p>
          </table:table-cell>
          <table:table-cell/>
          <table:table-cell table:formula="of:=ROUND((([.A104]-0)/(1-0))*(20-2)+2)" office:value-type="float" office:value="18">
            <text:p>18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M104]*[.P104]" office:value-type="float" office:value="4.07812501392188">
            <text:p>4.078125014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formula="of:=(([.F104]-0)/(1-0))*(100-0)+0" office:value-type="float" office:value="24.21875">
            <text:p>24.218750000</text:p>
          </table:table-cell>
          <table:table-cell table:formula="of:=(([.G104]-0)/(1-0))*(3-0)+0" office:value-type="float" office:value="1.5703125">
            <text:p>1.570312500</text:p>
          </table:table-cell>
          <table:table-cell table:formula="of:=(([.H104]-0)/(1-0))*(3-0)+0" office:value-type="float" office:value="2.9296875">
            <text:p>2.929687500</text:p>
          </table:table-cell>
          <table:table-cell table:formula="of:=(([.I104]-0)/(1-0))*(100-0)+0" office:value-type="float" office:value="13.28125">
            <text:p>13.281250000</text:p>
          </table:table-cell>
          <table:table-cell table:formula="of:=(([.J104]-0)/(1-0))*(3-0)+0" office:value-type="float" office:value="0.5859375">
            <text:p>0.585937500</text:p>
          </table:table-cell>
          <table:table-cell table:formula="of:=(([.K104]-0)/(1-0))*(3-0)+0" office:value-type="float" office:value="2.8828125">
            <text:p>2.882812500</text:p>
          </table:table-cell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 office:value-type="float" office:value="0.7109375">
            <text:p>0.7109375</text:p>
          </table:table-cell>
          <table:table-cell/>
          <table:table-cell table:formula="of:=ROUND((([.A105]-0)/(1-0))*(20-2)+2)" office:value-type="float" office:value="14">
            <text:p>14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M105]*[.P105]" office:value-type="float" office:value="13.6718750003281">
            <text:p>13.6718750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formula="of:=(([.F105]-0)/(1-0))*(100-0)+0" office:value-type="float" office:value="49.21875">
            <text:p>49.218750000</text:p>
          </table:table-cell>
          <table:table-cell table:formula="of:=(([.G105]-0)/(1-0))*(3-0)+0" office:value-type="float" office:value="0.8203125">
            <text:p>0.820312500</text:p>
          </table:table-cell>
          <table:table-cell table:formula="of:=(([.H105]-0)/(1-0))*(3-0)+0" office:value-type="float" office:value="2.1796875">
            <text:p>2.179687500</text:p>
          </table:table-cell>
          <table:table-cell table:formula="of:=(([.I105]-0)/(1-0))*(100-0)+0" office:value-type="float" office:value="38.28125">
            <text:p>38.281250000</text:p>
          </table:table-cell>
          <table:table-cell table:formula="of:=(([.J105]-0)/(1-0))*(3-0)+0" office:value-type="float" office:value="1.3359375">
            <text:p>1.335937500</text:p>
          </table:table-cell>
          <table:table-cell table:formula="of:=(([.K105]-0)/(1-0))*(3-0)+0" office:value-type="float" office:value="2.1328125">
            <text:p>2.132812500</text:p>
          </table:table-cell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 office:value-type="float" office:value="0.2109375">
            <text:p>0.2109375</text:p>
          </table:table-cell>
          <table:table-cell/>
          <table:table-cell table:formula="of:=ROUND((([.A106]-0)/(1-0))*(20-2)+2)" office:value-type="float" office:value="5">
            <text:p>5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M106]*[.P106]" office:value-type="float" office:value="2.38281250261719">
            <text:p>2.3828125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formula="of:=(([.F106]-0)/(1-0))*(100-0)+0" office:value-type="float" office:value="99.21875">
            <text:p>99.218750000</text:p>
          </table:table-cell>
          <table:table-cell table:formula="of:=(([.G106]-0)/(1-0))*(3-0)+0" office:value-type="float" office:value="2.3203125">
            <text:p>2.320312500</text:p>
          </table:table-cell>
          <table:table-cell table:formula="of:=(([.H106]-0)/(1-0))*(3-0)+0" office:value-type="float" office:value="0.6796875">
            <text:p>0.679687500</text:p>
          </table:table-cell>
          <table:table-cell table:formula="of:=(([.I106]-0)/(1-0))*(100-0)+0" office:value-type="float" office:value="88.28125">
            <text:p>88.281250000</text:p>
          </table:table-cell>
          <table:table-cell table:formula="of:=(([.J106]-0)/(1-0))*(3-0)+0" office:value-type="float" office:value="2.8359375">
            <text:p>2.835937500</text:p>
          </table:table-cell>
          <table:table-cell table:formula="of:=(([.K106]-0)/(1-0))*(3-0)+0" office:value-type="float" office:value="0.6328125">
            <text:p>0.632812500</text:p>
          </table:table-cell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 office:value-type="float" office:value="0.1484375">
            <text:p>0.1484375</text:p>
          </table:table-cell>
          <table:table-cell/>
          <table:table-cell table:formula="of:=ROUND((([.A107]-0)/(1-0))*(20-2)+2)" office:value-type="float" office:value="6">
            <text:p>6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M107]*[.P107]" office:value-type="float" office:value="0.984375005015625">
            <text:p>0.984375005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formula="of:=(([.F107]-0)/(1-0))*(100-0)+0" office:value-type="float" office:value="80.46875">
            <text:p>80.468750000</text:p>
          </table:table-cell>
          <table:table-cell table:formula="of:=(([.G107]-0)/(1-0))*(3-0)+0" office:value-type="float" office:value="0.2578125">
            <text:p>0.257812500</text:p>
          </table:table-cell>
          <table:table-cell table:formula="of:=(([.H107]-0)/(1-0))*(3-0)+0" office:value-type="float" office:value="1.2421875">
            <text:p>1.242187500</text:p>
          </table:table-cell>
          <table:table-cell table:formula="of:=(([.I107]-0)/(1-0))*(100-0)+0" office:value-type="float" office:value="69.53125">
            <text:p>69.531250000</text:p>
          </table:table-cell>
          <table:table-cell table:formula="of:=(([.J107]-0)/(1-0))*(3-0)+0" office:value-type="float" office:value="0.7734375">
            <text:p>0.773437500</text:p>
          </table:table-cell>
          <table:table-cell table:formula="of:=(([.K107]-0)/(1-0))*(3-0)+0" office:value-type="float" office:value="0.4453125">
            <text:p>0.445312500</text:p>
          </table:table-cell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 office:value-type="float" office:value="0.6484375">
            <text:p>0.6484375</text:p>
          </table:table-cell>
          <table:table-cell/>
          <table:table-cell table:formula="of:=ROUND((([.A108]-0)/(1-0))*(20-2)+2)" office:value-type="float" office:value="15">
            <text:p>15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M108]*[.P108]" office:value-type="float" office:value="9.96093750503906">
            <text:p>9.960937505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formula="of:=(([.F108]-0)/(1-0))*(100-0)+0" office:value-type="float" office:value="30.46875">
            <text:p>30.468750000</text:p>
          </table:table-cell>
          <table:table-cell table:formula="of:=(([.G108]-0)/(1-0))*(3-0)+0" office:value-type="float" office:value="1.7578125">
            <text:p>1.757812500</text:p>
          </table:table-cell>
          <table:table-cell table:formula="of:=(([.H108]-0)/(1-0))*(3-0)+0" office:value-type="float" office:value="2.7421875">
            <text:p>2.742187500</text:p>
          </table:table-cell>
          <table:table-cell table:formula="of:=(([.I108]-0)/(1-0))*(100-0)+0" office:value-type="float" office:value="19.53125">
            <text:p>19.531250000</text:p>
          </table:table-cell>
          <table:table-cell table:formula="of:=(([.J108]-0)/(1-0))*(3-0)+0" office:value-type="float" office:value="2.2734375">
            <text:p>2.273437500</text:p>
          </table:table-cell>
          <table:table-cell table:formula="of:=(([.K108]-0)/(1-0))*(3-0)+0" office:value-type="float" office:value="1.9453125">
            <text:p>1.945312500</text:p>
          </table:table-cell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 office:value-type="float" office:value="0.8984375">
            <text:p>0.8984375</text:p>
          </table:table-cell>
          <table:table-cell/>
          <table:table-cell table:formula="of:=ROUND((([.A109]-0)/(1-0))*(20-2)+2)" office:value-type="float" office:value="20">
            <text:p>20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M109]*[.P109]" office:value-type="float" office:value="8.28125001171875">
            <text:p>8.281250012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formula="of:=(([.F109]-0)/(1-0))*(100-0)+0" office:value-type="float" office:value="5.46875">
            <text:p>5.468750000</text:p>
          </table:table-cell>
          <table:table-cell table:formula="of:=(([.G109]-0)/(1-0))*(3-0)+0" office:value-type="float" office:value="1.0078125">
            <text:p>1.007812500</text:p>
          </table:table-cell>
          <table:table-cell table:formula="of:=(([.H109]-0)/(1-0))*(3-0)+0" office:value-type="float" office:value="1.9921875">
            <text:p>1.992187500</text:p>
          </table:table-cell>
          <table:table-cell table:formula="of:=(([.I109]-0)/(1-0))*(100-0)+0" office:value-type="float" office:value="44.53125">
            <text:p>44.531250000</text:p>
          </table:table-cell>
          <table:table-cell table:formula="of:=(([.J109]-0)/(1-0))*(3-0)+0" office:value-type="float" office:value="1.5234375">
            <text:p>1.523437500</text:p>
          </table:table-cell>
          <table:table-cell table:formula="of:=(([.K109]-0)/(1-0))*(3-0)+0" office:value-type="float" office:value="2.6953125">
            <text:p>2.695312500</text:p>
          </table:table-cell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 office:value-type="float" office:value="0.3984375">
            <text:p>0.3984375</text:p>
          </table:table-cell>
          <table:table-cell/>
          <table:table-cell table:formula="of:=ROUND((([.A110]-0)/(1-0))*(20-2)+2)" office:value-type="float" office:value="11">
            <text:p>11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M110]*[.P110]" office:value-type="float" office:value="10.0546875009453">
            <text:p>10.0546875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formula="of:=(([.F110]-0)/(1-0))*(100-0)+0" office:value-type="float" office:value="55.46875">
            <text:p>55.468750000</text:p>
          </table:table-cell>
          <table:table-cell table:formula="of:=(([.G110]-0)/(1-0))*(3-0)+0" office:value-type="float" office:value="2.5078125">
            <text:p>2.507812500</text:p>
          </table:table-cell>
          <table:table-cell table:formula="of:=(([.H110]-0)/(1-0))*(3-0)+0" office:value-type="float" office:value="0.4921875">
            <text:p>0.492187500</text:p>
          </table:table-cell>
          <table:table-cell table:formula="of:=(([.I110]-0)/(1-0))*(100-0)+0" office:value-type="float" office:value="94.53125">
            <text:p>94.531250000</text:p>
          </table:table-cell>
          <table:table-cell table:formula="of:=(([.J110]-0)/(1-0))*(3-0)+0" office:value-type="float" office:value="0.0234375">
            <text:p>0.023437500</text:p>
          </table:table-cell>
          <table:table-cell table:formula="of:=(([.K110]-0)/(1-0))*(3-0)+0" office:value-type="float" office:value="1.1953125">
            <text:p>1.195312500</text:p>
          </table:table-cell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 office:value-type="float" office:value="0.7734375">
            <text:p>0.7734375</text:p>
          </table:table-cell>
          <table:table-cell/>
          <table:table-cell table:formula="of:=ROUND((([.A111]-0)/(1-0))*(20-2)+2)" office:value-type="float" office:value="8">
            <text:p>8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M111]*[.P111]" office:value-type="float" office:value="6.3125000016875">
            <text:p>6.3125000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formula="of:=(([.F111]-0)/(1-0))*(100-0)+0" office:value-type="float" office:value="92.96875">
            <text:p>92.968750000</text:p>
          </table:table-cell>
          <table:table-cell table:formula="of:=(([.G111]-0)/(1-0))*(3-0)+0" office:value-type="float" office:value="1.3828125">
            <text:p>1.382812500</text:p>
          </table:table-cell>
          <table:table-cell table:formula="of:=(([.H111]-0)/(1-0))*(3-0)+0" office:value-type="float" office:value="1.6171875">
            <text:p>1.617187500</text:p>
          </table:table-cell>
          <table:table-cell table:formula="of:=(([.I111]-0)/(1-0))*(100-0)+0" office:value-type="float" office:value="32.03125">
            <text:p>32.031250000</text:p>
          </table:table-cell>
          <table:table-cell table:formula="of:=(([.J111]-0)/(1-0))*(3-0)+0" office:value-type="float" office:value="2.6484375">
            <text:p>2.648437500</text:p>
          </table:table-cell>
          <table:table-cell table:formula="of:=(([.K111]-0)/(1-0))*(3-0)+0" office:value-type="float" office:value="2.3203125">
            <text:p>2.320312500</text:p>
          </table:table-cell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 office:value-type="float" office:value="0.2734375">
            <text:p>0.2734375</text:p>
          </table:table-cell>
          <table:table-cell/>
          <table:table-cell table:formula="of:=ROUND((([.A112]-0)/(1-0))*(20-2)+2)" office:value-type="float" office:value="17">
            <text:p>17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M112]*[.P112]" office:value-type="float" office:value="4.91406251208594">
            <text:p>4.914062512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formula="of:=(([.F112]-0)/(1-0))*(100-0)+0" office:value-type="float" office:value="42.96875">
            <text:p>42.968750000</text:p>
          </table:table-cell>
          <table:table-cell table:formula="of:=(([.G112]-0)/(1-0))*(3-0)+0" office:value-type="float" office:value="2.8828125">
            <text:p>2.882812500</text:p>
          </table:table-cell>
          <table:table-cell table:formula="of:=(([.H112]-0)/(1-0))*(3-0)+0" office:value-type="float" office:value="0.1171875">
            <text:p>0.117187500</text:p>
          </table:table-cell>
          <table:table-cell table:formula="of:=(([.I112]-0)/(1-0))*(100-0)+0" office:value-type="float" office:value="82.03125">
            <text:p>82.031250000</text:p>
          </table:table-cell>
          <table:table-cell table:formula="of:=(([.J112]-0)/(1-0))*(3-0)+0" office:value-type="float" office:value="1.1484375">
            <text:p>1.148437500</text:p>
          </table:table-cell>
          <table:table-cell table:formula="of:=(([.K112]-0)/(1-0))*(3-0)+0" office:value-type="float" office:value="0.8203125">
            <text:p>0.820312500</text:p>
          </table:table-cell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 office:value-type="float" office:value="0.0234375">
            <text:p>0.0234375</text:p>
          </table:table-cell>
          <table:table-cell/>
          <table:table-cell table:formula="of:=ROUND((([.A113]-0)/(1-0))*(20-2)+2)" office:value-type="float" office:value="13">
            <text:p>13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M113]*[.P113]" office:value-type="float" office:value="7.00781250599219">
            <text:p>7.007812506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formula="of:=(([.F113]-0)/(1-0))*(100-0)+0" office:value-type="float" office:value="17.96875">
            <text:p>17.968750000</text:p>
          </table:table-cell>
          <table:table-cell table:formula="of:=(([.G113]-0)/(1-0))*(3-0)+0" office:value-type="float" office:value="0.6328125">
            <text:p>0.632812500</text:p>
          </table:table-cell>
          <table:table-cell table:formula="of:=(([.H113]-0)/(1-0))*(3-0)+0" office:value-type="float" office:value="0.8671875">
            <text:p>0.867187500</text:p>
          </table:table-cell>
          <table:table-cell table:formula="of:=(([.I113]-0)/(1-0))*(100-0)+0" office:value-type="float" office:value="57.03125">
            <text:p>57.031250000</text:p>
          </table:table-cell>
          <table:table-cell table:formula="of:=(([.J113]-0)/(1-0))*(3-0)+0" office:value-type="float" office:value="0.3984375">
            <text:p>0.398437500</text:p>
          </table:table-cell>
          <table:table-cell table:formula="of:=(([.K113]-0)/(1-0))*(3-0)+0" office:value-type="float" office:value="0.0703125">
            <text:p>0.070312500</text:p>
          </table:table-cell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 office:value-type="float" office:value="0.5234375">
            <text:p>0.5234375</text:p>
          </table:table-cell>
          <table:table-cell/>
          <table:table-cell table:formula="of:=ROUND((([.A114]-0)/(1-0))*(20-2)+2)" office:value-type="float" office:value="4">
            <text:p>4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M114]*[.P114]" office:value-type="float" office:value="0.15625000384375">
            <text:p>0.156250004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formula="of:=(([.F114]-0)/(1-0))*(100-0)+0" office:value-type="float" office:value="67.96875">
            <text:p>67.968750000</text:p>
          </table:table-cell>
          <table:table-cell table:formula="of:=(([.G114]-0)/(1-0))*(3-0)+0" office:value-type="float" office:value="2.1328125">
            <text:p>2.132812500</text:p>
          </table:table-cell>
          <table:table-cell table:formula="of:=(([.H114]-0)/(1-0))*(3-0)+0" office:value-type="float" office:value="2.3671875">
            <text:p>2.367187500</text:p>
          </table:table-cell>
          <table:table-cell table:formula="of:=(([.I114]-0)/(1-0))*(100-0)+0" office:value-type="float" office:value="7.03125">
            <text:p>7.031250000</text:p>
          </table:table-cell>
          <table:table-cell table:formula="of:=(([.J114]-0)/(1-0))*(3-0)+0" office:value-type="float" office:value="1.8984375">
            <text:p>1.898437500</text:p>
          </table:table-cell>
          <table:table-cell table:formula="of:=(([.K114]-0)/(1-0))*(3-0)+0" office:value-type="float" office:value="1.5703125">
            <text:p>1.570312500</text:p>
          </table:table-cell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 office:value-type="float" office:value="0.5546875">
            <text:p>0.5546875</text:p>
          </table:table-cell>
          <table:table-cell/>
          <table:table-cell table:formula="of:=ROUND((([.A115]-0)/(1-0))*(20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M115]*[.P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formula="of:=(([.F115]-0)/(1-0))*(100-0)+0" office:value-type="float" office:value="39.84375">
            <text:p>39.843750000</text:p>
          </table:table-cell>
          <table:table-cell table:formula="of:=(([.G115]-0)/(1-0))*(3-0)+0" office:value-type="float" office:value="2.7890625">
            <text:p>2.789062500</text:p>
          </table:table-cell>
          <table:table-cell table:formula="of:=(([.H115]-0)/(1-0))*(3-0)+0" office:value-type="float" office:value="0.7734375">
            <text:p>0.773437500</text:p>
          </table:table-cell>
          <table:table-cell table:formula="of:=(([.I115]-0)/(1-0))*(100-0)+0" office:value-type="float" office:value="22.65625">
            <text:p>22.656250000</text:p>
          </table:table-cell>
          <table:table-cell table:formula="of:=(([.J115]-0)/(1-0))*(3-0)+0" office:value-type="float" office:value="0.6796875">
            <text:p>0.679687500</text:p>
          </table:table-cell>
          <table:table-cell table:formula="of:=(([.K115]-0)/(1-0))*(3-0)+0" office:value-type="float" office:value="1.6640625">
            <text:p>1.664062500</text:p>
          </table:table-cell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 office:value-type="float" office:value="0.0546875">
            <text:p>0.0546875</text:p>
          </table:table-cell>
          <table:table-cell/>
          <table:table-cell table:formula="of:=ROUND((([.A116]-0)/(1-0))*(20-2)+2)" office:value-type="float" office:value="12">
            <text:p>12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M116]*[.P116]" office:value-type="float" office:value="5.34375000665625">
            <text:p>5.343750007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formula="of:=(([.F116]-0)/(1-0))*(100-0)+0" office:value-type="float" office:value="89.84375">
            <text:p>89.843750000</text:p>
          </table:table-cell>
          <table:table-cell table:formula="of:=(([.G116]-0)/(1-0))*(3-0)+0" office:value-type="float" office:value="1.2890625">
            <text:p>1.289062500</text:p>
          </table:table-cell>
          <table:table-cell table:formula="of:=(([.H116]-0)/(1-0))*(3-0)+0" office:value-type="float" office:value="2.2734375">
            <text:p>2.273437500</text:p>
          </table:table-cell>
          <table:table-cell table:formula="of:=(([.I116]-0)/(1-0))*(100-0)+0" office:value-type="float" office:value="72.65625">
            <text:p>72.656250000</text:p>
          </table:table-cell>
          <table:table-cell table:formula="of:=(([.J116]-0)/(1-0))*(3-0)+0" office:value-type="float" office:value="2.1796875">
            <text:p>2.179687500</text:p>
          </table:table-cell>
          <table:table-cell table:formula="of:=(([.K116]-0)/(1-0))*(3-0)+0" office:value-type="float" office:value="0.1640625">
            <text:p>0.164062500</text:p>
          </table:table-cell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 office:value-type="float" office:value="0.3046875">
            <text:p>0.3046875</text:p>
          </table:table-cell>
          <table:table-cell/>
          <table:table-cell table:formula="of:=ROUND((([.A117]-0)/(1-0))*(20-2)+2)" office:value-type="float" office:value="17">
            <text:p>17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M117]*[.P117]" office:value-type="float" office:value="11.8203125051797">
            <text:p>11.820312505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formula="of:=(([.F117]-0)/(1-0))*(100-0)+0" office:value-type="float" office:value="64.84375">
            <text:p>64.843750000</text:p>
          </table:table-cell>
          <table:table-cell table:formula="of:=(([.G117]-0)/(1-0))*(3-0)+0" office:value-type="float" office:value="2.0390625">
            <text:p>2.039062500</text:p>
          </table:table-cell>
          <table:table-cell table:formula="of:=(([.H117]-0)/(1-0))*(3-0)+0" office:value-type="float" office:value="1.5234375">
            <text:p>1.523437500</text:p>
          </table:table-cell>
          <table:table-cell table:formula="of:=(([.I117]-0)/(1-0))*(100-0)+0" office:value-type="float" office:value="97.65625">
            <text:p>97.656250000</text:p>
          </table:table-cell>
          <table:table-cell table:formula="of:=(([.J117]-0)/(1-0))*(3-0)+0" office:value-type="float" office:value="2.9296875">
            <text:p>2.929687500</text:p>
          </table:table-cell>
          <table:table-cell table:formula="of:=(([.K117]-0)/(1-0))*(3-0)+0" office:value-type="float" office:value="0.9140625">
            <text:p>0.914062500</text:p>
          </table:table-cell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 office:value-type="float" office:value="0.8046875">
            <text:p>0.8046875</text:p>
          </table:table-cell>
          <table:table-cell/>
          <table:table-cell table:formula="of:=ROUND((([.A118]-0)/(1-0))*(20-2)+2)" office:value-type="float" office:value="8">
            <text:p>8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M118]*[.P118]" office:value-type="float" office:value="1.5625000064375">
            <text:p>1.562500006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formula="of:=(([.F118]-0)/(1-0))*(100-0)+0" office:value-type="float" office:value="14.84375">
            <text:p>14.843750000</text:p>
          </table:table-cell>
          <table:table-cell table:formula="of:=(([.G118]-0)/(1-0))*(3-0)+0" office:value-type="float" office:value="0.5390625">
            <text:p>0.539062500</text:p>
          </table:table-cell>
          <table:table-cell table:formula="of:=(([.H118]-0)/(1-0))*(3-0)+0" office:value-type="float" office:value="0.0234375">
            <text:p>0.023437500</text:p>
          </table:table-cell>
          <table:table-cell table:formula="of:=(([.I118]-0)/(1-0))*(100-0)+0" office:value-type="float" office:value="47.65625">
            <text:p>47.656250000</text:p>
          </table:table-cell>
          <table:table-cell table:formula="of:=(([.J118]-0)/(1-0))*(3-0)+0" office:value-type="float" office:value="1.4296875">
            <text:p>1.429687500</text:p>
          </table:table-cell>
          <table:table-cell table:formula="of:=(([.K118]-0)/(1-0))*(3-0)+0" office:value-type="float" office:value="2.4140625">
            <text:p>2.414062500</text:p>
          </table:table-cell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 office:value-type="float" office:value="0.4296875">
            <text:p>0.4296875</text:p>
          </table:table-cell>
          <table:table-cell/>
          <table:table-cell table:formula="of:=ROUND((([.A119]-0)/(1-0))*(20-2)+2)" office:value-type="float" office:value="10">
            <text:p>10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M119]*[.P119]" office:value-type="float" office:value="0.703125009296875">
            <text:p>0.703125009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formula="of:=(([.F119]-0)/(1-0))*(100-0)+0" office:value-type="float" office:value="27.34375">
            <text:p>27.343750000</text:p>
          </table:table-cell>
          <table:table-cell table:formula="of:=(([.G119]-0)/(1-0))*(3-0)+0" office:value-type="float" office:value="1.6640625">
            <text:p>1.664062500</text:p>
          </table:table-cell>
          <table:table-cell table:formula="of:=(([.H119]-0)/(1-0))*(3-0)+0" office:value-type="float" office:value="1.8984375">
            <text:p>1.898437500</text:p>
          </table:table-cell>
          <table:table-cell table:formula="of:=(([.I119]-0)/(1-0))*(100-0)+0" office:value-type="float" office:value="85.15625">
            <text:p>85.156250000</text:p>
          </table:table-cell>
          <table:table-cell table:formula="of:=(([.J119]-0)/(1-0))*(3-0)+0" office:value-type="float" office:value="1.8046875">
            <text:p>1.804687500</text:p>
          </table:table-cell>
          <table:table-cell table:formula="of:=(([.K119]-0)/(1-0))*(3-0)+0" office:value-type="float" office:value="1.2890625">
            <text:p>1.289062500</text:p>
          </table:table-cell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 office:value-type="float" office:value="0.9296875">
            <text:p>0.9296875</text:p>
          </table:table-cell>
          <table:table-cell/>
          <table:table-cell table:formula="of:=ROUND((([.A120]-0)/(1-0))*(20-2)+2)" office:value-type="float" office:value="19">
            <text:p>19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M120]*[.P120]" office:value-type="float" office:value="10.8359375081641">
            <text:p>10.835937508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formula="of:=(([.F120]-0)/(1-0))*(100-0)+0" office:value-type="float" office:value="77.34375">
            <text:p>77.343750000</text:p>
          </table:table-cell>
          <table:table-cell table:formula="of:=(([.G120]-0)/(1-0))*(3-0)+0" office:value-type="float" office:value="0.1640625">
            <text:p>0.164062500</text:p>
          </table:table-cell>
          <table:table-cell table:formula="of:=(([.H120]-0)/(1-0))*(3-0)+0" office:value-type="float" office:value="0.3984375">
            <text:p>0.398437500</text:p>
          </table:table-cell>
          <table:table-cell table:formula="of:=(([.I120]-0)/(1-0))*(100-0)+0" office:value-type="float" office:value="35.15625">
            <text:p>35.156250000</text:p>
          </table:table-cell>
          <table:table-cell table:formula="of:=(([.J120]-0)/(1-0))*(3-0)+0" office:value-type="float" office:value="0.3046875">
            <text:p>0.304687500</text:p>
          </table:table-cell>
          <table:table-cell table:formula="of:=(([.K120]-0)/(1-0))*(3-0)+0" office:value-type="float" office:value="2.7890625">
            <text:p>2.789062500</text:p>
          </table:table-cell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 office:value-type="float" office:value="0.6796875">
            <text:p>0.6796875</text:p>
          </table:table-cell>
          <table:table-cell/>
          <table:table-cell table:formula="of:=ROUND((([.A121]-0)/(1-0))*(20-2)+2)" office:value-type="float" office:value="15">
            <text:p>15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M121]*[.P121]" office:value-type="float" office:value="4.80468751019531">
            <text:p>4.804687510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formula="of:=(([.F121]-0)/(1-0))*(100-0)+0" office:value-type="float" office:value="52.34375">
            <text:p>52.343750000</text:p>
          </table:table-cell>
          <table:table-cell table:formula="of:=(([.G121]-0)/(1-0))*(3-0)+0" office:value-type="float" office:value="2.4140625">
            <text:p>2.414062500</text:p>
          </table:table-cell>
          <table:table-cell table:formula="of:=(([.H121]-0)/(1-0))*(3-0)+0" office:value-type="float" office:value="1.1484375">
            <text:p>1.148437500</text:p>
          </table:table-cell>
          <table:table-cell table:formula="of:=(([.I121]-0)/(1-0))*(100-0)+0" office:value-type="float" office:value="10.15625">
            <text:p>10.156250000</text:p>
          </table:table-cell>
          <table:table-cell table:formula="of:=(([.J121]-0)/(1-0))*(3-0)+0" office:value-type="float" office:value="1.0546875">
            <text:p>1.054687500</text:p>
          </table:table-cell>
          <table:table-cell table:formula="of:=(([.K121]-0)/(1-0))*(3-0)+0" office:value-type="float" office:value="2.0390625">
            <text:p>2.039062500</text:p>
          </table:table-cell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 office:value-type="float" office:value="0.1796875">
            <text:p>0.1796875</text:p>
          </table:table-cell>
          <table:table-cell/>
          <table:table-cell table:formula="of:=ROUND((([.A122]-0)/(1-0))*(20-2)+2)" office:value-type="float" office:value="6">
            <text:p>6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M122]*[.P122]" office:value-type="float" office:value="4.92187500107813">
            <text:p>4.9218750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formula="of:=(([.F122]-0)/(1-0))*(100-0)+0" office:value-type="float" office:value="2.34375">
            <text:p>2.343750000</text:p>
          </table:table-cell>
          <table:table-cell table:formula="of:=(([.G122]-0)/(1-0))*(3-0)+0" office:value-type="float" office:value="0.9140625">
            <text:p>0.914062500</text:p>
          </table:table-cell>
          <table:table-cell table:formula="of:=(([.H122]-0)/(1-0))*(3-0)+0" office:value-type="float" office:value="2.6484375">
            <text:p>2.648437500</text:p>
          </table:table-cell>
          <table:table-cell table:formula="of:=(([.I122]-0)/(1-0))*(100-0)+0" office:value-type="float" office:value="60.15625">
            <text:p>60.156250000</text:p>
          </table:table-cell>
          <table:table-cell table:formula="of:=(([.J122]-0)/(1-0))*(3-0)+0" office:value-type="float" office:value="2.5546875">
            <text:p>2.554687500</text:p>
          </table:table-cell>
          <table:table-cell table:formula="of:=(([.K122]-0)/(1-0))*(3-0)+0" office:value-type="float" office:value="0.5390625">
            <text:p>0.539062500</text:p>
          </table:table-cell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 office:value-type="float" office:value="0.2421875">
            <text:p>0.2421875</text:p>
          </table:table-cell>
          <table:table-cell/>
          <table:table-cell table:formula="of:=ROUND((([.A123]-0)/(1-0))*(20-2)+2)" office:value-type="float" office:value="4">
            <text:p>4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M123]*[.P123]" office:value-type="float" office:value="2.03125000196875">
            <text:p>2.0312500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formula="of:=(([.F123]-0)/(1-0))*(100-0)+0" office:value-type="float" office:value="21.09375">
            <text:p>21.093750000</text:p>
          </table:table-cell>
          <table:table-cell table:formula="of:=(([.G123]-0)/(1-0))*(3-0)+0" office:value-type="float" office:value="1.8515625">
            <text:p>1.851562500</text:p>
          </table:table-cell>
          <table:table-cell table:formula="of:=(([.H123]-0)/(1-0))*(3-0)+0" office:value-type="float" office:value="2.0859375">
            <text:p>2.085937500</text:p>
          </table:table-cell>
          <table:table-cell table:formula="of:=(([.I123]-0)/(1-0))*(100-0)+0" office:value-type="float" office:value="78.90625">
            <text:p>78.906250000</text:p>
          </table:table-cell>
          <table:table-cell table:formula="of:=(([.J123]-0)/(1-0))*(3-0)+0" office:value-type="float" office:value="1.2421875">
            <text:p>1.242187500</text:p>
          </table:table-cell>
          <table:table-cell table:formula="of:=(([.K123]-0)/(1-0))*(3-0)+0" office:value-type="float" office:value="0.7265625">
            <text:p>0.726562500</text:p>
          </table:table-cell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 office:value-type="float" office:value="0.7421875">
            <text:p>0.7421875</text:p>
          </table:table-cell>
          <table:table-cell/>
          <table:table-cell table:formula="of:=ROUND((([.A124]-0)/(1-0))*(20-2)+2)" office:value-type="float" office:value="13">
            <text:p>13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M124]*[.P124]" office:value-type="float" office:value="0.101562512898438">
            <text:p>0.101562513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formula="of:=(([.F124]-0)/(1-0))*(100-0)+0" office:value-type="float" office:value="71.09375">
            <text:p>71.093750000</text:p>
          </table:table-cell>
          <table:table-cell table:formula="of:=(([.G124]-0)/(1-0))*(3-0)+0" office:value-type="float" office:value="0.3515625">
            <text:p>0.351562500</text:p>
          </table:table-cell>
          <table:table-cell table:formula="of:=(([.H124]-0)/(1-0))*(3-0)+0" office:value-type="float" office:value="0.5859375">
            <text:p>0.585937500</text:p>
          </table:table-cell>
          <table:table-cell table:formula="of:=(([.I124]-0)/(1-0))*(100-0)+0" office:value-type="float" office:value="28.90625">
            <text:p>28.906250000</text:p>
          </table:table-cell>
          <table:table-cell table:formula="of:=(([.J124]-0)/(1-0))*(3-0)+0" office:value-type="float" office:value="2.7421875">
            <text:p>2.742187500</text:p>
          </table:table-cell>
          <table:table-cell table:formula="of:=(([.K124]-0)/(1-0))*(3-0)+0" office:value-type="float" office:value="2.2265625">
            <text:p>2.226562500</text:p>
          </table:table-cell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 office:value-type="float" office:value="0.9921875">
            <text:p>0.9921875</text:p>
          </table:table-cell>
          <table:table-cell/>
          <table:table-cell table:formula="of:=ROUND((([.A125]-0)/(1-0))*(20-2)+2)" office:value-type="float" office:value="18">
            <text:p>18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M125]*[.P125]" office:value-type="float" office:value="13.6406250043594">
            <text:p>13.640625004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formula="of:=(([.F125]-0)/(1-0))*(100-0)+0" office:value-type="float" office:value="96.09375">
            <text:p>96.093750000</text:p>
          </table:table-cell>
          <table:table-cell table:formula="of:=(([.G125]-0)/(1-0))*(3-0)+0" office:value-type="float" office:value="2.6015625">
            <text:p>2.601562500</text:p>
          </table:table-cell>
          <table:table-cell table:formula="of:=(([.H125]-0)/(1-0))*(3-0)+0" office:value-type="float" office:value="1.3359375">
            <text:p>1.335937500</text:p>
          </table:table-cell>
          <table:table-cell table:formula="of:=(([.I125]-0)/(1-0))*(100-0)+0" office:value-type="float" office:value="3.90625">
            <text:p>3.906250000</text:p>
          </table:table-cell>
          <table:table-cell table:formula="of:=(([.J125]-0)/(1-0))*(3-0)+0" office:value-type="float" office:value="1.9921875">
            <text:p>1.992187500</text:p>
          </table:table-cell>
          <table:table-cell table:formula="of:=(([.K125]-0)/(1-0))*(3-0)+0" office:value-type="float" office:value="2.9765625">
            <text:p>2.976562500</text:p>
          </table:table-cell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 office:value-type="float" office:value="0.4921875">
            <text:p>0.4921875</text:p>
          </table:table-cell>
          <table:table-cell/>
          <table:table-cell table:formula="of:=ROUND((([.A126]-0)/(1-0))*(20-2)+2)" office:value-type="float" office:value="9">
            <text:p>9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M126]*[.P126]" office:value-type="float" office:value="2.32031250667969">
            <text:p>2.320312507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formula="of:=(([.F126]-0)/(1-0))*(100-0)+0" office:value-type="float" office:value="46.09375">
            <text:p>46.093750000</text:p>
          </table:table-cell>
          <table:table-cell table:formula="of:=(([.G126]-0)/(1-0))*(3-0)+0" office:value-type="float" office:value="1.1015625">
            <text:p>1.101562500</text:p>
          </table:table-cell>
          <table:table-cell table:formula="of:=(([.H126]-0)/(1-0))*(3-0)+0" office:value-type="float" office:value="2.8359375">
            <text:p>2.835937500</text:p>
          </table:table-cell>
          <table:table-cell table:formula="of:=(([.I126]-0)/(1-0))*(100-0)+0" office:value-type="float" office:value="53.90625">
            <text:p>53.906250000</text:p>
          </table:table-cell>
          <table:table-cell table:formula="of:=(([.J126]-0)/(1-0))*(3-0)+0" office:value-type="float" office:value="0.4921875">
            <text:p>0.492187500</text:p>
          </table:table-cell>
          <table:table-cell table:formula="of:=(([.K126]-0)/(1-0))*(3-0)+0" office:value-type="float" office:value="1.4765625">
            <text:p>1.476562500</text:p>
          </table:table-cell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 office:value-type="float" office:value="0.8671875">
            <text:p>0.8671875</text:p>
          </table:table-cell>
          <table:table-cell/>
          <table:table-cell table:formula="of:=ROUND((([.A127]-0)/(1-0))*(20-2)+2)" office:value-type="float" office:value="7">
            <text:p>7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M127]*[.P127]" office:value-type="float" office:value="2.67968750432031">
            <text:p>2.679687504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formula="of:=(([.F127]-0)/(1-0))*(100-0)+0" office:value-type="float" office:value="8.59375">
            <text:p>8.593750000</text:p>
          </table:table-cell>
          <table:table-cell table:formula="of:=(([.G127]-0)/(1-0))*(3-0)+0" office:value-type="float" office:value="2.9765625">
            <text:p>2.976562500</text:p>
          </table:table-cell>
          <table:table-cell table:formula="of:=(([.H127]-0)/(1-0))*(3-0)+0" office:value-type="float" office:value="0.9609375">
            <text:p>0.960937500</text:p>
          </table:table-cell>
          <table:table-cell table:formula="of:=(([.I127]-0)/(1-0))*(100-0)+0" office:value-type="float" office:value="16.40625">
            <text:p>16.406250000</text:p>
          </table:table-cell>
          <table:table-cell table:formula="of:=(([.J127]-0)/(1-0))*(3-0)+0" office:value-type="float" office:value="2.3671875">
            <text:p>2.367187500</text:p>
          </table:table-cell>
          <table:table-cell table:formula="of:=(([.K127]-0)/(1-0))*(3-0)+0" office:value-type="float" office:value="2.6015625">
            <text:p>2.601562500</text:p>
          </table:table-cell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 office:value-type="float" office:value="0.3671875">
            <text:p>0.3671875</text:p>
          </table:table-cell>
          <table:table-cell/>
          <table:table-cell table:formula="of:=ROUND((([.A128]-0)/(1-0))*(20-2)+2)" office:value-type="float" office:value="16">
            <text:p>16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M128]*[.P128]" office:value-type="float" office:value="14.125000001875">
            <text:p>14.1250000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formula="of:=(([.F128]-0)/(1-0))*(100-0)+0" office:value-type="float" office:value="58.59375">
            <text:p>58.593750000</text:p>
          </table:table-cell>
          <table:table-cell table:formula="of:=(([.G128]-0)/(1-0))*(3-0)+0" office:value-type="float" office:value="1.4765625">
            <text:p>1.476562500</text:p>
          </table:table-cell>
          <table:table-cell table:formula="of:=(([.H128]-0)/(1-0))*(3-0)+0" office:value-type="float" office:value="2.4609375">
            <text:p>2.460937500</text:p>
          </table:table-cell>
          <table:table-cell table:formula="of:=(([.I128]-0)/(1-0))*(100-0)+0" office:value-type="float" office:value="66.40625">
            <text:p>66.406250000</text:p>
          </table:table-cell>
          <table:table-cell table:formula="of:=(([.J128]-0)/(1-0))*(3-0)+0" office:value-type="float" office:value="0.8671875">
            <text:p>0.867187500</text:p>
          </table:table-cell>
          <table:table-cell table:formula="of:=(([.K128]-0)/(1-0))*(3-0)+0" office:value-type="float" office:value="1.1015625">
            <text:p>1.101562500</text:p>
          </table:table-cell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 office:value-type="float" office:value="0.1171875">
            <text:p>0.1171875</text:p>
          </table:table-cell>
          <table:table-cell/>
          <table:table-cell table:formula="of:=ROUND((([.A129]-0)/(1-0))*(20-2)+2)" office:value-type="float" office:value="11">
            <text:p>11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M129]*[.P129]" office:value-type="float" office:value="1.46093750953906">
            <text:p>1.460937510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formula="of:=(([.F129]-0)/(1-0))*(100-0)+0" office:value-type="float" office:value="83.59375">
            <text:p>83.593750000</text:p>
          </table:table-cell>
          <table:table-cell table:formula="of:=(([.G129]-0)/(1-0))*(3-0)+0" office:value-type="float" office:value="2.2265625">
            <text:p>2.226562500</text:p>
          </table:table-cell>
          <table:table-cell table:formula="of:=(([.H129]-0)/(1-0))*(3-0)+0" office:value-type="float" office:value="1.7109375">
            <text:p>1.710937500</text:p>
          </table:table-cell>
          <table:table-cell table:formula="of:=(([.I129]-0)/(1-0))*(100-0)+0" office:value-type="float" office:value="91.40625">
            <text:p>91.406250000</text:p>
          </table:table-cell>
          <table:table-cell table:formula="of:=(([.J129]-0)/(1-0))*(3-0)+0" office:value-type="float" office:value="0.1171875">
            <text:p>0.117187500</text:p>
          </table:table-cell>
          <table:table-cell table:formula="of:=(([.K129]-0)/(1-0))*(3-0)+0" office:value-type="float" office:value="0.3515625">
            <text:p>0.351562500</text:p>
          </table:table-cell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 office:value-type="float" office:value="0.6171875">
            <text:p>0.6171875</text:p>
          </table:table-cell>
          <table:table-cell/>
          <table:table-cell table:formula="of:=ROUND((([.A130]-0)/(1-0))*(20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M130]*[.P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formula="of:=(([.F130]-0)/(1-0))*(100-0)+0" office:value-type="float" office:value="33.59375">
            <text:p>33.593750000</text:p>
          </table:table-cell>
          <table:table-cell table:formula="of:=(([.G130]-0)/(1-0))*(3-0)+0" office:value-type="float" office:value="0.7265625">
            <text:p>0.726562500</text:p>
          </table:table-cell>
          <table:table-cell table:formula="of:=(([.H130]-0)/(1-0))*(3-0)+0" office:value-type="float" office:value="0.2109375">
            <text:p>0.210937500</text:p>
          </table:table-cell>
          <table:table-cell table:formula="of:=(([.I130]-0)/(1-0))*(100-0)+0" office:value-type="float" office:value="41.40625">
            <text:p>41.406250000</text:p>
          </table:table-cell>
          <table:table-cell table:formula="of:=(([.J130]-0)/(1-0))*(3-0)+0" office:value-type="float" office:value="1.6171875">
            <text:p>1.617187500</text:p>
          </table:table-cell>
          <table:table-cell table:formula="of:=(([.K130]-0)/(1-0))*(3-0)+0" office:value-type="float" office:value="1.8515625">
            <text:p>1.851562500</text:p>
          </table:table-cell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131]-0)/(1-0))*(20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M131]*[.P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formula="of:=(([.F131]-0)/(1-0))*(100-0)+0" office:value-type="float" office:value="67.578125">
            <text:p>67.578125000</text:p>
          </table:table-cell>
          <table:table-cell table:formula="of:=(([.G131]-0)/(1-0))*(3-0)+0" office:value-type="float" office:value="2.58984375">
            <text:p>2.589843750</text:p>
          </table:table-cell>
          <table:table-cell table:formula="of:=(([.H131]-0)/(1-0))*(3-0)+0" office:value-type="float" office:value="0.73828125">
            <text:p>0.738281250</text:p>
          </table:table-cell>
          <table:table-cell table:formula="of:=(([.I131]-0)/(1-0))*(100-0)+0" office:value-type="float" office:value="10.546875">
            <text:p>10.546875000</text:p>
          </table:table-cell>
          <table:table-cell table:formula="of:=(([.J131]-0)/(1-0))*(3-0)+0" office:value-type="float" office:value="2.44921875">
            <text:p>2.449218750</text:p>
          </table:table-cell>
          <table:table-cell table:formula="of:=(([.K131]-0)/(1-0))*(3-0)+0" office:value-type="float" office:value="2.21484375">
            <text:p>2.214843750</text:p>
          </table:table-cell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132]-0)/(1-0))*(20-2)+2)" office:value-type="float" office:value="11">
            <text:p>11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M132]*[.P132]" office:value-type="float" office:value="7.60546875339453">
            <text:p>7.605468753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formula="of:=(([.F132]-0)/(1-0))*(100-0)+0" office:value-type="float" office:value="17.578125">
            <text:p>17.578125000</text:p>
          </table:table-cell>
          <table:table-cell table:formula="of:=(([.G132]-0)/(1-0))*(3-0)+0" office:value-type="float" office:value="1.08984375">
            <text:p>1.089843750</text:p>
          </table:table-cell>
          <table:table-cell table:formula="of:=(([.H132]-0)/(1-0))*(3-0)+0" office:value-type="float" office:value="2.23828125">
            <text:p>2.238281250</text:p>
          </table:table-cell>
          <table:table-cell table:formula="of:=(([.I132]-0)/(1-0))*(100-0)+0" office:value-type="float" office:value="60.546875">
            <text:p>60.546875000</text:p>
          </table:table-cell>
          <table:table-cell table:formula="of:=(([.J132]-0)/(1-0))*(3-0)+0" office:value-type="float" office:value="0.94921875">
            <text:p>0.949218750</text:p>
          </table:table-cell>
          <table:table-cell table:formula="of:=(([.K132]-0)/(1-0))*(3-0)+0" office:value-type="float" office:value="0.71484375">
            <text:p>0.714843750</text:p>
          </table:table-cell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133]-0)/(1-0))*(20-2)+2)" office:value-type="float" office:value="16">
            <text:p>16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M133]*[.P133]" office:value-type="float" office:value="7.0625000089375">
            <text:p>7.062500009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formula="of:=(([.F133]-0)/(1-0))*(100-0)+0" office:value-type="float" office:value="42.578125">
            <text:p>42.578125000</text:p>
          </table:table-cell>
          <table:table-cell table:formula="of:=(([.G133]-0)/(1-0))*(3-0)+0" office:value-type="float" office:value="1.83984375">
            <text:p>1.839843750</text:p>
          </table:table-cell>
          <table:table-cell table:formula="of:=(([.H133]-0)/(1-0))*(3-0)+0" office:value-type="float" office:value="2.98828125">
            <text:p>2.988281250</text:p>
          </table:table-cell>
          <table:table-cell table:formula="of:=(([.I133]-0)/(1-0))*(100-0)+0" office:value-type="float" office:value="85.546875">
            <text:p>85.546875000</text:p>
          </table:table-cell>
          <table:table-cell table:formula="of:=(([.J133]-0)/(1-0))*(3-0)+0" office:value-type="float" office:value="0.19921875">
            <text:p>0.199218750</text:p>
          </table:table-cell>
          <table:table-cell table:formula="of:=(([.K133]-0)/(1-0))*(3-0)+0" office:value-type="float" office:value="1.46484375">
            <text:p>1.464843750</text:p>
          </table:table-cell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134]-0)/(1-0))*(20-2)+2)" office:value-type="float" office:value="7">
            <text:p>7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M134]*[.P134]" office:value-type="float" office:value="6.58984375041016">
            <text:p>6.58984375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formula="of:=(([.F134]-0)/(1-0))*(100-0)+0" office:value-type="float" office:value="92.578125">
            <text:p>92.578125000</text:p>
          </table:table-cell>
          <table:table-cell table:formula="of:=(([.G134]-0)/(1-0))*(3-0)+0" office:value-type="float" office:value="0.33984375">
            <text:p>0.339843750</text:p>
          </table:table-cell>
          <table:table-cell table:formula="of:=(([.H134]-0)/(1-0))*(3-0)+0" office:value-type="float" office:value="1.48828125">
            <text:p>1.488281250</text:p>
          </table:table-cell>
          <table:table-cell table:formula="of:=(([.I134]-0)/(1-0))*(100-0)+0" office:value-type="float" office:value="35.546875">
            <text:p>35.546875000</text:p>
          </table:table-cell>
          <table:table-cell table:formula="of:=(([.J134]-0)/(1-0))*(3-0)+0" office:value-type="float" office:value="1.69921875">
            <text:p>1.699218750</text:p>
          </table:table-cell>
          <table:table-cell table:formula="of:=(([.K134]-0)/(1-0))*(3-0)+0" office:value-type="float" office:value="2.96484375">
            <text:p>2.964843750</text:p>
          </table:table-cell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135]-0)/(1-0))*(20-2)+2)" office:value-type="float" office:value="9">
            <text:p>9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M135]*[.P135]" office:value-type="float" office:value="7.34765625165234">
            <text:p>7.347656252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formula="of:=(([.F135]-0)/(1-0))*(100-0)+0" office:value-type="float" office:value="55.078125">
            <text:p>55.078125000</text:p>
          </table:table-cell>
          <table:table-cell table:formula="of:=(([.G135]-0)/(1-0))*(3-0)+0" office:value-type="float" office:value="2.21484375">
            <text:p>2.214843750</text:p>
          </table:table-cell>
          <table:table-cell table:formula="of:=(([.H135]-0)/(1-0))*(3-0)+0" office:value-type="float" office:value="2.61328125">
            <text:p>2.613281250</text:p>
          </table:table-cell>
          <table:table-cell table:formula="of:=(([.I135]-0)/(1-0))*(100-0)+0" office:value-type="float" office:value="98.046875">
            <text:p>98.046875000</text:p>
          </table:table-cell>
          <table:table-cell table:formula="of:=(([.J135]-0)/(1-0))*(3-0)+0" office:value-type="float" office:value="1.32421875">
            <text:p>1.324218750</text:p>
          </table:table-cell>
          <table:table-cell table:formula="of:=(([.K135]-0)/(1-0))*(3-0)+0" office:value-type="float" office:value="1.08984375">
            <text:p>1.089843750</text:p>
          </table:table-cell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136]-0)/(1-0))*(20-2)+2)" office:value-type="float" office:value="18">
            <text:p>18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M136]*[.P136]" office:value-type="float" office:value="5.69531251230469">
            <text:p>5.695312512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formula="of:=(([.F136]-0)/(1-0))*(100-0)+0" office:value-type="float" office:value="5.078125">
            <text:p>5.078125000</text:p>
          </table:table-cell>
          <table:table-cell table:formula="of:=(([.G136]-0)/(1-0))*(3-0)+0" office:value-type="float" office:value="0.71484375">
            <text:p>0.714843750</text:p>
          </table:table-cell>
          <table:table-cell table:formula="of:=(([.H136]-0)/(1-0))*(3-0)+0" office:value-type="float" office:value="1.11328125">
            <text:p>1.113281250</text:p>
          </table:table-cell>
          <table:table-cell table:formula="of:=(([.I136]-0)/(1-0))*(100-0)+0" office:value-type="float" office:value="48.046875">
            <text:p>48.046875000</text:p>
          </table:table-cell>
          <table:table-cell table:formula="of:=(([.J136]-0)/(1-0))*(3-0)+0" office:value-type="float" office:value="2.82421875">
            <text:p>2.824218750</text:p>
          </table:table-cell>
          <table:table-cell table:formula="of:=(([.K136]-0)/(1-0))*(3-0)+0" office:value-type="float" office:value="2.58984375">
            <text:p>2.589843750</text:p>
          </table:table-cell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137]-0)/(1-0))*(20-2)+2)" office:value-type="float" office:value="13">
            <text:p>13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M137]*[.P137]" office:value-type="float" office:value="7.36328125563672">
            <text:p>7.363281256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formula="of:=(([.F137]-0)/(1-0))*(100-0)+0" office:value-type="float" office:value="30.078125">
            <text:p>30.078125000</text:p>
          </table:table-cell>
          <table:table-cell table:formula="of:=(([.G137]-0)/(1-0))*(3-0)+0" office:value-type="float" office:value="2.96484375">
            <text:p>2.964843750</text:p>
          </table:table-cell>
          <table:table-cell table:formula="of:=(([.H137]-0)/(1-0))*(3-0)+0" office:value-type="float" office:value="0.36328125">
            <text:p>0.363281250</text:p>
          </table:table-cell>
          <table:table-cell table:formula="of:=(([.I137]-0)/(1-0))*(100-0)+0" office:value-type="float" office:value="23.046875">
            <text:p>23.046875000</text:p>
          </table:table-cell>
          <table:table-cell table:formula="of:=(([.J137]-0)/(1-0))*(3-0)+0" office:value-type="float" office:value="2.07421875">
            <text:p>2.074218750</text:p>
          </table:table-cell>
          <table:table-cell table:formula="of:=(([.K137]-0)/(1-0))*(3-0)+0" office:value-type="float" office:value="1.83984375">
            <text:p>1.839843750</text:p>
          </table:table-cell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138]-0)/(1-0))*(20-2)+2)" office:value-type="float" office:value="4">
            <text:p>4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M138]*[.P138]" office:value-type="float" office:value="0.265625003734375">
            <text:p>0.265625004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formula="of:=(([.F138]-0)/(1-0))*(100-0)+0" office:value-type="float" office:value="80.078125">
            <text:p>80.078125000</text:p>
          </table:table-cell>
          <table:table-cell table:formula="of:=(([.G138]-0)/(1-0))*(3-0)+0" office:value-type="float" office:value="1.46484375">
            <text:p>1.464843750</text:p>
          </table:table-cell>
          <table:table-cell table:formula="of:=(([.H138]-0)/(1-0))*(3-0)+0" office:value-type="float" office:value="1.86328125">
            <text:p>1.863281250</text:p>
          </table:table-cell>
          <table:table-cell table:formula="of:=(([.I138]-0)/(1-0))*(100-0)+0" office:value-type="float" office:value="73.046875">
            <text:p>73.046875000</text:p>
          </table:table-cell>
          <table:table-cell table:formula="of:=(([.J138]-0)/(1-0))*(3-0)+0" office:value-type="float" office:value="0.57421875">
            <text:p>0.574218750</text:p>
          </table:table-cell>
          <table:table-cell table:formula="of:=(([.K138]-0)/(1-0))*(3-0)+0" office:value-type="float" office:value="0.33984375">
            <text:p>0.339843750</text:p>
          </table:table-cell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139]-0)/(1-0))*(20-2)+2)" office:value-type="float" office:value="6">
            <text:p>6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M139]*[.P139]" office:value-type="float" office:value="1.52343750447656">
            <text:p>1.523437504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formula="of:=(([.F139]-0)/(1-0))*(100-0)+0" office:value-type="float" office:value="98.828125">
            <text:p>98.828125000</text:p>
          </table:table-cell>
          <table:table-cell table:formula="of:=(([.G139]-0)/(1-0))*(3-0)+0" office:value-type="float" office:value="2.02734375">
            <text:p>2.027343750</text:p>
          </table:table-cell>
          <table:table-cell table:formula="of:=(([.H139]-0)/(1-0))*(3-0)+0" office:value-type="float" office:value="2.42578125">
            <text:p>2.425781250</text:p>
          </table:table-cell>
          <table:table-cell table:formula="of:=(([.I139]-0)/(1-0))*(100-0)+0" office:value-type="float" office:value="91.796875">
            <text:p>91.796875000</text:p>
          </table:table-cell>
          <table:table-cell table:formula="of:=(([.J139]-0)/(1-0))*(3-0)+0" office:value-type="float" office:value="1.51171875">
            <text:p>1.511718750</text:p>
          </table:table-cell>
          <table:table-cell table:formula="of:=(([.K139]-0)/(1-0))*(3-0)+0" office:value-type="float" office:value="0.15234375">
            <text:p>0.152343750</text:p>
          </table:table-cell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140]-0)/(1-0))*(20-2)+2)" office:value-type="float" office:value="15">
            <text:p>15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M140]*[.P140]" office:value-type="float" office:value="11.3085937536914">
            <text:p>11.308593754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formula="of:=(([.F140]-0)/(1-0))*(100-0)+0" office:value-type="float" office:value="48.828125">
            <text:p>48.828125000</text:p>
          </table:table-cell>
          <table:table-cell table:formula="of:=(([.G140]-0)/(1-0))*(3-0)+0" office:value-type="float" office:value="0.52734375">
            <text:p>0.527343750</text:p>
          </table:table-cell>
          <table:table-cell table:formula="of:=(([.H140]-0)/(1-0))*(3-0)+0" office:value-type="float" office:value="0.92578125">
            <text:p>0.925781250</text:p>
          </table:table-cell>
          <table:table-cell table:formula="of:=(([.I140]-0)/(1-0))*(100-0)+0" office:value-type="float" office:value="41.796875">
            <text:p>41.796875000</text:p>
          </table:table-cell>
          <table:table-cell table:formula="of:=(([.J140]-0)/(1-0))*(3-0)+0" office:value-type="float" office:value="0.01171875">
            <text:p>0.011718750</text:p>
          </table:table-cell>
          <table:table-cell table:formula="of:=(([.K140]-0)/(1-0))*(3-0)+0" office:value-type="float" office:value="1.65234375">
            <text:p>1.652343750</text:p>
          </table:table-cell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141]-0)/(1-0))*(20-2)+2)" office:value-type="float" office:value="19">
            <text:p>19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M141]*[.P141]" office:value-type="float" office:value="0.0742187689257812">
            <text:p>0.074218769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formula="of:=(([.F141]-0)/(1-0))*(100-0)+0" office:value-type="float" office:value="23.828125">
            <text:p>23.828125000</text:p>
          </table:table-cell>
          <table:table-cell table:formula="of:=(([.G141]-0)/(1-0))*(3-0)+0" office:value-type="float" office:value="2.77734375">
            <text:p>2.777343750</text:p>
          </table:table-cell>
          <table:table-cell table:formula="of:=(([.H141]-0)/(1-0))*(3-0)+0" office:value-type="float" office:value="0.17578125">
            <text:p>0.175781250</text:p>
          </table:table-cell>
          <table:table-cell table:formula="of:=(([.I141]-0)/(1-0))*(100-0)+0" office:value-type="float" office:value="16.796875">
            <text:p>16.796875000</text:p>
          </table:table-cell>
          <table:table-cell table:formula="of:=(([.J141]-0)/(1-0))*(3-0)+0" office:value-type="float" office:value="0.76171875">
            <text:p>0.761718750</text:p>
          </table:table-cell>
          <table:table-cell table:formula="of:=(([.K141]-0)/(1-0))*(3-0)+0" office:value-type="float" office:value="2.40234375">
            <text:p>2.402343750</text:p>
          </table:table-cell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142]-0)/(1-0))*(20-2)+2)" office:value-type="float" office:value="10">
            <text:p>10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M142]*[.P142]" office:value-type="float" office:value="5.03906250496094">
            <text:p>5.039062505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formula="of:=(([.F142]-0)/(1-0))*(100-0)+0" office:value-type="float" office:value="73.828125">
            <text:p>73.828125000</text:p>
          </table:table-cell>
          <table:table-cell table:formula="of:=(([.G142]-0)/(1-0))*(3-0)+0" office:value-type="float" office:value="1.27734375">
            <text:p>1.277343750</text:p>
          </table:table-cell>
          <table:table-cell table:formula="of:=(([.H142]-0)/(1-0))*(3-0)+0" office:value-type="float" office:value="1.67578125">
            <text:p>1.675781250</text:p>
          </table:table-cell>
          <table:table-cell table:formula="of:=(([.I142]-0)/(1-0))*(100-0)+0" office:value-type="float" office:value="66.796875">
            <text:p>66.796875000</text:p>
          </table:table-cell>
          <table:table-cell table:formula="of:=(([.J142]-0)/(1-0))*(3-0)+0" office:value-type="float" office:value="2.26171875">
            <text:p>2.261718750</text:p>
          </table:table-cell>
          <table:table-cell table:formula="of:=(([.K142]-0)/(1-0))*(3-0)+0" office:value-type="float" office:value="0.90234375">
            <text:p>0.902343750</text:p>
          </table:table-cell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143]-0)/(1-0))*(20-2)+2)" office:value-type="float" office:value="8">
            <text:p>8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M143]*[.P143]" office:value-type="float" office:value="5.03125000296875">
            <text:p>5.031250003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formula="of:=(([.F143]-0)/(1-0))*(100-0)+0" office:value-type="float" office:value="86.328125">
            <text:p>86.328125000</text:p>
          </table:table-cell>
          <table:table-cell table:formula="of:=(([.G143]-0)/(1-0))*(3-0)+0" office:value-type="float" office:value="2.40234375">
            <text:p>2.402343750</text:p>
          </table:table-cell>
          <table:table-cell table:formula="of:=(([.H143]-0)/(1-0))*(3-0)+0" office:value-type="float" office:value="0.55078125">
            <text:p>0.550781250</text:p>
          </table:table-cell>
          <table:table-cell table:formula="of:=(([.I143]-0)/(1-0))*(100-0)+0" office:value-type="float" office:value="4.296875">
            <text:p>4.296875000</text:p>
          </table:table-cell>
          <table:table-cell table:formula="of:=(([.J143]-0)/(1-0))*(3-0)+0" office:value-type="float" office:value="0.38671875">
            <text:p>0.386718750</text:p>
          </table:table-cell>
          <table:table-cell table:formula="of:=(([.K143]-0)/(1-0))*(3-0)+0" office:value-type="float" office:value="2.77734375">
            <text:p>2.777343750</text:p>
          </table:table-cell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144]-0)/(1-0))*(20-2)+2)" office:value-type="float" office:value="17">
            <text:p>17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M144]*[.P144]" office:value-type="float" office:value="2.19140626480859">
            <text:p>2.191406265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formula="of:=(([.F144]-0)/(1-0))*(100-0)+0" office:value-type="float" office:value="36.328125">
            <text:p>36.328125000</text:p>
          </table:table-cell>
          <table:table-cell table:formula="of:=(([.G144]-0)/(1-0))*(3-0)+0" office:value-type="float" office:value="0.90234375">
            <text:p>0.902343750</text:p>
          </table:table-cell>
          <table:table-cell table:formula="of:=(([.H144]-0)/(1-0))*(3-0)+0" office:value-type="float" office:value="2.05078125">
            <text:p>2.050781250</text:p>
          </table:table-cell>
          <table:table-cell table:formula="of:=(([.I144]-0)/(1-0))*(100-0)+0" office:value-type="float" office:value="54.296875">
            <text:p>54.296875000</text:p>
          </table:table-cell>
          <table:table-cell table:formula="of:=(([.J144]-0)/(1-0))*(3-0)+0" office:value-type="float" office:value="1.88671875">
            <text:p>1.886718750</text:p>
          </table:table-cell>
          <table:table-cell table:formula="of:=(([.K144]-0)/(1-0))*(3-0)+0" office:value-type="float" office:value="1.27734375">
            <text:p>1.277343750</text:p>
          </table:table-cell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145]-0)/(1-0))*(20-2)+2)" office:value-type="float" office:value="12">
            <text:p>12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M145]*[.P145]" office:value-type="float" office:value="10.5468750014531">
            <text:p>10.54687500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formula="of:=(([.F145]-0)/(1-0))*(100-0)+0" office:value-type="float" office:value="11.328125">
            <text:p>11.328125000</text:p>
          </table:table-cell>
          <table:table-cell table:formula="of:=(([.G145]-0)/(1-0))*(3-0)+0" office:value-type="float" office:value="1.65234375">
            <text:p>1.652343750</text:p>
          </table:table-cell>
          <table:table-cell table:formula="of:=(([.H145]-0)/(1-0))*(3-0)+0" office:value-type="float" office:value="2.80078125">
            <text:p>2.800781250</text:p>
          </table:table-cell>
          <table:table-cell table:formula="of:=(([.I145]-0)/(1-0))*(100-0)+0" office:value-type="float" office:value="79.296875">
            <text:p>79.296875000</text:p>
          </table:table-cell>
          <table:table-cell table:formula="of:=(([.J145]-0)/(1-0))*(3-0)+0" office:value-type="float" office:value="2.63671875">
            <text:p>2.636718750</text:p>
          </table:table-cell>
          <table:table-cell table:formula="of:=(([.K145]-0)/(1-0))*(3-0)+0" office:value-type="float" office:value="0.52734375">
            <text:p>0.527343750</text:p>
          </table:table-cell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146]-0)/(1-0))*(20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M146]*[.P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formula="of:=(([.F146]-0)/(1-0))*(100-0)+0" office:value-type="float" office:value="61.328125">
            <text:p>61.328125000</text:p>
          </table:table-cell>
          <table:table-cell table:formula="of:=(([.G146]-0)/(1-0))*(3-0)+0" office:value-type="float" office:value="0.15234375">
            <text:p>0.152343750</text:p>
          </table:table-cell>
          <table:table-cell table:formula="of:=(([.H146]-0)/(1-0))*(3-0)+0" office:value-type="float" office:value="1.30078125">
            <text:p>1.300781250</text:p>
          </table:table-cell>
          <table:table-cell table:formula="of:=(([.I146]-0)/(1-0))*(100-0)+0" office:value-type="float" office:value="29.296875">
            <text:p>29.296875000</text:p>
          </table:table-cell>
          <table:table-cell table:formula="of:=(([.J146]-0)/(1-0))*(3-0)+0" office:value-type="float" office:value="1.13671875">
            <text:p>1.136718750</text:p>
          </table:table-cell>
          <table:table-cell table:formula="of:=(([.K146]-0)/(1-0))*(3-0)+0" office:value-type="float" office:value="2.02734375">
            <text:p>2.027343750</text:p>
          </table:table-cell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147]-0)/(1-0))*(20-2)+2)" office:value-type="float" office:value="4">
            <text:p>4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M147]*[.P147]" office:value-type="float" office:value="2.39062500160937">
            <text:p>2.39062500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formula="of:=(([.F147]-0)/(1-0))*(100-0)+0" office:value-type="float" office:value="33.203125">
            <text:p>33.203125000</text:p>
          </table:table-cell>
          <table:table-cell table:formula="of:=(([.G147]-0)/(1-0))*(3-0)+0" office:value-type="float" office:value="0.99609375">
            <text:p>0.996093750</text:p>
          </table:table-cell>
          <table:table-cell table:formula="of:=(([.H147]-0)/(1-0))*(3-0)+0" office:value-type="float" office:value="2.70703125">
            <text:p>2.707031250</text:p>
          </table:table-cell>
          <table:table-cell table:formula="of:=(([.I147]-0)/(1-0))*(100-0)+0" office:value-type="float" office:value="38.671875">
            <text:p>38.671875000</text:p>
          </table:table-cell>
          <table:table-cell table:formula="of:=(([.J147]-0)/(1-0))*(3-0)+0" office:value-type="float" office:value="2.91796875">
            <text:p>2.917968750</text:p>
          </table:table-cell>
          <table:table-cell table:formula="of:=(([.K147]-0)/(1-0))*(3-0)+0" office:value-type="float" office:value="1.93359375">
            <text:p>1.933593750</text:p>
          </table:table-cell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148]-0)/(1-0))*(20-2)+2)" office:value-type="float" office:value="13">
            <text:p>13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M148]*[.P148]" office:value-type="float" office:value="1.26953126173047">
            <text:p>1.269531262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formula="of:=(([.F148]-0)/(1-0))*(100-0)+0" office:value-type="float" office:value="83.203125">
            <text:p>83.203125000</text:p>
          </table:table-cell>
          <table:table-cell table:formula="of:=(([.G148]-0)/(1-0))*(3-0)+0" office:value-type="float" office:value="2.49609375">
            <text:p>2.496093750</text:p>
          </table:table-cell>
          <table:table-cell table:formula="of:=(([.H148]-0)/(1-0))*(3-0)+0" office:value-type="float" office:value="1.20703125">
            <text:p>1.207031250</text:p>
          </table:table-cell>
          <table:table-cell table:formula="of:=(([.I148]-0)/(1-0))*(100-0)+0" office:value-type="float" office:value="88.671875">
            <text:p>88.671875000</text:p>
          </table:table-cell>
          <table:table-cell table:formula="of:=(([.J148]-0)/(1-0))*(3-0)+0" office:value-type="float" office:value="1.41796875">
            <text:p>1.417968750</text:p>
          </table:table-cell>
          <table:table-cell table:formula="of:=(([.K148]-0)/(1-0))*(3-0)+0" office:value-type="float" office:value="0.43359375">
            <text:p>0.433593750</text:p>
          </table:table-cell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149]-0)/(1-0))*(20-2)+2)" office:value-type="float" office:value="17">
            <text:p>17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M149]*[.P149]" office:value-type="float" office:value="14.4101562525898">
            <text:p>14.410156253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formula="of:=(([.F149]-0)/(1-0))*(100-0)+0" office:value-type="float" office:value="58.203125">
            <text:p>58.203125000</text:p>
          </table:table-cell>
          <table:table-cell table:formula="of:=(([.G149]-0)/(1-0))*(3-0)+0" office:value-type="float" office:value="0.24609375">
            <text:p>0.246093750</text:p>
          </table:table-cell>
          <table:table-cell table:formula="of:=(([.H149]-0)/(1-0))*(3-0)+0" office:value-type="float" office:value="0.45703125">
            <text:p>0.457031250</text:p>
          </table:table-cell>
          <table:table-cell table:formula="of:=(([.I149]-0)/(1-0))*(100-0)+0" office:value-type="float" office:value="63.671875">
            <text:p>63.671875000</text:p>
          </table:table-cell>
          <table:table-cell table:formula="of:=(([.J149]-0)/(1-0))*(3-0)+0" office:value-type="float" office:value="0.66796875">
            <text:p>0.667968750</text:p>
          </table:table-cell>
          <table:table-cell table:formula="of:=(([.K149]-0)/(1-0))*(3-0)+0" office:value-type="float" office:value="1.18359375">
            <text:p>1.183593750</text:p>
          </table:table-cell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150]-0)/(1-0))*(20-2)+2)" office:value-type="float" office:value="8">
            <text:p>8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M150]*[.P150]" office:value-type="float" office:value="2.78125000521875">
            <text:p>2.781250005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formula="of:=(([.F150]-0)/(1-0))*(100-0)+0" office:value-type="float" office:value="8.203125">
            <text:p>8.203125000</text:p>
          </table:table-cell>
          <table:table-cell table:formula="of:=(([.G150]-0)/(1-0))*(3-0)+0" office:value-type="float" office:value="1.74609375">
            <text:p>1.746093750</text:p>
          </table:table-cell>
          <table:table-cell table:formula="of:=(([.H150]-0)/(1-0))*(3-0)+0" office:value-type="float" office:value="1.95703125">
            <text:p>1.957031250</text:p>
          </table:table-cell>
          <table:table-cell table:formula="of:=(([.I150]-0)/(1-0))*(100-0)+0" office:value-type="float" office:value="13.671875">
            <text:p>13.671875000</text:p>
          </table:table-cell>
          <table:table-cell table:formula="of:=(([.J150]-0)/(1-0))*(3-0)+0" office:value-type="float" office:value="2.16796875">
            <text:p>2.167968750</text:p>
          </table:table-cell>
          <table:table-cell table:formula="of:=(([.K150]-0)/(1-0))*(3-0)+0" office:value-type="float" office:value="2.68359375">
            <text:p>2.683593750</text:p>
          </table:table-cell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151]-0)/(1-0))*(20-2)+2)" office:value-type="float" office:value="11">
            <text:p>11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M151]*[.P151]" office:value-type="float" office:value="5.19921875580078">
            <text:p>5.199218756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formula="of:=(([.F151]-0)/(1-0))*(100-0)+0" office:value-type="float" office:value="45.703125">
            <text:p>45.703125000</text:p>
          </table:table-cell>
          <table:table-cell table:formula="of:=(([.G151]-0)/(1-0))*(3-0)+0" office:value-type="float" office:value="0.62109375">
            <text:p>0.621093750</text:p>
          </table:table-cell>
          <table:table-cell table:formula="of:=(([.H151]-0)/(1-0))*(3-0)+0" office:value-type="float" office:value="0.08203125">
            <text:p>0.082031250</text:p>
          </table:table-cell>
          <table:table-cell table:formula="of:=(([.I151]-0)/(1-0))*(100-0)+0" office:value-type="float" office:value="51.171875">
            <text:p>51.171875000</text:p>
          </table:table-cell>
          <table:table-cell table:formula="of:=(([.J151]-0)/(1-0))*(3-0)+0" office:value-type="float" office:value="1.04296875">
            <text:p>1.042968750</text:p>
          </table:table-cell>
          <table:table-cell table:formula="of:=(([.K151]-0)/(1-0))*(3-0)+0" office:value-type="float" office:value="0.80859375">
            <text:p>0.808593750</text:p>
          </table:table-cell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152]-0)/(1-0))*(20-2)+2)" office:value-type="float" office:value="20">
            <text:p>20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M152]*[.P152]" office:value-type="float" office:value="19.4531250005469">
            <text:p>19.453125001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formula="of:=(([.F152]-0)/(1-0))*(100-0)+0" office:value-type="float" office:value="95.703125">
            <text:p>95.703125000</text:p>
          </table:table-cell>
          <table:table-cell table:formula="of:=(([.G152]-0)/(1-0))*(3-0)+0" office:value-type="float" office:value="2.12109375">
            <text:p>2.121093750</text:p>
          </table:table-cell>
          <table:table-cell table:formula="of:=(([.H152]-0)/(1-0))*(3-0)+0" office:value-type="float" office:value="1.58203125">
            <text:p>1.582031250</text:p>
          </table:table-cell>
          <table:table-cell table:formula="of:=(([.I152]-0)/(1-0))*(100-0)+0" office:value-type="float" office:value="1.171875">
            <text:p>1.171875000</text:p>
          </table:table-cell>
          <table:table-cell table:formula="of:=(([.J152]-0)/(1-0))*(3-0)+0" office:value-type="float" office:value="2.54296875">
            <text:p>2.542968750</text:p>
          </table:table-cell>
          <table:table-cell table:formula="of:=(([.K152]-0)/(1-0))*(3-0)+0" office:value-type="float" office:value="2.30859375">
            <text:p>2.308593750</text:p>
          </table:table-cell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153]-0)/(1-0))*(20-2)+2)" office:value-type="float" office:value="15">
            <text:p>15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M153]*[.P153]" office:value-type="float" office:value="3.33984376166016">
            <text:p>3.339843762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formula="of:=(([.F153]-0)/(1-0))*(100-0)+0" office:value-type="float" office:value="70.703125">
            <text:p>70.703125000</text:p>
          </table:table-cell>
          <table:table-cell table:formula="of:=(([.G153]-0)/(1-0))*(3-0)+0" office:value-type="float" office:value="1.37109375">
            <text:p>1.371093750</text:p>
          </table:table-cell>
          <table:table-cell table:formula="of:=(([.H153]-0)/(1-0))*(3-0)+0" office:value-type="float" office:value="2.33203125">
            <text:p>2.332031250</text:p>
          </table:table-cell>
          <table:table-cell table:formula="of:=(([.I153]-0)/(1-0))*(100-0)+0" office:value-type="float" office:value="26.171875">
            <text:p>26.171875000</text:p>
          </table:table-cell>
          <table:table-cell table:formula="of:=(([.J153]-0)/(1-0))*(3-0)+0" office:value-type="float" office:value="1.79296875">
            <text:p>1.792968750</text:p>
          </table:table-cell>
          <table:table-cell table:formula="of:=(([.K153]-0)/(1-0))*(3-0)+0" office:value-type="float" office:value="1.55859375">
            <text:p>1.558593750</text:p>
          </table:table-cell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154]-0)/(1-0))*(20-2)+2)" office:value-type="float" office:value="6">
            <text:p>6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M154]*[.P154]" office:value-type="float" office:value="4.33593750166406">
            <text:p>4.3359375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formula="of:=(([.F154]-0)/(1-0))*(100-0)+0" office:value-type="float" office:value="20.703125">
            <text:p>20.703125000</text:p>
          </table:table-cell>
          <table:table-cell table:formula="of:=(([.G154]-0)/(1-0))*(3-0)+0" office:value-type="float" office:value="2.87109375">
            <text:p>2.871093750</text:p>
          </table:table-cell>
          <table:table-cell table:formula="of:=(([.H154]-0)/(1-0))*(3-0)+0" office:value-type="float" office:value="0.83203125">
            <text:p>0.832031250</text:p>
          </table:table-cell>
          <table:table-cell table:formula="of:=(([.I154]-0)/(1-0))*(100-0)+0" office:value-type="float" office:value="76.171875">
            <text:p>76.171875000</text:p>
          </table:table-cell>
          <table:table-cell table:formula="of:=(([.J154]-0)/(1-0))*(3-0)+0" office:value-type="float" office:value="0.29296875">
            <text:p>0.292968750</text:p>
          </table:table-cell>
          <table:table-cell table:formula="of:=(([.K154]-0)/(1-0))*(3-0)+0" office:value-type="float" office:value="0.05859375">
            <text:p>0.058593750</text:p>
          </table:table-cell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155]-0)/(1-0))*(20-2)+2)" office:value-type="float" office:value="5">
            <text:p>5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M155]*[.P155]" office:value-type="float" office:value="4.55078125044922">
            <text:p>4.55078125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formula="of:=(([.F155]-0)/(1-0))*(100-0)+0" office:value-type="float" office:value="1.953125">
            <text:p>1.953125000</text:p>
          </table:table-cell>
          <table:table-cell table:formula="of:=(([.G155]-0)/(1-0))*(3-0)+0" office:value-type="float" office:value="0.43359375">
            <text:p>0.433593750</text:p>
          </table:table-cell>
          <table:table-cell table:formula="of:=(([.H155]-0)/(1-0))*(3-0)+0" office:value-type="float" office:value="0.26953125">
            <text:p>0.269531250</text:p>
          </table:table-cell>
          <table:table-cell table:formula="of:=(([.I155]-0)/(1-0))*(100-0)+0" office:value-type="float" office:value="57.421875">
            <text:p>57.421875000</text:p>
          </table:table-cell>
          <table:table-cell table:formula="of:=(([.J155]-0)/(1-0))*(3-0)+0" office:value-type="float" office:value="1.98046875">
            <text:p>1.980468750</text:p>
          </table:table-cell>
          <table:table-cell table:formula="of:=(([.K155]-0)/(1-0))*(3-0)+0" office:value-type="float" office:value="0.24609375">
            <text:p>0.246093750</text:p>
          </table:table-cell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156]-0)/(1-0))*(20-2)+2)" office:value-type="float" office:value="14">
            <text:p>14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M156]*[.P156]" office:value-type="float" office:value="5.74218750825781">
            <text:p>5.742187508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formula="of:=(([.F156]-0)/(1-0))*(100-0)+0" office:value-type="float" office:value="51.953125">
            <text:p>51.953125000</text:p>
          </table:table-cell>
          <table:table-cell table:formula="of:=(([.G156]-0)/(1-0))*(3-0)+0" office:value-type="float" office:value="1.93359375">
            <text:p>1.933593750</text:p>
          </table:table-cell>
          <table:table-cell table:formula="of:=(([.H156]-0)/(1-0))*(3-0)+0" office:value-type="float" office:value="1.76953125">
            <text:p>1.769531250</text:p>
          </table:table-cell>
          <table:table-cell table:formula="of:=(([.I156]-0)/(1-0))*(100-0)+0" office:value-type="float" office:value="7.421875">
            <text:p>7.421875000</text:p>
          </table:table-cell>
          <table:table-cell table:formula="of:=(([.J156]-0)/(1-0))*(3-0)+0" office:value-type="float" office:value="0.48046875">
            <text:p>0.480468750</text:p>
          </table:table-cell>
          <table:table-cell table:formula="of:=(([.K156]-0)/(1-0))*(3-0)+0" office:value-type="float" office:value="1.74609375">
            <text:p>1.746093750</text:p>
          </table:table-cell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157]-0)/(1-0))*(20-2)+2)" office:value-type="float" office:value="19">
            <text:p>19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M157]*[.P157]" office:value-type="float" office:value="12.542968756457">
            <text:p>12.542968756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formula="of:=(([.F157]-0)/(1-0))*(100-0)+0" office:value-type="float" office:value="76.953125">
            <text:p>76.953125000</text:p>
          </table:table-cell>
          <table:table-cell table:formula="of:=(([.G157]-0)/(1-0))*(3-0)+0" office:value-type="float" office:value="1.18359375">
            <text:p>1.183593750</text:p>
          </table:table-cell>
          <table:table-cell table:formula="of:=(([.H157]-0)/(1-0))*(3-0)+0" office:value-type="float" office:value="2.51953125">
            <text:p>2.519531250</text:p>
          </table:table-cell>
          <table:table-cell table:formula="of:=(([.I157]-0)/(1-0))*(100-0)+0" office:value-type="float" office:value="32.421875">
            <text:p>32.421875000</text:p>
          </table:table-cell>
          <table:table-cell table:formula="of:=(([.J157]-0)/(1-0))*(3-0)+0" office:value-type="float" office:value="1.23046875">
            <text:p>1.230468750</text:p>
          </table:table-cell>
          <table:table-cell table:formula="of:=(([.K157]-0)/(1-0))*(3-0)+0" office:value-type="float" office:value="2.49609375">
            <text:p>2.496093750</text:p>
          </table:table-cell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158]-0)/(1-0))*(20-2)+2)" office:value-type="float" office:value="10">
            <text:p>10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M158]*[.P158]" office:value-type="float" office:value="1.60156250839844">
            <text:p>1.601562508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formula="of:=(([.F158]-0)/(1-0))*(100-0)+0" office:value-type="float" office:value="26.953125">
            <text:p>26.953125000</text:p>
          </table:table-cell>
          <table:table-cell table:formula="of:=(([.G158]-0)/(1-0))*(3-0)+0" office:value-type="float" office:value="2.68359375">
            <text:p>2.683593750</text:p>
          </table:table-cell>
          <table:table-cell table:formula="of:=(([.H158]-0)/(1-0))*(3-0)+0" office:value-type="float" office:value="1.01953125">
            <text:p>1.019531250</text:p>
          </table:table-cell>
          <table:table-cell table:formula="of:=(([.I158]-0)/(1-0))*(100-0)+0" office:value-type="float" office:value="82.421875">
            <text:p>82.421875000</text:p>
          </table:table-cell>
          <table:table-cell table:formula="of:=(([.J158]-0)/(1-0))*(3-0)+0" office:value-type="float" office:value="2.73046875">
            <text:p>2.730468750</text:p>
          </table:table-cell>
          <table:table-cell table:formula="of:=(([.K158]-0)/(1-0))*(3-0)+0" office:value-type="float" office:value="0.99609375">
            <text:p>0.996093750</text:p>
          </table:table-cell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159]-0)/(1-0))*(20-2)+2)" office:value-type="float" office:value="7">
            <text:p>7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M159]*[.P159]" office:value-type="float" office:value="0.246093756753906">
            <text:p>0.246093757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formula="of:=(([.F159]-0)/(1-0))*(100-0)+0" office:value-type="float" office:value="14.453125">
            <text:p>14.453125000</text:p>
          </table:table-cell>
          <table:table-cell table:formula="of:=(([.G159]-0)/(1-0))*(3-0)+0" office:value-type="float" office:value="0.80859375">
            <text:p>0.808593750</text:p>
          </table:table-cell>
          <table:table-cell table:formula="of:=(([.H159]-0)/(1-0))*(3-0)+0" office:value-type="float" office:value="2.89453125">
            <text:p>2.894531250</text:p>
          </table:table-cell>
          <table:table-cell table:formula="of:=(([.I159]-0)/(1-0))*(100-0)+0" office:value-type="float" office:value="44.921875">
            <text:p>44.921875000</text:p>
          </table:table-cell>
          <table:table-cell table:formula="of:=(([.J159]-0)/(1-0))*(3-0)+0" office:value-type="float" office:value="0.10546875">
            <text:p>0.105468750</text:p>
          </table:table-cell>
          <table:table-cell table:formula="of:=(([.K159]-0)/(1-0))*(3-0)+0" office:value-type="float" office:value="2.87109375">
            <text:p>2.871093750</text:p>
          </table:table-cell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160]-0)/(1-0))*(20-2)+2)" office:value-type="float" office:value="16">
            <text:p>16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M160]*[.P160]" office:value-type="float" office:value="8.5625000074375">
            <text:p>8.562500007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formula="of:=(([.F160]-0)/(1-0))*(100-0)+0" office:value-type="float" office:value="64.453125">
            <text:p>64.453125000</text:p>
          </table:table-cell>
          <table:table-cell table:formula="of:=(([.G160]-0)/(1-0))*(3-0)+0" office:value-type="float" office:value="2.30859375">
            <text:p>2.308593750</text:p>
          </table:table-cell>
          <table:table-cell table:formula="of:=(([.H160]-0)/(1-0))*(3-0)+0" office:value-type="float" office:value="1.39453125">
            <text:p>1.394531250</text:p>
          </table:table-cell>
          <table:table-cell table:formula="of:=(([.I160]-0)/(1-0))*(100-0)+0" office:value-type="float" office:value="94.921875">
            <text:p>94.921875000</text:p>
          </table:table-cell>
          <table:table-cell table:formula="of:=(([.J160]-0)/(1-0))*(3-0)+0" office:value-type="float" office:value="1.60546875">
            <text:p>1.605468750</text:p>
          </table:table-cell>
          <table:table-cell table:formula="of:=(([.K160]-0)/(1-0))*(3-0)+0" office:value-type="float" office:value="1.37109375">
            <text:p>1.371093750</text:p>
          </table:table-cell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161]-0)/(1-0))*(20-2)+2)" office:value-type="float" office:value="12">
            <text:p>12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M161]*[.P161]" office:value-type="float" office:value="3.42187500857813">
            <text:p>3.421875009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formula="of:=(([.F161]-0)/(1-0))*(100-0)+0" office:value-type="float" office:value="89.453125">
            <text:p>89.453125000</text:p>
          </table:table-cell>
          <table:table-cell table:formula="of:=(([.G161]-0)/(1-0))*(3-0)+0" office:value-type="float" office:value="0.05859375">
            <text:p>0.058593750</text:p>
          </table:table-cell>
          <table:table-cell table:formula="of:=(([.H161]-0)/(1-0))*(3-0)+0" office:value-type="float" office:value="0.64453125">
            <text:p>0.644531250</text:p>
          </table:table-cell>
          <table:table-cell table:formula="of:=(([.I161]-0)/(1-0))*(100-0)+0" office:value-type="float" office:value="69.921875">
            <text:p>69.921875000</text:p>
          </table:table-cell>
          <table:table-cell table:formula="of:=(([.J161]-0)/(1-0))*(3-0)+0" office:value-type="float" office:value="2.35546875">
            <text:p>2.355468750</text:p>
          </table:table-cell>
          <table:table-cell table:formula="of:=(([.K161]-0)/(1-0))*(3-0)+0" office:value-type="float" office:value="0.62109375">
            <text:p>0.621093750</text:p>
          </table:table-cell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162]-0)/(1-0))*(20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M162]*[.P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formula="of:=(([.F162]-0)/(1-0))*(100-0)+0" office:value-type="float" office:value="39.453125">
            <text:p>39.453125000</text:p>
          </table:table-cell>
          <table:table-cell table:formula="of:=(([.G162]-0)/(1-0))*(3-0)+0" office:value-type="float" office:value="1.55859375">
            <text:p>1.558593750</text:p>
          </table:table-cell>
          <table:table-cell table:formula="of:=(([.H162]-0)/(1-0))*(3-0)+0" office:value-type="float" office:value="2.14453125">
            <text:p>2.144531250</text:p>
          </table:table-cell>
          <table:table-cell table:formula="of:=(([.I162]-0)/(1-0))*(100-0)+0" office:value-type="float" office:value="19.921875">
            <text:p>19.921875000</text:p>
          </table:table-cell>
          <table:table-cell table:formula="of:=(([.J162]-0)/(1-0))*(3-0)+0" office:value-type="float" office:value="0.85546875">
            <text:p>0.855468750</text:p>
          </table:table-cell>
          <table:table-cell table:formula="of:=(([.K162]-0)/(1-0))*(3-0)+0" office:value-type="float" office:value="2.12109375">
            <text:p>2.121093750</text:p>
          </table:table-cell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163]-0)/(1-0))*(20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M163]*[.P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formula="of:=(([.F163]-0)/(1-0))*(100-0)+0" office:value-type="float" office:value="25.390625">
            <text:p>25.390625000</text:p>
          </table:table-cell>
          <table:table-cell table:formula="of:=(([.G163]-0)/(1-0))*(3-0)+0" office:value-type="float" office:value="0.19921875">
            <text:p>0.199218750</text:p>
          </table:table-cell>
          <table:table-cell table:formula="of:=(([.H163]-0)/(1-0))*(3-0)+0" office:value-type="float" office:value="1.72265625">
            <text:p>1.722656250</text:p>
          </table:table-cell>
          <table:table-cell table:formula="of:=(([.I163]-0)/(1-0))*(100-0)+0" office:value-type="float" office:value="90.234375">
            <text:p>90.234375000</text:p>
          </table:table-cell>
          <table:table-cell table:formula="of:=(([.J163]-0)/(1-0))*(3-0)+0" office:value-type="float" office:value="2.58984375">
            <text:p>2.589843750</text:p>
          </table:table-cell>
          <table:table-cell table:formula="of:=(([.K163]-0)/(1-0))*(3-0)+0" office:value-type="float" office:value="2.54296875">
            <text:p>2.542968750</text:p>
          </table:table-cell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164]-0)/(1-0))*(20-2)+2)" office:value-type="float" office:value="12">
            <text:p>12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M164]*[.P164]" office:value-type="float" office:value="2.85937500914062">
            <text:p>2.859375009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formula="of:=(([.F164]-0)/(1-0))*(100-0)+0" office:value-type="float" office:value="75.390625">
            <text:p>75.390625000</text:p>
          </table:table-cell>
          <table:table-cell table:formula="of:=(([.G164]-0)/(1-0))*(3-0)+0" office:value-type="float" office:value="1.69921875">
            <text:p>1.699218750</text:p>
          </table:table-cell>
          <table:table-cell table:formula="of:=(([.H164]-0)/(1-0))*(3-0)+0" office:value-type="float" office:value="0.22265625">
            <text:p>0.222656250</text:p>
          </table:table-cell>
          <table:table-cell table:formula="of:=(([.I164]-0)/(1-0))*(100-0)+0" office:value-type="float" office:value="40.234375">
            <text:p>40.234375000</text:p>
          </table:table-cell>
          <table:table-cell table:formula="of:=(([.J164]-0)/(1-0))*(3-0)+0" office:value-type="float" office:value="1.08984375">
            <text:p>1.089843750</text:p>
          </table:table-cell>
          <table:table-cell table:formula="of:=(([.K164]-0)/(1-0))*(3-0)+0" office:value-type="float" office:value="1.04296875">
            <text:p>1.042968750</text:p>
          </table:table-cell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165]-0)/(1-0))*(20-2)+2)" office:value-type="float" office:value="17">
            <text:p>17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M165]*[.P165]" office:value-type="float" office:value="16.8007812501992">
            <text:p>16.80078125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formula="of:=(([.F165]-0)/(1-0))*(100-0)+0" office:value-type="float" office:value="50.390625">
            <text:p>50.390625000</text:p>
          </table:table-cell>
          <table:table-cell table:formula="of:=(([.G165]-0)/(1-0))*(3-0)+0" office:value-type="float" office:value="0.94921875">
            <text:p>0.949218750</text:p>
          </table:table-cell>
          <table:table-cell table:formula="of:=(([.H165]-0)/(1-0))*(3-0)+0" office:value-type="float" office:value="0.97265625">
            <text:p>0.972656250</text:p>
          </table:table-cell>
          <table:table-cell table:formula="of:=(([.I165]-0)/(1-0))*(100-0)+0" office:value-type="float" office:value="15.234375">
            <text:p>15.234375000</text:p>
          </table:table-cell>
          <table:table-cell table:formula="of:=(([.J165]-0)/(1-0))*(3-0)+0" office:value-type="float" office:value="0.33984375">
            <text:p>0.339843750</text:p>
          </table:table-cell>
          <table:table-cell table:formula="of:=(([.K165]-0)/(1-0))*(3-0)+0" office:value-type="float" office:value="0.29296875">
            <text:p>0.292968750</text:p>
          </table:table-cell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166]-0)/(1-0))*(20-2)+2)" office:value-type="float" office:value="8">
            <text:p>8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M166]*[.P166]" office:value-type="float" office:value="3.90625000409375">
            <text:p>3.906250004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formula="of:=(([.F166]-0)/(1-0))*(100-0)+0" office:value-type="float" office:value="0.390625">
            <text:p>0.390625000</text:p>
          </table:table-cell>
          <table:table-cell table:formula="of:=(([.G166]-0)/(1-0))*(3-0)+0" office:value-type="float" office:value="2.44921875">
            <text:p>2.449218750</text:p>
          </table:table-cell>
          <table:table-cell table:formula="of:=(([.H166]-0)/(1-0))*(3-0)+0" office:value-type="float" office:value="2.47265625">
            <text:p>2.472656250</text:p>
          </table:table-cell>
          <table:table-cell table:formula="of:=(([.I166]-0)/(1-0))*(100-0)+0" office:value-type="float" office:value="65.234375">
            <text:p>65.234375000</text:p>
          </table:table-cell>
          <table:table-cell table:formula="of:=(([.J166]-0)/(1-0))*(3-0)+0" office:value-type="float" office:value="1.83984375">
            <text:p>1.839843750</text:p>
          </table:table-cell>
          <table:table-cell table:formula="of:=(([.K166]-0)/(1-0))*(3-0)+0" office:value-type="float" office:value="1.79296875">
            <text:p>1.792968750</text:p>
          </table:table-cell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167]-0)/(1-0))*(20-2)+2)" office:value-type="float" office:value="10">
            <text:p>10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M167]*[.P167]" office:value-type="float" office:value="3.63281250636719">
            <text:p>3.632812506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formula="of:=(([.F167]-0)/(1-0))*(100-0)+0" office:value-type="float" office:value="37.890625">
            <text:p>37.890625000</text:p>
          </table:table-cell>
          <table:table-cell table:formula="of:=(([.G167]-0)/(1-0))*(3-0)+0" office:value-type="float" office:value="1.32421875">
            <text:p>1.324218750</text:p>
          </table:table-cell>
          <table:table-cell table:formula="of:=(([.H167]-0)/(1-0))*(3-0)+0" office:value-type="float" office:value="1.34765625">
            <text:p>1.347656250</text:p>
          </table:table-cell>
          <table:table-cell table:formula="of:=(([.I167]-0)/(1-0))*(100-0)+0" office:value-type="float" office:value="2.734375">
            <text:p>2.734375000</text:p>
          </table:table-cell>
          <table:table-cell table:formula="of:=(([.J167]-0)/(1-0))*(3-0)+0" office:value-type="float" office:value="1.46484375">
            <text:p>1.464843750</text:p>
          </table:table-cell>
          <table:table-cell table:formula="of:=(([.K167]-0)/(1-0))*(3-0)+0" office:value-type="float" office:value="0.66796875">
            <text:p>0.667968750</text:p>
          </table:table-cell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168]-0)/(1-0))*(20-2)+2)" office:value-type="float" office:value="19">
            <text:p>19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M168]*[.P168]" office:value-type="float" office:value="16.4023437525977">
            <text:p>16.402343753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formula="of:=(([.F168]-0)/(1-0))*(100-0)+0" office:value-type="float" office:value="87.890625">
            <text:p>87.890625000</text:p>
          </table:table-cell>
          <table:table-cell table:formula="of:=(([.G168]-0)/(1-0))*(3-0)+0" office:value-type="float" office:value="2.82421875">
            <text:p>2.824218750</text:p>
          </table:table-cell>
          <table:table-cell table:formula="of:=(([.H168]-0)/(1-0))*(3-0)+0" office:value-type="float" office:value="2.84765625">
            <text:p>2.847656250</text:p>
          </table:table-cell>
          <table:table-cell table:formula="of:=(([.I168]-0)/(1-0))*(100-0)+0" office:value-type="float" office:value="52.734375">
            <text:p>52.734375000</text:p>
          </table:table-cell>
          <table:table-cell table:formula="of:=(([.J168]-0)/(1-0))*(3-0)+0" office:value-type="float" office:value="2.96484375">
            <text:p>2.964843750</text:p>
          </table:table-cell>
          <table:table-cell table:formula="of:=(([.K168]-0)/(1-0))*(3-0)+0" office:value-type="float" office:value="2.16796875">
            <text:p>2.167968750</text:p>
          </table:table-cell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169]-0)/(1-0))*(20-2)+2)" office:value-type="float" office:value="14">
            <text:p>14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M169]*[.P169]" office:value-type="float" office:value="1.58593751241406">
            <text:p>1.585937512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formula="of:=(([.F169]-0)/(1-0))*(100-0)+0" office:value-type="float" office:value="62.890625">
            <text:p>62.890625000</text:p>
          </table:table-cell>
          <table:table-cell table:formula="of:=(([.G169]-0)/(1-0))*(3-0)+0" office:value-type="float" office:value="0.57421875">
            <text:p>0.574218750</text:p>
          </table:table-cell>
          <table:table-cell table:formula="of:=(([.H169]-0)/(1-0))*(3-0)+0" office:value-type="float" office:value="2.09765625">
            <text:p>2.097656250</text:p>
          </table:table-cell>
          <table:table-cell table:formula="of:=(([.I169]-0)/(1-0))*(100-0)+0" office:value-type="float" office:value="77.734375">
            <text:p>77.734375000</text:p>
          </table:table-cell>
          <table:table-cell table:formula="of:=(([.J169]-0)/(1-0))*(3-0)+0" office:value-type="float" office:value="2.21484375">
            <text:p>2.214843750</text:p>
          </table:table-cell>
          <table:table-cell table:formula="of:=(([.K169]-0)/(1-0))*(3-0)+0" office:value-type="float" office:value="2.91796875">
            <text:p>2.917968750</text:p>
          </table:table-cell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170]-0)/(1-0))*(20-2)+2)" office:value-type="float" office:value="5">
            <text:p>5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M170]*[.P170]" office:value-type="float" office:value="3.06640625193359">
            <text:p>3.06640625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formula="of:=(([.F170]-0)/(1-0))*(100-0)+0" office:value-type="float" office:value="12.890625">
            <text:p>12.890625000</text:p>
          </table:table-cell>
          <table:table-cell table:formula="of:=(([.G170]-0)/(1-0))*(3-0)+0" office:value-type="float" office:value="2.07421875">
            <text:p>2.074218750</text:p>
          </table:table-cell>
          <table:table-cell table:formula="of:=(([.H170]-0)/(1-0))*(3-0)+0" office:value-type="float" office:value="0.59765625">
            <text:p>0.597656250</text:p>
          </table:table-cell>
          <table:table-cell table:formula="of:=(([.I170]-0)/(1-0))*(100-0)+0" office:value-type="float" office:value="27.734375">
            <text:p>27.734375000</text:p>
          </table:table-cell>
          <table:table-cell table:formula="of:=(([.J170]-0)/(1-0))*(3-0)+0" office:value-type="float" office:value="0.71484375">
            <text:p>0.714843750</text:p>
          </table:table-cell>
          <table:table-cell table:formula="of:=(([.K170]-0)/(1-0))*(3-0)+0" office:value-type="float" office:value="1.41796875">
            <text:p>1.417968750</text:p>
          </table:table-cell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71]-0)/(1-0))*(20-2)+2)" office:value-type="float" office:value="6">
            <text:p>6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M171]*[.P171]" office:value-type="float" office:value="4.80468750119531">
            <text:p>4.8046875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formula="of:=(([.F171]-0)/(1-0))*(100-0)+0" office:value-type="float" office:value="6.640625">
            <text:p>6.640625000</text:p>
          </table:table-cell>
          <table:table-cell table:formula="of:=(([.G171]-0)/(1-0))*(3-0)+0" office:value-type="float" office:value="1.13671875">
            <text:p>1.136718750</text:p>
          </table:table-cell>
          <table:table-cell table:formula="of:=(([.H171]-0)/(1-0))*(3-0)+0" office:value-type="float" office:value="1.16015625">
            <text:p>1.160156250</text:p>
          </table:table-cell>
          <table:table-cell table:formula="of:=(([.I171]-0)/(1-0))*(100-0)+0" office:value-type="float" office:value="8.984375">
            <text:p>8.984375000</text:p>
          </table:table-cell>
          <table:table-cell table:formula="of:=(([.J171]-0)/(1-0))*(3-0)+0" office:value-type="float" office:value="1.65234375">
            <text:p>1.652343750</text:p>
          </table:table-cell>
          <table:table-cell table:formula="of:=(([.K171]-0)/(1-0))*(3-0)+0" office:value-type="float" office:value="1.23046875">
            <text:p>1.230468750</text:p>
          </table:table-cell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72]-0)/(1-0))*(20-2)+2)" office:value-type="float" office:value="15">
            <text:p>15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M172]*[.P172]" office:value-type="float" office:value="4.51171876048828">
            <text:p>4.511718760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formula="of:=(([.F172]-0)/(1-0))*(100-0)+0" office:value-type="float" office:value="56.640625">
            <text:p>56.640625000</text:p>
          </table:table-cell>
          <table:table-cell table:formula="of:=(([.G172]-0)/(1-0))*(3-0)+0" office:value-type="float" office:value="2.63671875">
            <text:p>2.636718750</text:p>
          </table:table-cell>
          <table:table-cell table:formula="of:=(([.H172]-0)/(1-0))*(3-0)+0" office:value-type="float" office:value="2.66015625">
            <text:p>2.660156250</text:p>
          </table:table-cell>
          <table:table-cell table:formula="of:=(([.I172]-0)/(1-0))*(100-0)+0" office:value-type="float" office:value="58.984375">
            <text:p>58.984375000</text:p>
          </table:table-cell>
          <table:table-cell table:formula="of:=(([.J172]-0)/(1-0))*(3-0)+0" office:value-type="float" office:value="0.15234375">
            <text:p>0.152343750</text:p>
          </table:table-cell>
          <table:table-cell table:formula="of:=(([.K172]-0)/(1-0))*(3-0)+0" office:value-type="float" office:value="2.73046875">
            <text:p>2.730468750</text:p>
          </table:table-cell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173]-0)/(1-0))*(20-2)+2)" office:value-type="float" office:value="20">
            <text:p>20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M173]*[.P173]" office:value-type="float" office:value="11.0156250089844">
            <text:p>11.015625009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formula="of:=(([.F173]-0)/(1-0))*(100-0)+0" office:value-type="float" office:value="81.640625">
            <text:p>81.640625000</text:p>
          </table:table-cell>
          <table:table-cell table:formula="of:=(([.G173]-0)/(1-0))*(3-0)+0" office:value-type="float" office:value="0.38671875">
            <text:p>0.386718750</text:p>
          </table:table-cell>
          <table:table-cell table:formula="of:=(([.H173]-0)/(1-0))*(3-0)+0" office:value-type="float" office:value="1.91015625">
            <text:p>1.910156250</text:p>
          </table:table-cell>
          <table:table-cell table:formula="of:=(([.I173]-0)/(1-0))*(100-0)+0" office:value-type="float" office:value="83.984375">
            <text:p>83.984375000</text:p>
          </table:table-cell>
          <table:table-cell table:formula="of:=(([.J173]-0)/(1-0))*(3-0)+0" office:value-type="float" office:value="0.90234375">
            <text:p>0.902343750</text:p>
          </table:table-cell>
          <table:table-cell table:formula="of:=(([.K173]-0)/(1-0))*(3-0)+0" office:value-type="float" office:value="1.98046875">
            <text:p>1.980468750</text:p>
          </table:table-cell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174]-0)/(1-0))*(20-2)+2)" office:value-type="float" office:value="11">
            <text:p>11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M174]*[.P174]" office:value-type="float" office:value="0.558593760441406">
            <text:p>0.558593760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formula="of:=(([.F174]-0)/(1-0))*(100-0)+0" office:value-type="float" office:value="31.640625">
            <text:p>31.640625000</text:p>
          </table:table-cell>
          <table:table-cell table:formula="of:=(([.G174]-0)/(1-0))*(3-0)+0" office:value-type="float" office:value="1.88671875">
            <text:p>1.886718750</text:p>
          </table:table-cell>
          <table:table-cell table:formula="of:=(([.H174]-0)/(1-0))*(3-0)+0" office:value-type="float" office:value="0.41015625">
            <text:p>0.410156250</text:p>
          </table:table-cell>
          <table:table-cell table:formula="of:=(([.I174]-0)/(1-0))*(100-0)+0" office:value-type="float" office:value="33.984375">
            <text:p>33.984375000</text:p>
          </table:table-cell>
          <table:table-cell table:formula="of:=(([.J174]-0)/(1-0))*(3-0)+0" office:value-type="float" office:value="2.40234375">
            <text:p>2.402343750</text:p>
          </table:table-cell>
          <table:table-cell table:formula="of:=(([.K174]-0)/(1-0))*(3-0)+0" office:value-type="float" office:value="0.48046875">
            <text:p>0.480468750</text:p>
          </table:table-cell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75]-0)/(1-0))*(20-2)+2)" office:value-type="float" office:value="9">
            <text:p>9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M175]*[.P175]" office:value-type="float" office:value="1.58203125741797">
            <text:p>1.582031257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formula="of:=(([.F175]-0)/(1-0))*(100-0)+0" office:value-type="float" office:value="19.140625">
            <text:p>19.140625000</text:p>
          </table:table-cell>
          <table:table-cell table:formula="of:=(([.G175]-0)/(1-0))*(3-0)+0" office:value-type="float" office:value="0.01171875">
            <text:p>0.011718750</text:p>
          </table:table-cell>
          <table:table-cell table:formula="of:=(([.H175]-0)/(1-0))*(3-0)+0" office:value-type="float" office:value="1.53515625">
            <text:p>1.535156250</text:p>
          </table:table-cell>
          <table:table-cell table:formula="of:=(([.I175]-0)/(1-0))*(100-0)+0" office:value-type="float" office:value="96.484375">
            <text:p>96.484375000</text:p>
          </table:table-cell>
          <table:table-cell table:formula="of:=(([.J175]-0)/(1-0))*(3-0)+0" office:value-type="float" office:value="0.52734375">
            <text:p>0.527343750</text:p>
          </table:table-cell>
          <table:table-cell table:formula="of:=(([.K175]-0)/(1-0))*(3-0)+0" office:value-type="float" office:value="1.60546875">
            <text:p>1.605468750</text:p>
          </table:table-cell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76]-0)/(1-0))*(20-2)+2)" office:value-type="float" office:value="18">
            <text:p>18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M176]*[.P176]" office:value-type="float" office:value="12.1640625058359">
            <text:p>12.164062506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formula="of:=(([.F176]-0)/(1-0))*(100-0)+0" office:value-type="float" office:value="69.140625">
            <text:p>69.140625000</text:p>
          </table:table-cell>
          <table:table-cell table:formula="of:=(([.G176]-0)/(1-0))*(3-0)+0" office:value-type="float" office:value="1.51171875">
            <text:p>1.511718750</text:p>
          </table:table-cell>
          <table:table-cell table:formula="of:=(([.H176]-0)/(1-0))*(3-0)+0" office:value-type="float" office:value="0.03515625">
            <text:p>0.035156250</text:p>
          </table:table-cell>
          <table:table-cell table:formula="of:=(([.I176]-0)/(1-0))*(100-0)+0" office:value-type="float" office:value="46.484375">
            <text:p>46.484375000</text:p>
          </table:table-cell>
          <table:table-cell table:formula="of:=(([.J176]-0)/(1-0))*(3-0)+0" office:value-type="float" office:value="2.02734375">
            <text:p>2.027343750</text:p>
          </table:table-cell>
          <table:table-cell table:formula="of:=(([.K176]-0)/(1-0))*(3-0)+0" office:value-type="float" office:value="0.10546875">
            <text:p>0.105468750</text:p>
          </table:table-cell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77]-0)/(1-0))*(20-2)+2)" office:value-type="float" office:value="13">
            <text:p>13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M177]*[.P177]" office:value-type="float" office:value="5.53515625746484">
            <text:p>5.535156257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formula="of:=(([.F177]-0)/(1-0))*(100-0)+0" office:value-type="float" office:value="94.140625">
            <text:p>94.140625000</text:p>
          </table:table-cell>
          <table:table-cell table:formula="of:=(([.G177]-0)/(1-0))*(3-0)+0" office:value-type="float" office:value="0.76171875">
            <text:p>0.761718750</text:p>
          </table:table-cell>
          <table:table-cell table:formula="of:=(([.H177]-0)/(1-0))*(3-0)+0" office:value-type="float" office:value="0.78515625">
            <text:p>0.785156250</text:p>
          </table:table-cell>
          <table:table-cell table:formula="of:=(([.I177]-0)/(1-0))*(100-0)+0" office:value-type="float" office:value="21.484375">
            <text:p>21.484375000</text:p>
          </table:table-cell>
          <table:table-cell table:formula="of:=(([.J177]-0)/(1-0))*(3-0)+0" office:value-type="float" office:value="2.77734375">
            <text:p>2.777343750</text:p>
          </table:table-cell>
          <table:table-cell table:formula="of:=(([.K177]-0)/(1-0))*(3-0)+0" office:value-type="float" office:value="0.85546875">
            <text:p>0.855468750</text:p>
          </table:table-cell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78]-0)/(1-0))*(20-2)+2)" office:value-type="float" office:value="4">
            <text:p>4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M178]*[.P178]" office:value-type="float" office:value="3.70312500029687">
            <text:p>3.70312500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formula="of:=(([.F178]-0)/(1-0))*(100-0)+0" office:value-type="float" office:value="44.140625">
            <text:p>44.140625000</text:p>
          </table:table-cell>
          <table:table-cell table:formula="of:=(([.G178]-0)/(1-0))*(3-0)+0" office:value-type="float" office:value="2.26171875">
            <text:p>2.261718750</text:p>
          </table:table-cell>
          <table:table-cell table:formula="of:=(([.H178]-0)/(1-0))*(3-0)+0" office:value-type="float" office:value="2.28515625">
            <text:p>2.285156250</text:p>
          </table:table-cell>
          <table:table-cell table:formula="of:=(([.I178]-0)/(1-0))*(100-0)+0" office:value-type="float" office:value="71.484375">
            <text:p>71.484375000</text:p>
          </table:table-cell>
          <table:table-cell table:formula="of:=(([.J178]-0)/(1-0))*(3-0)+0" office:value-type="float" office:value="1.27734375">
            <text:p>1.277343750</text:p>
          </table:table-cell>
          <table:table-cell table:formula="of:=(([.K178]-0)/(1-0))*(3-0)+0" office:value-type="float" office:value="2.35546875">
            <text:p>2.355468750</text:p>
          </table:table-cell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79]-0)/(1-0))*(20-2)+2)" office:value-type="float" office:value="4">
            <text:p>4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M179]*[.P179]" office:value-type="float" office:value="0.328125003671875">
            <text:p>0.328125004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formula="of:=(([.F179]-0)/(1-0))*(100-0)+0" office:value-type="float" office:value="72.265625">
            <text:p>72.265625000</text:p>
          </table:table-cell>
          <table:table-cell table:formula="of:=(([.G179]-0)/(1-0))*(3-0)+0" office:value-type="float" office:value="1.79296875">
            <text:p>1.792968750</text:p>
          </table:table-cell>
          <table:table-cell table:formula="of:=(([.H179]-0)/(1-0))*(3-0)+0" office:value-type="float" office:value="0.87890625">
            <text:p>0.878906250</text:p>
          </table:table-cell>
          <table:table-cell table:formula="of:=(([.I179]-0)/(1-0))*(100-0)+0" office:value-type="float" office:value="62.109375">
            <text:p>62.109375000</text:p>
          </table:table-cell>
          <table:table-cell table:formula="of:=(([.J179]-0)/(1-0))*(3-0)+0" office:value-type="float" office:value="2.87109375">
            <text:p>2.871093750</text:p>
          </table:table-cell>
          <table:table-cell table:formula="of:=(([.K179]-0)/(1-0))*(3-0)+0" office:value-type="float" office:value="2.26171875">
            <text:p>2.261718750</text:p>
          </table:table-cell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80]-0)/(1-0))*(20-2)+2)" office:value-type="float" office:value="13">
            <text:p>13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M180]*[.P180]" office:value-type="float" office:value="7.56640625543359">
            <text:p>7.566406255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formula="of:=(([.F180]-0)/(1-0))*(100-0)+0" office:value-type="float" office:value="22.265625">
            <text:p>22.265625000</text:p>
          </table:table-cell>
          <table:table-cell table:formula="of:=(([.G180]-0)/(1-0))*(3-0)+0" office:value-type="float" office:value="0.29296875">
            <text:p>0.292968750</text:p>
          </table:table-cell>
          <table:table-cell table:formula="of:=(([.H180]-0)/(1-0))*(3-0)+0" office:value-type="float" office:value="2.37890625">
            <text:p>2.378906250</text:p>
          </table:table-cell>
          <table:table-cell table:formula="of:=(([.I180]-0)/(1-0))*(100-0)+0" office:value-type="float" office:value="12.109375">
            <text:p>12.109375000</text:p>
          </table:table-cell>
          <table:table-cell table:formula="of:=(([.J180]-0)/(1-0))*(3-0)+0" office:value-type="float" office:value="1.37109375">
            <text:p>1.371093750</text:p>
          </table:table-cell>
          <table:table-cell table:formula="of:=(([.K180]-0)/(1-0))*(3-0)+0" office:value-type="float" office:value="0.76171875">
            <text:p>0.761718750</text:p>
          </table:table-cell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81]-0)/(1-0))*(20-2)+2)" office:value-type="float" office:value="17">
            <text:p>17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M181]*[.P181]" office:value-type="float" office:value="5.64453126135547">
            <text:p>5.644531261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formula="of:=(([.F181]-0)/(1-0))*(100-0)+0" office:value-type="float" office:value="47.265625">
            <text:p>47.265625000</text:p>
          </table:table-cell>
          <table:table-cell table:formula="of:=(([.G181]-0)/(1-0))*(3-0)+0" office:value-type="float" office:value="2.54296875">
            <text:p>2.542968750</text:p>
          </table:table-cell>
          <table:table-cell table:formula="of:=(([.H181]-0)/(1-0))*(3-0)+0" office:value-type="float" office:value="1.62890625">
            <text:p>1.628906250</text:p>
          </table:table-cell>
          <table:table-cell table:formula="of:=(([.I181]-0)/(1-0))*(100-0)+0" office:value-type="float" office:value="37.109375">
            <text:p>37.109375000</text:p>
          </table:table-cell>
          <table:table-cell table:formula="of:=(([.J181]-0)/(1-0))*(3-0)+0" office:value-type="float" office:value="0.62109375">
            <text:p>0.621093750</text:p>
          </table:table-cell>
          <table:table-cell table:formula="of:=(([.K181]-0)/(1-0))*(3-0)+0" office:value-type="float" office:value="0.01171875">
            <text:p>0.011718750</text:p>
          </table:table-cell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82]-0)/(1-0))*(20-2)+2)" office:value-type="float" office:value="8">
            <text:p>8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M182]*[.P182]" office:value-type="float" office:value="6.65625000134375">
            <text:p>6.65625000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formula="of:=(([.F182]-0)/(1-0))*(100-0)+0" office:value-type="float" office:value="97.265625">
            <text:p>97.265625000</text:p>
          </table:table-cell>
          <table:table-cell table:formula="of:=(([.G182]-0)/(1-0))*(3-0)+0" office:value-type="float" office:value="1.04296875">
            <text:p>1.042968750</text:p>
          </table:table-cell>
          <table:table-cell table:formula="of:=(([.H182]-0)/(1-0))*(3-0)+0" office:value-type="float" office:value="0.12890625">
            <text:p>0.128906250</text:p>
          </table:table-cell>
          <table:table-cell table:formula="of:=(([.I182]-0)/(1-0))*(100-0)+0" office:value-type="float" office:value="87.109375">
            <text:p>87.109375000</text:p>
          </table:table-cell>
          <table:table-cell table:formula="of:=(([.J182]-0)/(1-0))*(3-0)+0" office:value-type="float" office:value="2.12109375">
            <text:p>2.121093750</text:p>
          </table:table-cell>
          <table:table-cell table:formula="of:=(([.K182]-0)/(1-0))*(3-0)+0" office:value-type="float" office:value="1.51171875">
            <text:p>1.511718750</text:p>
          </table:table-cell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83]-0)/(1-0))*(20-2)+2)" office:value-type="float" office:value="10">
            <text:p>10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M183]*[.P183]" office:value-type="float" office:value="9.57031250042969">
            <text:p>9.57031250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formula="of:=(([.F183]-0)/(1-0))*(100-0)+0" office:value-type="float" office:value="59.765625">
            <text:p>59.765625000</text:p>
          </table:table-cell>
          <table:table-cell table:formula="of:=(([.G183]-0)/(1-0))*(3-0)+0" office:value-type="float" office:value="2.91796875">
            <text:p>2.917968750</text:p>
          </table:table-cell>
          <table:table-cell table:formula="of:=(([.H183]-0)/(1-0))*(3-0)+0" office:value-type="float" office:value="2.00390625">
            <text:p>2.003906250</text:p>
          </table:table-cell>
          <table:table-cell table:formula="of:=(([.I183]-0)/(1-0))*(100-0)+0" office:value-type="float" office:value="49.609375">
            <text:p>49.609375000</text:p>
          </table:table-cell>
          <table:table-cell table:formula="of:=(([.J183]-0)/(1-0))*(3-0)+0" office:value-type="float" office:value="0.99609375">
            <text:p>0.996093750</text:p>
          </table:table-cell>
          <table:table-cell table:formula="of:=(([.K183]-0)/(1-0))*(3-0)+0" office:value-type="float" office:value="0.38671875">
            <text:p>0.386718750</text:p>
          </table:table-cell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184]-0)/(1-0))*(20-2)+2)" office:value-type="float" office:value="19">
            <text:p>19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M184]*[.P184]" office:value-type="float" office:value="8.68359376031641">
            <text:p>8.683593760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formula="of:=(([.F184]-0)/(1-0))*(100-0)+0" office:value-type="float" office:value="9.765625">
            <text:p>9.765625000</text:p>
          </table:table-cell>
          <table:table-cell table:formula="of:=(([.G184]-0)/(1-0))*(3-0)+0" office:value-type="float" office:value="1.41796875">
            <text:p>1.417968750</text:p>
          </table:table-cell>
          <table:table-cell table:formula="of:=(([.H184]-0)/(1-0))*(3-0)+0" office:value-type="float" office:value="0.50390625">
            <text:p>0.503906250</text:p>
          </table:table-cell>
          <table:table-cell table:formula="of:=(([.I184]-0)/(1-0))*(100-0)+0" office:value-type="float" office:value="99.609375">
            <text:p>99.609375000</text:p>
          </table:table-cell>
          <table:table-cell table:formula="of:=(([.J184]-0)/(1-0))*(3-0)+0" office:value-type="float" office:value="2.49609375">
            <text:p>2.496093750</text:p>
          </table:table-cell>
          <table:table-cell table:formula="of:=(([.K184]-0)/(1-0))*(3-0)+0" office:value-type="float" office:value="1.88671875">
            <text:p>1.886718750</text:p>
          </table:table-cell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185]-0)/(1-0))*(20-2)+2)" office:value-type="float" office:value="15">
            <text:p>15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M185]*[.P185]" office:value-type="float" office:value="10.6054687543945">
            <text:p>10.605468754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formula="of:=(([.F185]-0)/(1-0))*(100-0)+0" office:value-type="float" office:value="34.765625">
            <text:p>34.765625000</text:p>
          </table:table-cell>
          <table:table-cell table:formula="of:=(([.G185]-0)/(1-0))*(3-0)+0" office:value-type="float" office:value="2.16796875">
            <text:p>2.167968750</text:p>
          </table:table-cell>
          <table:table-cell table:formula="of:=(([.H185]-0)/(1-0))*(3-0)+0" office:value-type="float" office:value="1.25390625">
            <text:p>1.253906250</text:p>
          </table:table-cell>
          <table:table-cell table:formula="of:=(([.I185]-0)/(1-0))*(100-0)+0" office:value-type="float" office:value="74.609375">
            <text:p>74.609375000</text:p>
          </table:table-cell>
          <table:table-cell table:formula="of:=(([.J185]-0)/(1-0))*(3-0)+0" office:value-type="float" office:value="1.74609375">
            <text:p>1.746093750</text:p>
          </table:table-cell>
          <table:table-cell table:formula="of:=(([.K185]-0)/(1-0))*(3-0)+0" office:value-type="float" office:value="2.63671875">
            <text:p>2.636718750</text:p>
          </table:table-cell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186]-0)/(1-0))*(20-2)+2)" office:value-type="float" office:value="6">
            <text:p>6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M186]*[.P186]" office:value-type="float" office:value="1.24218750475781">
            <text:p>1.242187505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formula="of:=(([.F186]-0)/(1-0))*(100-0)+0" office:value-type="float" office:value="84.765625">
            <text:p>84.765625000</text:p>
          </table:table-cell>
          <table:table-cell table:formula="of:=(([.G186]-0)/(1-0))*(3-0)+0" office:value-type="float" office:value="0.66796875">
            <text:p>0.667968750</text:p>
          </table:table-cell>
          <table:table-cell table:formula="of:=(([.H186]-0)/(1-0))*(3-0)+0" office:value-type="float" office:value="2.75390625">
            <text:p>2.753906250</text:p>
          </table:table-cell>
          <table:table-cell table:formula="of:=(([.I186]-0)/(1-0))*(100-0)+0" office:value-type="float" office:value="24.609375">
            <text:p>24.609375000</text:p>
          </table:table-cell>
          <table:table-cell table:formula="of:=(([.J186]-0)/(1-0))*(3-0)+0" office:value-type="float" office:value="0.24609375">
            <text:p>0.246093750</text:p>
          </table:table-cell>
          <table:table-cell table:formula="of:=(([.K186]-0)/(1-0))*(3-0)+0" office:value-type="float" office:value="1.13671875">
            <text:p>1.136718750</text:p>
          </table:table-cell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187]-0)/(1-0))*(20-2)+2)" office:value-type="float" office:value="5">
            <text:p>5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M187]*[.P187]" office:value-type="float" office:value="1.97265625302734">
            <text:p>1.972656253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formula="of:=(([.F187]-0)/(1-0))*(100-0)+0" office:value-type="float" office:value="91.015625">
            <text:p>91.015625000</text:p>
          </table:table-cell>
          <table:table-cell table:formula="of:=(([.G187]-0)/(1-0))*(3-0)+0" office:value-type="float" office:value="2.73046875">
            <text:p>2.730468750</text:p>
          </table:table-cell>
          <table:table-cell table:formula="of:=(([.H187]-0)/(1-0))*(3-0)+0" office:value-type="float" office:value="2.19140625">
            <text:p>2.191406250</text:p>
          </table:table-cell>
          <table:table-cell table:formula="of:=(([.I187]-0)/(1-0))*(100-0)+0" office:value-type="float" office:value="43.359375">
            <text:p>43.359375000</text:p>
          </table:table-cell>
          <table:table-cell table:formula="of:=(([.J187]-0)/(1-0))*(3-0)+0" office:value-type="float" office:value="1.93359375">
            <text:p>1.933593750</text:p>
          </table:table-cell>
          <table:table-cell table:formula="of:=(([.K187]-0)/(1-0))*(3-0)+0" office:value-type="float" office:value="1.32421875">
            <text:p>1.324218750</text:p>
          </table:table-cell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188]-0)/(1-0))*(20-2)+2)" office:value-type="float" office:value="14">
            <text:p>14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M188]*[.P188]" office:value-type="float" office:value="12.5234375014766">
            <text:p>12.52343750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formula="of:=(([.F188]-0)/(1-0))*(100-0)+0" office:value-type="float" office:value="41.015625">
            <text:p>41.015625000</text:p>
          </table:table-cell>
          <table:table-cell table:formula="of:=(([.G188]-0)/(1-0))*(3-0)+0" office:value-type="float" office:value="1.23046875">
            <text:p>1.230468750</text:p>
          </table:table-cell>
          <table:table-cell table:formula="of:=(([.H188]-0)/(1-0))*(3-0)+0" office:value-type="float" office:value="0.69140625">
            <text:p>0.691406250</text:p>
          </table:table-cell>
          <table:table-cell table:formula="of:=(([.I188]-0)/(1-0))*(100-0)+0" office:value-type="float" office:value="93.359375">
            <text:p>93.359375000</text:p>
          </table:table-cell>
          <table:table-cell table:formula="of:=(([.J188]-0)/(1-0))*(3-0)+0" office:value-type="float" office:value="0.43359375">
            <text:p>0.433593750</text:p>
          </table:table-cell>
          <table:table-cell table:formula="of:=(([.K188]-0)/(1-0))*(3-0)+0" office:value-type="float" office:value="2.82421875">
            <text:p>2.824218750</text:p>
          </table:table-cell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189]-0)/(1-0))*(20-2)+2)" office:value-type="float" office:value="18">
            <text:p>18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M189]*[.P189]" office:value-type="float" office:value="2.60156251539844">
            <text:p>2.601562515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formula="of:=(([.F189]-0)/(1-0))*(100-0)+0" office:value-type="float" office:value="16.015625">
            <text:p>16.015625000</text:p>
          </table:table-cell>
          <table:table-cell table:formula="of:=(([.G189]-0)/(1-0))*(3-0)+0" office:value-type="float" office:value="1.98046875">
            <text:p>1.980468750</text:p>
          </table:table-cell>
          <table:table-cell table:formula="of:=(([.H189]-0)/(1-0))*(3-0)+0" office:value-type="float" office:value="1.44140625">
            <text:p>1.441406250</text:p>
          </table:table-cell>
          <table:table-cell table:formula="of:=(([.I189]-0)/(1-0))*(100-0)+0" office:value-type="float" office:value="68.359375">
            <text:p>68.359375000</text:p>
          </table:table-cell>
          <table:table-cell table:formula="of:=(([.J189]-0)/(1-0))*(3-0)+0" office:value-type="float" office:value="1.18359375">
            <text:p>1.183593750</text:p>
          </table:table-cell>
          <table:table-cell table:formula="of:=(([.K189]-0)/(1-0))*(3-0)+0" office:value-type="float" office:value="2.07421875">
            <text:p>2.074218750</text:p>
          </table:table-cell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190]-0)/(1-0))*(20-2)+2)" office:value-type="float" office:value="9">
            <text:p>9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M190]*[.P190]" office:value-type="float" office:value="5.80078125319922">
            <text:p>5.800781253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formula="of:=(([.F190]-0)/(1-0))*(100-0)+0" office:value-type="float" office:value="66.015625">
            <text:p>66.015625000</text:p>
          </table:table-cell>
          <table:table-cell table:formula="of:=(([.G190]-0)/(1-0))*(3-0)+0" office:value-type="float" office:value="0.48046875">
            <text:p>0.480468750</text:p>
          </table:table-cell>
          <table:table-cell table:formula="of:=(([.H190]-0)/(1-0))*(3-0)+0" office:value-type="float" office:value="2.94140625">
            <text:p>2.941406250</text:p>
          </table:table-cell>
          <table:table-cell table:formula="of:=(([.I190]-0)/(1-0))*(100-0)+0" office:value-type="float" office:value="18.359375">
            <text:p>18.359375000</text:p>
          </table:table-cell>
          <table:table-cell table:formula="of:=(([.J190]-0)/(1-0))*(3-0)+0" office:value-type="float" office:value="2.68359375">
            <text:p>2.683593750</text:p>
          </table:table-cell>
          <table:table-cell table:formula="of:=(([.K190]-0)/(1-0))*(3-0)+0" office:value-type="float" office:value="0.57421875">
            <text:p>0.574218750</text:p>
          </table:table-cell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191]-0)/(1-0))*(20-2)+2)" office:value-type="float" office:value="7">
            <text:p>7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M191]*[.P191]" office:value-type="float" office:value="3.63671875336328">
            <text:p>3.636718753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formula="of:=(([.F191]-0)/(1-0))*(100-0)+0" office:value-type="float" office:value="78.515625">
            <text:p>78.515625000</text:p>
          </table:table-cell>
          <table:table-cell table:formula="of:=(([.G191]-0)/(1-0))*(3-0)+0" office:value-type="float" office:value="1.60546875">
            <text:p>1.605468750</text:p>
          </table:table-cell>
          <table:table-cell table:formula="of:=(([.H191]-0)/(1-0))*(3-0)+0" office:value-type="float" office:value="1.06640625">
            <text:p>1.066406250</text:p>
          </table:table-cell>
          <table:table-cell table:formula="of:=(([.I191]-0)/(1-0))*(100-0)+0" office:value-type="float" office:value="55.859375">
            <text:p>55.859375000</text:p>
          </table:table-cell>
          <table:table-cell table:formula="of:=(([.J191]-0)/(1-0))*(3-0)+0" office:value-type="float" office:value="0.05859375">
            <text:p>0.058593750</text:p>
          </table:table-cell>
          <table:table-cell table:formula="of:=(([.K191]-0)/(1-0))*(3-0)+0" office:value-type="float" office:value="1.69921875">
            <text:p>1.699218750</text:p>
          </table:table-cell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192]-0)/(1-0))*(20-2)+2)" office:value-type="float" office:value="16">
            <text:p>16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M192]*[.P192]" office:value-type="float" office:value="0.3125000156875">
            <text:p>0.312500016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formula="of:=(([.F192]-0)/(1-0))*(100-0)+0" office:value-type="float" office:value="28.515625">
            <text:p>28.515625000</text:p>
          </table:table-cell>
          <table:table-cell table:formula="of:=(([.G192]-0)/(1-0))*(3-0)+0" office:value-type="float" office:value="0.10546875">
            <text:p>0.105468750</text:p>
          </table:table-cell>
          <table:table-cell table:formula="of:=(([.H192]-0)/(1-0))*(3-0)+0" office:value-type="float" office:value="2.56640625">
            <text:p>2.566406250</text:p>
          </table:table-cell>
          <table:table-cell table:formula="of:=(([.I192]-0)/(1-0))*(100-0)+0" office:value-type="float" office:value="5.859375">
            <text:p>5.859375000</text:p>
          </table:table-cell>
          <table:table-cell table:formula="of:=(([.J192]-0)/(1-0))*(3-0)+0" office:value-type="float" office:value="1.55859375">
            <text:p>1.558593750</text:p>
          </table:table-cell>
          <table:table-cell table:formula="of:=(([.K192]-0)/(1-0))*(3-0)+0" office:value-type="float" office:value="0.19921875">
            <text:p>0.199218750</text:p>
          </table:table-cell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193]-0)/(1-0))*(20-2)+2)" office:value-type="float" office:value="11">
            <text:p>11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M193]*[.P193]" office:value-type="float" office:value="8.46484375253516">
            <text:p>8.464843753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formula="of:=(([.F193]-0)/(1-0))*(100-0)+0" office:value-type="float" office:value="3.515625">
            <text:p>3.515625000</text:p>
          </table:table-cell>
          <table:table-cell table:formula="of:=(([.G193]-0)/(1-0))*(3-0)+0" office:value-type="float" office:value="2.35546875">
            <text:p>2.355468750</text:p>
          </table:table-cell>
          <table:table-cell table:formula="of:=(([.H193]-0)/(1-0))*(3-0)+0" office:value-type="float" office:value="1.81640625">
            <text:p>1.816406250</text:p>
          </table:table-cell>
          <table:table-cell table:formula="of:=(([.I193]-0)/(1-0))*(100-0)+0" office:value-type="float" office:value="30.859375">
            <text:p>30.859375000</text:p>
          </table:table-cell>
          <table:table-cell table:formula="of:=(([.J193]-0)/(1-0))*(3-0)+0" office:value-type="float" office:value="2.30859375">
            <text:p>2.308593750</text:p>
          </table:table-cell>
          <table:table-cell table:formula="of:=(([.K193]-0)/(1-0))*(3-0)+0" office:value-type="float" office:value="0.94921875">
            <text:p>0.949218750</text:p>
          </table:table-cell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194]-0)/(1-0))*(20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M194]*[.P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formula="of:=(([.F194]-0)/(1-0))*(100-0)+0" office:value-type="float" office:value="53.515625">
            <text:p>53.515625000</text:p>
          </table:table-cell>
          <table:table-cell table:formula="of:=(([.G194]-0)/(1-0))*(3-0)+0" office:value-type="float" office:value="0.85546875">
            <text:p>0.855468750</text:p>
          </table:table-cell>
          <table:table-cell table:formula="of:=(([.H194]-0)/(1-0))*(3-0)+0" office:value-type="float" office:value="0.31640625">
            <text:p>0.316406250</text:p>
          </table:table-cell>
          <table:table-cell table:formula="of:=(([.I194]-0)/(1-0))*(100-0)+0" office:value-type="float" office:value="80.859375">
            <text:p>80.859375000</text:p>
          </table:table-cell>
          <table:table-cell table:formula="of:=(([.J194]-0)/(1-0))*(3-0)+0" office:value-type="float" office:value="0.80859375">
            <text:p>0.808593750</text:p>
          </table:table-cell>
          <table:table-cell table:formula="of:=(([.K194]-0)/(1-0))*(3-0)+0" office:value-type="float" office:value="2.44921875">
            <text:p>2.449218750</text:p>
          </table:table-cell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95]-0)/(1-0))*(20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M195]*[.P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formula="of:=(([.F195]-0)/(1-0))*(100-0)+0" office:value-type="float" office:value="87.109375">
            <text:p>87.109375000</text:p>
          </table:table-cell>
          <table:table-cell table:formula="of:=(([.G195]-0)/(1-0))*(3-0)+0" office:value-type="float" office:value="1.39453125">
            <text:p>1.394531250</text:p>
          </table:table-cell>
          <table:table-cell table:formula="of:=(([.H195]-0)/(1-0))*(3-0)+0" office:value-type="float" office:value="0.10546875">
            <text:p>0.105468750</text:p>
          </table:table-cell>
          <table:table-cell table:formula="of:=(([.I195]-0)/(1-0))*(100-0)+0" office:value-type="float" office:value="64.453125">
            <text:p>64.453125000</text:p>
          </table:table-cell>
          <table:table-cell table:formula="of:=(([.J195]-0)/(1-0))*(3-0)+0" office:value-type="float" office:value="2.42578125">
            <text:p>2.425781250</text:p>
          </table:table-cell>
          <table:table-cell table:formula="of:=(([.K195]-0)/(1-0))*(3-0)+0" office:value-type="float" office:value="0.92578125">
            <text:p>0.925781250</text:p>
          </table:table-cell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96]-0)/(1-0))*(20-2)+2)" office:value-type="float" office:value="11">
            <text:p>11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M196]*[.P196]" office:value-type="float" office:value="4.42578125657422">
            <text:p>4.425781257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formula="of:=(([.F196]-0)/(1-0))*(100-0)+0" office:value-type="float" office:value="37.109375">
            <text:p>37.109375000</text:p>
          </table:table-cell>
          <table:table-cell table:formula="of:=(([.G196]-0)/(1-0))*(3-0)+0" office:value-type="float" office:value="2.89453125">
            <text:p>2.894531250</text:p>
          </table:table-cell>
          <table:table-cell table:formula="of:=(([.H196]-0)/(1-0))*(3-0)+0" office:value-type="float" office:value="1.60546875">
            <text:p>1.605468750</text:p>
          </table:table-cell>
          <table:table-cell table:formula="of:=(([.I196]-0)/(1-0))*(100-0)+0" office:value-type="float" office:value="14.453125">
            <text:p>14.453125000</text:p>
          </table:table-cell>
          <table:table-cell table:formula="of:=(([.J196]-0)/(1-0))*(3-0)+0" office:value-type="float" office:value="0.92578125">
            <text:p>0.925781250</text:p>
          </table:table-cell>
          <table:table-cell table:formula="of:=(([.K196]-0)/(1-0))*(3-0)+0" office:value-type="float" office:value="2.42578125">
            <text:p>2.425781250</text:p>
          </table:table-cell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97]-0)/(1-0))*(20-2)+2)" office:value-type="float" office:value="16">
            <text:p>16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M197]*[.P197]" office:value-type="float" office:value="10.4375000055625">
            <text:p>10.437500006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formula="of:=(([.F197]-0)/(1-0))*(100-0)+0" office:value-type="float" office:value="12.109375">
            <text:p>12.109375000</text:p>
          </table:table-cell>
          <table:table-cell table:formula="of:=(([.G197]-0)/(1-0))*(3-0)+0" office:value-type="float" office:value="0.64453125">
            <text:p>0.644531250</text:p>
          </table:table-cell>
          <table:table-cell table:formula="of:=(([.H197]-0)/(1-0))*(3-0)+0" office:value-type="float" office:value="2.35546875">
            <text:p>2.355468750</text:p>
          </table:table-cell>
          <table:table-cell table:formula="of:=(([.I197]-0)/(1-0))*(100-0)+0" office:value-type="float" office:value="39.453125">
            <text:p>39.453125000</text:p>
          </table:table-cell>
          <table:table-cell table:formula="of:=(([.J197]-0)/(1-0))*(3-0)+0" office:value-type="float" office:value="0.17578125">
            <text:p>0.175781250</text:p>
          </table:table-cell>
          <table:table-cell table:formula="of:=(([.K197]-0)/(1-0))*(3-0)+0" office:value-type="float" office:value="1.67578125">
            <text:p>1.675781250</text:p>
          </table:table-cell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98]-0)/(1-0))*(20-2)+2)" office:value-type="float" office:value="7">
            <text:p>7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M198]*[.P198]" office:value-type="float" office:value="1.06640625593359">
            <text:p>1.066406256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formula="of:=(([.F198]-0)/(1-0))*(100-0)+0" office:value-type="float" office:value="62.109375">
            <text:p>62.109375000</text:p>
          </table:table-cell>
          <table:table-cell table:formula="of:=(([.G198]-0)/(1-0))*(3-0)+0" office:value-type="float" office:value="2.14453125">
            <text:p>2.144531250</text:p>
          </table:table-cell>
          <table:table-cell table:formula="of:=(([.H198]-0)/(1-0))*(3-0)+0" office:value-type="float" office:value="0.85546875">
            <text:p>0.855468750</text:p>
          </table:table-cell>
          <table:table-cell table:formula="of:=(([.I198]-0)/(1-0))*(100-0)+0" office:value-type="float" office:value="89.453125">
            <text:p>89.453125000</text:p>
          </table:table-cell>
          <table:table-cell table:formula="of:=(([.J198]-0)/(1-0))*(3-0)+0" office:value-type="float" office:value="1.67578125">
            <text:p>1.675781250</text:p>
          </table:table-cell>
          <table:table-cell table:formula="of:=(([.K198]-0)/(1-0))*(3-0)+0" office:value-type="float" office:value="0.17578125">
            <text:p>0.175781250</text:p>
          </table:table-cell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99]-0)/(1-0))*(20-2)+2)" office:value-type="float" office:value="9">
            <text:p>9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M199]*[.P199]" office:value-type="float" office:value="0.246093758753906">
            <text:p>0.246093759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formula="of:=(([.F199]-0)/(1-0))*(100-0)+0" office:value-type="float" office:value="99.609375">
            <text:p>99.609375000</text:p>
          </table:table-cell>
          <table:table-cell table:formula="of:=(([.G199]-0)/(1-0))*(3-0)+0" office:value-type="float" office:value="0.26953125">
            <text:p>0.269531250</text:p>
          </table:table-cell>
          <table:table-cell table:formula="of:=(([.H199]-0)/(1-0))*(3-0)+0" office:value-type="float" office:value="2.73046875">
            <text:p>2.730468750</text:p>
          </table:table-cell>
          <table:table-cell table:formula="of:=(([.I199]-0)/(1-0))*(100-0)+0" office:value-type="float" office:value="26.953125">
            <text:p>26.953125000</text:p>
          </table:table-cell>
          <table:table-cell table:formula="of:=(([.J199]-0)/(1-0))*(3-0)+0" office:value-type="float" office:value="1.30078125">
            <text:p>1.300781250</text:p>
          </table:table-cell>
          <table:table-cell table:formula="of:=(([.K199]-0)/(1-0))*(3-0)+0" office:value-type="float" office:value="2.05078125">
            <text:p>2.050781250</text:p>
          </table:table-cell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200]-0)/(1-0))*(20-2)+2)" office:value-type="float" office:value="18">
            <text:p>18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M200]*[.P200]" office:value-type="float" office:value="9.49218750850781">
            <text:p>9.492187509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formula="of:=(([.F200]-0)/(1-0))*(100-0)+0" office:value-type="float" office:value="49.609375">
            <text:p>49.609375000</text:p>
          </table:table-cell>
          <table:table-cell table:formula="of:=(([.G200]-0)/(1-0))*(3-0)+0" office:value-type="float" office:value="1.76953125">
            <text:p>1.769531250</text:p>
          </table:table-cell>
          <table:table-cell table:formula="of:=(([.H200]-0)/(1-0))*(3-0)+0" office:value-type="float" office:value="1.23046875">
            <text:p>1.230468750</text:p>
          </table:table-cell>
          <table:table-cell table:formula="of:=(([.I200]-0)/(1-0))*(100-0)+0" office:value-type="float" office:value="76.953125">
            <text:p>76.953125000</text:p>
          </table:table-cell>
          <table:table-cell table:formula="of:=(([.J200]-0)/(1-0))*(3-0)+0" office:value-type="float" office:value="2.80078125">
            <text:p>2.800781250</text:p>
          </table:table-cell>
          <table:table-cell table:formula="of:=(([.K200]-0)/(1-0))*(3-0)+0" office:value-type="float" office:value="0.55078125">
            <text:p>0.550781250</text:p>
          </table:table-cell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201]-0)/(1-0))*(20-2)+2)" office:value-type="float" office:value="14">
            <text:p>14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M201]*[.P201]" office:value-type="float" office:value="3.88281251011719">
            <text:p>3.882812510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formula="of:=(([.F201]-0)/(1-0))*(100-0)+0" office:value-type="float" office:value="24.609375">
            <text:p>24.609375000</text:p>
          </table:table-cell>
          <table:table-cell table:formula="of:=(([.G201]-0)/(1-0))*(3-0)+0" office:value-type="float" office:value="1.01953125">
            <text:p>1.019531250</text:p>
          </table:table-cell>
          <table:table-cell table:formula="of:=(([.H201]-0)/(1-0))*(3-0)+0" office:value-type="float" office:value="0.48046875">
            <text:p>0.480468750</text:p>
          </table:table-cell>
          <table:table-cell table:formula="of:=(([.I201]-0)/(1-0))*(100-0)+0" office:value-type="float" office:value="51.953125">
            <text:p>51.953125000</text:p>
          </table:table-cell>
          <table:table-cell table:formula="of:=(([.J201]-0)/(1-0))*(3-0)+0" office:value-type="float" office:value="2.05078125">
            <text:p>2.050781250</text:p>
          </table:table-cell>
          <table:table-cell table:formula="of:=(([.K201]-0)/(1-0))*(3-0)+0" office:value-type="float" office:value="1.30078125">
            <text:p>1.300781250</text:p>
          </table:table-cell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202]-0)/(1-0))*(20-2)+2)" office:value-type="float" office:value="5">
            <text:p>5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M202]*[.P202]" office:value-type="float" office:value="3.88671875111328">
            <text:p>3.88671875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formula="of:=(([.F202]-0)/(1-0))*(100-0)+0" office:value-type="float" office:value="74.609375">
            <text:p>74.609375000</text:p>
          </table:table-cell>
          <table:table-cell table:formula="of:=(([.G202]-0)/(1-0))*(3-0)+0" office:value-type="float" office:value="2.51953125">
            <text:p>2.519531250</text:p>
          </table:table-cell>
          <table:table-cell table:formula="of:=(([.H202]-0)/(1-0))*(3-0)+0" office:value-type="float" office:value="1.98046875">
            <text:p>1.980468750</text:p>
          </table:table-cell>
          <table:table-cell table:formula="of:=(([.I202]-0)/(1-0))*(100-0)+0" office:value-type="float" office:value="1.953125">
            <text:p>1.953125000</text:p>
          </table:table-cell>
          <table:table-cell table:formula="of:=(([.J202]-0)/(1-0))*(3-0)+0" office:value-type="float" office:value="0.55078125">
            <text:p>0.550781250</text:p>
          </table:table-cell>
          <table:table-cell table:formula="of:=(([.K202]-0)/(1-0))*(3-0)+0" office:value-type="float" office:value="2.80078125">
            <text:p>2.800781250</text:p>
          </table:table-cell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203]-0)/(1-0))*(20-2)+2)" office:value-type="float" office:value="6">
            <text:p>6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M203]*[.P203]" office:value-type="float" office:value="3.53906250246094">
            <text:p>3.53906250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formula="of:=(([.F203]-0)/(1-0))*(100-0)+0" office:value-type="float" office:value="55.859375">
            <text:p>55.859375000</text:p>
          </table:table-cell>
          <table:table-cell table:formula="of:=(([.G203]-0)/(1-0))*(3-0)+0" office:value-type="float" office:value="0.08203125">
            <text:p>0.082031250</text:p>
          </table:table-cell>
          <table:table-cell table:formula="of:=(([.H203]-0)/(1-0))*(3-0)+0" office:value-type="float" office:value="2.91796875">
            <text:p>2.917968750</text:p>
          </table:table-cell>
          <table:table-cell table:formula="of:=(([.I203]-0)/(1-0))*(100-0)+0" office:value-type="float" office:value="33.203125">
            <text:p>33.203125000</text:p>
          </table:table-cell>
          <table:table-cell table:formula="of:=(([.J203]-0)/(1-0))*(3-0)+0" office:value-type="float" office:value="1.86328125">
            <text:p>1.863281250</text:p>
          </table:table-cell>
          <table:table-cell table:formula="of:=(([.K203]-0)/(1-0))*(3-0)+0" office:value-type="float" office:value="2.98828125">
            <text:p>2.988281250</text:p>
          </table:table-cell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204]-0)/(1-0))*(20-2)+2)" office:value-type="float" office:value="15">
            <text:p>15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M204]*[.P204]" office:value-type="float" office:value="1.34765626365234">
            <text:p>1.347656264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formula="of:=(([.F204]-0)/(1-0))*(100-0)+0" office:value-type="float" office:value="5.859375">
            <text:p>5.859375000</text:p>
          </table:table-cell>
          <table:table-cell table:formula="of:=(([.G204]-0)/(1-0))*(3-0)+0" office:value-type="float" office:value="1.58203125">
            <text:p>1.582031250</text:p>
          </table:table-cell>
          <table:table-cell table:formula="of:=(([.H204]-0)/(1-0))*(3-0)+0" office:value-type="float" office:value="1.41796875">
            <text:p>1.417968750</text:p>
          </table:table-cell>
          <table:table-cell table:formula="of:=(([.I204]-0)/(1-0))*(100-0)+0" office:value-type="float" office:value="83.203125">
            <text:p>83.203125000</text:p>
          </table:table-cell>
          <table:table-cell table:formula="of:=(([.J204]-0)/(1-0))*(3-0)+0" office:value-type="float" office:value="0.36328125">
            <text:p>0.363281250</text:p>
          </table:table-cell>
          <table:table-cell table:formula="of:=(([.K204]-0)/(1-0))*(3-0)+0" office:value-type="float" office:value="1.48828125">
            <text:p>1.488281250</text:p>
          </table:table-cell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205]-0)/(1-0))*(20-2)+2)" office:value-type="float" office:value="19">
            <text:p>19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M205]*[.P205]" office:value-type="float" office:value="15.957031253043">
            <text:p>15.957031253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formula="of:=(([.F205]-0)/(1-0))*(100-0)+0" office:value-type="float" office:value="30.859375">
            <text:p>30.859375000</text:p>
          </table:table-cell>
          <table:table-cell table:formula="of:=(([.G205]-0)/(1-0))*(3-0)+0" office:value-type="float" office:value="0.83203125">
            <text:p>0.832031250</text:p>
          </table:table-cell>
          <table:table-cell table:formula="of:=(([.H205]-0)/(1-0))*(3-0)+0" office:value-type="float" office:value="0.66796875">
            <text:p>0.667968750</text:p>
          </table:table-cell>
          <table:table-cell table:formula="of:=(([.I205]-0)/(1-0))*(100-0)+0" office:value-type="float" office:value="58.203125">
            <text:p>58.203125000</text:p>
          </table:table-cell>
          <table:table-cell table:formula="of:=(([.J205]-0)/(1-0))*(3-0)+0" office:value-type="float" office:value="1.11328125">
            <text:p>1.113281250</text:p>
          </table:table-cell>
          <table:table-cell table:formula="of:=(([.K205]-0)/(1-0))*(3-0)+0" office:value-type="float" office:value="0.73828125">
            <text:p>0.738281250</text:p>
          </table:table-cell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206]-0)/(1-0))*(20-2)+2)" office:value-type="float" office:value="10">
            <text:p>10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M206]*[.P206]" office:value-type="float" office:value="3.39843750660156">
            <text:p>3.398437507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formula="of:=(([.F206]-0)/(1-0))*(100-0)+0" office:value-type="float" office:value="80.859375">
            <text:p>80.859375000</text:p>
          </table:table-cell>
          <table:table-cell table:formula="of:=(([.G206]-0)/(1-0))*(3-0)+0" office:value-type="float" office:value="2.33203125">
            <text:p>2.332031250</text:p>
          </table:table-cell>
          <table:table-cell table:formula="of:=(([.H206]-0)/(1-0))*(3-0)+0" office:value-type="float" office:value="2.16796875">
            <text:p>2.167968750</text:p>
          </table:table-cell>
          <table:table-cell table:formula="of:=(([.I206]-0)/(1-0))*(100-0)+0" office:value-type="float" office:value="8.203125">
            <text:p>8.203125000</text:p>
          </table:table-cell>
          <table:table-cell table:formula="of:=(([.J206]-0)/(1-0))*(3-0)+0" office:value-type="float" office:value="2.61328125">
            <text:p>2.613281250</text:p>
          </table:table-cell>
          <table:table-cell table:formula="of:=(([.K206]-0)/(1-0))*(3-0)+0" office:value-type="float" office:value="2.23828125">
            <text:p>2.238281250</text:p>
          </table:table-cell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207]-0)/(1-0))*(20-2)+2)" office:value-type="float" office:value="8">
            <text:p>8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M207]*[.P207]" office:value-type="float" office:value="3.71875000428125">
            <text:p>3.718750004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formula="of:=(([.F207]-0)/(1-0))*(100-0)+0" office:value-type="float" office:value="68.359375">
            <text:p>68.359375000</text:p>
          </table:table-cell>
          <table:table-cell table:formula="of:=(([.G207]-0)/(1-0))*(3-0)+0" office:value-type="float" office:value="1.20703125">
            <text:p>1.207031250</text:p>
          </table:table-cell>
          <table:table-cell table:formula="of:=(([.H207]-0)/(1-0))*(3-0)+0" office:value-type="float" office:value="0.29296875">
            <text:p>0.292968750</text:p>
          </table:table-cell>
          <table:table-cell table:formula="of:=(([.I207]-0)/(1-0))*(100-0)+0" office:value-type="float" office:value="70.703125">
            <text:p>70.703125000</text:p>
          </table:table-cell>
          <table:table-cell table:formula="of:=(([.J207]-0)/(1-0))*(3-0)+0" office:value-type="float" office:value="0.73828125">
            <text:p>0.738281250</text:p>
          </table:table-cell>
          <table:table-cell table:formula="of:=(([.K207]-0)/(1-0))*(3-0)+0" office:value-type="float" office:value="0.36328125">
            <text:p>0.363281250</text:p>
          </table:table-cell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208]-0)/(1-0))*(20-2)+2)" office:value-type="float" office:value="17">
            <text:p>17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M208]*[.P208]" office:value-type="float" office:value="16.4023437505977">
            <text:p>16.4023437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formula="of:=(([.F208]-0)/(1-0))*(100-0)+0" office:value-type="float" office:value="18.359375">
            <text:p>18.359375000</text:p>
          </table:table-cell>
          <table:table-cell table:formula="of:=(([.G208]-0)/(1-0))*(3-0)+0" office:value-type="float" office:value="2.70703125">
            <text:p>2.707031250</text:p>
          </table:table-cell>
          <table:table-cell table:formula="of:=(([.H208]-0)/(1-0))*(3-0)+0" office:value-type="float" office:value="1.79296875">
            <text:p>1.792968750</text:p>
          </table:table-cell>
          <table:table-cell table:formula="of:=(([.I208]-0)/(1-0))*(100-0)+0" office:value-type="float" office:value="20.703125">
            <text:p>20.703125000</text:p>
          </table:table-cell>
          <table:table-cell table:formula="of:=(([.J208]-0)/(1-0))*(3-0)+0" office:value-type="float" office:value="2.23828125">
            <text:p>2.238281250</text:p>
          </table:table-cell>
          <table:table-cell table:formula="of:=(([.K208]-0)/(1-0))*(3-0)+0" office:value-type="float" office:value="1.86328125">
            <text:p>1.863281250</text:p>
          </table:table-cell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209]-0)/(1-0))*(20-2)+2)" office:value-type="float" office:value="12">
            <text:p>12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M209]*[.P209]" office:value-type="float" office:value="2.57812500942187">
            <text:p>2.578125009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formula="of:=(([.F209]-0)/(1-0))*(100-0)+0" office:value-type="float" office:value="43.359375">
            <text:p>43.359375000</text:p>
          </table:table-cell>
          <table:table-cell table:formula="of:=(([.G209]-0)/(1-0))*(3-0)+0" office:value-type="float" office:value="0.45703125">
            <text:p>0.457031250</text:p>
          </table:table-cell>
          <table:table-cell table:formula="of:=(([.H209]-0)/(1-0))*(3-0)+0" office:value-type="float" office:value="2.54296875">
            <text:p>2.542968750</text:p>
          </table:table-cell>
          <table:table-cell table:formula="of:=(([.I209]-0)/(1-0))*(100-0)+0" office:value-type="float" office:value="45.703125">
            <text:p>45.703125000</text:p>
          </table:table-cell>
          <table:table-cell table:formula="of:=(([.J209]-0)/(1-0))*(3-0)+0" office:value-type="float" office:value="2.98828125">
            <text:p>2.988281250</text:p>
          </table:table-cell>
          <table:table-cell table:formula="of:=(([.K209]-0)/(1-0))*(3-0)+0" office:value-type="float" office:value="2.61328125">
            <text:p>2.613281250</text:p>
          </table:table-cell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210]-0)/(1-0))*(20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M210]*[.P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formula="of:=(([.F210]-0)/(1-0))*(100-0)+0" office:value-type="float" office:value="93.359375">
            <text:p>93.359375000</text:p>
          </table:table-cell>
          <table:table-cell table:formula="of:=(([.G210]-0)/(1-0))*(3-0)+0" office:value-type="float" office:value="1.95703125">
            <text:p>1.957031250</text:p>
          </table:table-cell>
          <table:table-cell table:formula="of:=(([.H210]-0)/(1-0))*(3-0)+0" office:value-type="float" office:value="1.04296875">
            <text:p>1.042968750</text:p>
          </table:table-cell>
          <table:table-cell table:formula="of:=(([.I210]-0)/(1-0))*(100-0)+0" office:value-type="float" office:value="95.703125">
            <text:p>95.703125000</text:p>
          </table:table-cell>
          <table:table-cell table:formula="of:=(([.J210]-0)/(1-0))*(3-0)+0" office:value-type="float" office:value="1.48828125">
            <text:p>1.488281250</text:p>
          </table:table-cell>
          <table:table-cell table:formula="of:=(([.K210]-0)/(1-0))*(3-0)+0" office:value-type="float" office:value="1.11328125">
            <text:p>1.113281250</text:p>
          </table:table-cell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211]-0)/(1-0))*(20-2)+2)" office:value-type="float" office:value="4">
            <text:p>4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M211]*[.P211]" office:value-type="float" office:value="1.23437500276563">
            <text:p>1.23437500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formula="of:=(([.F211]-0)/(1-0))*(100-0)+0" office:value-type="float" office:value="15.234375">
            <text:p>15.234375000</text:p>
          </table:table-cell>
          <table:table-cell table:formula="of:=(([.G211]-0)/(1-0))*(3-0)+0" office:value-type="float" office:value="2.98828125">
            <text:p>2.988281250</text:p>
          </table:table-cell>
          <table:table-cell table:formula="of:=(([.H211]-0)/(1-0))*(3-0)+0" office:value-type="float" office:value="2.44921875">
            <text:p>2.449218750</text:p>
          </table:table-cell>
          <table:table-cell table:formula="of:=(([.I211]-0)/(1-0))*(100-0)+0" office:value-type="float" office:value="86.328125">
            <text:p>86.328125000</text:p>
          </table:table-cell>
          <table:table-cell table:formula="of:=(([.J211]-0)/(1-0))*(3-0)+0" office:value-type="float" office:value="2.70703125">
            <text:p>2.707031250</text:p>
          </table:table-cell>
          <table:table-cell table:formula="of:=(([.K211]-0)/(1-0))*(3-0)+0" office:value-type="float" office:value="1.01953125">
            <text:p>1.019531250</text:p>
          </table:table-cell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212]-0)/(1-0))*(20-2)+2)" office:value-type="float" office:value="13">
            <text:p>13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M212]*[.P212]" office:value-type="float" office:value="10.5117187524883">
            <text:p>10.51171875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formula="of:=(([.F212]-0)/(1-0))*(100-0)+0" office:value-type="float" office:value="65.234375">
            <text:p>65.234375000</text:p>
          </table:table-cell>
          <table:table-cell table:formula="of:=(([.G212]-0)/(1-0))*(3-0)+0" office:value-type="float" office:value="1.48828125">
            <text:p>1.488281250</text:p>
          </table:table-cell>
          <table:table-cell table:formula="of:=(([.H212]-0)/(1-0))*(3-0)+0" office:value-type="float" office:value="0.94921875">
            <text:p>0.949218750</text:p>
          </table:table-cell>
          <table:table-cell table:formula="of:=(([.I212]-0)/(1-0))*(100-0)+0" office:value-type="float" office:value="36.328125">
            <text:p>36.328125000</text:p>
          </table:table-cell>
          <table:table-cell table:formula="of:=(([.J212]-0)/(1-0))*(3-0)+0" office:value-type="float" office:value="1.20703125">
            <text:p>1.207031250</text:p>
          </table:table-cell>
          <table:table-cell table:formula="of:=(([.K212]-0)/(1-0))*(3-0)+0" office:value-type="float" office:value="2.51953125">
            <text:p>2.519531250</text:p>
          </table:table-cell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213]-0)/(1-0))*(20-2)+2)" office:value-type="float" office:value="18">
            <text:p>18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M213]*[.P213]" office:value-type="float" office:value="1.05468751694531">
            <text:p>1.054687517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formula="of:=(([.F213]-0)/(1-0))*(100-0)+0" office:value-type="float" office:value="90.234375">
            <text:p>90.234375000</text:p>
          </table:table-cell>
          <table:table-cell table:formula="of:=(([.G213]-0)/(1-0))*(3-0)+0" office:value-type="float" office:value="2.23828125">
            <text:p>2.238281250</text:p>
          </table:table-cell>
          <table:table-cell table:formula="of:=(([.H213]-0)/(1-0))*(3-0)+0" office:value-type="float" office:value="0.19921875">
            <text:p>0.199218750</text:p>
          </table:table-cell>
          <table:table-cell table:formula="of:=(([.I213]-0)/(1-0))*(100-0)+0" office:value-type="float" office:value="11.328125">
            <text:p>11.328125000</text:p>
          </table:table-cell>
          <table:table-cell table:formula="of:=(([.J213]-0)/(1-0))*(3-0)+0" office:value-type="float" office:value="0.45703125">
            <text:p>0.457031250</text:p>
          </table:table-cell>
          <table:table-cell table:formula="of:=(([.K213]-0)/(1-0))*(3-0)+0" office:value-type="float" office:value="1.76953125">
            <text:p>1.769531250</text:p>
          </table:table-cell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214]-0)/(1-0))*(20-2)+2)" office:value-type="float" office:value="9">
            <text:p>9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M214]*[.P214]" office:value-type="float" office:value="5.02734375397266">
            <text:p>5.027343754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formula="of:=(([.F214]-0)/(1-0))*(100-0)+0" office:value-type="float" office:value="40.234375">
            <text:p>40.234375000</text:p>
          </table:table-cell>
          <table:table-cell table:formula="of:=(([.G214]-0)/(1-0))*(3-0)+0" office:value-type="float" office:value="0.73828125">
            <text:p>0.738281250</text:p>
          </table:table-cell>
          <table:table-cell table:formula="of:=(([.H214]-0)/(1-0))*(3-0)+0" office:value-type="float" office:value="1.69921875">
            <text:p>1.699218750</text:p>
          </table:table-cell>
          <table:table-cell table:formula="of:=(([.I214]-0)/(1-0))*(100-0)+0" office:value-type="float" office:value="61.328125">
            <text:p>61.328125000</text:p>
          </table:table-cell>
          <table:table-cell table:formula="of:=(([.J214]-0)/(1-0))*(3-0)+0" office:value-type="float" office:value="1.95703125">
            <text:p>1.957031250</text:p>
          </table:table-cell>
          <table:table-cell table:formula="of:=(([.K214]-0)/(1-0))*(3-0)+0" office:value-type="float" office:value="0.26953125">
            <text:p>0.269531250</text:p>
          </table:table-cell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215]-0)/(1-0))*(20-2)+2)" office:value-type="float" office:value="11">
            <text:p>11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M215]*[.P215]" office:value-type="float" office:value="7.51953125348047">
            <text:p>7.519531253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formula="of:=(([.F215]-0)/(1-0))*(100-0)+0" office:value-type="float" office:value="2.734375">
            <text:p>2.734375000</text:p>
          </table:table-cell>
          <table:table-cell table:formula="of:=(([.G215]-0)/(1-0))*(3-0)+0" office:value-type="float" office:value="1.86328125">
            <text:p>1.863281250</text:p>
          </table:table-cell>
          <table:table-cell table:formula="of:=(([.H215]-0)/(1-0))*(3-0)+0" office:value-type="float" office:value="0.57421875">
            <text:p>0.574218750</text:p>
          </table:table-cell>
          <table:table-cell table:formula="of:=(([.I215]-0)/(1-0))*(100-0)+0" office:value-type="float" office:value="23.828125">
            <text:p>23.828125000</text:p>
          </table:table-cell>
          <table:table-cell table:formula="of:=(([.J215]-0)/(1-0))*(3-0)+0" office:value-type="float" office:value="0.83203125">
            <text:p>0.832031250</text:p>
          </table:table-cell>
          <table:table-cell table:formula="of:=(([.K215]-0)/(1-0))*(3-0)+0" office:value-type="float" office:value="2.14453125">
            <text:p>2.144531250</text:p>
          </table:table-cell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216]-0)/(1-0))*(20-2)+2)" office:value-type="float" office:value="20">
            <text:p>20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M216]*[.P216]" office:value-type="float" office:value="3.67187501632812">
            <text:p>3.671875016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formula="of:=(([.F216]-0)/(1-0))*(100-0)+0" office:value-type="float" office:value="52.734375">
            <text:p>52.734375000</text:p>
          </table:table-cell>
          <table:table-cell table:formula="of:=(([.G216]-0)/(1-0))*(3-0)+0" office:value-type="float" office:value="0.36328125">
            <text:p>0.363281250</text:p>
          </table:table-cell>
          <table:table-cell table:formula="of:=(([.H216]-0)/(1-0))*(3-0)+0" office:value-type="float" office:value="2.07421875">
            <text:p>2.074218750</text:p>
          </table:table-cell>
          <table:table-cell table:formula="of:=(([.I216]-0)/(1-0))*(100-0)+0" office:value-type="float" office:value="73.828125">
            <text:p>73.828125000</text:p>
          </table:table-cell>
          <table:table-cell table:formula="of:=(([.J216]-0)/(1-0))*(3-0)+0" office:value-type="float" office:value="2.33203125">
            <text:p>2.332031250</text:p>
          </table:table-cell>
          <table:table-cell table:formula="of:=(([.K216]-0)/(1-0))*(3-0)+0" office:value-type="float" office:value="0.64453125">
            <text:p>0.644531250</text:p>
          </table:table-cell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217]-0)/(1-0))*(20-2)+2)" office:value-type="float" office:value="15">
            <text:p>15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M217]*[.P217]" office:value-type="float" office:value="14.0039062509961">
            <text:p>14.00390625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formula="of:=(([.F217]-0)/(1-0))*(100-0)+0" office:value-type="float" office:value="77.734375">
            <text:p>77.734375000</text:p>
          </table:table-cell>
          <table:table-cell table:formula="of:=(([.G217]-0)/(1-0))*(3-0)+0" office:value-type="float" office:value="2.61328125">
            <text:p>2.613281250</text:p>
          </table:table-cell>
          <table:table-cell table:formula="of:=(([.H217]-0)/(1-0))*(3-0)+0" office:value-type="float" office:value="2.82421875">
            <text:p>2.824218750</text:p>
          </table:table-cell>
          <table:table-cell table:formula="of:=(([.I217]-0)/(1-0))*(100-0)+0" office:value-type="float" office:value="98.828125">
            <text:p>98.828125000</text:p>
          </table:table-cell>
          <table:table-cell table:formula="of:=(([.J217]-0)/(1-0))*(3-0)+0" office:value-type="float" office:value="1.58203125">
            <text:p>1.582031250</text:p>
          </table:table-cell>
          <table:table-cell table:formula="of:=(([.K217]-0)/(1-0))*(3-0)+0" office:value-type="float" office:value="1.39453125">
            <text:p>1.394531250</text:p>
          </table:table-cell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218]-0)/(1-0))*(20-2)+2)" office:value-type="float" office:value="6">
            <text:p>6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M218]*[.P218]" office:value-type="float" office:value="2.60156250339844">
            <text:p>2.601562503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formula="of:=(([.F218]-0)/(1-0))*(100-0)+0" office:value-type="float" office:value="27.734375">
            <text:p>27.734375000</text:p>
          </table:table-cell>
          <table:table-cell table:formula="of:=(([.G218]-0)/(1-0))*(3-0)+0" office:value-type="float" office:value="1.11328125">
            <text:p>1.113281250</text:p>
          </table:table-cell>
          <table:table-cell table:formula="of:=(([.H218]-0)/(1-0))*(3-0)+0" office:value-type="float" office:value="1.32421875">
            <text:p>1.324218750</text:p>
          </table:table-cell>
          <table:table-cell table:formula="of:=(([.I218]-0)/(1-0))*(100-0)+0" office:value-type="float" office:value="48.828125">
            <text:p>48.828125000</text:p>
          </table:table-cell>
          <table:table-cell table:formula="of:=(([.J218]-0)/(1-0))*(3-0)+0" office:value-type="float" office:value="0.08203125">
            <text:p>0.082031250</text:p>
          </table:table-cell>
          <table:table-cell table:formula="of:=(([.K218]-0)/(1-0))*(3-0)+0" office:value-type="float" office:value="2.89453125">
            <text:p>2.894531250</text:p>
          </table:table-cell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219]-0)/(1-0))*(20-2)+2)" office:value-type="float" office:value="5">
            <text:p>5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M219]*[.P219]" office:value-type="float" office:value="1.23046875376953">
            <text:p>1.230468754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formula="of:=(([.F219]-0)/(1-0))*(100-0)+0" office:value-type="float" office:value="46.484375">
            <text:p>46.484375000</text:p>
          </table:table-cell>
          <table:table-cell table:formula="of:=(([.G219]-0)/(1-0))*(3-0)+0" office:value-type="float" office:value="1.67578125">
            <text:p>1.675781250</text:p>
          </table:table-cell>
          <table:table-cell table:formula="of:=(([.H219]-0)/(1-0))*(3-0)+0" office:value-type="float" office:value="0.38671875">
            <text:p>0.386718750</text:p>
          </table:table-cell>
          <table:table-cell table:formula="of:=(([.I219]-0)/(1-0))*(100-0)+0" office:value-type="float" office:value="17.578125">
            <text:p>17.578125000</text:p>
          </table:table-cell>
          <table:table-cell table:formula="of:=(([.J219]-0)/(1-0))*(3-0)+0" office:value-type="float" office:value="2.14453125">
            <text:p>2.144531250</text:p>
          </table:table-cell>
          <table:table-cell table:formula="of:=(([.K219]-0)/(1-0))*(3-0)+0" office:value-type="float" office:value="2.70703125">
            <text:p>2.707031250</text:p>
          </table:table-cell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220]-0)/(1-0))*(20-2)+2)" office:value-type="float" office:value="14">
            <text:p>14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M220]*[.P220]" office:value-type="float" office:value="10.4453125035547">
            <text:p>10.445312504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formula="of:=(([.F220]-0)/(1-0))*(100-0)+0" office:value-type="float" office:value="96.484375">
            <text:p>96.484375000</text:p>
          </table:table-cell>
          <table:table-cell table:formula="of:=(([.G220]-0)/(1-0))*(3-0)+0" office:value-type="float" office:value="0.17578125">
            <text:p>0.175781250</text:p>
          </table:table-cell>
          <table:table-cell table:formula="of:=(([.H220]-0)/(1-0))*(3-0)+0" office:value-type="float" office:value="1.88671875">
            <text:p>1.886718750</text:p>
          </table:table-cell>
          <table:table-cell table:formula="of:=(([.I220]-0)/(1-0))*(100-0)+0" office:value-type="float" office:value="67.578125">
            <text:p>67.578125000</text:p>
          </table:table-cell>
          <table:table-cell table:formula="of:=(([.J220]-0)/(1-0))*(3-0)+0" office:value-type="float" office:value="0.64453125">
            <text:p>0.644531250</text:p>
          </table:table-cell>
          <table:table-cell table:formula="of:=(([.K220]-0)/(1-0))*(3-0)+0" office:value-type="float" office:value="1.20703125">
            <text:p>1.207031250</text:p>
          </table:table-cell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221]-0)/(1-0))*(20-2)+2)" office:value-type="float" office:value="19">
            <text:p>19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M221]*[.P221]" office:value-type="float" office:value="9.42578125957422">
            <text:p>9.425781260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formula="of:=(([.F221]-0)/(1-0))*(100-0)+0" office:value-type="float" office:value="71.484375">
            <text:p>71.484375000</text:p>
          </table:table-cell>
          <table:table-cell table:formula="of:=(([.G221]-0)/(1-0))*(3-0)+0" office:value-type="float" office:value="2.42578125">
            <text:p>2.425781250</text:p>
          </table:table-cell>
          <table:table-cell table:formula="of:=(([.H221]-0)/(1-0))*(3-0)+0" office:value-type="float" office:value="2.63671875">
            <text:p>2.636718750</text:p>
          </table:table-cell>
          <table:table-cell table:formula="of:=(([.I221]-0)/(1-0))*(100-0)+0" office:value-type="float" office:value="92.578125">
            <text:p>92.578125000</text:p>
          </table:table-cell>
          <table:table-cell table:formula="of:=(([.J221]-0)/(1-0))*(3-0)+0" office:value-type="float" office:value="1.39453125">
            <text:p>1.394531250</text:p>
          </table:table-cell>
          <table:table-cell table:formula="of:=(([.K221]-0)/(1-0))*(3-0)+0" office:value-type="float" office:value="0.45703125">
            <text:p>0.457031250</text:p>
          </table:table-cell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222]-0)/(1-0))*(20-2)+2)" office:value-type="float" office:value="10">
            <text:p>10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M222]*[.P222]" office:value-type="float" office:value="9.96093750003906">
            <text:p>9.96093750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formula="of:=(([.F222]-0)/(1-0))*(100-0)+0" office:value-type="float" office:value="21.484375">
            <text:p>21.484375000</text:p>
          </table:table-cell>
          <table:table-cell table:formula="of:=(([.G222]-0)/(1-0))*(3-0)+0" office:value-type="float" office:value="0.92578125">
            <text:p>0.925781250</text:p>
          </table:table-cell>
          <table:table-cell table:formula="of:=(([.H222]-0)/(1-0))*(3-0)+0" office:value-type="float" office:value="1.13671875">
            <text:p>1.136718750</text:p>
          </table:table-cell>
          <table:table-cell table:formula="of:=(([.I222]-0)/(1-0))*(100-0)+0" office:value-type="float" office:value="42.578125">
            <text:p>42.578125000</text:p>
          </table:table-cell>
          <table:table-cell table:formula="of:=(([.J222]-0)/(1-0))*(3-0)+0" office:value-type="float" office:value="2.89453125">
            <text:p>2.894531250</text:p>
          </table:table-cell>
          <table:table-cell table:formula="of:=(([.K222]-0)/(1-0))*(3-0)+0" office:value-type="float" office:value="1.95703125">
            <text:p>1.957031250</text:p>
          </table:table-cell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223]-0)/(1-0))*(20-2)+2)" office:value-type="float" office:value="7">
            <text:p>7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M223]*[.P223]" office:value-type="float" office:value="6.09765625090234">
            <text:p>6.0976562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formula="of:=(([.F223]-0)/(1-0))*(100-0)+0" office:value-type="float" office:value="33.984375">
            <text:p>33.984375000</text:p>
          </table:table-cell>
          <table:table-cell table:formula="of:=(([.G223]-0)/(1-0))*(3-0)+0" office:value-type="float" office:value="2.80078125">
            <text:p>2.800781250</text:p>
          </table:table-cell>
          <table:table-cell table:formula="of:=(([.H223]-0)/(1-0))*(3-0)+0" office:value-type="float" office:value="2.26171875">
            <text:p>2.261718750</text:p>
          </table:table-cell>
          <table:table-cell table:formula="of:=(([.I223]-0)/(1-0))*(100-0)+0" office:value-type="float" office:value="80.078125">
            <text:p>80.078125000</text:p>
          </table:table-cell>
          <table:table-cell table:formula="of:=(([.J223]-0)/(1-0))*(3-0)+0" office:value-type="float" office:value="0.26953125">
            <text:p>0.269531250</text:p>
          </table:table-cell>
          <table:table-cell table:formula="of:=(([.K223]-0)/(1-0))*(3-0)+0" office:value-type="float" office:value="0.08203125">
            <text:p>0.082031250</text:p>
          </table:table-cell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224]-0)/(1-0))*(20-2)+2)" office:value-type="float" office:value="16">
            <text:p>16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M224]*[.P224]" office:value-type="float" office:value="5.9375000100625">
            <text:p>5.937500010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formula="of:=(([.F224]-0)/(1-0))*(100-0)+0" office:value-type="float" office:value="83.984375">
            <text:p>83.984375000</text:p>
          </table:table-cell>
          <table:table-cell table:formula="of:=(([.G224]-0)/(1-0))*(3-0)+0" office:value-type="float" office:value="1.30078125">
            <text:p>1.300781250</text:p>
          </table:table-cell>
          <table:table-cell table:formula="of:=(([.H224]-0)/(1-0))*(3-0)+0" office:value-type="float" office:value="0.76171875">
            <text:p>0.761718750</text:p>
          </table:table-cell>
          <table:table-cell table:formula="of:=(([.I224]-0)/(1-0))*(100-0)+0" office:value-type="float" office:value="30.078125">
            <text:p>30.078125000</text:p>
          </table:table-cell>
          <table:table-cell table:formula="of:=(([.J224]-0)/(1-0))*(3-0)+0" office:value-type="float" office:value="1.76953125">
            <text:p>1.769531250</text:p>
          </table:table-cell>
          <table:table-cell table:formula="of:=(([.K224]-0)/(1-0))*(3-0)+0" office:value-type="float" office:value="1.58203125">
            <text:p>1.582031250</text:p>
          </table:table-cell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225]-0)/(1-0))*(20-2)+2)" office:value-type="float" office:value="12">
            <text:p>12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M225]*[.P225]" office:value-type="float" office:value="7.45312500454688">
            <text:p>7.453125005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formula="of:=(([.F225]-0)/(1-0))*(100-0)+0" office:value-type="float" office:value="58.984375">
            <text:p>58.984375000</text:p>
          </table:table-cell>
          <table:table-cell table:formula="of:=(([.G225]-0)/(1-0))*(3-0)+0" office:value-type="float" office:value="2.05078125">
            <text:p>2.050781250</text:p>
          </table:table-cell>
          <table:table-cell table:formula="of:=(([.H225]-0)/(1-0))*(3-0)+0" office:value-type="float" office:value="0.01171875">
            <text:p>0.011718750</text:p>
          </table:table-cell>
          <table:table-cell table:formula="of:=(([.I225]-0)/(1-0))*(100-0)+0" office:value-type="float" office:value="5.078125">
            <text:p>5.078125000</text:p>
          </table:table-cell>
          <table:table-cell table:formula="of:=(([.J225]-0)/(1-0))*(3-0)+0" office:value-type="float" office:value="2.51953125">
            <text:p>2.519531250</text:p>
          </table:table-cell>
          <table:table-cell table:formula="of:=(([.K225]-0)/(1-0))*(3-0)+0" office:value-type="float" office:value="2.33203125">
            <text:p>2.332031250</text:p>
          </table:table-cell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226]-0)/(1-0))*(20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M226]*[.P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formula="of:=(([.F226]-0)/(1-0))*(100-0)+0" office:value-type="float" office:value="8.984375">
            <text:p>8.984375000</text:p>
          </table:table-cell>
          <table:table-cell table:formula="of:=(([.G226]-0)/(1-0))*(3-0)+0" office:value-type="float" office:value="0.55078125">
            <text:p>0.550781250</text:p>
          </table:table-cell>
          <table:table-cell table:formula="of:=(([.H226]-0)/(1-0))*(3-0)+0" office:value-type="float" office:value="1.51171875">
            <text:p>1.511718750</text:p>
          </table:table-cell>
          <table:table-cell table:formula="of:=(([.I226]-0)/(1-0))*(100-0)+0" office:value-type="float" office:value="55.078125">
            <text:p>55.078125000</text:p>
          </table:table-cell>
          <table:table-cell table:formula="of:=(([.J226]-0)/(1-0))*(3-0)+0" office:value-type="float" office:value="1.01953125">
            <text:p>1.019531250</text:p>
          </table:table-cell>
          <table:table-cell table:formula="of:=(([.K226]-0)/(1-0))*(3-0)+0" office:value-type="float" office:value="0.83203125">
            <text:p>0.832031250</text:p>
          </table:table-cell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227]-0)/(1-0))*(20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M227]*[.P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formula="of:=(([.F227]-0)/(1-0))*(100-0)+0" office:value-type="float" office:value="19.921875">
            <text:p>19.921875000</text:p>
          </table:table-cell>
          <table:table-cell table:formula="of:=(([.G227]-0)/(1-0))*(3-0)+0" office:value-type="float" office:value="2.19140625">
            <text:p>2.191406250</text:p>
          </table:table-cell>
          <table:table-cell table:formula="of:=(([.H227]-0)/(1-0))*(3-0)+0" office:value-type="float" office:value="1.93359375">
            <text:p>1.933593750</text:p>
          </table:table-cell>
          <table:table-cell table:formula="of:=(([.I227]-0)/(1-0))*(100-0)+0" office:value-type="float" office:value="34.765625">
            <text:p>34.765625000</text:p>
          </table:table-cell>
          <table:table-cell table:formula="of:=(([.J227]-0)/(1-0))*(3-0)+0" office:value-type="float" office:value="2.28515625">
            <text:p>2.285156250</text:p>
          </table:table-cell>
          <table:table-cell table:formula="of:=(([.K227]-0)/(1-0))*(3-0)+0" office:value-type="float" office:value="0.50390625">
            <text:p>0.503906250</text:p>
          </table:table-cell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228]-0)/(1-0))*(20-2)+2)" office:value-type="float" office:value="12">
            <text:p>12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M228]*[.P228]" office:value-type="float" office:value="11.0156250009844">
            <text:p>11.01562500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formula="of:=(([.F228]-0)/(1-0))*(100-0)+0" office:value-type="float" office:value="69.921875">
            <text:p>69.921875000</text:p>
          </table:table-cell>
          <table:table-cell table:formula="of:=(([.G228]-0)/(1-0))*(3-0)+0" office:value-type="float" office:value="0.69140625">
            <text:p>0.691406250</text:p>
          </table:table-cell>
          <table:table-cell table:formula="of:=(([.H228]-0)/(1-0))*(3-0)+0" office:value-type="float" office:value="0.43359375">
            <text:p>0.433593750</text:p>
          </table:table-cell>
          <table:table-cell table:formula="of:=(([.I228]-0)/(1-0))*(100-0)+0" office:value-type="float" office:value="84.765625">
            <text:p>84.765625000</text:p>
          </table:table-cell>
          <table:table-cell table:formula="of:=(([.J228]-0)/(1-0))*(3-0)+0" office:value-type="float" office:value="0.78515625">
            <text:p>0.785156250</text:p>
          </table:table-cell>
          <table:table-cell table:formula="of:=(([.K228]-0)/(1-0))*(3-0)+0" office:value-type="float" office:value="2.00390625">
            <text:p>2.003906250</text:p>
          </table:table-cell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229]-0)/(1-0))*(20-2)+2)" office:value-type="float" office:value="16">
            <text:p>16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M229]*[.P229]" office:value-type="float" office:value="2.6875000133125">
            <text:p>2.687500013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formula="of:=(([.F229]-0)/(1-0))*(100-0)+0" office:value-type="float" office:value="94.921875">
            <text:p>94.921875000</text:p>
          </table:table-cell>
          <table:table-cell table:formula="of:=(([.G229]-0)/(1-0))*(3-0)+0" office:value-type="float" office:value="2.94140625">
            <text:p>2.941406250</text:p>
          </table:table-cell>
          <table:table-cell table:formula="of:=(([.H229]-0)/(1-0))*(3-0)+0" office:value-type="float" office:value="1.18359375">
            <text:p>1.183593750</text:p>
          </table:table-cell>
          <table:table-cell table:formula="of:=(([.I229]-0)/(1-0))*(100-0)+0" office:value-type="float" office:value="59.765625">
            <text:p>59.765625000</text:p>
          </table:table-cell>
          <table:table-cell table:formula="of:=(([.J229]-0)/(1-0))*(3-0)+0" office:value-type="float" office:value="0.03515625">
            <text:p>0.035156250</text:p>
          </table:table-cell>
          <table:table-cell table:formula="of:=(([.K229]-0)/(1-0))*(3-0)+0" office:value-type="float" office:value="2.75390625">
            <text:p>2.753906250</text:p>
          </table:table-cell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230]-0)/(1-0))*(20-2)+2)" office:value-type="float" office:value="7">
            <text:p>7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M230]*[.P230]" office:value-type="float" office:value="4.67578125232422">
            <text:p>4.6757812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formula="of:=(([.F230]-0)/(1-0))*(100-0)+0" office:value-type="float" office:value="44.921875">
            <text:p>44.921875000</text:p>
          </table:table-cell>
          <table:table-cell table:formula="of:=(([.G230]-0)/(1-0))*(3-0)+0" office:value-type="float" office:value="1.44140625">
            <text:p>1.441406250</text:p>
          </table:table-cell>
          <table:table-cell table:formula="of:=(([.H230]-0)/(1-0))*(3-0)+0" office:value-type="float" office:value="2.68359375">
            <text:p>2.683593750</text:p>
          </table:table-cell>
          <table:table-cell table:formula="of:=(([.I230]-0)/(1-0))*(100-0)+0" office:value-type="float" office:value="9.765625">
            <text:p>9.765625000</text:p>
          </table:table-cell>
          <table:table-cell table:formula="of:=(([.J230]-0)/(1-0))*(3-0)+0" office:value-type="float" office:value="1.53515625">
            <text:p>1.535156250</text:p>
          </table:table-cell>
          <table:table-cell table:formula="of:=(([.K230]-0)/(1-0))*(3-0)+0" office:value-type="float" office:value="1.25390625">
            <text:p>1.253906250</text:p>
          </table:table-cell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231]-0)/(1-0))*(20-2)+2)" office:value-type="float" office:value="9">
            <text:p>9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M231]*[.P231]" office:value-type="float" office:value="4.88671875411328">
            <text:p>4.886718754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formula="of:=(([.F231]-0)/(1-0))*(100-0)+0" office:value-type="float" office:value="7.421875">
            <text:p>7.421875000</text:p>
          </table:table-cell>
          <table:table-cell table:formula="of:=(([.G231]-0)/(1-0))*(3-0)+0" office:value-type="float" office:value="2.56640625">
            <text:p>2.566406250</text:p>
          </table:table-cell>
          <table:table-cell table:formula="of:=(([.H231]-0)/(1-0))*(3-0)+0" office:value-type="float" office:value="0.80859375">
            <text:p>0.808593750</text:p>
          </table:table-cell>
          <table:table-cell table:formula="of:=(([.I231]-0)/(1-0))*(100-0)+0" office:value-type="float" office:value="72.265625">
            <text:p>72.265625000</text:p>
          </table:table-cell>
          <table:table-cell table:formula="of:=(([.J231]-0)/(1-0))*(3-0)+0" office:value-type="float" office:value="1.16015625">
            <text:p>1.160156250</text:p>
          </table:table-cell>
          <table:table-cell table:formula="of:=(([.K231]-0)/(1-0))*(3-0)+0" office:value-type="float" office:value="2.37890625">
            <text:p>2.378906250</text:p>
          </table:table-cell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232]-0)/(1-0))*(20-2)+2)" office:value-type="float" office:value="18">
            <text:p>18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M232]*[.P232]" office:value-type="float" office:value="0.773437517226563">
            <text:p>0.773437517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formula="of:=(([.F232]-0)/(1-0))*(100-0)+0" office:value-type="float" office:value="57.421875">
            <text:p>57.421875000</text:p>
          </table:table-cell>
          <table:table-cell table:formula="of:=(([.G232]-0)/(1-0))*(3-0)+0" office:value-type="float" office:value="1.06640625">
            <text:p>1.066406250</text:p>
          </table:table-cell>
          <table:table-cell table:formula="of:=(([.H232]-0)/(1-0))*(3-0)+0" office:value-type="float" office:value="2.30859375">
            <text:p>2.308593750</text:p>
          </table:table-cell>
          <table:table-cell table:formula="of:=(([.I232]-0)/(1-0))*(100-0)+0" office:value-type="float" office:value="22.265625">
            <text:p>22.265625000</text:p>
          </table:table-cell>
          <table:table-cell table:formula="of:=(([.J232]-0)/(1-0))*(3-0)+0" office:value-type="float" office:value="2.66015625">
            <text:p>2.660156250</text:p>
          </table:table-cell>
          <table:table-cell table:formula="of:=(([.K232]-0)/(1-0))*(3-0)+0" office:value-type="float" office:value="0.87890625">
            <text:p>0.878906250</text:p>
          </table:table-cell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233]-0)/(1-0))*(20-2)+2)" office:value-type="float" office:value="14">
            <text:p>14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M233]*[.P233]" office:value-type="float" office:value="11.1015625028984">
            <text:p>11.101562503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formula="of:=(([.F233]-0)/(1-0))*(100-0)+0" office:value-type="float" office:value="82.421875">
            <text:p>82.421875000</text:p>
          </table:table-cell>
          <table:table-cell table:formula="of:=(([.G233]-0)/(1-0))*(3-0)+0" office:value-type="float" office:value="1.81640625">
            <text:p>1.816406250</text:p>
          </table:table-cell>
          <table:table-cell table:formula="of:=(([.H233]-0)/(1-0))*(3-0)+0" office:value-type="float" office:value="1.55859375">
            <text:p>1.558593750</text:p>
          </table:table-cell>
          <table:table-cell table:formula="of:=(([.I233]-0)/(1-0))*(100-0)+0" office:value-type="float" office:value="47.265625">
            <text:p>47.265625000</text:p>
          </table:table-cell>
          <table:table-cell table:formula="of:=(([.J233]-0)/(1-0))*(3-0)+0" office:value-type="float" office:value="1.91015625">
            <text:p>1.910156250</text:p>
          </table:table-cell>
          <table:table-cell table:formula="of:=(([.K233]-0)/(1-0))*(3-0)+0" office:value-type="float" office:value="0.12890625">
            <text:p>0.128906250</text:p>
          </table:table-cell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234]-0)/(1-0))*(20-2)+2)" office:value-type="float" office:value="5">
            <text:p>5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M234]*[.P234]" office:value-type="float" office:value="1.46484375353516">
            <text:p>1.46484375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formula="of:=(([.F234]-0)/(1-0))*(100-0)+0" office:value-type="float" office:value="32.421875">
            <text:p>32.421875000</text:p>
          </table:table-cell>
          <table:table-cell table:formula="of:=(([.G234]-0)/(1-0))*(3-0)+0" office:value-type="float" office:value="0.31640625">
            <text:p>0.316406250</text:p>
          </table:table-cell>
          <table:table-cell table:formula="of:=(([.H234]-0)/(1-0))*(3-0)+0" office:value-type="float" office:value="0.05859375">
            <text:p>0.058593750</text:p>
          </table:table-cell>
          <table:table-cell table:formula="of:=(([.I234]-0)/(1-0))*(100-0)+0" office:value-type="float" office:value="97.265625">
            <text:p>97.265625000</text:p>
          </table:table-cell>
          <table:table-cell table:formula="of:=(([.J234]-0)/(1-0))*(3-0)+0" office:value-type="float" office:value="0.41015625">
            <text:p>0.410156250</text:p>
          </table:table-cell>
          <table:table-cell table:formula="of:=(([.K234]-0)/(1-0))*(3-0)+0" office:value-type="float" office:value="1.62890625">
            <text:p>1.628906250</text:p>
          </table:table-cell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235]-0)/(1-0))*(20-2)+2)" office:value-type="float" office:value="6">
            <text:p>6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M235]*[.P235]" office:value-type="float" office:value="0.632812505367188">
            <text:p>0.632812505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formula="of:=(([.F235]-0)/(1-0))*(100-0)+0" office:value-type="float" office:value="38.671875">
            <text:p>38.671875000</text:p>
          </table:table-cell>
          <table:table-cell table:formula="of:=(([.G235]-0)/(1-0))*(3-0)+0" office:value-type="float" office:value="2.37890625">
            <text:p>2.378906250</text:p>
          </table:table-cell>
          <table:table-cell table:formula="of:=(([.H235]-0)/(1-0))*(3-0)+0" office:value-type="float" office:value="0.99609375">
            <text:p>0.996093750</text:p>
          </table:table-cell>
          <table:table-cell table:formula="of:=(([.I235]-0)/(1-0))*(100-0)+0" office:value-type="float" office:value="66.015625">
            <text:p>66.015625000</text:p>
          </table:table-cell>
          <table:table-cell table:formula="of:=(([.J235]-0)/(1-0))*(3-0)+0" office:value-type="float" office:value="1.72265625">
            <text:p>1.722656250</text:p>
          </table:table-cell>
          <table:table-cell table:formula="of:=(([.K235]-0)/(1-0))*(3-0)+0" office:value-type="float" office:value="1.81640625">
            <text:p>1.816406250</text:p>
          </table:table-cell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236]-0)/(1-0))*(20-2)+2)" office:value-type="float" office:value="15">
            <text:p>15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M236]*[.P236]" office:value-type="float" office:value="9.08203125591797">
            <text:p>9.082031256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formula="of:=(([.F236]-0)/(1-0))*(100-0)+0" office:value-type="float" office:value="88.671875">
            <text:p>88.671875000</text:p>
          </table:table-cell>
          <table:table-cell table:formula="of:=(([.G236]-0)/(1-0))*(3-0)+0" office:value-type="float" office:value="0.87890625">
            <text:p>0.878906250</text:p>
          </table:table-cell>
          <table:table-cell table:formula="of:=(([.H236]-0)/(1-0))*(3-0)+0" office:value-type="float" office:value="2.49609375">
            <text:p>2.496093750</text:p>
          </table:table-cell>
          <table:table-cell table:formula="of:=(([.I236]-0)/(1-0))*(100-0)+0" office:value-type="float" office:value="16.015625">
            <text:p>16.015625000</text:p>
          </table:table-cell>
          <table:table-cell table:formula="of:=(([.J236]-0)/(1-0))*(3-0)+0" office:value-type="float" office:value="0.22265625">
            <text:p>0.222656250</text:p>
          </table:table-cell>
          <table:table-cell table:formula="of:=(([.K236]-0)/(1-0))*(3-0)+0" office:value-type="float" office:value="0.31640625">
            <text:p>0.316406250</text:p>
          </table:table-cell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237]-0)/(1-0))*(20-2)+2)" office:value-type="float" office:value="20">
            <text:p>20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M237]*[.P237]" office:value-type="float" office:value="7.10937501289063">
            <text:p>7.109375013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formula="of:=(([.F237]-0)/(1-0))*(100-0)+0" office:value-type="float" office:value="63.671875">
            <text:p>63.671875000</text:p>
          </table:table-cell>
          <table:table-cell table:formula="of:=(([.G237]-0)/(1-0))*(3-0)+0" office:value-type="float" office:value="1.62890625">
            <text:p>1.628906250</text:p>
          </table:table-cell>
          <table:table-cell table:formula="of:=(([.H237]-0)/(1-0))*(3-0)+0" office:value-type="float" office:value="1.74609375">
            <text:p>1.746093750</text:p>
          </table:table-cell>
          <table:table-cell table:formula="of:=(([.I237]-0)/(1-0))*(100-0)+0" office:value-type="float" office:value="41.015625">
            <text:p>41.015625000</text:p>
          </table:table-cell>
          <table:table-cell table:formula="of:=(([.J237]-0)/(1-0))*(3-0)+0" office:value-type="float" office:value="0.97265625">
            <text:p>0.972656250</text:p>
          </table:table-cell>
          <table:table-cell table:formula="of:=(([.K237]-0)/(1-0))*(3-0)+0" office:value-type="float" office:value="1.06640625">
            <text:p>1.066406250</text:p>
          </table:table-cell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238]-0)/(1-0))*(20-2)+2)" office:value-type="float" office:value="11">
            <text:p>11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M238]*[.P238]" office:value-type="float" office:value="9.41015625158985">
            <text:p>9.410156252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formula="of:=(([.F238]-0)/(1-0))*(100-0)+0" office:value-type="float" office:value="13.671875">
            <text:p>13.671875000</text:p>
          </table:table-cell>
          <table:table-cell table:formula="of:=(([.G238]-0)/(1-0))*(3-0)+0" office:value-type="float" office:value="0.12890625">
            <text:p>0.128906250</text:p>
          </table:table-cell>
          <table:table-cell table:formula="of:=(([.H238]-0)/(1-0))*(3-0)+0" office:value-type="float" office:value="0.24609375">
            <text:p>0.246093750</text:p>
          </table:table-cell>
          <table:table-cell table:formula="of:=(([.I238]-0)/(1-0))*(100-0)+0" office:value-type="float" office:value="91.015625">
            <text:p>91.015625000</text:p>
          </table:table-cell>
          <table:table-cell table:formula="of:=(([.J238]-0)/(1-0))*(3-0)+0" office:value-type="float" office:value="2.47265625">
            <text:p>2.472656250</text:p>
          </table:table-cell>
          <table:table-cell table:formula="of:=(([.K238]-0)/(1-0))*(3-0)+0" office:value-type="float" office:value="2.56640625">
            <text:p>2.566406250</text:p>
          </table:table-cell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239]-0)/(1-0))*(20-2)+2)" office:value-type="float" office:value="8">
            <text:p>8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M239]*[.P239]" office:value-type="float" office:value="7.84375000015625">
            <text:p>7.84375000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formula="of:=(([.F239]-0)/(1-0))*(100-0)+0" office:value-type="float" office:value="26.171875">
            <text:p>26.171875000</text:p>
          </table:table-cell>
          <table:table-cell table:formula="of:=(([.G239]-0)/(1-0))*(3-0)+0" office:value-type="float" office:value="2.00390625">
            <text:p>2.003906250</text:p>
          </table:table-cell>
          <table:table-cell table:formula="of:=(([.H239]-0)/(1-0))*(3-0)+0" office:value-type="float" office:value="2.12109375">
            <text:p>2.121093750</text:p>
          </table:table-cell>
          <table:table-cell table:formula="of:=(([.I239]-0)/(1-0))*(100-0)+0" office:value-type="float" office:value="28.515625">
            <text:p>28.515625000</text:p>
          </table:table-cell>
          <table:table-cell table:formula="of:=(([.J239]-0)/(1-0))*(3-0)+0" office:value-type="float" office:value="0.59765625">
            <text:p>0.597656250</text:p>
          </table:table-cell>
          <table:table-cell table:formula="of:=(([.K239]-0)/(1-0))*(3-0)+0" office:value-type="float" office:value="1.44140625">
            <text:p>1.441406250</text:p>
          </table:table-cell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240]-0)/(1-0))*(20-2)+2)" office:value-type="float" office:value="17">
            <text:p>17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M240]*[.P240]" office:value-type="float" office:value="8.16796875883203">
            <text:p>8.167968759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formula="of:=(([.F240]-0)/(1-0))*(100-0)+0" office:value-type="float" office:value="76.171875">
            <text:p>76.171875000</text:p>
          </table:table-cell>
          <table:table-cell table:formula="of:=(([.G240]-0)/(1-0))*(3-0)+0" office:value-type="float" office:value="0.50390625">
            <text:p>0.503906250</text:p>
          </table:table-cell>
          <table:table-cell table:formula="of:=(([.H240]-0)/(1-0))*(3-0)+0" office:value-type="float" office:value="0.62109375">
            <text:p>0.621093750</text:p>
          </table:table-cell>
          <table:table-cell table:formula="of:=(([.I240]-0)/(1-0))*(100-0)+0" office:value-type="float" office:value="78.515625">
            <text:p>78.515625000</text:p>
          </table:table-cell>
          <table:table-cell table:formula="of:=(([.J240]-0)/(1-0))*(3-0)+0" office:value-type="float" office:value="2.09765625">
            <text:p>2.097656250</text:p>
          </table:table-cell>
          <table:table-cell table:formula="of:=(([.K240]-0)/(1-0))*(3-0)+0" office:value-type="float" office:value="2.94140625">
            <text:p>2.941406250</text:p>
          </table:table-cell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241]-0)/(1-0))*(20-2)+2)" office:value-type="float" office:value="13">
            <text:p>13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M241]*[.P241]" office:value-type="float" office:value="9.49609375350391">
            <text:p>9.496093754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formula="of:=(([.F241]-0)/(1-0))*(100-0)+0" office:value-type="float" office:value="51.171875">
            <text:p>51.171875000</text:p>
          </table:table-cell>
          <table:table-cell table:formula="of:=(([.G241]-0)/(1-0))*(3-0)+0" office:value-type="float" office:value="2.75390625">
            <text:p>2.753906250</text:p>
          </table:table-cell>
          <table:table-cell table:formula="of:=(([.H241]-0)/(1-0))*(3-0)+0" office:value-type="float" office:value="1.37109375">
            <text:p>1.371093750</text:p>
          </table:table-cell>
          <table:table-cell table:formula="of:=(([.I241]-0)/(1-0))*(100-0)+0" office:value-type="float" office:value="53.515625">
            <text:p>53.515625000</text:p>
          </table:table-cell>
          <table:table-cell table:formula="of:=(([.J241]-0)/(1-0))*(3-0)+0" office:value-type="float" office:value="2.84765625">
            <text:p>2.847656250</text:p>
          </table:table-cell>
          <table:table-cell table:formula="of:=(([.K241]-0)/(1-0))*(3-0)+0" office:value-type="float" office:value="2.19140625">
            <text:p>2.191406250</text:p>
          </table:table-cell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242]-0)/(1-0))*(20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M242]*[.P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formula="of:=(([.F242]-0)/(1-0))*(100-0)+0" office:value-type="float" office:value="1.171875">
            <text:p>1.171875000</text:p>
          </table:table-cell>
          <table:table-cell table:formula="of:=(([.G242]-0)/(1-0))*(3-0)+0" office:value-type="float" office:value="1.25390625">
            <text:p>1.253906250</text:p>
          </table:table-cell>
          <table:table-cell table:formula="of:=(([.H242]-0)/(1-0))*(3-0)+0" office:value-type="float" office:value="2.87109375">
            <text:p>2.871093750</text:p>
          </table:table-cell>
          <table:table-cell table:formula="of:=(([.I242]-0)/(1-0))*(100-0)+0" office:value-type="float" office:value="3.515625">
            <text:p>3.515625000</text:p>
          </table:table-cell>
          <table:table-cell table:formula="of:=(([.J242]-0)/(1-0))*(3-0)+0" office:value-type="float" office:value="1.34765625">
            <text:p>1.347656250</text:p>
          </table:table-cell>
          <table:table-cell table:formula="of:=(([.K242]-0)/(1-0))*(3-0)+0" office:value-type="float" office:value="0.69140625">
            <text:p>0.691406250</text:p>
          </table:table-cell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243]-0)/(1-0))*(20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M243]*[.P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formula="of:=(([.F243]-0)/(1-0))*(100-0)+0" office:value-type="float" office:value="79.296875">
            <text:p>79.296875000</text:p>
          </table:table-cell>
          <table:table-cell table:formula="of:=(([.G243]-0)/(1-0))*(3-0)+0" office:value-type="float" office:value="0.59765625">
            <text:p>0.597656250</text:p>
          </table:table-cell>
          <table:table-cell table:formula="of:=(([.H243]-0)/(1-0))*(3-0)+0" office:value-type="float" office:value="1.46484375">
            <text:p>1.464843750</text:p>
          </table:table-cell>
          <table:table-cell table:formula="of:=(([.I243]-0)/(1-0))*(100-0)+0" office:value-type="float" office:value="12.890625">
            <text:p>12.890625000</text:p>
          </table:table-cell>
          <table:table-cell table:formula="of:=(([.J243]-0)/(1-0))*(3-0)+0" office:value-type="float" office:value="2.75390625">
            <text:p>2.753906250</text:p>
          </table:table-cell>
          <table:table-cell table:formula="of:=(([.K243]-0)/(1-0))*(3-0)+0" office:value-type="float" office:value="0.59765625">
            <text:p>0.597656250</text:p>
          </table:table-cell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244]-0)/(1-0))*(20-2)+2)" office:value-type="float" office:value="12">
            <text:p>12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M244]*[.P244]" office:value-type="float" office:value="3.14062500885938">
            <text:p>3.140625009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formula="of:=(([.F244]-0)/(1-0))*(100-0)+0" office:value-type="float" office:value="29.296875">
            <text:p>29.296875000</text:p>
          </table:table-cell>
          <table:table-cell table:formula="of:=(([.G244]-0)/(1-0))*(3-0)+0" office:value-type="float" office:value="2.09765625">
            <text:p>2.097656250</text:p>
          </table:table-cell>
          <table:table-cell table:formula="of:=(([.H244]-0)/(1-0))*(3-0)+0" office:value-type="float" office:value="2.96484375">
            <text:p>2.964843750</text:p>
          </table:table-cell>
          <table:table-cell table:formula="of:=(([.I244]-0)/(1-0))*(100-0)+0" office:value-type="float" office:value="62.890625">
            <text:p>62.890625000</text:p>
          </table:table-cell>
          <table:table-cell table:formula="of:=(([.J244]-0)/(1-0))*(3-0)+0" office:value-type="float" office:value="1.25390625">
            <text:p>1.253906250</text:p>
          </table:table-cell>
          <table:table-cell table:formula="of:=(([.K244]-0)/(1-0))*(3-0)+0" office:value-type="float" office:value="2.09765625">
            <text:p>2.097656250</text:p>
          </table:table-cell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245]-0)/(1-0))*(20-2)+2)" office:value-type="float" office:value="17">
            <text:p>17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M245]*[.P245]" office:value-type="float" office:value="8.69921875830078">
            <text:p>8.699218758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formula="of:=(([.F245]-0)/(1-0))*(100-0)+0" office:value-type="float" office:value="4.296875">
            <text:p>4.296875000</text:p>
          </table:table-cell>
          <table:table-cell table:formula="of:=(([.G245]-0)/(1-0))*(3-0)+0" office:value-type="float" office:value="1.34765625">
            <text:p>1.347656250</text:p>
          </table:table-cell>
          <table:table-cell table:formula="of:=(([.H245]-0)/(1-0))*(3-0)+0" office:value-type="float" office:value="2.21484375">
            <text:p>2.214843750</text:p>
          </table:table-cell>
          <table:table-cell table:formula="of:=(([.I245]-0)/(1-0))*(100-0)+0" office:value-type="float" office:value="87.890625">
            <text:p>87.890625000</text:p>
          </table:table-cell>
          <table:table-cell table:formula="of:=(([.J245]-0)/(1-0))*(3-0)+0" office:value-type="float" office:value="0.50390625">
            <text:p>0.503906250</text:p>
          </table:table-cell>
          <table:table-cell table:formula="of:=(([.K245]-0)/(1-0))*(3-0)+0" office:value-type="float" office:value="2.84765625">
            <text:p>2.847656250</text:p>
          </table:table-cell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246]-0)/(1-0))*(20-2)+2)" office:value-type="float" office:value="8">
            <text:p>8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M246]*[.P246]" office:value-type="float" office:value="0.09375000790625">
            <text:p>0.093750008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formula="of:=(([.F246]-0)/(1-0))*(100-0)+0" office:value-type="float" office:value="54.296875">
            <text:p>54.296875000</text:p>
          </table:table-cell>
          <table:table-cell table:formula="of:=(([.G246]-0)/(1-0))*(3-0)+0" office:value-type="float" office:value="2.84765625">
            <text:p>2.847656250</text:p>
          </table:table-cell>
          <table:table-cell table:formula="of:=(([.H246]-0)/(1-0))*(3-0)+0" office:value-type="float" office:value="0.71484375">
            <text:p>0.714843750</text:p>
          </table:table-cell>
          <table:table-cell table:formula="of:=(([.I246]-0)/(1-0))*(100-0)+0" office:value-type="float" office:value="37.890625">
            <text:p>37.890625000</text:p>
          </table:table-cell>
          <table:table-cell table:formula="of:=(([.J246]-0)/(1-0))*(3-0)+0" office:value-type="float" office:value="2.00390625">
            <text:p>2.003906250</text:p>
          </table:table-cell>
          <table:table-cell table:formula="of:=(([.K246]-0)/(1-0))*(3-0)+0" office:value-type="float" office:value="1.34765625">
            <text:p>1.347656250</text:p>
          </table:table-cell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247]-0)/(1-0))*(20-2)+2)" office:value-type="float" office:value="10">
            <text:p>10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M247]*[.P247]" office:value-type="float" office:value="1.36718750863281">
            <text:p>1.367187509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formula="of:=(([.F247]-0)/(1-0))*(100-0)+0" office:value-type="float" office:value="91.796875">
            <text:p>91.796875000</text:p>
          </table:table-cell>
          <table:table-cell table:formula="of:=(([.G247]-0)/(1-0))*(3-0)+0" office:value-type="float" office:value="0.97265625">
            <text:p>0.972656250</text:p>
          </table:table-cell>
          <table:table-cell table:formula="of:=(([.H247]-0)/(1-0))*(3-0)+0" office:value-type="float" office:value="1.83984375">
            <text:p>1.839843750</text:p>
          </table:table-cell>
          <table:table-cell table:formula="of:=(([.I247]-0)/(1-0))*(100-0)+0" office:value-type="float" office:value="75.390625">
            <text:p>75.390625000</text:p>
          </table:table-cell>
          <table:table-cell table:formula="of:=(([.J247]-0)/(1-0))*(3-0)+0" office:value-type="float" office:value="0.87890625">
            <text:p>0.878906250</text:p>
          </table:table-cell>
          <table:table-cell table:formula="of:=(([.K247]-0)/(1-0))*(3-0)+0" office:value-type="float" office:value="2.47265625">
            <text:p>2.472656250</text:p>
          </table:table-cell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248]-0)/(1-0))*(20-2)+2)" office:value-type="float" office:value="19">
            <text:p>19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M248]*[.P248]" office:value-type="float" office:value="12.0976562569023">
            <text:p>12.097656257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formula="of:=(([.F248]-0)/(1-0))*(100-0)+0" office:value-type="float" office:value="41.796875">
            <text:p>41.796875000</text:p>
          </table:table-cell>
          <table:table-cell table:formula="of:=(([.G248]-0)/(1-0))*(3-0)+0" office:value-type="float" office:value="2.47265625">
            <text:p>2.472656250</text:p>
          </table:table-cell>
          <table:table-cell table:formula="of:=(([.H248]-0)/(1-0))*(3-0)+0" office:value-type="float" office:value="0.33984375">
            <text:p>0.339843750</text:p>
          </table:table-cell>
          <table:table-cell table:formula="of:=(([.I248]-0)/(1-0))*(100-0)+0" office:value-type="float" office:value="25.390625">
            <text:p>25.390625000</text:p>
          </table:table-cell>
          <table:table-cell table:formula="of:=(([.J248]-0)/(1-0))*(3-0)+0" office:value-type="float" office:value="2.37890625">
            <text:p>2.378906250</text:p>
          </table:table-cell>
          <table:table-cell table:formula="of:=(([.K248]-0)/(1-0))*(3-0)+0" office:value-type="float" office:value="0.97265625">
            <text:p>0.972656250</text:p>
          </table:table-cell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249]-0)/(1-0))*(20-2)+2)" office:value-type="float" office:value="14">
            <text:p>14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M249]*[.P249]" office:value-type="float" office:value="5.41406250858594">
            <text:p>5.414062509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formula="of:=(([.F249]-0)/(1-0))*(100-0)+0" office:value-type="float" office:value="16.796875">
            <text:p>16.796875000</text:p>
          </table:table-cell>
          <table:table-cell table:formula="of:=(([.G249]-0)/(1-0))*(3-0)+0" office:value-type="float" office:value="0.22265625">
            <text:p>0.222656250</text:p>
          </table:table-cell>
          <table:table-cell table:formula="of:=(([.H249]-0)/(1-0))*(3-0)+0" office:value-type="float" office:value="1.08984375">
            <text:p>1.089843750</text:p>
          </table:table-cell>
          <table:table-cell table:formula="of:=(([.I249]-0)/(1-0))*(100-0)+0" office:value-type="float" office:value="0.390625">
            <text:p>0.390625000</text:p>
          </table:table-cell>
          <table:table-cell table:formula="of:=(([.J249]-0)/(1-0))*(3-0)+0" office:value-type="float" office:value="1.62890625">
            <text:p>1.628906250</text:p>
          </table:table-cell>
          <table:table-cell table:formula="of:=(([.K249]-0)/(1-0))*(3-0)+0" office:value-type="float" office:value="0.22265625">
            <text:p>0.222656250</text:p>
          </table:table-cell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250]-0)/(1-0))*(20-2)+2)" office:value-type="float" office:value="5">
            <text:p>5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M250]*[.P250]" office:value-type="float" office:value="4.43359375056641">
            <text:p>4.4335937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formula="of:=(([.F250]-0)/(1-0))*(100-0)+0" office:value-type="float" office:value="66.796875">
            <text:p>66.796875000</text:p>
          </table:table-cell>
          <table:table-cell table:formula="of:=(([.G250]-0)/(1-0))*(3-0)+0" office:value-type="float" office:value="1.72265625">
            <text:p>1.722656250</text:p>
          </table:table-cell>
          <table:table-cell table:formula="of:=(([.H250]-0)/(1-0))*(3-0)+0" office:value-type="float" office:value="2.58984375">
            <text:p>2.589843750</text:p>
          </table:table-cell>
          <table:table-cell table:formula="of:=(([.I250]-0)/(1-0))*(100-0)+0" office:value-type="float" office:value="50.390625">
            <text:p>50.390625000</text:p>
          </table:table-cell>
          <table:table-cell table:formula="of:=(([.J250]-0)/(1-0))*(3-0)+0" office:value-type="float" office:value="0.12890625">
            <text:p>0.128906250</text:p>
          </table:table-cell>
          <table:table-cell table:formula="of:=(([.K250]-0)/(1-0))*(3-0)+0" office:value-type="float" office:value="1.72265625">
            <text:p>1.722656250</text:p>
          </table:table-cell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251]-0)/(1-0))*(20-2)+2)" office:value-type="float" office:value="4">
            <text:p>4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M251]*[.P251]" office:value-type="float" office:value="2.79687500120313">
            <text:p>2.79687500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formula="of:=(([.F251]-0)/(1-0))*(100-0)+0" office:value-type="float" office:value="60.546875">
            <text:p>60.546875000</text:p>
          </table:table-cell>
          <table:table-cell table:formula="of:=(([.G251]-0)/(1-0))*(3-0)+0" office:value-type="float" office:value="0.78515625">
            <text:p>0.785156250</text:p>
          </table:table-cell>
          <table:table-cell table:formula="of:=(([.H251]-0)/(1-0))*(3-0)+0" office:value-type="float" office:value="1.65234375">
            <text:p>1.652343750</text:p>
          </table:table-cell>
          <table:table-cell table:formula="of:=(([.I251]-0)/(1-0))*(100-0)+0" office:value-type="float" office:value="81.640625">
            <text:p>81.640625000</text:p>
          </table:table-cell>
          <table:table-cell table:formula="of:=(([.J251]-0)/(1-0))*(3-0)+0" office:value-type="float" office:value="2.19140625">
            <text:p>2.191406250</text:p>
          </table:table-cell>
          <table:table-cell table:formula="of:=(([.K251]-0)/(1-0))*(3-0)+0" office:value-type="float" office:value="1.53515625">
            <text:p>1.535156250</text:p>
          </table:table-cell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252]-0)/(1-0))*(20-2)+2)" office:value-type="float" office:value="13">
            <text:p>13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M252]*[.P252]" office:value-type="float" office:value="2.58984376041016">
            <text:p>2.589843760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formula="of:=(([.F252]-0)/(1-0))*(100-0)+0" office:value-type="float" office:value="10.546875">
            <text:p>10.546875000</text:p>
          </table:table-cell>
          <table:table-cell table:formula="of:=(([.G252]-0)/(1-0))*(3-0)+0" office:value-type="float" office:value="2.28515625">
            <text:p>2.285156250</text:p>
          </table:table-cell>
          <table:table-cell table:formula="of:=(([.H252]-0)/(1-0))*(3-0)+0" office:value-type="float" office:value="0.15234375">
            <text:p>0.152343750</text:p>
          </table:table-cell>
          <table:table-cell table:formula="of:=(([.I252]-0)/(1-0))*(100-0)+0" office:value-type="float" office:value="31.640625">
            <text:p>31.640625000</text:p>
          </table:table-cell>
          <table:table-cell table:formula="of:=(([.J252]-0)/(1-0))*(3-0)+0" office:value-type="float" office:value="0.69140625">
            <text:p>0.691406250</text:p>
          </table:table-cell>
          <table:table-cell table:formula="of:=(([.K252]-0)/(1-0))*(3-0)+0" office:value-type="float" office:value="0.03515625">
            <text:p>0.035156250</text:p>
          </table:table-cell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253]-0)/(1-0))*(20-2)+2)" office:value-type="float" office:value="18">
            <text:p>18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M253]*[.P253]" office:value-type="float" office:value="17.0859375009141">
            <text:p>17.0859375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formula="of:=(([.F253]-0)/(1-0))*(100-0)+0" office:value-type="float" office:value="35.546875">
            <text:p>35.546875000</text:p>
          </table:table-cell>
          <table:table-cell table:formula="of:=(([.G253]-0)/(1-0))*(3-0)+0" office:value-type="float" office:value="0.03515625">
            <text:p>0.035156250</text:p>
          </table:table-cell>
          <table:table-cell table:formula="of:=(([.H253]-0)/(1-0))*(3-0)+0" office:value-type="float" office:value="0.90234375">
            <text:p>0.902343750</text:p>
          </table:table-cell>
          <table:table-cell table:formula="of:=(([.I253]-0)/(1-0))*(100-0)+0" office:value-type="float" office:value="6.640625">
            <text:p>6.640625000</text:p>
          </table:table-cell>
          <table:table-cell table:formula="of:=(([.J253]-0)/(1-0))*(3-0)+0" office:value-type="float" office:value="1.44140625">
            <text:p>1.441406250</text:p>
          </table:table-cell>
          <table:table-cell table:formula="of:=(([.K253]-0)/(1-0))*(3-0)+0" office:value-type="float" office:value="0.78515625">
            <text:p>0.785156250</text:p>
          </table:table-cell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254]-0)/(1-0))*(20-2)+2)" office:value-type="float" office:value="9">
            <text:p>9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M254]*[.P254]" office:value-type="float" office:value="4.04296875495703">
            <text:p>4.042968755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formula="of:=(([.F254]-0)/(1-0))*(100-0)+0" office:value-type="float" office:value="85.546875">
            <text:p>85.546875000</text:p>
          </table:table-cell>
          <table:table-cell table:formula="of:=(([.G254]-0)/(1-0))*(3-0)+0" office:value-type="float" office:value="1.53515625">
            <text:p>1.535156250</text:p>
          </table:table-cell>
          <table:table-cell table:formula="of:=(([.H254]-0)/(1-0))*(3-0)+0" office:value-type="float" office:value="2.40234375">
            <text:p>2.402343750</text:p>
          </table:table-cell>
          <table:table-cell table:formula="of:=(([.I254]-0)/(1-0))*(100-0)+0" office:value-type="float" office:value="56.640625">
            <text:p>56.640625000</text:p>
          </table:table-cell>
          <table:table-cell table:formula="of:=(([.J254]-0)/(1-0))*(3-0)+0" office:value-type="float" office:value="2.94140625">
            <text:p>2.941406250</text:p>
          </table:table-cell>
          <table:table-cell table:formula="of:=(([.K254]-0)/(1-0))*(3-0)+0" office:value-type="float" office:value="2.28515625">
            <text:p>2.285156250</text:p>
          </table:table-cell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255]-0)/(1-0))*(20-2)+2)" office:value-type="float" office:value="7">
            <text:p>7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M255]*[.P255]" office:value-type="float" office:value="2.26953125473047">
            <text:p>2.269531255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formula="of:=(([.F255]-0)/(1-0))*(100-0)+0" office:value-type="float" office:value="73.046875">
            <text:p>73.046875000</text:p>
          </table:table-cell>
          <table:table-cell table:formula="of:=(([.G255]-0)/(1-0))*(3-0)+0" office:value-type="float" office:value="0.41015625">
            <text:p>0.410156250</text:p>
          </table:table-cell>
          <table:table-cell table:formula="of:=(([.H255]-0)/(1-0))*(3-0)+0" office:value-type="float" office:value="1.27734375">
            <text:p>1.277343750</text:p>
          </table:table-cell>
          <table:table-cell table:formula="of:=(([.I255]-0)/(1-0))*(100-0)+0" office:value-type="float" office:value="19.140625">
            <text:p>19.140625000</text:p>
          </table:table-cell>
          <table:table-cell table:formula="of:=(([.J255]-0)/(1-0))*(3-0)+0" office:value-type="float" office:value="0.31640625">
            <text:p>0.316406250</text:p>
          </table:table-cell>
          <table:table-cell table:formula="of:=(([.K255]-0)/(1-0))*(3-0)+0" office:value-type="float" office:value="1.16015625">
            <text:p>1.160156250</text:p>
          </table:table-cell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256]-0)/(1-0))*(20-2)+2)" office:value-type="float" office:value="16">
            <text:p>16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M256]*[.P256]" office:value-type="float" office:value="13.1875000028125">
            <text:p>13.187500003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formula="of:=(([.F256]-0)/(1-0))*(100-0)+0" office:value-type="float" office:value="23.046875">
            <text:p>23.046875000</text:p>
          </table:table-cell>
          <table:table-cell table:formula="of:=(([.G256]-0)/(1-0))*(3-0)+0" office:value-type="float" office:value="1.91015625">
            <text:p>1.910156250</text:p>
          </table:table-cell>
          <table:table-cell table:formula="of:=(([.H256]-0)/(1-0))*(3-0)+0" office:value-type="float" office:value="2.77734375">
            <text:p>2.777343750</text:p>
          </table:table-cell>
          <table:table-cell table:formula="of:=(([.I256]-0)/(1-0))*(100-0)+0" office:value-type="float" office:value="69.140625">
            <text:p>69.140625000</text:p>
          </table:table-cell>
          <table:table-cell table:formula="of:=(([.J256]-0)/(1-0))*(3-0)+0" office:value-type="float" office:value="1.81640625">
            <text:p>1.816406250</text:p>
          </table:table-cell>
          <table:table-cell table:formula="of:=(([.K256]-0)/(1-0))*(3-0)+0" office:value-type="float" office:value="2.66015625">
            <text:p>2.660156250</text:p>
          </table:table-cell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257]-0)/(1-0))*(20-2)+2)" office:value-type="float" office:value="11">
            <text:p>11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M257]*[.P257]" office:value-type="float" office:value="0.816406260183594">
            <text:p>0.816406260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formula="of:=(([.F257]-0)/(1-0))*(100-0)+0" office:value-type="float" office:value="48.046875">
            <text:p>48.046875000</text:p>
          </table:table-cell>
          <table:table-cell table:formula="of:=(([.G257]-0)/(1-0))*(3-0)+0" office:value-type="float" office:value="1.16015625">
            <text:p>1.160156250</text:p>
          </table:table-cell>
          <table:table-cell table:formula="of:=(([.H257]-0)/(1-0))*(3-0)+0" office:value-type="float" office:value="2.02734375">
            <text:p>2.027343750</text:p>
          </table:table-cell>
          <table:table-cell table:formula="of:=(([.I257]-0)/(1-0))*(100-0)+0" office:value-type="float" office:value="94.140625">
            <text:p>94.140625000</text:p>
          </table:table-cell>
          <table:table-cell table:formula="of:=(([.J257]-0)/(1-0))*(3-0)+0" office:value-type="float" office:value="2.56640625">
            <text:p>2.566406250</text:p>
          </table:table-cell>
          <table:table-cell table:formula="of:=(([.K257]-0)/(1-0))*(3-0)+0" office:value-type="float" office:value="1.91015625">
            <text:p>1.910156250</text:p>
          </table:table-cell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258]-0)/(1-0))*(20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M258]*[.P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formula="of:=(([.F258]-0)/(1-0))*(100-0)+0" office:value-type="float" office:value="98.046875">
            <text:p>98.046875000</text:p>
          </table:table-cell>
          <table:table-cell table:formula="of:=(([.G258]-0)/(1-0))*(3-0)+0" office:value-type="float" office:value="2.66015625">
            <text:p>2.660156250</text:p>
          </table:table-cell>
          <table:table-cell table:formula="of:=(([.H258]-0)/(1-0))*(3-0)+0" office:value-type="float" office:value="0.52734375">
            <text:p>0.527343750</text:p>
          </table:table-cell>
          <table:table-cell table:formula="of:=(([.I258]-0)/(1-0))*(100-0)+0" office:value-type="float" office:value="44.140625">
            <text:p>44.140625000</text:p>
          </table:table-cell>
          <table:table-cell table:formula="of:=(([.J258]-0)/(1-0))*(3-0)+0" office:value-type="float" office:value="1.06640625">
            <text:p>1.066406250</text:p>
          </table:table-cell>
          <table:table-cell table:formula="of:=(([.K258]-0)/(1-0))*(3-0)+0" office:value-type="float" office:value="0.41015625">
            <text:p>0.410156250</text:p>
          </table:table-cell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259]-0)/(1-0))*(20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M259]*[.P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formula="of:=(([.F259]-0)/(1-0))*(100-0)+0" office:value-type="float" office:value="10.7421875">
            <text:p>10.742187500</text:p>
          </table:table-cell>
          <table:table-cell table:formula="of:=(([.G259]-0)/(1-0))*(3-0)+0" office:value-type="float" office:value="1.095703125">
            <text:p>1.095703125</text:p>
          </table:table-cell>
          <table:table-cell table:formula="of:=(([.H259]-0)/(1-0))*(3-0)+0" office:value-type="float" office:value="1.072265625">
            <text:p>1.072265625</text:p>
          </table:table-cell>
          <table:table-cell table:formula="of:=(([.I259]-0)/(1-0))*(100-0)+0" office:value-type="float" office:value="28.7109375">
            <text:p>28.710937500</text:p>
          </table:table-cell>
          <table:table-cell table:formula="of:=(([.J259]-0)/(1-0))*(3-0)+0" office:value-type="float" office:value="1.224609375">
            <text:p>1.224609375</text:p>
          </table:table-cell>
          <table:table-cell table:formula="of:=(([.K259]-0)/(1-0))*(3-0)+0" office:value-type="float" office:value="1.365234375">
            <text:p>1.365234375</text:p>
          </table:table-cell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260]-0)/(1-0))*(20-2)+2)" office:value-type="float" office:value="11">
            <text:p>11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M260]*[.P260]" office:value-type="float" office:value="8.74414062725586">
            <text:p>8.744140627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formula="of:=(([.F260]-0)/(1-0))*(100-0)+0" office:value-type="float" office:value="60.7421875">
            <text:p>60.742187500</text:p>
          </table:table-cell>
          <table:table-cell table:formula="of:=(([.G260]-0)/(1-0))*(3-0)+0" office:value-type="float" office:value="2.595703125">
            <text:p>2.595703125</text:p>
          </table:table-cell>
          <table:table-cell table:formula="of:=(([.H260]-0)/(1-0))*(3-0)+0" office:value-type="float" office:value="2.572265625">
            <text:p>2.572265625</text:p>
          </table:table-cell>
          <table:table-cell table:formula="of:=(([.I260]-0)/(1-0))*(100-0)+0" office:value-type="float" office:value="78.7109375">
            <text:p>78.710937500</text:p>
          </table:table-cell>
          <table:table-cell table:formula="of:=(([.J260]-0)/(1-0))*(3-0)+0" office:value-type="float" office:value="2.724609375">
            <text:p>2.724609375</text:p>
          </table:table-cell>
          <table:table-cell table:formula="of:=(([.K260]-0)/(1-0))*(3-0)+0" office:value-type="float" office:value="2.865234375">
            <text:p>2.865234375</text:p>
          </table:table-cell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261]-0)/(1-0))*(20-2)+2)" office:value-type="float" office:value="16">
            <text:p>16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M261]*[.P261]" office:value-type="float" office:value="0.71875001528125">
            <text:p>0.718750015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formula="of:=(([.F261]-0)/(1-0))*(100-0)+0" office:value-type="float" office:value="85.7421875">
            <text:p>85.742187500</text:p>
          </table:table-cell>
          <table:table-cell table:formula="of:=(([.G261]-0)/(1-0))*(3-0)+0" office:value-type="float" office:value="0.345703125">
            <text:p>0.345703125</text:p>
          </table:table-cell>
          <table:table-cell table:formula="of:=(([.H261]-0)/(1-0))*(3-0)+0" office:value-type="float" office:value="1.822265625">
            <text:p>1.822265625</text:p>
          </table:table-cell>
          <table:table-cell table:formula="of:=(([.I261]-0)/(1-0))*(100-0)+0" office:value-type="float" office:value="53.7109375">
            <text:p>53.710937500</text:p>
          </table:table-cell>
          <table:table-cell table:formula="of:=(([.J261]-0)/(1-0))*(3-0)+0" office:value-type="float" office:value="1.974609375">
            <text:p>1.974609375</text:p>
          </table:table-cell>
          <table:table-cell table:formula="of:=(([.K261]-0)/(1-0))*(3-0)+0" office:value-type="float" office:value="2.115234375">
            <text:p>2.115234375</text:p>
          </table:table-cell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262]-0)/(1-0))*(20-2)+2)" office:value-type="float" office:value="7">
            <text:p>7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M262]*[.P262]" office:value-type="float" office:value="3.81445312818555">
            <text:p>3.814453128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formula="of:=(([.F262]-0)/(1-0))*(100-0)+0" office:value-type="float" office:value="35.7421875">
            <text:p>35.742187500</text:p>
          </table:table-cell>
          <table:table-cell table:formula="of:=(([.G262]-0)/(1-0))*(3-0)+0" office:value-type="float" office:value="1.845703125">
            <text:p>1.845703125</text:p>
          </table:table-cell>
          <table:table-cell table:formula="of:=(([.H262]-0)/(1-0))*(3-0)+0" office:value-type="float" office:value="0.322265625">
            <text:p>0.322265625</text:p>
          </table:table-cell>
          <table:table-cell table:formula="of:=(([.I262]-0)/(1-0))*(100-0)+0" office:value-type="float" office:value="3.7109375">
            <text:p>3.710937500</text:p>
          </table:table-cell>
          <table:table-cell table:formula="of:=(([.J262]-0)/(1-0))*(3-0)+0" office:value-type="float" office:value="0.474609375">
            <text:p>0.474609375</text:p>
          </table:table-cell>
          <table:table-cell table:formula="of:=(([.K262]-0)/(1-0))*(3-0)+0" office:value-type="float" office:value="0.615234375">
            <text:p>0.615234375</text:p>
          </table:table-cell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263]-0)/(1-0))*(20-2)+2)" office:value-type="float" office:value="9">
            <text:p>9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M263]*[.P263]" office:value-type="float" office:value="6.0292968779707">
            <text:p>6.029296878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formula="of:=(([.F263]-0)/(1-0))*(100-0)+0" office:value-type="float" office:value="23.2421875">
            <text:p>23.242187500</text:p>
          </table:table-cell>
          <table:table-cell table:formula="of:=(([.G263]-0)/(1-0))*(3-0)+0" office:value-type="float" office:value="0.720703125">
            <text:p>0.720703125</text:p>
          </table:table-cell>
          <table:table-cell table:formula="of:=(([.H263]-0)/(1-0))*(3-0)+0" office:value-type="float" office:value="2.197265625">
            <text:p>2.197265625</text:p>
          </table:table-cell>
          <table:table-cell table:formula="of:=(([.I263]-0)/(1-0))*(100-0)+0" office:value-type="float" office:value="66.2109375">
            <text:p>66.210937500</text:p>
          </table:table-cell>
          <table:table-cell table:formula="of:=(([.J263]-0)/(1-0))*(3-0)+0" office:value-type="float" office:value="2.349609375">
            <text:p>2.349609375</text:p>
          </table:table-cell>
          <table:table-cell table:formula="of:=(([.K263]-0)/(1-0))*(3-0)+0" office:value-type="float" office:value="1.740234375">
            <text:p>1.740234375</text:p>
          </table:table-cell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264]-0)/(1-0))*(20-2)+2)" office:value-type="float" office:value="18">
            <text:p>18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M264]*[.P264]" office:value-type="float" office:value="3.05859376494141">
            <text:p>3.058593765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formula="of:=(([.F264]-0)/(1-0))*(100-0)+0" office:value-type="float" office:value="73.2421875">
            <text:p>73.242187500</text:p>
          </table:table-cell>
          <table:table-cell table:formula="of:=(([.G264]-0)/(1-0))*(3-0)+0" office:value-type="float" office:value="2.220703125">
            <text:p>2.220703125</text:p>
          </table:table-cell>
          <table:table-cell table:formula="of:=(([.H264]-0)/(1-0))*(3-0)+0" office:value-type="float" office:value="0.697265625">
            <text:p>0.697265625</text:p>
          </table:table-cell>
          <table:table-cell table:formula="of:=(([.I264]-0)/(1-0))*(100-0)+0" office:value-type="float" office:value="16.2109375">
            <text:p>16.210937500</text:p>
          </table:table-cell>
          <table:table-cell table:formula="of:=(([.J264]-0)/(1-0))*(3-0)+0" office:value-type="float" office:value="0.849609375">
            <text:p>0.849609375</text:p>
          </table:table-cell>
          <table:table-cell table:formula="of:=(([.K264]-0)/(1-0))*(3-0)+0" office:value-type="float" office:value="0.240234375">
            <text:p>0.240234375</text:p>
          </table:table-cell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265]-0)/(1-0))*(20-2)+2)" office:value-type="float" office:value="13">
            <text:p>13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M265]*[.P265]" office:value-type="float" office:value="11.958984376041">
            <text:p>11.958984376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formula="of:=(([.F265]-0)/(1-0))*(100-0)+0" office:value-type="float" office:value="98.2421875">
            <text:p>98.242187500</text:p>
          </table:table-cell>
          <table:table-cell table:formula="of:=(([.G265]-0)/(1-0))*(3-0)+0" office:value-type="float" office:value="1.470703125">
            <text:p>1.470703125</text:p>
          </table:table-cell>
          <table:table-cell table:formula="of:=(([.H265]-0)/(1-0))*(3-0)+0" office:value-type="float" office:value="1.447265625">
            <text:p>1.447265625</text:p>
          </table:table-cell>
          <table:table-cell table:formula="of:=(([.I265]-0)/(1-0))*(100-0)+0" office:value-type="float" office:value="41.2109375">
            <text:p>41.210937500</text:p>
          </table:table-cell>
          <table:table-cell table:formula="of:=(([.J265]-0)/(1-0))*(3-0)+0" office:value-type="float" office:value="0.099609375">
            <text:p>0.099609375</text:p>
          </table:table-cell>
          <table:table-cell table:formula="of:=(([.K265]-0)/(1-0))*(3-0)+0" office:value-type="float" office:value="0.990234375">
            <text:p>0.990234375</text:p>
          </table:table-cell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266]-0)/(1-0))*(20-2)+2)" office:value-type="float" office:value="4">
            <text:p>4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M266]*[.P266]" office:value-type="float" office:value="1.67968750232031">
            <text:p>1.679687502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formula="of:=(([.F266]-0)/(1-0))*(100-0)+0" office:value-type="float" office:value="48.2421875">
            <text:p>48.242187500</text:p>
          </table:table-cell>
          <table:table-cell table:formula="of:=(([.G266]-0)/(1-0))*(3-0)+0" office:value-type="float" office:value="2.970703125">
            <text:p>2.970703125</text:p>
          </table:table-cell>
          <table:table-cell table:formula="of:=(([.H266]-0)/(1-0))*(3-0)+0" office:value-type="float" office:value="2.947265625">
            <text:p>2.947265625</text:p>
          </table:table-cell>
          <table:table-cell table:formula="of:=(([.I266]-0)/(1-0))*(100-0)+0" office:value-type="float" office:value="91.2109375">
            <text:p>91.210937500</text:p>
          </table:table-cell>
          <table:table-cell table:formula="of:=(([.J266]-0)/(1-0))*(3-0)+0" office:value-type="float" office:value="1.599609375">
            <text:p>1.599609375</text:p>
          </table:table-cell>
          <table:table-cell table:formula="of:=(([.K266]-0)/(1-0))*(3-0)+0" office:value-type="float" office:value="2.490234375">
            <text:p>2.490234375</text:p>
          </table:table-cell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267]-0)/(1-0))*(20-2)+2)" office:value-type="float" office:value="5">
            <text:p>5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M267]*[.P267]" office:value-type="float" office:value="1.16210937883789">
            <text:p>1.162109379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formula="of:=(([.F267]-0)/(1-0))*(100-0)+0" office:value-type="float" office:value="29.4921875">
            <text:p>29.492187500</text:p>
          </table:table-cell>
          <table:table-cell table:formula="of:=(([.G267]-0)/(1-0))*(3-0)+0" office:value-type="float" office:value="0.533203125">
            <text:p>0.533203125</text:p>
          </table:table-cell>
          <table:table-cell table:formula="of:=(([.H267]-0)/(1-0))*(3-0)+0" office:value-type="float" office:value="2.009765625">
            <text:p>2.009765625</text:p>
          </table:table-cell>
          <table:table-cell table:formula="of:=(([.I267]-0)/(1-0))*(100-0)+0" office:value-type="float" office:value="72.4609375">
            <text:p>72.460937500</text:p>
          </table:table-cell>
          <table:table-cell table:formula="of:=(([.J267]-0)/(1-0))*(3-0)+0" office:value-type="float" office:value="0.662109375">
            <text:p>0.662109375</text:p>
          </table:table-cell>
          <table:table-cell table:formula="of:=(([.K267]-0)/(1-0))*(3-0)+0" office:value-type="float" office:value="2.302734375">
            <text:p>2.302734375</text:p>
          </table:table-cell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268]-0)/(1-0))*(20-2)+2)" office:value-type="float" office:value="14">
            <text:p>14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M268]*[.P268]" office:value-type="float" office:value="10.2539062537461">
            <text:p>10.253906254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formula="of:=(([.F268]-0)/(1-0))*(100-0)+0" office:value-type="float" office:value="79.4921875">
            <text:p>79.492187500</text:p>
          </table:table-cell>
          <table:table-cell table:formula="of:=(([.G268]-0)/(1-0))*(3-0)+0" office:value-type="float" office:value="2.033203125">
            <text:p>2.033203125</text:p>
          </table:table-cell>
          <table:table-cell table:formula="of:=(([.H268]-0)/(1-0))*(3-0)+0" office:value-type="float" office:value="0.509765625">
            <text:p>0.509765625</text:p>
          </table:table-cell>
          <table:table-cell table:formula="of:=(([.I268]-0)/(1-0))*(100-0)+0" office:value-type="float" office:value="22.4609375">
            <text:p>22.460937500</text:p>
          </table:table-cell>
          <table:table-cell table:formula="of:=(([.J268]-0)/(1-0))*(3-0)+0" office:value-type="float" office:value="2.162109375">
            <text:p>2.162109375</text:p>
          </table:table-cell>
          <table:table-cell table:formula="of:=(([.K268]-0)/(1-0))*(3-0)+0" office:value-type="float" office:value="0.802734375">
            <text:p>0.802734375</text:p>
          </table:table-cell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269]-0)/(1-0))*(20-2)+2)" office:value-type="float" office:value="19">
            <text:p>19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M269]*[.P269]" office:value-type="float" office:value="9.16601563483399">
            <text:p>9.166015635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formula="of:=(([.F269]-0)/(1-0))*(100-0)+0" office:value-type="float" office:value="54.4921875">
            <text:p>54.492187500</text:p>
          </table:table-cell>
          <table:table-cell table:formula="of:=(([.G269]-0)/(1-0))*(3-0)+0" office:value-type="float" office:value="1.283203125">
            <text:p>1.283203125</text:p>
          </table:table-cell>
          <table:table-cell table:formula="of:=(([.H269]-0)/(1-0))*(3-0)+0" office:value-type="float" office:value="1.259765625">
            <text:p>1.259765625</text:p>
          </table:table-cell>
          <table:table-cell table:formula="of:=(([.I269]-0)/(1-0))*(100-0)+0" office:value-type="float" office:value="47.4609375">
            <text:p>47.460937500</text:p>
          </table:table-cell>
          <table:table-cell table:formula="of:=(([.J269]-0)/(1-0))*(3-0)+0" office:value-type="float" office:value="2.912109375">
            <text:p>2.912109375</text:p>
          </table:table-cell>
          <table:table-cell table:formula="of:=(([.K269]-0)/(1-0))*(3-0)+0" office:value-type="float" office:value="0.052734375">
            <text:p>0.052734375</text:p>
          </table:table-cell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270]-0)/(1-0))*(20-2)+2)" office:value-type="float" office:value="10">
            <text:p>10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M270]*[.P270]" office:value-type="float" office:value="9.82421875017578">
            <text:p>9.824218750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formula="of:=(([.F270]-0)/(1-0))*(100-0)+0" office:value-type="float" office:value="4.4921875">
            <text:p>4.492187500</text:p>
          </table:table-cell>
          <table:table-cell table:formula="of:=(([.G270]-0)/(1-0))*(3-0)+0" office:value-type="float" office:value="2.783203125">
            <text:p>2.783203125</text:p>
          </table:table-cell>
          <table:table-cell table:formula="of:=(([.H270]-0)/(1-0))*(3-0)+0" office:value-type="float" office:value="2.759765625">
            <text:p>2.759765625</text:p>
          </table:table-cell>
          <table:table-cell table:formula="of:=(([.I270]-0)/(1-0))*(100-0)+0" office:value-type="float" office:value="97.4609375">
            <text:p>97.460937500</text:p>
          </table:table-cell>
          <table:table-cell table:formula="of:=(([.J270]-0)/(1-0))*(3-0)+0" office:value-type="float" office:value="1.412109375">
            <text:p>1.412109375</text:p>
          </table:table-cell>
          <table:table-cell table:formula="of:=(([.K270]-0)/(1-0))*(3-0)+0" office:value-type="float" office:value="1.552734375">
            <text:p>1.552734375</text:p>
          </table:table-cell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271]-0)/(1-0))*(20-2)+2)" office:value-type="float" office:value="8">
            <text:p>8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M271]*[.P271]" office:value-type="float" office:value="6.85937500114063">
            <text:p>6.859375001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formula="of:=(([.F271]-0)/(1-0))*(100-0)+0" office:value-type="float" office:value="41.9921875">
            <text:p>41.992187500</text:p>
          </table:table-cell>
          <table:table-cell table:formula="of:=(([.G271]-0)/(1-0))*(3-0)+0" office:value-type="float" office:value="0.908203125">
            <text:p>0.908203125</text:p>
          </table:table-cell>
          <table:table-cell table:formula="of:=(([.H271]-0)/(1-0))*(3-0)+0" office:value-type="float" office:value="0.884765625">
            <text:p>0.884765625</text:p>
          </table:table-cell>
          <table:table-cell table:formula="of:=(([.I271]-0)/(1-0))*(100-0)+0" office:value-type="float" office:value="34.9609375">
            <text:p>34.960937500</text:p>
          </table:table-cell>
          <table:table-cell table:formula="of:=(([.J271]-0)/(1-0))*(3-0)+0" office:value-type="float" office:value="1.787109375">
            <text:p>1.787109375</text:p>
          </table:table-cell>
          <table:table-cell table:formula="of:=(([.K271]-0)/(1-0))*(3-0)+0" office:value-type="float" office:value="0.427734375">
            <text:p>0.427734375</text:p>
          </table:table-cell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272]-0)/(1-0))*(20-2)+2)" office:value-type="float" office:value="17">
            <text:p>17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M272]*[.P272]" office:value-type="float" office:value="6.07617188592383">
            <text:p>6.076171886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formula="of:=(([.F272]-0)/(1-0))*(100-0)+0" office:value-type="float" office:value="91.9921875">
            <text:p>91.992187500</text:p>
          </table:table-cell>
          <table:table-cell table:formula="of:=(([.G272]-0)/(1-0))*(3-0)+0" office:value-type="float" office:value="2.408203125">
            <text:p>2.408203125</text:p>
          </table:table-cell>
          <table:table-cell table:formula="of:=(([.H272]-0)/(1-0))*(3-0)+0" office:value-type="float" office:value="2.384765625">
            <text:p>2.384765625</text:p>
          </table:table-cell>
          <table:table-cell table:formula="of:=(([.I272]-0)/(1-0))*(100-0)+0" office:value-type="float" office:value="84.9609375">
            <text:p>84.960937500</text:p>
          </table:table-cell>
          <table:table-cell table:formula="of:=(([.J272]-0)/(1-0))*(3-0)+0" office:value-type="float" office:value="0.287109375">
            <text:p>0.287109375</text:p>
          </table:table-cell>
          <table:table-cell table:formula="of:=(([.K272]-0)/(1-0))*(3-0)+0" office:value-type="float" office:value="1.927734375">
            <text:p>1.927734375</text:p>
          </table:table-cell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273]-0)/(1-0))*(20-2)+2)" office:value-type="float" office:value="12">
            <text:p>12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M273]*[.P273]" office:value-type="float" office:value="7.28906250471094">
            <text:p>7.289062505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formula="of:=(([.F273]-0)/(1-0))*(100-0)+0" office:value-type="float" office:value="66.9921875">
            <text:p>66.992187500</text:p>
          </table:table-cell>
          <table:table-cell table:formula="of:=(([.G273]-0)/(1-0))*(3-0)+0" office:value-type="float" office:value="0.158203125">
            <text:p>0.158203125</text:p>
          </table:table-cell>
          <table:table-cell table:formula="of:=(([.H273]-0)/(1-0))*(3-0)+0" office:value-type="float" office:value="1.634765625">
            <text:p>1.634765625</text:p>
          </table:table-cell>
          <table:table-cell table:formula="of:=(([.I273]-0)/(1-0))*(100-0)+0" office:value-type="float" office:value="59.9609375">
            <text:p>59.960937500</text:p>
          </table:table-cell>
          <table:table-cell table:formula="of:=(([.J273]-0)/(1-0))*(3-0)+0" office:value-type="float" office:value="1.037109375">
            <text:p>1.037109375</text:p>
          </table:table-cell>
          <table:table-cell table:formula="of:=(([.K273]-0)/(1-0))*(3-0)+0" office:value-type="float" office:value="2.677734375">
            <text:p>2.677734375</text:p>
          </table:table-cell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274]-0)/(1-0))*(20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M274]*[.P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formula="of:=(([.F274]-0)/(1-0))*(100-0)+0" office:value-type="float" office:value="16.9921875">
            <text:p>16.992187500</text:p>
          </table:table-cell>
          <table:table-cell table:formula="of:=(([.G274]-0)/(1-0))*(3-0)+0" office:value-type="float" office:value="1.658203125">
            <text:p>1.658203125</text:p>
          </table:table-cell>
          <table:table-cell table:formula="of:=(([.H274]-0)/(1-0))*(3-0)+0" office:value-type="float" office:value="0.134765625">
            <text:p>0.134765625</text:p>
          </table:table-cell>
          <table:table-cell table:formula="of:=(([.I274]-0)/(1-0))*(100-0)+0" office:value-type="float" office:value="9.9609375">
            <text:p>9.960937500</text:p>
          </table:table-cell>
          <table:table-cell table:formula="of:=(([.J274]-0)/(1-0))*(3-0)+0" office:value-type="float" office:value="2.537109375">
            <text:p>2.537109375</text:p>
          </table:table-cell>
          <table:table-cell table:formula="of:=(([.K274]-0)/(1-0))*(3-0)+0" office:value-type="float" office:value="1.177734375">
            <text:p>1.177734375</text:p>
          </table:table-cell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275]-0)/(1-0))*(20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M275]*[.P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formula="of:=(([.F275]-0)/(1-0))*(100-0)+0" office:value-type="float" office:value="88.8671875">
            <text:p>88.867187500</text:p>
          </table:table-cell>
          <table:table-cell table:formula="of:=(([.G275]-0)/(1-0))*(3-0)+0" office:value-type="float" office:value="2.501953125">
            <text:p>2.501953125</text:p>
          </table:table-cell>
          <table:table-cell table:formula="of:=(([.H275]-0)/(1-0))*(3-0)+0" office:value-type="float" office:value="1.541015625">
            <text:p>1.541015625</text:p>
          </table:table-cell>
          <table:table-cell table:formula="of:=(([.I275]-0)/(1-0))*(100-0)+0" office:value-type="float" office:value="19.3359375">
            <text:p>19.335937500</text:p>
          </table:table-cell>
          <table:table-cell table:formula="of:=(([.J275]-0)/(1-0))*(3-0)+0" office:value-type="float" office:value="0.755859375">
            <text:p>0.755859375</text:p>
          </table:table-cell>
          <table:table-cell table:formula="of:=(([.K275]-0)/(1-0))*(3-0)+0" office:value-type="float" office:value="1.271484375">
            <text:p>1.271484375</text:p>
          </table:table-cell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276]-0)/(1-0))*(20-2)+2)" office:value-type="float" office:value="13">
            <text:p>13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M276]*[.P276]" office:value-type="float" office:value="5.05273438294727">
            <text:p>5.052734383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formula="of:=(([.F276]-0)/(1-0))*(100-0)+0" office:value-type="float" office:value="38.8671875">
            <text:p>38.867187500</text:p>
          </table:table-cell>
          <table:table-cell table:formula="of:=(([.G276]-0)/(1-0))*(3-0)+0" office:value-type="float" office:value="1.001953125">
            <text:p>1.001953125</text:p>
          </table:table-cell>
          <table:table-cell table:formula="of:=(([.H276]-0)/(1-0))*(3-0)+0" office:value-type="float" office:value="0.041015625">
            <text:p>0.041015625</text:p>
          </table:table-cell>
          <table:table-cell table:formula="of:=(([.I276]-0)/(1-0))*(100-0)+0" office:value-type="float" office:value="69.3359375">
            <text:p>69.335937500</text:p>
          </table:table-cell>
          <table:table-cell table:formula="of:=(([.J276]-0)/(1-0))*(3-0)+0" office:value-type="float" office:value="2.255859375">
            <text:p>2.255859375</text:p>
          </table:table-cell>
          <table:table-cell table:formula="of:=(([.K276]-0)/(1-0))*(3-0)+0" office:value-type="float" office:value="2.771484375">
            <text:p>2.771484375</text:p>
          </table:table-cell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277]-0)/(1-0))*(20-2)+2)" office:value-type="float" office:value="17">
            <text:p>17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M277]*[.P277]" office:value-type="float" office:value="10.8574218811426">
            <text:p>10.857421881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formula="of:=(([.F277]-0)/(1-0))*(100-0)+0" office:value-type="float" office:value="13.8671875">
            <text:p>13.867187500</text:p>
          </table:table-cell>
          <table:table-cell table:formula="of:=(([.G277]-0)/(1-0))*(3-0)+0" office:value-type="float" office:value="1.751953125">
            <text:p>1.751953125</text:p>
          </table:table-cell>
          <table:table-cell table:formula="of:=(([.H277]-0)/(1-0))*(3-0)+0" office:value-type="float" office:value="0.791015625">
            <text:p>0.791015625</text:p>
          </table:table-cell>
          <table:table-cell table:formula="of:=(([.I277]-0)/(1-0))*(100-0)+0" office:value-type="float" office:value="94.3359375">
            <text:p>94.335937500</text:p>
          </table:table-cell>
          <table:table-cell table:formula="of:=(([.J277]-0)/(1-0))*(3-0)+0" office:value-type="float" office:value="1.505859375">
            <text:p>1.505859375</text:p>
          </table:table-cell>
          <table:table-cell table:formula="of:=(([.K277]-0)/(1-0))*(3-0)+0" office:value-type="float" office:value="2.021484375">
            <text:p>2.021484375</text:p>
          </table:table-cell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278]-0)/(1-0))*(20-2)+2)" office:value-type="float" office:value="8">
            <text:p>8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M278]*[.P278]" office:value-type="float" office:value="1.10937500689063">
            <text:p>1.109375007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formula="of:=(([.F278]-0)/(1-0))*(100-0)+0" office:value-type="float" office:value="63.8671875">
            <text:p>63.867187500</text:p>
          </table:table-cell>
          <table:table-cell table:formula="of:=(([.G278]-0)/(1-0))*(3-0)+0" office:value-type="float" office:value="0.251953125">
            <text:p>0.251953125</text:p>
          </table:table-cell>
          <table:table-cell table:formula="of:=(([.H278]-0)/(1-0))*(3-0)+0" office:value-type="float" office:value="2.291015625">
            <text:p>2.291015625</text:p>
          </table:table-cell>
          <table:table-cell table:formula="of:=(([.I278]-0)/(1-0))*(100-0)+0" office:value-type="float" office:value="44.3359375">
            <text:p>44.335937500</text:p>
          </table:table-cell>
          <table:table-cell table:formula="of:=(([.J278]-0)/(1-0))*(3-0)+0" office:value-type="float" office:value="0.005859375">
            <text:p>0.005859375</text:p>
          </table:table-cell>
          <table:table-cell table:formula="of:=(([.K278]-0)/(1-0))*(3-0)+0" office:value-type="float" office:value="0.521484375">
            <text:p>0.521484375</text:p>
          </table:table-cell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279]-0)/(1-0))*(20-2)+2)" office:value-type="float" office:value="11">
            <text:p>11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M279]*[.P279]" office:value-type="float" office:value="0.150390635849609">
            <text:p>0.150390636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formula="of:=(([.F279]-0)/(1-0))*(100-0)+0" office:value-type="float" office:value="76.3671875">
            <text:p>76.367187500</text:p>
          </table:table-cell>
          <table:table-cell table:formula="of:=(([.G279]-0)/(1-0))*(3-0)+0" office:value-type="float" office:value="2.126953125">
            <text:p>2.126953125</text:p>
          </table:table-cell>
          <table:table-cell table:formula="of:=(([.H279]-0)/(1-0))*(3-0)+0" office:value-type="float" office:value="1.166015625">
            <text:p>1.166015625</text:p>
          </table:table-cell>
          <table:table-cell table:formula="of:=(([.I279]-0)/(1-0))*(100-0)+0" office:value-type="float" office:value="81.8359375">
            <text:p>81.835937500</text:p>
          </table:table-cell>
          <table:table-cell table:formula="of:=(([.J279]-0)/(1-0))*(3-0)+0" office:value-type="float" office:value="2.630859375">
            <text:p>2.630859375</text:p>
          </table:table-cell>
          <table:table-cell table:formula="of:=(([.K279]-0)/(1-0))*(3-0)+0" office:value-type="float" office:value="1.646484375">
            <text:p>1.646484375</text:p>
          </table:table-cell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280]-0)/(1-0))*(20-2)+2)" office:value-type="float" office:value="20">
            <text:p>20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M280]*[.P280]" office:value-type="float" office:value="10.2734375097266">
            <text:p>10.273437510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formula="of:=(([.F280]-0)/(1-0))*(100-0)+0" office:value-type="float" office:value="26.3671875">
            <text:p>26.367187500</text:p>
          </table:table-cell>
          <table:table-cell table:formula="of:=(([.G280]-0)/(1-0))*(3-0)+0" office:value-type="float" office:value="0.626953125">
            <text:p>0.626953125</text:p>
          </table:table-cell>
          <table:table-cell table:formula="of:=(([.H280]-0)/(1-0))*(3-0)+0" office:value-type="float" office:value="2.666015625">
            <text:p>2.666015625</text:p>
          </table:table-cell>
          <table:table-cell table:formula="of:=(([.I280]-0)/(1-0))*(100-0)+0" office:value-type="float" office:value="31.8359375">
            <text:p>31.835937500</text:p>
          </table:table-cell>
          <table:table-cell table:formula="of:=(([.J280]-0)/(1-0))*(3-0)+0" office:value-type="float" office:value="1.130859375">
            <text:p>1.130859375</text:p>
          </table:table-cell>
          <table:table-cell table:formula="of:=(([.K280]-0)/(1-0))*(3-0)+0" office:value-type="float" office:value="0.146484375">
            <text:p>0.146484375</text:p>
          </table:table-cell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281]-0)/(1-0))*(20-2)+2)" office:value-type="float" office:value="15">
            <text:p>15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M281]*[.P281]" office:value-type="float" office:value="3.95507813604492">
            <text:p>3.955078136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formula="of:=(([.F281]-0)/(1-0))*(100-0)+0" office:value-type="float" office:value="1.3671875">
            <text:p>1.367187500</text:p>
          </table:table-cell>
          <table:table-cell table:formula="of:=(([.G281]-0)/(1-0))*(3-0)+0" office:value-type="float" office:value="2.876953125">
            <text:p>2.876953125</text:p>
          </table:table-cell>
          <table:table-cell table:formula="of:=(([.H281]-0)/(1-0))*(3-0)+0" office:value-type="float" office:value="1.916015625">
            <text:p>1.916015625</text:p>
          </table:table-cell>
          <table:table-cell table:formula="of:=(([.I281]-0)/(1-0))*(100-0)+0" office:value-type="float" office:value="6.8359375">
            <text:p>6.835937500</text:p>
          </table:table-cell>
          <table:table-cell table:formula="of:=(([.J281]-0)/(1-0))*(3-0)+0" office:value-type="float" office:value="0.380859375">
            <text:p>0.380859375</text:p>
          </table:table-cell>
          <table:table-cell table:formula="of:=(([.K281]-0)/(1-0))*(3-0)+0" office:value-type="float" office:value="0.896484375">
            <text:p>0.896484375</text:p>
          </table:table-cell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282]-0)/(1-0))*(20-2)+2)" office:value-type="float" office:value="6">
            <text:p>6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M282]*[.P282]" office:value-type="float" office:value="4.58203125141797">
            <text:p>4.58203125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formula="of:=(([.F282]-0)/(1-0))*(100-0)+0" office:value-type="float" office:value="51.3671875">
            <text:p>51.367187500</text:p>
          </table:table-cell>
          <table:table-cell table:formula="of:=(([.G282]-0)/(1-0))*(3-0)+0" office:value-type="float" office:value="1.376953125">
            <text:p>1.376953125</text:p>
          </table:table-cell>
          <table:table-cell table:formula="of:=(([.H282]-0)/(1-0))*(3-0)+0" office:value-type="float" office:value="0.416015625">
            <text:p>0.416015625</text:p>
          </table:table-cell>
          <table:table-cell table:formula="of:=(([.I282]-0)/(1-0))*(100-0)+0" office:value-type="float" office:value="56.8359375">
            <text:p>56.835937500</text:p>
          </table:table-cell>
          <table:table-cell table:formula="of:=(([.J282]-0)/(1-0))*(3-0)+0" office:value-type="float" office:value="1.880859375">
            <text:p>1.880859375</text:p>
          </table:table-cell>
          <table:table-cell table:formula="of:=(([.K282]-0)/(1-0))*(3-0)+0" office:value-type="float" office:value="2.396484375">
            <text:p>2.396484375</text:p>
          </table:table-cell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283]-0)/(1-0))*(20-2)+2)" office:value-type="float" office:value="5">
            <text:p>5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M283]*[.P283]" office:value-type="float" office:value="2.88085937711914">
            <text:p>2.880859377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formula="of:=(([.F283]-0)/(1-0))*(100-0)+0" office:value-type="float" office:value="70.1171875">
            <text:p>70.117187500</text:p>
          </table:table-cell>
          <table:table-cell table:formula="of:=(([.G283]-0)/(1-0))*(3-0)+0" office:value-type="float" office:value="1.939453125">
            <text:p>1.939453125</text:p>
          </table:table-cell>
          <table:table-cell table:formula="of:=(([.H283]-0)/(1-0))*(3-0)+0" office:value-type="float" office:value="1.353515625">
            <text:p>1.353515625</text:p>
          </table:table-cell>
          <table:table-cell table:formula="of:=(([.I283]-0)/(1-0))*(100-0)+0" office:value-type="float" office:value="75.5859375">
            <text:p>75.585937500</text:p>
          </table:table-cell>
          <table:table-cell table:formula="of:=(([.J283]-0)/(1-0))*(3-0)+0" office:value-type="float" office:value="0.193359375">
            <text:p>0.193359375</text:p>
          </table:table-cell>
          <table:table-cell table:formula="of:=(([.K283]-0)/(1-0))*(3-0)+0" office:value-type="float" office:value="2.583984375">
            <text:p>2.583984375</text:p>
          </table:table-cell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284]-0)/(1-0))*(20-2)+2)" office:value-type="float" office:value="14">
            <text:p>14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M284]*[.P284]" office:value-type="float" office:value="1.06640626293359">
            <text:p>1.06640626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formula="of:=(([.F284]-0)/(1-0))*(100-0)+0" office:value-type="float" office:value="20.1171875">
            <text:p>20.117187500</text:p>
          </table:table-cell>
          <table:table-cell table:formula="of:=(([.G284]-0)/(1-0))*(3-0)+0" office:value-type="float" office:value="0.439453125">
            <text:p>0.439453125</text:p>
          </table:table-cell>
          <table:table-cell table:formula="of:=(([.H284]-0)/(1-0))*(3-0)+0" office:value-type="float" office:value="2.853515625">
            <text:p>2.853515625</text:p>
          </table:table-cell>
          <table:table-cell table:formula="of:=(([.I284]-0)/(1-0))*(100-0)+0" office:value-type="float" office:value="25.5859375">
            <text:p>25.585937500</text:p>
          </table:table-cell>
          <table:table-cell table:formula="of:=(([.J284]-0)/(1-0))*(3-0)+0" office:value-type="float" office:value="1.693359375">
            <text:p>1.693359375</text:p>
          </table:table-cell>
          <table:table-cell table:formula="of:=(([.K284]-0)/(1-0))*(3-0)+0" office:value-type="float" office:value="1.083984375">
            <text:p>1.083984375</text:p>
          </table:table-cell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285]-0)/(1-0))*(20-2)+2)" office:value-type="float" office:value="18">
            <text:p>18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M285]*[.P285]" office:value-type="float" office:value="14.8710937531289">
            <text:p>14.871093753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formula="of:=(([.F285]-0)/(1-0))*(100-0)+0" office:value-type="float" office:value="45.1171875">
            <text:p>45.117187500</text:p>
          </table:table-cell>
          <table:table-cell table:formula="of:=(([.G285]-0)/(1-0))*(3-0)+0" office:value-type="float" office:value="2.689453125">
            <text:p>2.689453125</text:p>
          </table:table-cell>
          <table:table-cell table:formula="of:=(([.H285]-0)/(1-0))*(3-0)+0" office:value-type="float" office:value="2.103515625">
            <text:p>2.103515625</text:p>
          </table:table-cell>
          <table:table-cell table:formula="of:=(([.I285]-0)/(1-0))*(100-0)+0" office:value-type="float" office:value="0.5859375">
            <text:p>0.585937500</text:p>
          </table:table-cell>
          <table:table-cell table:formula="of:=(([.J285]-0)/(1-0))*(3-0)+0" office:value-type="float" office:value="2.443359375">
            <text:p>2.443359375</text:p>
          </table:table-cell>
          <table:table-cell table:formula="of:=(([.K285]-0)/(1-0))*(3-0)+0" office:value-type="float" office:value="0.333984375">
            <text:p>0.333984375</text:p>
          </table:table-cell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286]-0)/(1-0))*(20-2)+2)" office:value-type="float" office:value="9">
            <text:p>9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M286]*[.P286]" office:value-type="float" office:value="2.93554688106445">
            <text:p>2.935546881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formula="of:=(([.F286]-0)/(1-0))*(100-0)+0" office:value-type="float" office:value="95.1171875">
            <text:p>95.117187500</text:p>
          </table:table-cell>
          <table:table-cell table:formula="of:=(([.G286]-0)/(1-0))*(3-0)+0" office:value-type="float" office:value="1.189453125">
            <text:p>1.189453125</text:p>
          </table:table-cell>
          <table:table-cell table:formula="of:=(([.H286]-0)/(1-0))*(3-0)+0" office:value-type="float" office:value="0.603515625">
            <text:p>0.603515625</text:p>
          </table:table-cell>
          <table:table-cell table:formula="of:=(([.I286]-0)/(1-0))*(100-0)+0" office:value-type="float" office:value="50.5859375">
            <text:p>50.585937500</text:p>
          </table:table-cell>
          <table:table-cell table:formula="of:=(([.J286]-0)/(1-0))*(3-0)+0" office:value-type="float" office:value="0.943359375">
            <text:p>0.943359375</text:p>
          </table:table-cell>
          <table:table-cell table:formula="of:=(([.K286]-0)/(1-0))*(3-0)+0" office:value-type="float" office:value="1.833984375">
            <text:p>1.833984375</text:p>
          </table:table-cell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287]-0)/(1-0))*(20-2)+2)" office:value-type="float" office:value="7">
            <text:p>7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M287]*[.P287]" office:value-type="float" office:value="3.1582031288418">
            <text:p>3.158203129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formula="of:=(([.F287]-0)/(1-0))*(100-0)+0" office:value-type="float" office:value="57.6171875">
            <text:p>57.617187500</text:p>
          </table:table-cell>
          <table:table-cell table:formula="of:=(([.G287]-0)/(1-0))*(3-0)+0" office:value-type="float" office:value="2.314453125">
            <text:p>2.314453125</text:p>
          </table:table-cell>
          <table:table-cell table:formula="of:=(([.H287]-0)/(1-0))*(3-0)+0" office:value-type="float" office:value="1.728515625">
            <text:p>1.728515625</text:p>
          </table:table-cell>
          <table:table-cell table:formula="of:=(([.I287]-0)/(1-0))*(100-0)+0" office:value-type="float" office:value="13.0859375">
            <text:p>13.085937500</text:p>
          </table:table-cell>
          <table:table-cell table:formula="of:=(([.J287]-0)/(1-0))*(3-0)+0" office:value-type="float" office:value="2.068359375">
            <text:p>2.068359375</text:p>
          </table:table-cell>
          <table:table-cell table:formula="of:=(([.K287]-0)/(1-0))*(3-0)+0" office:value-type="float" office:value="0.708984375">
            <text:p>0.708984375</text:p>
          </table:table-cell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288]-0)/(1-0))*(20-2)+2)" office:value-type="float" office:value="16">
            <text:p>16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M288]*[.P288]" office:value-type="float" office:value="15.2187500007813">
            <text:p>15.218750001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formula="of:=(([.F288]-0)/(1-0))*(100-0)+0" office:value-type="float" office:value="7.6171875">
            <text:p>7.617187500</text:p>
          </table:table-cell>
          <table:table-cell table:formula="of:=(([.G288]-0)/(1-0))*(3-0)+0" office:value-type="float" office:value="0.814453125">
            <text:p>0.814453125</text:p>
          </table:table-cell>
          <table:table-cell table:formula="of:=(([.H288]-0)/(1-0))*(3-0)+0" office:value-type="float" office:value="0.228515625">
            <text:p>0.228515625</text:p>
          </table:table-cell>
          <table:table-cell table:formula="of:=(([.I288]-0)/(1-0))*(100-0)+0" office:value-type="float" office:value="63.0859375">
            <text:p>63.085937500</text:p>
          </table:table-cell>
          <table:table-cell table:formula="of:=(([.J288]-0)/(1-0))*(3-0)+0" office:value-type="float" office:value="0.568359375">
            <text:p>0.568359375</text:p>
          </table:table-cell>
          <table:table-cell table:formula="of:=(([.K288]-0)/(1-0))*(3-0)+0" office:value-type="float" office:value="2.208984375">
            <text:p>2.208984375</text:p>
          </table:table-cell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289]-0)/(1-0))*(20-2)+2)" office:value-type="float" office:value="12">
            <text:p>12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M289]*[.P289]" office:value-type="float" office:value="2.41406250958594">
            <text:p>2.414062510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formula="of:=(([.F289]-0)/(1-0))*(100-0)+0" office:value-type="float" office:value="32.6171875">
            <text:p>32.617187500</text:p>
          </table:table-cell>
          <table:table-cell table:formula="of:=(([.G289]-0)/(1-0))*(3-0)+0" office:value-type="float" office:value="1.564453125">
            <text:p>1.564453125</text:p>
          </table:table-cell>
          <table:table-cell table:formula="of:=(([.H289]-0)/(1-0))*(3-0)+0" office:value-type="float" office:value="0.978515625">
            <text:p>0.978515625</text:p>
          </table:table-cell>
          <table:table-cell table:formula="of:=(([.I289]-0)/(1-0))*(100-0)+0" office:value-type="float" office:value="88.0859375">
            <text:p>88.085937500</text:p>
          </table:table-cell>
          <table:table-cell table:formula="of:=(([.J289]-0)/(1-0))*(3-0)+0" office:value-type="float" office:value="1.318359375">
            <text:p>1.318359375</text:p>
          </table:table-cell>
          <table:table-cell table:formula="of:=(([.K289]-0)/(1-0))*(3-0)+0" office:value-type="float" office:value="2.958984375">
            <text:p>2.958984375</text:p>
          </table:table-cell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290]-0)/(1-0))*(20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M290]*[.P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formula="of:=(([.F290]-0)/(1-0))*(100-0)+0" office:value-type="float" office:value="82.6171875">
            <text:p>82.617187500</text:p>
          </table:table-cell>
          <table:table-cell table:formula="of:=(([.G290]-0)/(1-0))*(3-0)+0" office:value-type="float" office:value="0.064453125">
            <text:p>0.064453125</text:p>
          </table:table-cell>
          <table:table-cell table:formula="of:=(([.H290]-0)/(1-0))*(3-0)+0" office:value-type="float" office:value="2.478515625">
            <text:p>2.478515625</text:p>
          </table:table-cell>
          <table:table-cell table:formula="of:=(([.I290]-0)/(1-0))*(100-0)+0" office:value-type="float" office:value="38.0859375">
            <text:p>38.085937500</text:p>
          </table:table-cell>
          <table:table-cell table:formula="of:=(([.J290]-0)/(1-0))*(3-0)+0" office:value-type="float" office:value="2.818359375">
            <text:p>2.818359375</text:p>
          </table:table-cell>
          <table:table-cell table:formula="of:=(([.K290]-0)/(1-0))*(3-0)+0" office:value-type="float" office:value="1.458984375">
            <text:p>1.458984375</text:p>
          </table:table-cell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291]-0)/(1-0))*(20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M291]*[.P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formula="of:=(([.F291]-0)/(1-0))*(100-0)+0" office:value-type="float" office:value="96.6796875">
            <text:p>96.679687500</text:p>
          </table:table-cell>
          <table:table-cell table:formula="of:=(([.G291]-0)/(1-0))*(3-0)+0" office:value-type="float" office:value="1.705078125">
            <text:p>1.705078125</text:p>
          </table:table-cell>
          <table:table-cell table:formula="of:=(([.H291]-0)/(1-0))*(3-0)+0" office:value-type="float" office:value="2.900390625">
            <text:p>2.900390625</text:p>
          </table:table-cell>
          <table:table-cell table:formula="of:=(([.I291]-0)/(1-0))*(100-0)+0" office:value-type="float" office:value="70.8984375">
            <text:p>70.898437500</text:p>
          </table:table-cell>
          <table:table-cell table:formula="of:=(([.J291]-0)/(1-0))*(3-0)+0" office:value-type="float" office:value="1.177734375">
            <text:p>1.177734375</text:p>
          </table:table-cell>
          <table:table-cell table:formula="of:=(([.K291]-0)/(1-0))*(3-0)+0" office:value-type="float" office:value="0.193359375">
            <text:p>0.193359375</text:p>
          </table:table-cell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292]-0)/(1-0))*(20-2)+2)" office:value-type="float" office:value="12">
            <text:p>12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M292]*[.P292]" office:value-type="float" office:value="3.35156250864844">
            <text:p>3.351562509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formula="of:=(([.F292]-0)/(1-0))*(100-0)+0" office:value-type="float" office:value="46.6796875">
            <text:p>46.679687500</text:p>
          </table:table-cell>
          <table:table-cell table:formula="of:=(([.G292]-0)/(1-0))*(3-0)+0" office:value-type="float" office:value="0.205078125">
            <text:p>0.205078125</text:p>
          </table:table-cell>
          <table:table-cell table:formula="of:=(([.H292]-0)/(1-0))*(3-0)+0" office:value-type="float" office:value="1.400390625">
            <text:p>1.400390625</text:p>
          </table:table-cell>
          <table:table-cell table:formula="of:=(([.I292]-0)/(1-0))*(100-0)+0" office:value-type="float" office:value="20.8984375">
            <text:p>20.898437500</text:p>
          </table:table-cell>
          <table:table-cell table:formula="of:=(([.J292]-0)/(1-0))*(3-0)+0" office:value-type="float" office:value="2.677734375">
            <text:p>2.677734375</text:p>
          </table:table-cell>
          <table:table-cell table:formula="of:=(([.K292]-0)/(1-0))*(3-0)+0" office:value-type="float" office:value="1.693359375">
            <text:p>1.693359375</text:p>
          </table:table-cell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293]-0)/(1-0))*(20-2)+2)" office:value-type="float" office:value="16">
            <text:p>16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M293]*[.P293]" office:value-type="float" office:value="8.46875000753125">
            <text:p>8.468750008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formula="of:=(([.F293]-0)/(1-0))*(100-0)+0" office:value-type="float" office:value="21.6796875">
            <text:p>21.679687500</text:p>
          </table:table-cell>
          <table:table-cell table:formula="of:=(([.G293]-0)/(1-0))*(3-0)+0" office:value-type="float" office:value="2.455078125">
            <text:p>2.455078125</text:p>
          </table:table-cell>
          <table:table-cell table:formula="of:=(([.H293]-0)/(1-0))*(3-0)+0" office:value-type="float" office:value="0.650390625">
            <text:p>0.650390625</text:p>
          </table:table-cell>
          <table:table-cell table:formula="of:=(([.I293]-0)/(1-0))*(100-0)+0" office:value-type="float" office:value="45.8984375">
            <text:p>45.898437500</text:p>
          </table:table-cell>
          <table:table-cell table:formula="of:=(([.J293]-0)/(1-0))*(3-0)+0" office:value-type="float" office:value="1.927734375">
            <text:p>1.927734375</text:p>
          </table:table-cell>
          <table:table-cell table:formula="of:=(([.K293]-0)/(1-0))*(3-0)+0" office:value-type="float" office:value="2.443359375">
            <text:p>2.443359375</text:p>
          </table:table-cell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294]-0)/(1-0))*(20-2)+2)" office:value-type="float" office:value="7">
            <text:p>7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M294]*[.P294]" office:value-type="float" office:value="0.205078131794922">
            <text:p>0.205078132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formula="of:=(([.F294]-0)/(1-0))*(100-0)+0" office:value-type="float" office:value="71.6796875">
            <text:p>71.679687500</text:p>
          </table:table-cell>
          <table:table-cell table:formula="of:=(([.G294]-0)/(1-0))*(3-0)+0" office:value-type="float" office:value="0.955078125">
            <text:p>0.955078125</text:p>
          </table:table-cell>
          <table:table-cell table:formula="of:=(([.H294]-0)/(1-0))*(3-0)+0" office:value-type="float" office:value="2.150390625">
            <text:p>2.150390625</text:p>
          </table:table-cell>
          <table:table-cell table:formula="of:=(([.I294]-0)/(1-0))*(100-0)+0" office:value-type="float" office:value="95.8984375">
            <text:p>95.898437500</text:p>
          </table:table-cell>
          <table:table-cell table:formula="of:=(([.J294]-0)/(1-0))*(3-0)+0" office:value-type="float" office:value="0.427734375">
            <text:p>0.427734375</text:p>
          </table:table-cell>
          <table:table-cell table:formula="of:=(([.K294]-0)/(1-0))*(3-0)+0" office:value-type="float" office:value="0.943359375">
            <text:p>0.943359375</text:p>
          </table:table-cell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295]-0)/(1-0))*(20-2)+2)" office:value-type="float" office:value="10">
            <text:p>10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M295]*[.P295]" office:value-type="float" office:value="1.54296875845703">
            <text:p>1.542968758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formula="of:=(([.F295]-0)/(1-0))*(100-0)+0" office:value-type="float" office:value="84.1796875">
            <text:p>84.179687500</text:p>
          </table:table-cell>
          <table:table-cell table:formula="of:=(([.G295]-0)/(1-0))*(3-0)+0" office:value-type="float" office:value="2.830078125">
            <text:p>2.830078125</text:p>
          </table:table-cell>
          <table:table-cell table:formula="of:=(([.H295]-0)/(1-0))*(3-0)+0" office:value-type="float" office:value="0.275390625">
            <text:p>0.275390625</text:p>
          </table:table-cell>
          <table:table-cell table:formula="of:=(([.I295]-0)/(1-0))*(100-0)+0" office:value-type="float" office:value="33.3984375">
            <text:p>33.398437500</text:p>
          </table:table-cell>
          <table:table-cell table:formula="of:=(([.J295]-0)/(1-0))*(3-0)+0" office:value-type="float" office:value="2.302734375">
            <text:p>2.302734375</text:p>
          </table:table-cell>
          <table:table-cell table:formula="of:=(([.K295]-0)/(1-0))*(3-0)+0" office:value-type="float" office:value="2.818359375">
            <text:p>2.818359375</text:p>
          </table:table-cell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296]-0)/(1-0))*(20-2)+2)" office:value-type="float" office:value="19">
            <text:p>19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M296]*[.P296]" office:value-type="float" office:value="12.4316406315684">
            <text:p>12.431640632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formula="of:=(([.F296]-0)/(1-0))*(100-0)+0" office:value-type="float" office:value="34.1796875">
            <text:p>34.179687500</text:p>
          </table:table-cell>
          <table:table-cell table:formula="of:=(([.G296]-0)/(1-0))*(3-0)+0" office:value-type="float" office:value="1.330078125">
            <text:p>1.330078125</text:p>
          </table:table-cell>
          <table:table-cell table:formula="of:=(([.H296]-0)/(1-0))*(3-0)+0" office:value-type="float" office:value="1.775390625">
            <text:p>1.775390625</text:p>
          </table:table-cell>
          <table:table-cell table:formula="of:=(([.I296]-0)/(1-0))*(100-0)+0" office:value-type="float" office:value="83.3984375">
            <text:p>83.398437500</text:p>
          </table:table-cell>
          <table:table-cell table:formula="of:=(([.J296]-0)/(1-0))*(3-0)+0" office:value-type="float" office:value="0.802734375">
            <text:p>0.802734375</text:p>
          </table:table-cell>
          <table:table-cell table:formula="of:=(([.K296]-0)/(1-0))*(3-0)+0" office:value-type="float" office:value="1.318359375">
            <text:p>1.318359375</text:p>
          </table:table-cell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297]-0)/(1-0))*(20-2)+2)" office:value-type="float" office:value="14">
            <text:p>14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M297]*[.P297]" office:value-type="float" office:value="5.66015625833984">
            <text:p>5.660156258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formula="of:=(([.F297]-0)/(1-0))*(100-0)+0" office:value-type="float" office:value="9.1796875">
            <text:p>9.179687500</text:p>
          </table:table-cell>
          <table:table-cell table:formula="of:=(([.G297]-0)/(1-0))*(3-0)+0" office:value-type="float" office:value="2.080078125">
            <text:p>2.080078125</text:p>
          </table:table-cell>
          <table:table-cell table:formula="of:=(([.H297]-0)/(1-0))*(3-0)+0" office:value-type="float" office:value="2.525390625">
            <text:p>2.525390625</text:p>
          </table:table-cell>
          <table:table-cell table:formula="of:=(([.I297]-0)/(1-0))*(100-0)+0" office:value-type="float" office:value="58.3984375">
            <text:p>58.398437500</text:p>
          </table:table-cell>
          <table:table-cell table:formula="of:=(([.J297]-0)/(1-0))*(3-0)+0" office:value-type="float" office:value="0.052734375">
            <text:p>0.052734375</text:p>
          </table:table-cell>
          <table:table-cell table:formula="of:=(([.K297]-0)/(1-0))*(3-0)+0" office:value-type="float" office:value="0.568359375">
            <text:p>0.568359375</text:p>
          </table:table-cell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298]-0)/(1-0))*(20-2)+2)" office:value-type="float" office:value="5">
            <text:p>5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M298]*[.P298]" office:value-type="float" office:value="4.52148437547852">
            <text:p>4.521484375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formula="of:=(([.F298]-0)/(1-0))*(100-0)+0" office:value-type="float" office:value="59.1796875">
            <text:p>59.179687500</text:p>
          </table:table-cell>
          <table:table-cell table:formula="of:=(([.G298]-0)/(1-0))*(3-0)+0" office:value-type="float" office:value="0.580078125">
            <text:p>0.580078125</text:p>
          </table:table-cell>
          <table:table-cell table:formula="of:=(([.H298]-0)/(1-0))*(3-0)+0" office:value-type="float" office:value="1.025390625">
            <text:p>1.025390625</text:p>
          </table:table-cell>
          <table:table-cell table:formula="of:=(([.I298]-0)/(1-0))*(100-0)+0" office:value-type="float" office:value="8.3984375">
            <text:p>8.398437500</text:p>
          </table:table-cell>
          <table:table-cell table:formula="of:=(([.J298]-0)/(1-0))*(3-0)+0" office:value-type="float" office:value="1.552734375">
            <text:p>1.552734375</text:p>
          </table:table-cell>
          <table:table-cell table:formula="of:=(([.K298]-0)/(1-0))*(3-0)+0" office:value-type="float" office:value="2.068359375">
            <text:p>2.068359375</text:p>
          </table:table-cell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299]-0)/(1-0))*(20-2)+2)" office:value-type="float" office:value="6">
            <text:p>6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M299]*[.P299]" office:value-type="float" office:value="4.30078125169922">
            <text:p>4.30078125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formula="of:=(([.F299]-0)/(1-0))*(100-0)+0" office:value-type="float" office:value="65.4296875">
            <text:p>65.429687500</text:p>
          </table:table-cell>
          <table:table-cell table:formula="of:=(([.G299]-0)/(1-0))*(3-0)+0" office:value-type="float" office:value="2.642578125">
            <text:p>2.642578125</text:p>
          </table:table-cell>
          <table:table-cell table:formula="of:=(([.H299]-0)/(1-0))*(3-0)+0" office:value-type="float" office:value="0.087890625">
            <text:p>0.087890625</text:p>
          </table:table-cell>
          <table:table-cell table:formula="of:=(([.I299]-0)/(1-0))*(100-0)+0" office:value-type="float" office:value="27.1484375">
            <text:p>27.148437500</text:p>
          </table:table-cell>
          <table:table-cell table:formula="of:=(([.J299]-0)/(1-0))*(3-0)+0" office:value-type="float" office:value="0.615234375">
            <text:p>0.615234375</text:p>
          </table:table-cell>
          <table:table-cell table:formula="of:=(([.K299]-0)/(1-0))*(3-0)+0" office:value-type="float" office:value="1.880859375">
            <text:p>1.880859375</text:p>
          </table:table-cell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00]-0)/(1-0))*(20-2)+2)" office:value-type="float" office:value="15">
            <text:p>15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M300]*[.P300]" office:value-type="float" office:value="3.25195313674805">
            <text:p>3.251953137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formula="of:=(([.F300]-0)/(1-0))*(100-0)+0" office:value-type="float" office:value="15.4296875">
            <text:p>15.429687500</text:p>
          </table:table-cell>
          <table:table-cell table:formula="of:=(([.G300]-0)/(1-0))*(3-0)+0" office:value-type="float" office:value="1.142578125">
            <text:p>1.142578125</text:p>
          </table:table-cell>
          <table:table-cell table:formula="of:=(([.H300]-0)/(1-0))*(3-0)+0" office:value-type="float" office:value="1.587890625">
            <text:p>1.587890625</text:p>
          </table:table-cell>
          <table:table-cell table:formula="of:=(([.I300]-0)/(1-0))*(100-0)+0" office:value-type="float" office:value="77.1484375">
            <text:p>77.148437500</text:p>
          </table:table-cell>
          <table:table-cell table:formula="of:=(([.J300]-0)/(1-0))*(3-0)+0" office:value-type="float" office:value="2.115234375">
            <text:p>2.115234375</text:p>
          </table:table-cell>
          <table:table-cell table:formula="of:=(([.K300]-0)/(1-0))*(3-0)+0" office:value-type="float" office:value="0.380859375">
            <text:p>0.380859375</text:p>
          </table:table-cell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01]-0)/(1-0))*(20-2)+2)" office:value-type="float" office:value="20">
            <text:p>20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M301]*[.P301]" office:value-type="float" office:value="19.3359375006641">
            <text:p>19.335937501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formula="of:=(([.F301]-0)/(1-0))*(100-0)+0" office:value-type="float" office:value="40.4296875">
            <text:p>40.429687500</text:p>
          </table:table-cell>
          <table:table-cell table:formula="of:=(([.G301]-0)/(1-0))*(3-0)+0" office:value-type="float" office:value="1.892578125">
            <text:p>1.892578125</text:p>
          </table:table-cell>
          <table:table-cell table:formula="of:=(([.H301]-0)/(1-0))*(3-0)+0" office:value-type="float" office:value="2.337890625">
            <text:p>2.337890625</text:p>
          </table:table-cell>
          <table:table-cell table:formula="of:=(([.I301]-0)/(1-0))*(100-0)+0" office:value-type="float" office:value="52.1484375">
            <text:p>52.148437500</text:p>
          </table:table-cell>
          <table:table-cell table:formula="of:=(([.J301]-0)/(1-0))*(3-0)+0" office:value-type="float" office:value="2.865234375">
            <text:p>2.865234375</text:p>
          </table:table-cell>
          <table:table-cell table:formula="of:=(([.K301]-0)/(1-0))*(3-0)+0" office:value-type="float" office:value="1.130859375">
            <text:p>1.130859375</text:p>
          </table:table-cell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02]-0)/(1-0))*(20-2)+2)" office:value-type="float" office:value="11">
            <text:p>11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M302]*[.P302]" office:value-type="float" office:value="5.13476563086524">
            <text:p>5.134765631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formula="of:=(([.F302]-0)/(1-0))*(100-0)+0" office:value-type="float" office:value="90.4296875">
            <text:p>90.429687500</text:p>
          </table:table-cell>
          <table:table-cell table:formula="of:=(([.G302]-0)/(1-0))*(3-0)+0" office:value-type="float" office:value="0.392578125">
            <text:p>0.392578125</text:p>
          </table:table-cell>
          <table:table-cell table:formula="of:=(([.H302]-0)/(1-0))*(3-0)+0" office:value-type="float" office:value="0.837890625">
            <text:p>0.837890625</text:p>
          </table:table-cell>
          <table:table-cell table:formula="of:=(([.I302]-0)/(1-0))*(100-0)+0" office:value-type="float" office:value="2.1484375">
            <text:p>2.148437500</text:p>
          </table:table-cell>
          <table:table-cell table:formula="of:=(([.J302]-0)/(1-0))*(3-0)+0" office:value-type="float" office:value="1.365234375">
            <text:p>1.365234375</text:p>
          </table:table-cell>
          <table:table-cell table:formula="of:=(([.K302]-0)/(1-0))*(3-0)+0" office:value-type="float" office:value="2.630859375">
            <text:p>2.630859375</text:p>
          </table:table-cell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03]-0)/(1-0))*(20-2)+2)" office:value-type="float" office:value="9">
            <text:p>9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M303]*[.P303]" office:value-type="float" office:value="3.07617188092383">
            <text:p>3.076171881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formula="of:=(([.F303]-0)/(1-0))*(100-0)+0" office:value-type="float" office:value="52.9296875">
            <text:p>52.929687500</text:p>
          </table:table-cell>
          <table:table-cell table:formula="of:=(([.G303]-0)/(1-0))*(3-0)+0" office:value-type="float" office:value="1.517578125">
            <text:p>1.517578125</text:p>
          </table:table-cell>
          <table:table-cell table:formula="of:=(([.H303]-0)/(1-0))*(3-0)+0" office:value-type="float" office:value="2.712890625">
            <text:p>2.712890625</text:p>
          </table:table-cell>
          <table:table-cell table:formula="of:=(([.I303]-0)/(1-0))*(100-0)+0" office:value-type="float" office:value="64.6484375">
            <text:p>64.648437500</text:p>
          </table:table-cell>
          <table:table-cell table:formula="of:=(([.J303]-0)/(1-0))*(3-0)+0" office:value-type="float" office:value="1.740234375">
            <text:p>1.740234375</text:p>
          </table:table-cell>
          <table:table-cell table:formula="of:=(([.K303]-0)/(1-0))*(3-0)+0" office:value-type="float" office:value="0.755859375">
            <text:p>0.755859375</text:p>
          </table:table-cell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04]-0)/(1-0))*(20-2)+2)" office:value-type="float" office:value="18">
            <text:p>18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M304]*[.P304]" office:value-type="float" office:value="15.1523437528477">
            <text:p>15.152343753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formula="of:=(([.F304]-0)/(1-0))*(100-0)+0" office:value-type="float" office:value="2.9296875">
            <text:p>2.929687500</text:p>
          </table:table-cell>
          <table:table-cell table:formula="of:=(([.G304]-0)/(1-0))*(3-0)+0" office:value-type="float" office:value="0.017578125">
            <text:p>0.017578125</text:p>
          </table:table-cell>
          <table:table-cell table:formula="of:=(([.H304]-0)/(1-0))*(3-0)+0" office:value-type="float" office:value="1.212890625">
            <text:p>1.212890625</text:p>
          </table:table-cell>
          <table:table-cell table:formula="of:=(([.I304]-0)/(1-0))*(100-0)+0" office:value-type="float" office:value="14.6484375">
            <text:p>14.648437500</text:p>
          </table:table-cell>
          <table:table-cell table:formula="of:=(([.J304]-0)/(1-0))*(3-0)+0" office:value-type="float" office:value="0.240234375">
            <text:p>0.240234375</text:p>
          </table:table-cell>
          <table:table-cell table:formula="of:=(([.K304]-0)/(1-0))*(3-0)+0" office:value-type="float" office:value="2.255859375">
            <text:p>2.255859375</text:p>
          </table:table-cell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05]-0)/(1-0))*(20-2)+2)" office:value-type="float" office:value="13">
            <text:p>13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M305]*[.P305]" office:value-type="float" office:value="1.19335938680664">
            <text:p>1.193359387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formula="of:=(([.F305]-0)/(1-0))*(100-0)+0" office:value-type="float" office:value="27.9296875">
            <text:p>27.929687500</text:p>
          </table:table-cell>
          <table:table-cell table:formula="of:=(([.G305]-0)/(1-0))*(3-0)+0" office:value-type="float" office:value="2.267578125">
            <text:p>2.267578125</text:p>
          </table:table-cell>
          <table:table-cell table:formula="of:=(([.H305]-0)/(1-0))*(3-0)+0" office:value-type="float" office:value="0.462890625">
            <text:p>0.462890625</text:p>
          </table:table-cell>
          <table:table-cell table:formula="of:=(([.I305]-0)/(1-0))*(100-0)+0" office:value-type="float" office:value="39.6484375">
            <text:p>39.648437500</text:p>
          </table:table-cell>
          <table:table-cell table:formula="of:=(([.J305]-0)/(1-0))*(3-0)+0" office:value-type="float" office:value="0.990234375">
            <text:p>0.990234375</text:p>
          </table:table-cell>
          <table:table-cell table:formula="of:=(([.K305]-0)/(1-0))*(3-0)+0" office:value-type="float" office:value="1.505859375">
            <text:p>1.505859375</text:p>
          </table:table-cell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06]-0)/(1-0))*(20-2)+2)" office:value-type="float" office:value="4">
            <text:p>4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M306]*[.P306]" office:value-type="float" office:value="2.36718750163281">
            <text:p>2.367187502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formula="of:=(([.F306]-0)/(1-0))*(100-0)+0" office:value-type="float" office:value="77.9296875">
            <text:p>77.929687500</text:p>
          </table:table-cell>
          <table:table-cell table:formula="of:=(([.G306]-0)/(1-0))*(3-0)+0" office:value-type="float" office:value="0.767578125">
            <text:p>0.767578125</text:p>
          </table:table-cell>
          <table:table-cell table:formula="of:=(([.H306]-0)/(1-0))*(3-0)+0" office:value-type="float" office:value="1.962890625">
            <text:p>1.962890625</text:p>
          </table:table-cell>
          <table:table-cell table:formula="of:=(([.I306]-0)/(1-0))*(100-0)+0" office:value-type="float" office:value="89.6484375">
            <text:p>89.648437500</text:p>
          </table:table-cell>
          <table:table-cell table:formula="of:=(([.J306]-0)/(1-0))*(3-0)+0" office:value-type="float" office:value="2.490234375">
            <text:p>2.490234375</text:p>
          </table:table-cell>
          <table:table-cell table:formula="of:=(([.K306]-0)/(1-0))*(3-0)+0" office:value-type="float" office:value="0.005859375">
            <text:p>0.005859375</text:p>
          </table:table-cell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307]-0)/(1-0))*(20-2)+2)" office:value-type="float" office:value="4">
            <text:p>4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M307]*[.P307]" office:value-type="float" office:value="1.74218750225781">
            <text:p>1.742187502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formula="of:=(([.F307]-0)/(1-0))*(100-0)+0" office:value-type="float" office:value="6.0546875">
            <text:p>6.054687500</text:p>
          </table:table-cell>
          <table:table-cell table:formula="of:=(([.G307]-0)/(1-0))*(3-0)+0" office:value-type="float" office:value="0.298828125">
            <text:p>0.298828125</text:p>
          </table:table-cell>
          <table:table-cell table:formula="of:=(([.H307]-0)/(1-0))*(3-0)+0" office:value-type="float" office:value="0.556640625">
            <text:p>0.556640625</text:p>
          </table:table-cell>
          <table:table-cell table:formula="of:=(([.I307]-0)/(1-0))*(100-0)+0" office:value-type="float" office:value="80.2734375">
            <text:p>80.273437500</text:p>
          </table:table-cell>
          <table:table-cell table:formula="of:=(([.J307]-0)/(1-0))*(3-0)+0" office:value-type="float" office:value="0.896484375">
            <text:p>0.896484375</text:p>
          </table:table-cell>
          <table:table-cell table:formula="of:=(([.K307]-0)/(1-0))*(3-0)+0" office:value-type="float" office:value="0.099609375">
            <text:p>0.099609375</text:p>
          </table:table-cell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308]-0)/(1-0))*(20-2)+2)" office:value-type="float" office:value="13">
            <text:p>13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M308]*[.P308]" office:value-type="float" office:value="12.1621093758379">
            <text:p>12.16210937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formula="of:=(([.F308]-0)/(1-0))*(100-0)+0" office:value-type="float" office:value="56.0546875">
            <text:p>56.054687500</text:p>
          </table:table-cell>
          <table:table-cell table:formula="of:=(([.G308]-0)/(1-0))*(3-0)+0" office:value-type="float" office:value="1.798828125">
            <text:p>1.798828125</text:p>
          </table:table-cell>
          <table:table-cell table:formula="of:=(([.H308]-0)/(1-0))*(3-0)+0" office:value-type="float" office:value="2.056640625">
            <text:p>2.056640625</text:p>
          </table:table-cell>
          <table:table-cell table:formula="of:=(([.I308]-0)/(1-0))*(100-0)+0" office:value-type="float" office:value="30.2734375">
            <text:p>30.273437500</text:p>
          </table:table-cell>
          <table:table-cell table:formula="of:=(([.J308]-0)/(1-0))*(3-0)+0" office:value-type="float" office:value="2.396484375">
            <text:p>2.396484375</text:p>
          </table:table-cell>
          <table:table-cell table:formula="of:=(([.K308]-0)/(1-0))*(3-0)+0" office:value-type="float" office:value="1.599609375">
            <text:p>1.599609375</text:p>
          </table:table-cell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309]-0)/(1-0))*(20-2)+2)" office:value-type="float" office:value="17">
            <text:p>17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M309]*[.P309]" office:value-type="float" office:value="3.1542968888457">
            <text:p>3.154296889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formula="of:=(([.F309]-0)/(1-0))*(100-0)+0" office:value-type="float" office:value="81.0546875">
            <text:p>81.054687500</text:p>
          </table:table-cell>
          <table:table-cell table:formula="of:=(([.G309]-0)/(1-0))*(3-0)+0" office:value-type="float" office:value="1.048828125">
            <text:p>1.048828125</text:p>
          </table:table-cell>
          <table:table-cell table:formula="of:=(([.H309]-0)/(1-0))*(3-0)+0" office:value-type="float" office:value="2.806640625">
            <text:p>2.806640625</text:p>
          </table:table-cell>
          <table:table-cell table:formula="of:=(([.I309]-0)/(1-0))*(100-0)+0" office:value-type="float" office:value="5.2734375">
            <text:p>5.273437500</text:p>
          </table:table-cell>
          <table:table-cell table:formula="of:=(([.J309]-0)/(1-0))*(3-0)+0" office:value-type="float" office:value="1.646484375">
            <text:p>1.646484375</text:p>
          </table:table-cell>
          <table:table-cell table:formula="of:=(([.K309]-0)/(1-0))*(3-0)+0" office:value-type="float" office:value="2.349609375">
            <text:p>2.349609375</text:p>
          </table:table-cell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310]-0)/(1-0))*(20-2)+2)" office:value-type="float" office:value="8">
            <text:p>8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M310]*[.P310]" office:value-type="float" office:value="5.48437500251563">
            <text:p>5.484375003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formula="of:=(([.F310]-0)/(1-0))*(100-0)+0" office:value-type="float" office:value="31.0546875">
            <text:p>31.054687500</text:p>
          </table:table-cell>
          <table:table-cell table:formula="of:=(([.G310]-0)/(1-0))*(3-0)+0" office:value-type="float" office:value="2.548828125">
            <text:p>2.548828125</text:p>
          </table:table-cell>
          <table:table-cell table:formula="of:=(([.H310]-0)/(1-0))*(3-0)+0" office:value-type="float" office:value="1.306640625">
            <text:p>1.306640625</text:p>
          </table:table-cell>
          <table:table-cell table:formula="of:=(([.I310]-0)/(1-0))*(100-0)+0" office:value-type="float" office:value="55.2734375">
            <text:p>55.273437500</text:p>
          </table:table-cell>
          <table:table-cell table:formula="of:=(([.J310]-0)/(1-0))*(3-0)+0" office:value-type="float" office:value="0.146484375">
            <text:p>0.146484375</text:p>
          </table:table-cell>
          <table:table-cell table:formula="of:=(([.K310]-0)/(1-0))*(3-0)+0" office:value-type="float" office:value="0.849609375">
            <text:p>0.849609375</text:p>
          </table:table-cell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311]-0)/(1-0))*(20-2)+2)" office:value-type="float" office:value="10">
            <text:p>10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M311]*[.P311]" office:value-type="float" office:value="5.60546875439453">
            <text:p>5.605468754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formula="of:=(([.F311]-0)/(1-0))*(100-0)+0" office:value-type="float" office:value="18.5546875">
            <text:p>18.554687500</text:p>
          </table:table-cell>
          <table:table-cell table:formula="of:=(([.G311]-0)/(1-0))*(3-0)+0" office:value-type="float" office:value="1.423828125">
            <text:p>1.423828125</text:p>
          </table:table-cell>
          <table:table-cell table:formula="of:=(([.H311]-0)/(1-0))*(3-0)+0" office:value-type="float" office:value="2.431640625">
            <text:p>2.431640625</text:p>
          </table:table-cell>
          <table:table-cell table:formula="of:=(([.I311]-0)/(1-0))*(100-0)+0" office:value-type="float" office:value="17.7734375">
            <text:p>17.773437500</text:p>
          </table:table-cell>
          <table:table-cell table:formula="of:=(([.J311]-0)/(1-0))*(3-0)+0" office:value-type="float" office:value="2.771484375">
            <text:p>2.771484375</text:p>
          </table:table-cell>
          <table:table-cell table:formula="of:=(([.K311]-0)/(1-0))*(3-0)+0" office:value-type="float" office:value="2.724609375">
            <text:p>2.724609375</text:p>
          </table:table-cell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312]-0)/(1-0))*(20-2)+2)" office:value-type="float" office:value="19">
            <text:p>19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M312]*[.P312]" office:value-type="float" office:value="1.15039064284961">
            <text:p>1.150390643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formula="of:=(([.F312]-0)/(1-0))*(100-0)+0" office:value-type="float" office:value="68.5546875">
            <text:p>68.554687500</text:p>
          </table:table-cell>
          <table:table-cell table:formula="of:=(([.G312]-0)/(1-0))*(3-0)+0" office:value-type="float" office:value="2.923828125">
            <text:p>2.923828125</text:p>
          </table:table-cell>
          <table:table-cell table:formula="of:=(([.H312]-0)/(1-0))*(3-0)+0" office:value-type="float" office:value="0.931640625">
            <text:p>0.931640625</text:p>
          </table:table-cell>
          <table:table-cell table:formula="of:=(([.I312]-0)/(1-0))*(100-0)+0" office:value-type="float" office:value="67.7734375">
            <text:p>67.773437500</text:p>
          </table:table-cell>
          <table:table-cell table:formula="of:=(([.J312]-0)/(1-0))*(3-0)+0" office:value-type="float" office:value="1.271484375">
            <text:p>1.271484375</text:p>
          </table:table-cell>
          <table:table-cell table:formula="of:=(([.K312]-0)/(1-0))*(3-0)+0" office:value-type="float" office:value="1.224609375">
            <text:p>1.224609375</text:p>
          </table:table-cell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313]-0)/(1-0))*(20-2)+2)" office:value-type="float" office:value="15">
            <text:p>15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M313]*[.P313]" office:value-type="float" office:value="12.1582031278418">
            <text:p>12.158203128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formula="of:=(([.F313]-0)/(1-0))*(100-0)+0" office:value-type="float" office:value="93.5546875">
            <text:p>93.554687500</text:p>
          </table:table-cell>
          <table:table-cell table:formula="of:=(([.G313]-0)/(1-0))*(3-0)+0" office:value-type="float" office:value="0.673828125">
            <text:p>0.673828125</text:p>
          </table:table-cell>
          <table:table-cell table:formula="of:=(([.H313]-0)/(1-0))*(3-0)+0" office:value-type="float" office:value="0.181640625">
            <text:p>0.181640625</text:p>
          </table:table-cell>
          <table:table-cell table:formula="of:=(([.I313]-0)/(1-0))*(100-0)+0" office:value-type="float" office:value="92.7734375">
            <text:p>92.773437500</text:p>
          </table:table-cell>
          <table:table-cell table:formula="of:=(([.J313]-0)/(1-0))*(3-0)+0" office:value-type="float" office:value="0.521484375">
            <text:p>0.521484375</text:p>
          </table:table-cell>
          <table:table-cell table:formula="of:=(([.K313]-0)/(1-0))*(3-0)+0" office:value-type="float" office:value="0.474609375">
            <text:p>0.474609375</text:p>
          </table:table-cell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314]-0)/(1-0))*(20-2)+2)" office:value-type="float" office:value="6">
            <text:p>6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M314]*[.P314]" office:value-type="float" office:value="1.86328125413672">
            <text:p>1.863281254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formula="of:=(([.F314]-0)/(1-0))*(100-0)+0" office:value-type="float" office:value="43.5546875">
            <text:p>43.554687500</text:p>
          </table:table-cell>
          <table:table-cell table:formula="of:=(([.G314]-0)/(1-0))*(3-0)+0" office:value-type="float" office:value="2.173828125">
            <text:p>2.173828125</text:p>
          </table:table-cell>
          <table:table-cell table:formula="of:=(([.H314]-0)/(1-0))*(3-0)+0" office:value-type="float" office:value="1.681640625">
            <text:p>1.681640625</text:p>
          </table:table-cell>
          <table:table-cell table:formula="of:=(([.I314]-0)/(1-0))*(100-0)+0" office:value-type="float" office:value="42.7734375">
            <text:p>42.773437500</text:p>
          </table:table-cell>
          <table:table-cell table:formula="of:=(([.J314]-0)/(1-0))*(3-0)+0" office:value-type="float" office:value="2.021484375">
            <text:p>2.021484375</text:p>
          </table:table-cell>
          <table:table-cell table:formula="of:=(([.K314]-0)/(1-0))*(3-0)+0" office:value-type="float" office:value="1.974609375">
            <text:p>1.974609375</text:p>
          </table:table-cell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315]-0)/(1-0))*(20-2)+2)" office:value-type="float" office:value="5">
            <text:p>5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M315]*[.P315]" office:value-type="float" office:value="0.615234379384766">
            <text:p>0.615234379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formula="of:=(([.F315]-0)/(1-0))*(100-0)+0" office:value-type="float" office:value="37.3046875">
            <text:p>37.304687500</text:p>
          </table:table-cell>
          <table:table-cell table:formula="of:=(([.G315]-0)/(1-0))*(3-0)+0" office:value-type="float" office:value="1.236328125">
            <text:p>1.236328125</text:p>
          </table:table-cell>
          <table:table-cell table:formula="of:=(([.H315]-0)/(1-0))*(3-0)+0" office:value-type="float" office:value="2.619140625">
            <text:p>2.619140625</text:p>
          </table:table-cell>
          <table:table-cell table:formula="of:=(([.I315]-0)/(1-0))*(100-0)+0" office:value-type="float" office:value="24.0234375">
            <text:p>24.023437500</text:p>
          </table:table-cell>
          <table:table-cell table:formula="of:=(([.J315]-0)/(1-0))*(3-0)+0" office:value-type="float" office:value="0.333984375">
            <text:p>0.333984375</text:p>
          </table:table-cell>
          <table:table-cell table:formula="of:=(([.K315]-0)/(1-0))*(3-0)+0" office:value-type="float" office:value="2.162109375">
            <text:p>2.162109375</text:p>
          </table:table-cell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316]-0)/(1-0))*(20-2)+2)" office:value-type="float" office:value="14">
            <text:p>14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M316]*[.P316]" office:value-type="float" office:value="8.72265625527734">
            <text:p>8.722656255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formula="of:=(([.F316]-0)/(1-0))*(100-0)+0" office:value-type="float" office:value="87.3046875">
            <text:p>87.304687500</text:p>
          </table:table-cell>
          <table:table-cell table:formula="of:=(([.G316]-0)/(1-0))*(3-0)+0" office:value-type="float" office:value="2.736328125">
            <text:p>2.736328125</text:p>
          </table:table-cell>
          <table:table-cell table:formula="of:=(([.H316]-0)/(1-0))*(3-0)+0" office:value-type="float" office:value="1.119140625">
            <text:p>1.119140625</text:p>
          </table:table-cell>
          <table:table-cell table:formula="of:=(([.I316]-0)/(1-0))*(100-0)+0" office:value-type="float" office:value="74.0234375">
            <text:p>74.023437500</text:p>
          </table:table-cell>
          <table:table-cell table:formula="of:=(([.J316]-0)/(1-0))*(3-0)+0" office:value-type="float" office:value="1.833984375">
            <text:p>1.833984375</text:p>
          </table:table-cell>
          <table:table-cell table:formula="of:=(([.K316]-0)/(1-0))*(3-0)+0" office:value-type="float" office:value="0.662109375">
            <text:p>0.662109375</text:p>
          </table:table-cell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317]-0)/(1-0))*(20-2)+2)" office:value-type="float" office:value="18">
            <text:p>18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M317]*[.P317]" office:value-type="float" office:value="6.71484376128516">
            <text:p>6.714843761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formula="of:=(([.F317]-0)/(1-0))*(100-0)+0" office:value-type="float" office:value="62.3046875">
            <text:p>62.304687500</text:p>
          </table:table-cell>
          <table:table-cell table:formula="of:=(([.G317]-0)/(1-0))*(3-0)+0" office:value-type="float" office:value="0.486328125">
            <text:p>0.486328125</text:p>
          </table:table-cell>
          <table:table-cell table:formula="of:=(([.H317]-0)/(1-0))*(3-0)+0" office:value-type="float" office:value="0.369140625">
            <text:p>0.369140625</text:p>
          </table:table-cell>
          <table:table-cell table:formula="of:=(([.I317]-0)/(1-0))*(100-0)+0" office:value-type="float" office:value="99.0234375">
            <text:p>99.023437500</text:p>
          </table:table-cell>
          <table:table-cell table:formula="of:=(([.J317]-0)/(1-0))*(3-0)+0" office:value-type="float" office:value="2.583984375">
            <text:p>2.583984375</text:p>
          </table:table-cell>
          <table:table-cell table:formula="of:=(([.K317]-0)/(1-0))*(3-0)+0" office:value-type="float" office:value="1.412109375">
            <text:p>1.412109375</text:p>
          </table:table-cell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318]-0)/(1-0))*(20-2)+2)" office:value-type="float" office:value="9">
            <text:p>9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M318]*[.P318]" office:value-type="float" office:value="7.85742187614258">
            <text:p>7.857421876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formula="of:=(([.F318]-0)/(1-0))*(100-0)+0" office:value-type="float" office:value="12.3046875">
            <text:p>12.304687500</text:p>
          </table:table-cell>
          <table:table-cell table:formula="of:=(([.G318]-0)/(1-0))*(3-0)+0" office:value-type="float" office:value="1.986328125">
            <text:p>1.986328125</text:p>
          </table:table-cell>
          <table:table-cell table:formula="of:=(([.H318]-0)/(1-0))*(3-0)+0" office:value-type="float" office:value="1.869140625">
            <text:p>1.869140625</text:p>
          </table:table-cell>
          <table:table-cell table:formula="of:=(([.I318]-0)/(1-0))*(100-0)+0" office:value-type="float" office:value="49.0234375">
            <text:p>49.023437500</text:p>
          </table:table-cell>
          <table:table-cell table:formula="of:=(([.J318]-0)/(1-0))*(3-0)+0" office:value-type="float" office:value="1.083984375">
            <text:p>1.083984375</text:p>
          </table:table-cell>
          <table:table-cell table:formula="of:=(([.K318]-0)/(1-0))*(3-0)+0" office:value-type="float" office:value="2.912109375">
            <text:p>2.912109375</text:p>
          </table:table-cell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319]-0)/(1-0))*(20-2)+2)" office:value-type="float" office:value="7">
            <text:p>7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M319]*[.P319]" office:value-type="float" office:value="6.98632812501367">
            <text:p>6.98632812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formula="of:=(([.F319]-0)/(1-0))*(100-0)+0" office:value-type="float" office:value="49.8046875">
            <text:p>49.804687500</text:p>
          </table:table-cell>
          <table:table-cell table:formula="of:=(([.G319]-0)/(1-0))*(3-0)+0" office:value-type="float" office:value="0.111328125">
            <text:p>0.111328125</text:p>
          </table:table-cell>
          <table:table-cell table:formula="of:=(([.H319]-0)/(1-0))*(3-0)+0" office:value-type="float" office:value="0.744140625">
            <text:p>0.744140625</text:p>
          </table:table-cell>
          <table:table-cell table:formula="of:=(([.I319]-0)/(1-0))*(100-0)+0" office:value-type="float" office:value="86.5234375">
            <text:p>86.523437500</text:p>
          </table:table-cell>
          <table:table-cell table:formula="of:=(([.J319]-0)/(1-0))*(3-0)+0" office:value-type="float" office:value="2.208984375">
            <text:p>2.208984375</text:p>
          </table:table-cell>
          <table:table-cell table:formula="of:=(([.K319]-0)/(1-0))*(3-0)+0" office:value-type="float" office:value="1.037109375">
            <text:p>1.037109375</text:p>
          </table:table-cell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320]-0)/(1-0))*(20-2)+2)" office:value-type="float" office:value="16">
            <text:p>16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M320]*[.P320]" office:value-type="float" office:value="7.96875000803125">
            <text:p>7.968750008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formula="of:=(([.F320]-0)/(1-0))*(100-0)+0" office:value-type="float" office:value="99.8046875">
            <text:p>99.804687500</text:p>
          </table:table-cell>
          <table:table-cell table:formula="of:=(([.G320]-0)/(1-0))*(3-0)+0" office:value-type="float" office:value="1.611328125">
            <text:p>1.611328125</text:p>
          </table:table-cell>
          <table:table-cell table:formula="of:=(([.H320]-0)/(1-0))*(3-0)+0" office:value-type="float" office:value="2.244140625">
            <text:p>2.244140625</text:p>
          </table:table-cell>
          <table:table-cell table:formula="of:=(([.I320]-0)/(1-0))*(100-0)+0" office:value-type="float" office:value="36.5234375">
            <text:p>36.523437500</text:p>
          </table:table-cell>
          <table:table-cell table:formula="of:=(([.J320]-0)/(1-0))*(3-0)+0" office:value-type="float" office:value="0.708984375">
            <text:p>0.708984375</text:p>
          </table:table-cell>
          <table:table-cell table:formula="of:=(([.K320]-0)/(1-0))*(3-0)+0" office:value-type="float" office:value="2.537109375">
            <text:p>2.537109375</text:p>
          </table:table-cell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321]-0)/(1-0))*(20-2)+2)" office:value-type="float" office:value="11">
            <text:p>11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M321]*[.P321]" office:value-type="float" office:value="8.22851562777148">
            <text:p>8.228515628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formula="of:=(([.F321]-0)/(1-0))*(100-0)+0" office:value-type="float" office:value="74.8046875">
            <text:p>74.804687500</text:p>
          </table:table-cell>
          <table:table-cell table:formula="of:=(([.G321]-0)/(1-0))*(3-0)+0" office:value-type="float" office:value="0.861328125">
            <text:p>0.861328125</text:p>
          </table:table-cell>
          <table:table-cell table:formula="of:=(([.H321]-0)/(1-0))*(3-0)+0" office:value-type="float" office:value="2.994140625">
            <text:p>2.994140625</text:p>
          </table:table-cell>
          <table:table-cell table:formula="of:=(([.I321]-0)/(1-0))*(100-0)+0" office:value-type="float" office:value="11.5234375">
            <text:p>11.523437500</text:p>
          </table:table-cell>
          <table:table-cell table:formula="of:=(([.J321]-0)/(1-0))*(3-0)+0" office:value-type="float" office:value="1.458984375">
            <text:p>1.458984375</text:p>
          </table:table-cell>
          <table:table-cell table:formula="of:=(([.K321]-0)/(1-0))*(3-0)+0" office:value-type="float" office:value="1.787109375">
            <text:p>1.787109375</text:p>
          </table:table-cell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322]-0)/(1-0))*(20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M322]*[.P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formula="of:=(([.F322]-0)/(1-0))*(100-0)+0" office:value-type="float" office:value="24.8046875">
            <text:p>24.804687500</text:p>
          </table:table-cell>
          <table:table-cell table:formula="of:=(([.G322]-0)/(1-0))*(3-0)+0" office:value-type="float" office:value="2.361328125">
            <text:p>2.361328125</text:p>
          </table:table-cell>
          <table:table-cell table:formula="of:=(([.H322]-0)/(1-0))*(3-0)+0" office:value-type="float" office:value="1.494140625">
            <text:p>1.494140625</text:p>
          </table:table-cell>
          <table:table-cell table:formula="of:=(([.I322]-0)/(1-0))*(100-0)+0" office:value-type="float" office:value="61.5234375">
            <text:p>61.523437500</text:p>
          </table:table-cell>
          <table:table-cell table:formula="of:=(([.J322]-0)/(1-0))*(3-0)+0" office:value-type="float" office:value="2.958984375">
            <text:p>2.958984375</text:p>
          </table:table-cell>
          <table:table-cell table:formula="of:=(([.K322]-0)/(1-0))*(3-0)+0" office:value-type="float" office:value="0.287109375">
            <text:p>0.287109375</text:p>
          </table:table-cell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323]-0)/(1-0))*(20-2)+2)" office:value-type="float" office:value="3">
            <text:p>3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M323]*[.P323]" office:value-type="float" office:value="1.8457031261543">
            <text:p>1.845703126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formula="of:=(([.F323]-0)/(1-0))*(100-0)+0" office:value-type="float" office:value="41.2109375">
            <text:p>41.210937500</text:p>
          </table:table-cell>
          <table:table-cell table:formula="of:=(([.G323]-0)/(1-0))*(3-0)+0" office:value-type="float" office:value="2.900390625">
            <text:p>2.900390625</text:p>
          </table:table-cell>
          <table:table-cell table:formula="of:=(([.H323]-0)/(1-0))*(3-0)+0" office:value-type="float" office:value="1.283203125">
            <text:p>1.283203125</text:p>
          </table:table-cell>
          <table:table-cell table:formula="of:=(([.I323]-0)/(1-0))*(100-0)+0" office:value-type="float" office:value="96.6796875">
            <text:p>96.679687500</text:p>
          </table:table-cell>
          <table:table-cell table:formula="of:=(([.J323]-0)/(1-0))*(3-0)+0" office:value-type="float" office:value="1.388671875">
            <text:p>1.388671875</text:p>
          </table:table-cell>
          <table:table-cell table:formula="of:=(([.K323]-0)/(1-0))*(3-0)+0" office:value-type="float" office:value="1.576171875">
            <text:p>1.576171875</text:p>
          </table:table-cell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324]-0)/(1-0))*(20-2)+2)" office:value-type="float" office:value="12">
            <text:p>12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M324]*[.P324]" office:value-type="float" office:value="1.38281251061719">
            <text:p>1.382812511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formula="of:=(([.F324]-0)/(1-0))*(100-0)+0" office:value-type="float" office:value="91.2109375">
            <text:p>91.210937500</text:p>
          </table:table-cell>
          <table:table-cell table:formula="of:=(([.G324]-0)/(1-0))*(3-0)+0" office:value-type="float" office:value="1.400390625">
            <text:p>1.400390625</text:p>
          </table:table-cell>
          <table:table-cell table:formula="of:=(([.H324]-0)/(1-0))*(3-0)+0" office:value-type="float" office:value="2.783203125">
            <text:p>2.783203125</text:p>
          </table:table-cell>
          <table:table-cell table:formula="of:=(([.I324]-0)/(1-0))*(100-0)+0" office:value-type="float" office:value="46.6796875">
            <text:p>46.679687500</text:p>
          </table:table-cell>
          <table:table-cell table:formula="of:=(([.J324]-0)/(1-0))*(3-0)+0" office:value-type="float" office:value="2.888671875">
            <text:p>2.888671875</text:p>
          </table:table-cell>
          <table:table-cell table:formula="of:=(([.K324]-0)/(1-0))*(3-0)+0" office:value-type="float" office:value="0.076171875">
            <text:p>0.076171875</text:p>
          </table:table-cell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325]-0)/(1-0))*(20-2)+2)" office:value-type="float" office:value="16">
            <text:p>16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M325]*[.P325]" office:value-type="float" office:value="13.8437500021563">
            <text:p>13.843750002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formula="of:=(([.F325]-0)/(1-0))*(100-0)+0" office:value-type="float" office:value="66.2109375">
            <text:p>66.210937500</text:p>
          </table:table-cell>
          <table:table-cell table:formula="of:=(([.G325]-0)/(1-0))*(3-0)+0" office:value-type="float" office:value="2.150390625">
            <text:p>2.150390625</text:p>
          </table:table-cell>
          <table:table-cell table:formula="of:=(([.H325]-0)/(1-0))*(3-0)+0" office:value-type="float" office:value="2.033203125">
            <text:p>2.033203125</text:p>
          </table:table-cell>
          <table:table-cell table:formula="of:=(([.I325]-0)/(1-0))*(100-0)+0" office:value-type="float" office:value="21.6796875">
            <text:p>21.679687500</text:p>
          </table:table-cell>
          <table:table-cell table:formula="of:=(([.J325]-0)/(1-0))*(3-0)+0" office:value-type="float" office:value="2.138671875">
            <text:p>2.138671875</text:p>
          </table:table-cell>
          <table:table-cell table:formula="of:=(([.K325]-0)/(1-0))*(3-0)+0" office:value-type="float" office:value="0.826171875">
            <text:p>0.826171875</text:p>
          </table:table-cell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326]-0)/(1-0))*(20-2)+2)" office:value-type="float" office:value="7">
            <text:p>7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M326]*[.P326]" office:value-type="float" office:value="2.55664062944336">
            <text:p>2.556640629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formula="of:=(([.F326]-0)/(1-0))*(100-0)+0" office:value-type="float" office:value="16.2109375">
            <text:p>16.210937500</text:p>
          </table:table-cell>
          <table:table-cell table:formula="of:=(([.G326]-0)/(1-0))*(3-0)+0" office:value-type="float" office:value="0.650390625">
            <text:p>0.650390625</text:p>
          </table:table-cell>
          <table:table-cell table:formula="of:=(([.H326]-0)/(1-0))*(3-0)+0" office:value-type="float" office:value="0.533203125">
            <text:p>0.533203125</text:p>
          </table:table-cell>
          <table:table-cell table:formula="of:=(([.I326]-0)/(1-0))*(100-0)+0" office:value-type="float" office:value="71.6796875">
            <text:p>71.679687500</text:p>
          </table:table-cell>
          <table:table-cell table:formula="of:=(([.J326]-0)/(1-0))*(3-0)+0" office:value-type="float" office:value="0.638671875">
            <text:p>0.638671875</text:p>
          </table:table-cell>
          <table:table-cell table:formula="of:=(([.K326]-0)/(1-0))*(3-0)+0" office:value-type="float" office:value="2.326171875">
            <text:p>2.326171875</text:p>
          </table:table-cell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327]-0)/(1-0))*(20-2)+2)" office:value-type="float" office:value="9">
            <text:p>9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M327]*[.P327]" office:value-type="float" office:value="4.41210937958789">
            <text:p>4.412109380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formula="of:=(([.F327]-0)/(1-0))*(100-0)+0" office:value-type="float" office:value="28.7109375">
            <text:p>28.710937500</text:p>
          </table:table-cell>
          <table:table-cell table:formula="of:=(([.G327]-0)/(1-0))*(3-0)+0" office:value-type="float" office:value="1.775390625">
            <text:p>1.775390625</text:p>
          </table:table-cell>
          <table:table-cell table:formula="of:=(([.H327]-0)/(1-0))*(3-0)+0" office:value-type="float" office:value="1.658203125">
            <text:p>1.658203125</text:p>
          </table:table-cell>
          <table:table-cell table:formula="of:=(([.I327]-0)/(1-0))*(100-0)+0" office:value-type="float" office:value="9.1796875">
            <text:p>9.179687500</text:p>
          </table:table-cell>
          <table:table-cell table:formula="of:=(([.J327]-0)/(1-0))*(3-0)+0" office:value-type="float" office:value="2.513671875">
            <text:p>2.513671875</text:p>
          </table:table-cell>
          <table:table-cell table:formula="of:=(([.K327]-0)/(1-0))*(3-0)+0" office:value-type="float" office:value="1.201171875">
            <text:p>1.201171875</text:p>
          </table:table-cell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328]-0)/(1-0))*(20-2)+2)" office:value-type="float" office:value="18">
            <text:p>18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M328]*[.P328]" office:value-type="float" office:value="17.8242187501758">
            <text:p>17.824218750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formula="of:=(([.F328]-0)/(1-0))*(100-0)+0" office:value-type="float" office:value="78.7109375">
            <text:p>78.710937500</text:p>
          </table:table-cell>
          <table:table-cell table:formula="of:=(([.G328]-0)/(1-0))*(3-0)+0" office:value-type="float" office:value="0.275390625">
            <text:p>0.275390625</text:p>
          </table:table-cell>
          <table:table-cell table:formula="of:=(([.H328]-0)/(1-0))*(3-0)+0" office:value-type="float" office:value="0.158203125">
            <text:p>0.158203125</text:p>
          </table:table-cell>
          <table:table-cell table:formula="of:=(([.I328]-0)/(1-0))*(100-0)+0" office:value-type="float" office:value="59.1796875">
            <text:p>59.179687500</text:p>
          </table:table-cell>
          <table:table-cell table:formula="of:=(([.J328]-0)/(1-0))*(3-0)+0" office:value-type="float" office:value="1.013671875">
            <text:p>1.013671875</text:p>
          </table:table-cell>
          <table:table-cell table:formula="of:=(([.K328]-0)/(1-0))*(3-0)+0" office:value-type="float" office:value="2.701171875">
            <text:p>2.701171875</text:p>
          </table:table-cell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329]-0)/(1-0))*(20-2)+2)" office:value-type="float" office:value="14">
            <text:p>14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M329]*[.P329]" office:value-type="float" office:value="3.36328126063672">
            <text:p>3.363281261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formula="of:=(([.F329]-0)/(1-0))*(100-0)+0" office:value-type="float" office:value="53.7109375">
            <text:p>53.710937500</text:p>
          </table:table-cell>
          <table:table-cell table:formula="of:=(([.G329]-0)/(1-0))*(3-0)+0" office:value-type="float" office:value="2.525390625">
            <text:p>2.525390625</text:p>
          </table:table-cell>
          <table:table-cell table:formula="of:=(([.H329]-0)/(1-0))*(3-0)+0" office:value-type="float" office:value="0.908203125">
            <text:p>0.908203125</text:p>
          </table:table-cell>
          <table:table-cell table:formula="of:=(([.I329]-0)/(1-0))*(100-0)+0" office:value-type="float" office:value="84.1796875">
            <text:p>84.179687500</text:p>
          </table:table-cell>
          <table:table-cell table:formula="of:=(([.J329]-0)/(1-0))*(3-0)+0" office:value-type="float" office:value="0.263671875">
            <text:p>0.263671875</text:p>
          </table:table-cell>
          <table:table-cell table:formula="of:=(([.K329]-0)/(1-0))*(3-0)+0" office:value-type="float" office:value="1.951171875">
            <text:p>1.951171875</text:p>
          </table:table-cell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330]-0)/(1-0))*(20-2)+2)" office:value-type="float" office:value="5">
            <text:p>5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M330]*[.P330]" office:value-type="float" office:value="3.70117187629883">
            <text:p>3.701171876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formula="of:=(([.F330]-0)/(1-0))*(100-0)+0" office:value-type="float" office:value="3.7109375">
            <text:p>3.710937500</text:p>
          </table:table-cell>
          <table:table-cell table:formula="of:=(([.G330]-0)/(1-0))*(3-0)+0" office:value-type="float" office:value="1.025390625">
            <text:p>1.025390625</text:p>
          </table:table-cell>
          <table:table-cell table:formula="of:=(([.H330]-0)/(1-0))*(3-0)+0" office:value-type="float" office:value="2.408203125">
            <text:p>2.408203125</text:p>
          </table:table-cell>
          <table:table-cell table:formula="of:=(([.I330]-0)/(1-0))*(100-0)+0" office:value-type="float" office:value="34.1796875">
            <text:p>34.179687500</text:p>
          </table:table-cell>
          <table:table-cell table:formula="of:=(([.J330]-0)/(1-0))*(3-0)+0" office:value-type="float" office:value="1.763671875">
            <text:p>1.763671875</text:p>
          </table:table-cell>
          <table:table-cell table:formula="of:=(([.K330]-0)/(1-0))*(3-0)+0" office:value-type="float" office:value="0.451171875">
            <text:p>0.451171875</text:p>
          </table:table-cell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331]-0)/(1-0))*(20-2)+2)" office:value-type="float" office:value="6">
            <text:p>6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M331]*[.P331]" office:value-type="float" office:value="5.56640625043359">
            <text:p>5.566406250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formula="of:=(([.F331]-0)/(1-0))*(100-0)+0" office:value-type="float" office:value="22.4609375">
            <text:p>22.460937500</text:p>
          </table:table-cell>
          <table:table-cell table:formula="of:=(([.G331]-0)/(1-0))*(3-0)+0" office:value-type="float" office:value="1.587890625">
            <text:p>1.587890625</text:p>
          </table:table-cell>
          <table:table-cell table:formula="of:=(([.H331]-0)/(1-0))*(3-0)+0" office:value-type="float" office:value="1.845703125">
            <text:p>1.845703125</text:p>
          </table:table-cell>
          <table:table-cell table:formula="of:=(([.I331]-0)/(1-0))*(100-0)+0" office:value-type="float" office:value="2.9296875">
            <text:p>2.929687500</text:p>
          </table:table-cell>
          <table:table-cell table:formula="of:=(([.J331]-0)/(1-0))*(3-0)+0" office:value-type="float" office:value="0.451171875">
            <text:p>0.451171875</text:p>
          </table:table-cell>
          <table:table-cell table:formula="of:=(([.K331]-0)/(1-0))*(3-0)+0" office:value-type="float" office:value="0.638671875">
            <text:p>0.638671875</text:p>
          </table:table-cell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332]-0)/(1-0))*(20-2)+2)" office:value-type="float" office:value="15">
            <text:p>15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M332]*[.P332]" office:value-type="float" office:value="6.41601563358399">
            <text:p>6.416015634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formula="of:=(([.F332]-0)/(1-0))*(100-0)+0" office:value-type="float" office:value="72.4609375">
            <text:p>72.460937500</text:p>
          </table:table-cell>
          <table:table-cell table:formula="of:=(([.G332]-0)/(1-0))*(3-0)+0" office:value-type="float" office:value="0.087890625">
            <text:p>0.087890625</text:p>
          </table:table-cell>
          <table:table-cell table:formula="of:=(([.H332]-0)/(1-0))*(3-0)+0" office:value-type="float" office:value="0.345703125">
            <text:p>0.345703125</text:p>
          </table:table-cell>
          <table:table-cell table:formula="of:=(([.I332]-0)/(1-0))*(100-0)+0" office:value-type="float" office:value="52.9296875">
            <text:p>52.929687500</text:p>
          </table:table-cell>
          <table:table-cell table:formula="of:=(([.J332]-0)/(1-0))*(3-0)+0" office:value-type="float" office:value="1.951171875">
            <text:p>1.951171875</text:p>
          </table:table-cell>
          <table:table-cell table:formula="of:=(([.K332]-0)/(1-0))*(3-0)+0" office:value-type="float" office:value="2.138671875">
            <text:p>2.138671875</text:p>
          </table:table-cell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333]-0)/(1-0))*(20-2)+2)" office:value-type="float" office:value="19">
            <text:p>19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M333]*[.P333]" office:value-type="float" office:value="12.876953131123">
            <text:p>12.876953131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formula="of:=(([.F333]-0)/(1-0))*(100-0)+0" office:value-type="float" office:value="97.4609375">
            <text:p>97.460937500</text:p>
          </table:table-cell>
          <table:table-cell table:formula="of:=(([.G333]-0)/(1-0))*(3-0)+0" office:value-type="float" office:value="2.337890625">
            <text:p>2.337890625</text:p>
          </table:table-cell>
          <table:table-cell table:formula="of:=(([.H333]-0)/(1-0))*(3-0)+0" office:value-type="float" office:value="1.095703125">
            <text:p>1.095703125</text:p>
          </table:table-cell>
          <table:table-cell table:formula="of:=(([.I333]-0)/(1-0))*(100-0)+0" office:value-type="float" office:value="77.9296875">
            <text:p>77.929687500</text:p>
          </table:table-cell>
          <table:table-cell table:formula="of:=(([.J333]-0)/(1-0))*(3-0)+0" office:value-type="float" office:value="2.701171875">
            <text:p>2.701171875</text:p>
          </table:table-cell>
          <table:table-cell table:formula="of:=(([.K333]-0)/(1-0))*(3-0)+0" office:value-type="float" office:value="2.888671875">
            <text:p>2.888671875</text:p>
          </table:table-cell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334]-0)/(1-0))*(20-2)+2)" office:value-type="float" office:value="10">
            <text:p>10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M334]*[.P334]" office:value-type="float" office:value="1.77734375822266">
            <text:p>1.777343758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formula="of:=(([.F334]-0)/(1-0))*(100-0)+0" office:value-type="float" office:value="47.4609375">
            <text:p>47.460937500</text:p>
          </table:table-cell>
          <table:table-cell table:formula="of:=(([.G334]-0)/(1-0))*(3-0)+0" office:value-type="float" office:value="0.837890625">
            <text:p>0.837890625</text:p>
          </table:table-cell>
          <table:table-cell table:formula="of:=(([.H334]-0)/(1-0))*(3-0)+0" office:value-type="float" office:value="2.595703125">
            <text:p>2.595703125</text:p>
          </table:table-cell>
          <table:table-cell table:formula="of:=(([.I334]-0)/(1-0))*(100-0)+0" office:value-type="float" office:value="27.9296875">
            <text:p>27.929687500</text:p>
          </table:table-cell>
          <table:table-cell table:formula="of:=(([.J334]-0)/(1-0))*(3-0)+0" office:value-type="float" office:value="1.201171875">
            <text:p>1.201171875</text:p>
          </table:table-cell>
          <table:table-cell table:formula="of:=(([.K334]-0)/(1-0))*(3-0)+0" office:value-type="float" office:value="1.388671875">
            <text:p>1.388671875</text:p>
          </table:table-cell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335]-0)/(1-0))*(20-2)+2)" office:value-type="float" office:value="8">
            <text:p>8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M335]*[.P335]" office:value-type="float" office:value="0.421875007578125">
            <text:p>0.421875008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formula="of:=(([.F335]-0)/(1-0))*(100-0)+0" office:value-type="float" office:value="9.9609375">
            <text:p>9.960937500</text:p>
          </table:table-cell>
          <table:table-cell table:formula="of:=(([.G335]-0)/(1-0))*(3-0)+0" office:value-type="float" office:value="2.712890625">
            <text:p>2.712890625</text:p>
          </table:table-cell>
          <table:table-cell table:formula="of:=(([.H335]-0)/(1-0))*(3-0)+0" office:value-type="float" office:value="1.470703125">
            <text:p>1.470703125</text:p>
          </table:table-cell>
          <table:table-cell table:formula="of:=(([.I335]-0)/(1-0))*(100-0)+0" office:value-type="float" office:value="90.4296875">
            <text:p>90.429687500</text:p>
          </table:table-cell>
          <table:table-cell table:formula="of:=(([.J335]-0)/(1-0))*(3-0)+0" office:value-type="float" office:value="1.576171875">
            <text:p>1.576171875</text:p>
          </table:table-cell>
          <table:table-cell table:formula="of:=(([.K335]-0)/(1-0))*(3-0)+0" office:value-type="float" office:value="2.513671875">
            <text:p>2.513671875</text:p>
          </table:table-cell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336]-0)/(1-0))*(20-2)+2)" office:value-type="float" office:value="17">
            <text:p>17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M336]*[.P336]" office:value-type="float" office:value="9.39648438260351">
            <text:p>9.396484383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formula="of:=(([.F336]-0)/(1-0))*(100-0)+0" office:value-type="float" office:value="59.9609375">
            <text:p>59.960937500</text:p>
          </table:table-cell>
          <table:table-cell table:formula="of:=(([.G336]-0)/(1-0))*(3-0)+0" office:value-type="float" office:value="1.212890625">
            <text:p>1.212890625</text:p>
          </table:table-cell>
          <table:table-cell table:formula="of:=(([.H336]-0)/(1-0))*(3-0)+0" office:value-type="float" office:value="2.970703125">
            <text:p>2.970703125</text:p>
          </table:table-cell>
          <table:table-cell table:formula="of:=(([.I336]-0)/(1-0))*(100-0)+0" office:value-type="float" office:value="40.4296875">
            <text:p>40.429687500</text:p>
          </table:table-cell>
          <table:table-cell table:formula="of:=(([.J336]-0)/(1-0))*(3-0)+0" office:value-type="float" office:value="0.076171875">
            <text:p>0.076171875</text:p>
          </table:table-cell>
          <table:table-cell table:formula="of:=(([.K336]-0)/(1-0))*(3-0)+0" office:value-type="float" office:value="1.013671875">
            <text:p>1.013671875</text:p>
          </table:table-cell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337]-0)/(1-0))*(20-2)+2)" office:value-type="float" office:value="13">
            <text:p>13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M337]*[.P337]" office:value-type="float" office:value="3.93554688406445">
            <text:p>3.935546884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formula="of:=(([.F337]-0)/(1-0))*(100-0)+0" office:value-type="float" office:value="84.9609375">
            <text:p>84.960937500</text:p>
          </table:table-cell>
          <table:table-cell table:formula="of:=(([.G337]-0)/(1-0))*(3-0)+0" office:value-type="float" office:value="1.962890625">
            <text:p>1.962890625</text:p>
          </table:table-cell>
          <table:table-cell table:formula="of:=(([.H337]-0)/(1-0))*(3-0)+0" office:value-type="float" office:value="2.220703125">
            <text:p>2.220703125</text:p>
          </table:table-cell>
          <table:table-cell table:formula="of:=(([.I337]-0)/(1-0))*(100-0)+0" office:value-type="float" office:value="15.4296875">
            <text:p>15.429687500</text:p>
          </table:table-cell>
          <table:table-cell table:formula="of:=(([.J337]-0)/(1-0))*(3-0)+0" office:value-type="float" office:value="0.826171875">
            <text:p>0.826171875</text:p>
          </table:table-cell>
          <table:table-cell table:formula="of:=(([.K337]-0)/(1-0))*(3-0)+0" office:value-type="float" office:value="0.263671875">
            <text:p>0.263671875</text:p>
          </table:table-cell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338]-0)/(1-0))*(20-2)+2)" office:value-type="float" office:value="4">
            <text:p>4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M338]*[.P338]" office:value-type="float" office:value="3.21093750078906">
            <text:p>3.210937501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formula="of:=(([.F338]-0)/(1-0))*(100-0)+0" office:value-type="float" office:value="34.9609375">
            <text:p>34.960937500</text:p>
          </table:table-cell>
          <table:table-cell table:formula="of:=(([.G338]-0)/(1-0))*(3-0)+0" office:value-type="float" office:value="0.462890625">
            <text:p>0.462890625</text:p>
          </table:table-cell>
          <table:table-cell table:formula="of:=(([.H338]-0)/(1-0))*(3-0)+0" office:value-type="float" office:value="0.720703125">
            <text:p>0.720703125</text:p>
          </table:table-cell>
          <table:table-cell table:formula="of:=(([.I338]-0)/(1-0))*(100-0)+0" office:value-type="float" office:value="65.4296875">
            <text:p>65.429687500</text:p>
          </table:table-cell>
          <table:table-cell table:formula="of:=(([.J338]-0)/(1-0))*(3-0)+0" office:value-type="float" office:value="2.326171875">
            <text:p>2.326171875</text:p>
          </table:table-cell>
          <table:table-cell table:formula="of:=(([.K338]-0)/(1-0))*(3-0)+0" office:value-type="float" office:value="1.763671875">
            <text:p>1.763671875</text:p>
          </table:table-cell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339]-0)/(1-0))*(20-2)+2)" office:value-type="float" office:value="4">
            <text:p>4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M339]*[.P339]" office:value-type="float" office:value="0.835937503164062">
            <text:p>0.835937503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formula="of:=(([.F339]-0)/(1-0))*(100-0)+0" office:value-type="float" office:value="56.8359375">
            <text:p>56.835937500</text:p>
          </table:table-cell>
          <table:table-cell table:formula="of:=(([.G339]-0)/(1-0))*(3-0)+0" office:value-type="float" office:value="1.494140625">
            <text:p>1.494140625</text:p>
          </table:table-cell>
          <table:table-cell table:formula="of:=(([.H339]-0)/(1-0))*(3-0)+0" office:value-type="float" office:value="2.126953125">
            <text:p>2.126953125</text:p>
          </table:table-cell>
          <table:table-cell table:formula="of:=(([.I339]-0)/(1-0))*(100-0)+0" office:value-type="float" office:value="56.0546875">
            <text:p>56.054687500</text:p>
          </table:table-cell>
          <table:table-cell table:formula="of:=(([.J339]-0)/(1-0))*(3-0)+0" office:value-type="float" office:value="1.107421875">
            <text:p>1.107421875</text:p>
          </table:table-cell>
          <table:table-cell table:formula="of:=(([.K339]-0)/(1-0))*(3-0)+0" office:value-type="float" office:value="1.857421875">
            <text:p>1.857421875</text:p>
          </table:table-cell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340]-0)/(1-0))*(20-2)+2)" office:value-type="float" office:value="13">
            <text:p>13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M340]*[.P340]" office:value-type="float" office:value="9.2167968787832">
            <text:p>9.216796879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formula="of:=(([.F340]-0)/(1-0))*(100-0)+0" office:value-type="float" office:value="6.8359375">
            <text:p>6.835937500</text:p>
          </table:table-cell>
          <table:table-cell table:formula="of:=(([.G340]-0)/(1-0))*(3-0)+0" office:value-type="float" office:value="2.994140625">
            <text:p>2.994140625</text:p>
          </table:table-cell>
          <table:table-cell table:formula="of:=(([.H340]-0)/(1-0))*(3-0)+0" office:value-type="float" office:value="0.626953125">
            <text:p>0.626953125</text:p>
          </table:table-cell>
          <table:table-cell table:formula="of:=(([.I340]-0)/(1-0))*(100-0)+0" office:value-type="float" office:value="6.0546875">
            <text:p>6.054687500</text:p>
          </table:table-cell>
          <table:table-cell table:formula="of:=(([.J340]-0)/(1-0))*(3-0)+0" office:value-type="float" office:value="2.607421875">
            <text:p>2.607421875</text:p>
          </table:table-cell>
          <table:table-cell table:formula="of:=(([.K340]-0)/(1-0))*(3-0)+0" office:value-type="float" office:value="0.357421875">
            <text:p>0.357421875</text:p>
          </table:table-cell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341]-0)/(1-0))*(20-2)+2)" office:value-type="float" office:value="18">
            <text:p>18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M341]*[.P341]" office:value-type="float" office:value="8.26171875973828">
            <text:p>8.261718760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formula="of:=(([.F341]-0)/(1-0))*(100-0)+0" office:value-type="float" office:value="31.8359375">
            <text:p>31.835937500</text:p>
          </table:table-cell>
          <table:table-cell table:formula="of:=(([.G341]-0)/(1-0))*(3-0)+0" office:value-type="float" office:value="0.744140625">
            <text:p>0.744140625</text:p>
          </table:table-cell>
          <table:table-cell table:formula="of:=(([.H341]-0)/(1-0))*(3-0)+0" office:value-type="float" office:value="1.376953125">
            <text:p>1.376953125</text:p>
          </table:table-cell>
          <table:table-cell table:formula="of:=(([.I341]-0)/(1-0))*(100-0)+0" office:value-type="float" office:value="31.0546875">
            <text:p>31.054687500</text:p>
          </table:table-cell>
          <table:table-cell table:formula="of:=(([.J341]-0)/(1-0))*(3-0)+0" office:value-type="float" office:value="1.857421875">
            <text:p>1.857421875</text:p>
          </table:table-cell>
          <table:table-cell table:formula="of:=(([.K341]-0)/(1-0))*(3-0)+0" office:value-type="float" office:value="1.107421875">
            <text:p>1.107421875</text:p>
          </table:table-cell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342]-0)/(1-0))*(20-2)+2)" office:value-type="float" office:value="9">
            <text:p>9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M342]*[.P342]" office:value-type="float" office:value="8.63085937536914">
            <text:p>8.630859375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formula="of:=(([.F342]-0)/(1-0))*(100-0)+0" office:value-type="float" office:value="81.8359375">
            <text:p>81.835937500</text:p>
          </table:table-cell>
          <table:table-cell table:formula="of:=(([.G342]-0)/(1-0))*(3-0)+0" office:value-type="float" office:value="2.244140625">
            <text:p>2.244140625</text:p>
          </table:table-cell>
          <table:table-cell table:formula="of:=(([.H342]-0)/(1-0))*(3-0)+0" office:value-type="float" office:value="2.876953125">
            <text:p>2.876953125</text:p>
          </table:table-cell>
          <table:table-cell table:formula="of:=(([.I342]-0)/(1-0))*(100-0)+0" office:value-type="float" office:value="81.0546875">
            <text:p>81.054687500</text:p>
          </table:table-cell>
          <table:table-cell table:formula="of:=(([.J342]-0)/(1-0))*(3-0)+0" office:value-type="float" office:value="0.357421875">
            <text:p>0.357421875</text:p>
          </table:table-cell>
          <table:table-cell table:formula="of:=(([.K342]-0)/(1-0))*(3-0)+0" office:value-type="float" office:value="2.607421875">
            <text:p>2.607421875</text:p>
          </table:table-cell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343]-0)/(1-0))*(20-2)+2)" office:value-type="float" office:value="11">
            <text:p>11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M343]*[.P343]" office:value-type="float" office:value="9.17382812682617">
            <text:p>9.173828127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formula="of:=(([.F343]-0)/(1-0))*(100-0)+0" office:value-type="float" office:value="69.3359375">
            <text:p>69.335937500</text:p>
          </table:table-cell>
          <table:table-cell table:formula="of:=(([.G343]-0)/(1-0))*(3-0)+0" office:value-type="float" office:value="0.369140625">
            <text:p>0.369140625</text:p>
          </table:table-cell>
          <table:table-cell table:formula="of:=(([.H343]-0)/(1-0))*(3-0)+0" office:value-type="float" office:value="1.001953125">
            <text:p>1.001953125</text:p>
          </table:table-cell>
          <table:table-cell table:formula="of:=(([.I343]-0)/(1-0))*(100-0)+0" office:value-type="float" office:value="43.5546875">
            <text:p>43.554687500</text:p>
          </table:table-cell>
          <table:table-cell table:formula="of:=(([.J343]-0)/(1-0))*(3-0)+0" office:value-type="float" office:value="2.982421875">
            <text:p>2.982421875</text:p>
          </table:table-cell>
          <table:table-cell table:formula="of:=(([.K343]-0)/(1-0))*(3-0)+0" office:value-type="float" office:value="1.482421875">
            <text:p>1.482421875</text:p>
          </table:table-cell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344]-0)/(1-0))*(20-2)+2)" office:value-type="float" office:value="20">
            <text:p>20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M344]*[.P344]" office:value-type="float" office:value="6.67968751332031">
            <text:p>6.679687513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formula="of:=(([.F344]-0)/(1-0))*(100-0)+0" office:value-type="float" office:value="19.3359375">
            <text:p>19.335937500</text:p>
          </table:table-cell>
          <table:table-cell table:formula="of:=(([.G344]-0)/(1-0))*(3-0)+0" office:value-type="float" office:value="1.869140625">
            <text:p>1.869140625</text:p>
          </table:table-cell>
          <table:table-cell table:formula="of:=(([.H344]-0)/(1-0))*(3-0)+0" office:value-type="float" office:value="2.501953125">
            <text:p>2.501953125</text:p>
          </table:table-cell>
          <table:table-cell table:formula="of:=(([.I344]-0)/(1-0))*(100-0)+0" office:value-type="float" office:value="93.5546875">
            <text:p>93.554687500</text:p>
          </table:table-cell>
          <table:table-cell table:formula="of:=(([.J344]-0)/(1-0))*(3-0)+0" office:value-type="float" office:value="1.482421875">
            <text:p>1.482421875</text:p>
          </table:table-cell>
          <table:table-cell table:formula="of:=(([.K344]-0)/(1-0))*(3-0)+0" office:value-type="float" office:value="2.982421875">
            <text:p>2.982421875</text:p>
          </table:table-cell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345]-0)/(1-0))*(20-2)+2)" office:value-type="float" office:value="15">
            <text:p>15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M345]*[.P345]" office:value-type="float" office:value="8.75976563124024">
            <text:p>8.759765631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formula="of:=(([.F345]-0)/(1-0))*(100-0)+0" office:value-type="float" office:value="44.3359375">
            <text:p>44.335937500</text:p>
          </table:table-cell>
          <table:table-cell table:formula="of:=(([.G345]-0)/(1-0))*(3-0)+0" office:value-type="float" office:value="1.119140625">
            <text:p>1.119140625</text:p>
          </table:table-cell>
          <table:table-cell table:formula="of:=(([.H345]-0)/(1-0))*(3-0)+0" office:value-type="float" office:value="1.751953125">
            <text:p>1.751953125</text:p>
          </table:table-cell>
          <table:table-cell table:formula="of:=(([.I345]-0)/(1-0))*(100-0)+0" office:value-type="float" office:value="68.5546875">
            <text:p>68.554687500</text:p>
          </table:table-cell>
          <table:table-cell table:formula="of:=(([.J345]-0)/(1-0))*(3-0)+0" office:value-type="float" office:value="0.732421875">
            <text:p>0.732421875</text:p>
          </table:table-cell>
          <table:table-cell table:formula="of:=(([.K345]-0)/(1-0))*(3-0)+0" office:value-type="float" office:value="2.232421875">
            <text:p>2.232421875</text:p>
          </table:table-cell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346]-0)/(1-0))*(20-2)+2)" office:value-type="float" office:value="6">
            <text:p>6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M346]*[.P346]" office:value-type="float" office:value="0.503906255496094">
            <text:p>0.503906255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formula="of:=(([.F346]-0)/(1-0))*(100-0)+0" office:value-type="float" office:value="94.3359375">
            <text:p>94.335937500</text:p>
          </table:table-cell>
          <table:table-cell table:formula="of:=(([.G346]-0)/(1-0))*(3-0)+0" office:value-type="float" office:value="2.619140625">
            <text:p>2.619140625</text:p>
          </table:table-cell>
          <table:table-cell table:formula="of:=(([.H346]-0)/(1-0))*(3-0)+0" office:value-type="float" office:value="0.251953125">
            <text:p>0.251953125</text:p>
          </table:table-cell>
          <table:table-cell table:formula="of:=(([.I346]-0)/(1-0))*(100-0)+0" office:value-type="float" office:value="18.5546875">
            <text:p>18.554687500</text:p>
          </table:table-cell>
          <table:table-cell table:formula="of:=(([.J346]-0)/(1-0))*(3-0)+0" office:value-type="float" office:value="2.232421875">
            <text:p>2.232421875</text:p>
          </table:table-cell>
          <table:table-cell table:formula="of:=(([.K346]-0)/(1-0))*(3-0)+0" office:value-type="float" office:value="0.732421875">
            <text:p>0.732421875</text:p>
          </table:table-cell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347]-0)/(1-0))*(20-2)+2)" office:value-type="float" office:value="5">
            <text:p>5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M347]*[.P347]" office:value-type="float" office:value="1.35742187864258">
            <text:p>1.357421879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formula="of:=(([.F347]-0)/(1-0))*(100-0)+0" office:value-type="float" office:value="75.5859375">
            <text:p>75.585937500</text:p>
          </table:table-cell>
          <table:table-cell table:formula="of:=(([.G347]-0)/(1-0))*(3-0)+0" office:value-type="float" office:value="0.181640625">
            <text:p>0.181640625</text:p>
          </table:table-cell>
          <table:table-cell table:formula="of:=(([.H347]-0)/(1-0))*(3-0)+0" office:value-type="float" office:value="0.814453125">
            <text:p>0.814453125</text:p>
          </table:table-cell>
          <table:table-cell table:formula="of:=(([.I347]-0)/(1-0))*(100-0)+0" office:value-type="float" office:value="49.8046875">
            <text:p>49.804687500</text:p>
          </table:table-cell>
          <table:table-cell table:formula="of:=(([.J347]-0)/(1-0))*(3-0)+0" office:value-type="float" office:value="0.169921875">
            <text:p>0.169921875</text:p>
          </table:table-cell>
          <table:table-cell table:formula="of:=(([.K347]-0)/(1-0))*(3-0)+0" office:value-type="float" office:value="0.544921875">
            <text:p>0.544921875</text:p>
          </table:table-cell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348]-0)/(1-0))*(20-2)+2)" office:value-type="float" office:value="14">
            <text:p>14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M348]*[.P348]" office:value-type="float" office:value="10.8007812531992">
            <text:p>10.800781253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formula="of:=(([.F348]-0)/(1-0))*(100-0)+0" office:value-type="float" office:value="25.5859375">
            <text:p>25.585937500</text:p>
          </table:table-cell>
          <table:table-cell table:formula="of:=(([.G348]-0)/(1-0))*(3-0)+0" office:value-type="float" office:value="1.681640625">
            <text:p>1.681640625</text:p>
          </table:table-cell>
          <table:table-cell table:formula="of:=(([.H348]-0)/(1-0))*(3-0)+0" office:value-type="float" office:value="2.314453125">
            <text:p>2.314453125</text:p>
          </table:table-cell>
          <table:table-cell table:formula="of:=(([.I348]-0)/(1-0))*(100-0)+0" office:value-type="float" office:value="99.8046875">
            <text:p>99.804687500</text:p>
          </table:table-cell>
          <table:table-cell table:formula="of:=(([.J348]-0)/(1-0))*(3-0)+0" office:value-type="float" office:value="1.669921875">
            <text:p>1.669921875</text:p>
          </table:table-cell>
          <table:table-cell table:formula="of:=(([.K348]-0)/(1-0))*(3-0)+0" office:value-type="float" office:value="2.044921875">
            <text:p>2.044921875</text:p>
          </table:table-cell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349]-0)/(1-0))*(20-2)+2)" office:value-type="float" office:value="19">
            <text:p>19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M349]*[.P349]" office:value-type="float" office:value="0.408203143591797">
            <text:p>0.408203144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formula="of:=(([.F349]-0)/(1-0))*(100-0)+0" office:value-type="float" office:value="0.5859375">
            <text:p>0.585937500</text:p>
          </table:table-cell>
          <table:table-cell table:formula="of:=(([.G349]-0)/(1-0))*(3-0)+0" office:value-type="float" office:value="0.931640625">
            <text:p>0.931640625</text:p>
          </table:table-cell>
          <table:table-cell table:formula="of:=(([.H349]-0)/(1-0))*(3-0)+0" office:value-type="float" office:value="1.564453125">
            <text:p>1.564453125</text:p>
          </table:table-cell>
          <table:table-cell table:formula="of:=(([.I349]-0)/(1-0))*(100-0)+0" office:value-type="float" office:value="74.8046875">
            <text:p>74.804687500</text:p>
          </table:table-cell>
          <table:table-cell table:formula="of:=(([.J349]-0)/(1-0))*(3-0)+0" office:value-type="float" office:value="2.419921875">
            <text:p>2.419921875</text:p>
          </table:table-cell>
          <table:table-cell table:formula="of:=(([.K349]-0)/(1-0))*(3-0)+0" office:value-type="float" office:value="2.794921875">
            <text:p>2.794921875</text:p>
          </table:table-cell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350]-0)/(1-0))*(20-2)+2)" office:value-type="float" office:value="10">
            <text:p>10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M350]*[.P350]" office:value-type="float" office:value="5.21484375478516">
            <text:p>5.214843755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formula="of:=(([.F350]-0)/(1-0))*(100-0)+0" office:value-type="float" office:value="50.5859375">
            <text:p>50.585937500</text:p>
          </table:table-cell>
          <table:table-cell table:formula="of:=(([.G350]-0)/(1-0))*(3-0)+0" office:value-type="float" office:value="2.431640625">
            <text:p>2.431640625</text:p>
          </table:table-cell>
          <table:table-cell table:formula="of:=(([.H350]-0)/(1-0))*(3-0)+0" office:value-type="float" office:value="0.064453125">
            <text:p>0.064453125</text:p>
          </table:table-cell>
          <table:table-cell table:formula="of:=(([.I350]-0)/(1-0))*(100-0)+0" office:value-type="float" office:value="24.8046875">
            <text:p>24.804687500</text:p>
          </table:table-cell>
          <table:table-cell table:formula="of:=(([.J350]-0)/(1-0))*(3-0)+0" office:value-type="float" office:value="0.919921875">
            <text:p>0.919921875</text:p>
          </table:table-cell>
          <table:table-cell table:formula="of:=(([.K350]-0)/(1-0))*(3-0)+0" office:value-type="float" office:value="1.294921875">
            <text:p>1.294921875</text:p>
          </table:table-cell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351]-0)/(1-0))*(20-2)+2)" office:value-type="float" office:value="8">
            <text:p>8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M351]*[.P351]" office:value-type="float" office:value="5.17187500282813">
            <text:p>5.171875003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formula="of:=(([.F351]-0)/(1-0))*(100-0)+0" office:value-type="float" office:value="88.0859375">
            <text:p>88.085937500</text:p>
          </table:table-cell>
          <table:table-cell table:formula="of:=(([.G351]-0)/(1-0))*(3-0)+0" office:value-type="float" office:value="1.306640625">
            <text:p>1.306640625</text:p>
          </table:table-cell>
          <table:table-cell table:formula="of:=(([.H351]-0)/(1-0))*(3-0)+0" office:value-type="float" office:value="1.939453125">
            <text:p>1.939453125</text:p>
          </table:table-cell>
          <table:table-cell table:formula="of:=(([.I351]-0)/(1-0))*(100-0)+0" office:value-type="float" office:value="62.3046875">
            <text:p>62.304687500</text:p>
          </table:table-cell>
          <table:table-cell table:formula="of:=(([.J351]-0)/(1-0))*(3-0)+0" office:value-type="float" office:value="2.044921875">
            <text:p>2.044921875</text:p>
          </table:table-cell>
          <table:table-cell table:formula="of:=(([.K351]-0)/(1-0))*(3-0)+0" office:value-type="float" office:value="2.419921875">
            <text:p>2.419921875</text:p>
          </table:table-cell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352]-0)/(1-0))*(20-2)+2)" office:value-type="float" office:value="17">
            <text:p>17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M352]*[.P352]" office:value-type="float" office:value="2.49023438950977">
            <text:p>2.490234390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formula="of:=(([.F352]-0)/(1-0))*(100-0)+0" office:value-type="float" office:value="38.0859375">
            <text:p>38.085937500</text:p>
          </table:table-cell>
          <table:table-cell table:formula="of:=(([.G352]-0)/(1-0))*(3-0)+0" office:value-type="float" office:value="2.806640625">
            <text:p>2.806640625</text:p>
          </table:table-cell>
          <table:table-cell table:formula="of:=(([.H352]-0)/(1-0))*(3-0)+0" office:value-type="float" office:value="0.439453125">
            <text:p>0.439453125</text:p>
          </table:table-cell>
          <table:table-cell table:formula="of:=(([.I352]-0)/(1-0))*(100-0)+0" office:value-type="float" office:value="12.3046875">
            <text:p>12.304687500</text:p>
          </table:table-cell>
          <table:table-cell table:formula="of:=(([.J352]-0)/(1-0))*(3-0)+0" office:value-type="float" office:value="0.544921875">
            <text:p>0.544921875</text:p>
          </table:table-cell>
          <table:table-cell table:formula="of:=(([.K352]-0)/(1-0))*(3-0)+0" office:value-type="float" office:value="0.919921875">
            <text:p>0.919921875</text:p>
          </table:table-cell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353]-0)/(1-0))*(20-2)+2)" office:value-type="float" office:value="12">
            <text:p>12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M353]*[.P353]" office:value-type="float" office:value="10.7578125012422">
            <text:p>10.757812501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formula="of:=(([.F353]-0)/(1-0))*(100-0)+0" office:value-type="float" office:value="13.0859375">
            <text:p>13.085937500</text:p>
          </table:table-cell>
          <table:table-cell table:formula="of:=(([.G353]-0)/(1-0))*(3-0)+0" office:value-type="float" office:value="0.556640625">
            <text:p>0.556640625</text:p>
          </table:table-cell>
          <table:table-cell table:formula="of:=(([.H353]-0)/(1-0))*(3-0)+0" office:value-type="float" office:value="1.189453125">
            <text:p>1.189453125</text:p>
          </table:table-cell>
          <table:table-cell table:formula="of:=(([.I353]-0)/(1-0))*(100-0)+0" office:value-type="float" office:value="37.3046875">
            <text:p>37.304687500</text:p>
          </table:table-cell>
          <table:table-cell table:formula="of:=(([.J353]-0)/(1-0))*(3-0)+0" office:value-type="float" office:value="1.294921875">
            <text:p>1.294921875</text:p>
          </table:table-cell>
          <table:table-cell table:formula="of:=(([.K353]-0)/(1-0))*(3-0)+0" office:value-type="float" office:value="0.169921875">
            <text:p>0.169921875</text:p>
          </table:table-cell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354]-0)/(1-0))*(20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M354]*[.P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formula="of:=(([.F354]-0)/(1-0))*(100-0)+0" office:value-type="float" office:value="63.0859375">
            <text:p>63.085937500</text:p>
          </table:table-cell>
          <table:table-cell table:formula="of:=(([.G354]-0)/(1-0))*(3-0)+0" office:value-type="float" office:value="2.056640625">
            <text:p>2.056640625</text:p>
          </table:table-cell>
          <table:table-cell table:formula="of:=(([.H354]-0)/(1-0))*(3-0)+0" office:value-type="float" office:value="2.689453125">
            <text:p>2.689453125</text:p>
          </table:table-cell>
          <table:table-cell table:formula="of:=(([.I354]-0)/(1-0))*(100-0)+0" office:value-type="float" office:value="87.3046875">
            <text:p>87.304687500</text:p>
          </table:table-cell>
          <table:table-cell table:formula="of:=(([.J354]-0)/(1-0))*(3-0)+0" office:value-type="float" office:value="2.794921875">
            <text:p>2.794921875</text:p>
          </table:table-cell>
          <table:table-cell table:formula="of:=(([.K354]-0)/(1-0))*(3-0)+0" office:value-type="float" office:value="1.669921875">
            <text:p>1.669921875</text:p>
          </table:table-cell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355]-0)/(1-0))*(20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M355]*[.P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formula="of:=(([.F355]-0)/(1-0))*(100-0)+0" office:value-type="float" office:value="52.1484375">
            <text:p>52.148437500</text:p>
          </table:table-cell>
          <table:table-cell table:formula="of:=(([.G355]-0)/(1-0))*(3-0)+0" office:value-type="float" office:value="0.697265625">
            <text:p>0.697265625</text:p>
          </table:table-cell>
          <table:table-cell table:formula="of:=(([.H355]-0)/(1-0))*(3-0)+0" office:value-type="float" office:value="2.267578125">
            <text:p>2.267578125</text:p>
          </table:table-cell>
          <table:table-cell table:formula="of:=(([.I355]-0)/(1-0))*(100-0)+0" office:value-type="float" office:value="4.4921875">
            <text:p>4.492187500</text:p>
          </table:table-cell>
          <table:table-cell table:formula="of:=(([.J355]-0)/(1-0))*(3-0)+0" office:value-type="float" office:value="1.435546875">
            <text:p>1.435546875</text:p>
          </table:table-cell>
          <table:table-cell table:formula="of:=(([.K355]-0)/(1-0))*(3-0)+0" office:value-type="float" office:value="2.654296875">
            <text:p>2.654296875</text:p>
          </table:table-cell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356]-0)/(1-0))*(20-2)+2)" office:value-type="float" office:value="12">
            <text:p>12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M356]*[.P356]" office:value-type="float" office:value="6.82031250517969">
            <text:p>6.820312505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formula="of:=(([.F356]-0)/(1-0))*(100-0)+0" office:value-type="float" office:value="2.1484375">
            <text:p>2.148437500</text:p>
          </table:table-cell>
          <table:table-cell table:formula="of:=(([.G356]-0)/(1-0))*(3-0)+0" office:value-type="float" office:value="2.197265625">
            <text:p>2.197265625</text:p>
          </table:table-cell>
          <table:table-cell table:formula="of:=(([.H356]-0)/(1-0))*(3-0)+0" office:value-type="float" office:value="0.767578125">
            <text:p>0.767578125</text:p>
          </table:table-cell>
          <table:table-cell table:formula="of:=(([.I356]-0)/(1-0))*(100-0)+0" office:value-type="float" office:value="54.4921875">
            <text:p>54.492187500</text:p>
          </table:table-cell>
          <table:table-cell table:formula="of:=(([.J356]-0)/(1-0))*(3-0)+0" office:value-type="float" office:value="2.935546875">
            <text:p>2.935546875</text:p>
          </table:table-cell>
          <table:table-cell table:formula="of:=(([.K356]-0)/(1-0))*(3-0)+0" office:value-type="float" office:value="1.154296875">
            <text:p>1.154296875</text:p>
          </table:table-cell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357]-0)/(1-0))*(20-2)+2)" office:value-type="float" office:value="16">
            <text:p>16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M357]*[.P357]" office:value-type="float" office:value="5.09375001090625">
            <text:p>5.093750011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formula="of:=(([.F357]-0)/(1-0))*(100-0)+0" office:value-type="float" office:value="27.1484375">
            <text:p>27.148437500</text:p>
          </table:table-cell>
          <table:table-cell table:formula="of:=(([.G357]-0)/(1-0))*(3-0)+0" office:value-type="float" office:value="1.447265625">
            <text:p>1.447265625</text:p>
          </table:table-cell>
          <table:table-cell table:formula="of:=(([.H357]-0)/(1-0))*(3-0)+0" office:value-type="float" office:value="0.017578125">
            <text:p>0.017578125</text:p>
          </table:table-cell>
          <table:table-cell table:formula="of:=(([.I357]-0)/(1-0))*(100-0)+0" office:value-type="float" office:value="79.4921875">
            <text:p>79.492187500</text:p>
          </table:table-cell>
          <table:table-cell table:formula="of:=(([.J357]-0)/(1-0))*(3-0)+0" office:value-type="float" office:value="2.185546875">
            <text:p>2.185546875</text:p>
          </table:table-cell>
          <table:table-cell table:formula="of:=(([.K357]-0)/(1-0))*(3-0)+0" office:value-type="float" office:value="0.404296875">
            <text:p>0.404296875</text:p>
          </table:table-cell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358]-0)/(1-0))*(20-2)+2)" office:value-type="float" office:value="7">
            <text:p>7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M358]*[.P358]" office:value-type="float" office:value="5.72851562627148">
            <text:p>5.72851562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formula="of:=(([.F358]-0)/(1-0))*(100-0)+0" office:value-type="float" office:value="77.1484375">
            <text:p>77.148437500</text:p>
          </table:table-cell>
          <table:table-cell table:formula="of:=(([.G358]-0)/(1-0))*(3-0)+0" office:value-type="float" office:value="2.947265625">
            <text:p>2.947265625</text:p>
          </table:table-cell>
          <table:table-cell table:formula="of:=(([.H358]-0)/(1-0))*(3-0)+0" office:value-type="float" office:value="1.517578125">
            <text:p>1.517578125</text:p>
          </table:table-cell>
          <table:table-cell table:formula="of:=(([.I358]-0)/(1-0))*(100-0)+0" office:value-type="float" office:value="29.4921875">
            <text:p>29.492187500</text:p>
          </table:table-cell>
          <table:table-cell table:formula="of:=(([.J358]-0)/(1-0))*(3-0)+0" office:value-type="float" office:value="0.685546875">
            <text:p>0.685546875</text:p>
          </table:table-cell>
          <table:table-cell table:formula="of:=(([.K358]-0)/(1-0))*(3-0)+0" office:value-type="float" office:value="1.904296875">
            <text:p>1.904296875</text:p>
          </table:table-cell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359]-0)/(1-0))*(20-2)+2)" office:value-type="float" office:value="10">
            <text:p>10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M359]*[.P359]" office:value-type="float" office:value="9.43359375056641">
            <text:p>9.433593751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formula="of:=(([.F359]-0)/(1-0))*(100-0)+0" office:value-type="float" office:value="64.6484375">
            <text:p>64.648437500</text:p>
          </table:table-cell>
          <table:table-cell table:formula="of:=(([.G359]-0)/(1-0))*(3-0)+0" office:value-type="float" office:value="1.072265625">
            <text:p>1.072265625</text:p>
          </table:table-cell>
          <table:table-cell table:formula="of:=(([.H359]-0)/(1-0))*(3-0)+0" office:value-type="float" office:value="0.392578125">
            <text:p>0.392578125</text:p>
          </table:table-cell>
          <table:table-cell table:formula="of:=(([.I359]-0)/(1-0))*(100-0)+0" office:value-type="float" office:value="91.9921875">
            <text:p>91.992187500</text:p>
          </table:table-cell>
          <table:table-cell table:formula="of:=(([.J359]-0)/(1-0))*(3-0)+0" office:value-type="float" office:value="2.560546875">
            <text:p>2.560546875</text:p>
          </table:table-cell>
          <table:table-cell table:formula="of:=(([.K359]-0)/(1-0))*(3-0)+0" office:value-type="float" office:value="0.029296875">
            <text:p>0.029296875</text:p>
          </table:table-cell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360]-0)/(1-0))*(20-2)+2)" office:value-type="float" office:value="19">
            <text:p>19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M360]*[.P360]" office:value-type="float" office:value="8.42382813557617">
            <text:p>8.423828136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formula="of:=(([.F360]-0)/(1-0))*(100-0)+0" office:value-type="float" office:value="14.6484375">
            <text:p>14.648437500</text:p>
          </table:table-cell>
          <table:table-cell table:formula="of:=(([.G360]-0)/(1-0))*(3-0)+0" office:value-type="float" office:value="2.572265625">
            <text:p>2.572265625</text:p>
          </table:table-cell>
          <table:table-cell table:formula="of:=(([.H360]-0)/(1-0))*(3-0)+0" office:value-type="float" office:value="1.892578125">
            <text:p>1.892578125</text:p>
          </table:table-cell>
          <table:table-cell table:formula="of:=(([.I360]-0)/(1-0))*(100-0)+0" office:value-type="float" office:value="41.9921875">
            <text:p>41.992187500</text:p>
          </table:table-cell>
          <table:table-cell table:formula="of:=(([.J360]-0)/(1-0))*(3-0)+0" office:value-type="float" office:value="1.060546875">
            <text:p>1.060546875</text:p>
          </table:table-cell>
          <table:table-cell table:formula="of:=(([.K360]-0)/(1-0))*(3-0)+0" office:value-type="float" office:value="1.529296875">
            <text:p>1.529296875</text:p>
          </table:table-cell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361]-0)/(1-0))*(20-2)+2)" office:value-type="float" office:value="14">
            <text:p>14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M361]*[.P361]" office:value-type="float" office:value="9.70703125429297">
            <text:p>9.707031254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formula="of:=(([.F361]-0)/(1-0))*(100-0)+0" office:value-type="float" office:value="39.6484375">
            <text:p>39.648437500</text:p>
          </table:table-cell>
          <table:table-cell table:formula="of:=(([.G361]-0)/(1-0))*(3-0)+0" office:value-type="float" office:value="0.322265625">
            <text:p>0.322265625</text:p>
          </table:table-cell>
          <table:table-cell table:formula="of:=(([.H361]-0)/(1-0))*(3-0)+0" office:value-type="float" office:value="2.642578125">
            <text:p>2.642578125</text:p>
          </table:table-cell>
          <table:table-cell table:formula="of:=(([.I361]-0)/(1-0))*(100-0)+0" office:value-type="float" office:value="16.9921875">
            <text:p>16.992187500</text:p>
          </table:table-cell>
          <table:table-cell table:formula="of:=(([.J361]-0)/(1-0))*(3-0)+0" office:value-type="float" office:value="0.310546875">
            <text:p>0.310546875</text:p>
          </table:table-cell>
          <table:table-cell table:formula="of:=(([.K361]-0)/(1-0))*(3-0)+0" office:value-type="float" office:value="2.279296875">
            <text:p>2.279296875</text:p>
          </table:table-cell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362]-0)/(1-0))*(20-2)+2)" office:value-type="float" office:value="5">
            <text:p>5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M362]*[.P362]" office:value-type="float" office:value="0.966796879033203">
            <text:p>0.966796879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formula="of:=(([.F362]-0)/(1-0))*(100-0)+0" office:value-type="float" office:value="89.6484375">
            <text:p>89.648437500</text:p>
          </table:table-cell>
          <table:table-cell table:formula="of:=(([.G362]-0)/(1-0))*(3-0)+0" office:value-type="float" office:value="1.822265625">
            <text:p>1.822265625</text:p>
          </table:table-cell>
          <table:table-cell table:formula="of:=(([.H362]-0)/(1-0))*(3-0)+0" office:value-type="float" office:value="1.142578125">
            <text:p>1.142578125</text:p>
          </table:table-cell>
          <table:table-cell table:formula="of:=(([.I362]-0)/(1-0))*(100-0)+0" office:value-type="float" office:value="66.9921875">
            <text:p>66.992187500</text:p>
          </table:table-cell>
          <table:table-cell table:formula="of:=(([.J362]-0)/(1-0))*(3-0)+0" office:value-type="float" office:value="1.810546875">
            <text:p>1.810546875</text:p>
          </table:table-cell>
          <table:table-cell table:formula="of:=(([.K362]-0)/(1-0))*(3-0)+0" office:value-type="float" office:value="0.779296875">
            <text:p>0.779296875</text:p>
          </table:table-cell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363]-0)/(1-0))*(20-2)+2)" office:value-type="float" office:value="6">
            <text:p>6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M363]*[.P363]" office:value-type="float" office:value="2.28515625371484">
            <text:p>2.285156254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formula="of:=(([.F363]-0)/(1-0))*(100-0)+0" office:value-type="float" office:value="83.3984375">
            <text:p>83.398437500</text:p>
          </table:table-cell>
          <table:table-cell table:formula="of:=(([.G363]-0)/(1-0))*(3-0)+0" office:value-type="float" office:value="0.884765625">
            <text:p>0.884765625</text:p>
          </table:table-cell>
          <table:table-cell table:formula="of:=(([.H363]-0)/(1-0))*(3-0)+0" office:value-type="float" office:value="0.580078125">
            <text:p>0.580078125</text:p>
          </table:table-cell>
          <table:table-cell table:formula="of:=(([.I363]-0)/(1-0))*(100-0)+0" office:value-type="float" office:value="98.2421875">
            <text:p>98.242187500</text:p>
          </table:table-cell>
          <table:table-cell table:formula="of:=(([.J363]-0)/(1-0))*(3-0)+0" office:value-type="float" office:value="0.498046875">
            <text:p>0.498046875</text:p>
          </table:table-cell>
          <table:table-cell table:formula="of:=(([.K363]-0)/(1-0))*(3-0)+0" office:value-type="float" office:value="0.966796875">
            <text:p>0.966796875</text:p>
          </table:table-cell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364]-0)/(1-0))*(20-2)+2)" office:value-type="float" office:value="15">
            <text:p>15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M364]*[.P364]" office:value-type="float" office:value="13.2128906267871">
            <text:p>13.212890627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formula="of:=(([.F364]-0)/(1-0))*(100-0)+0" office:value-type="float" office:value="33.3984375">
            <text:p>33.398437500</text:p>
          </table:table-cell>
          <table:table-cell table:formula="of:=(([.G364]-0)/(1-0))*(3-0)+0" office:value-type="float" office:value="2.384765625">
            <text:p>2.384765625</text:p>
          </table:table-cell>
          <table:table-cell table:formula="of:=(([.H364]-0)/(1-0))*(3-0)+0" office:value-type="float" office:value="2.080078125">
            <text:p>2.080078125</text:p>
          </table:table-cell>
          <table:table-cell table:formula="of:=(([.I364]-0)/(1-0))*(100-0)+0" office:value-type="float" office:value="48.2421875">
            <text:p>48.242187500</text:p>
          </table:table-cell>
          <table:table-cell table:formula="of:=(([.J364]-0)/(1-0))*(3-0)+0" office:value-type="float" office:value="1.998046875">
            <text:p>1.998046875</text:p>
          </table:table-cell>
          <table:table-cell table:formula="of:=(([.K364]-0)/(1-0))*(3-0)+0" office:value-type="float" office:value="2.466796875">
            <text:p>2.466796875</text:p>
          </table:table-cell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365]-0)/(1-0))*(20-2)+2)" office:value-type="float" office:value="20">
            <text:p>20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M365]*[.P365]" office:value-type="float" office:value="2.61718751738281">
            <text:p>2.617187517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formula="of:=(([.F365]-0)/(1-0))*(100-0)+0" office:value-type="float" office:value="8.3984375">
            <text:p>8.398437500</text:p>
          </table:table-cell>
          <table:table-cell table:formula="of:=(([.G365]-0)/(1-0))*(3-0)+0" office:value-type="float" office:value="0.134765625">
            <text:p>0.134765625</text:p>
          </table:table-cell>
          <table:table-cell table:formula="of:=(([.H365]-0)/(1-0))*(3-0)+0" office:value-type="float" office:value="2.830078125">
            <text:p>2.830078125</text:p>
          </table:table-cell>
          <table:table-cell table:formula="of:=(([.I365]-0)/(1-0))*(100-0)+0" office:value-type="float" office:value="23.2421875">
            <text:p>23.242187500</text:p>
          </table:table-cell>
          <table:table-cell table:formula="of:=(([.J365]-0)/(1-0))*(3-0)+0" office:value-type="float" office:value="2.748046875">
            <text:p>2.748046875</text:p>
          </table:table-cell>
          <table:table-cell table:formula="of:=(([.K365]-0)/(1-0))*(3-0)+0" office:value-type="float" office:value="1.716796875">
            <text:p>1.716796875</text:p>
          </table:table-cell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366]-0)/(1-0))*(20-2)+2)" office:value-type="float" office:value="11">
            <text:p>11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M366]*[.P366]" office:value-type="float" office:value="6.93945312906055">
            <text:p>6.939453129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formula="of:=(([.F366]-0)/(1-0))*(100-0)+0" office:value-type="float" office:value="58.3984375">
            <text:p>58.398437500</text:p>
          </table:table-cell>
          <table:table-cell table:formula="of:=(([.G366]-0)/(1-0))*(3-0)+0" office:value-type="float" office:value="1.634765625">
            <text:p>1.634765625</text:p>
          </table:table-cell>
          <table:table-cell table:formula="of:=(([.H366]-0)/(1-0))*(3-0)+0" office:value-type="float" office:value="1.330078125">
            <text:p>1.330078125</text:p>
          </table:table-cell>
          <table:table-cell table:formula="of:=(([.I366]-0)/(1-0))*(100-0)+0" office:value-type="float" office:value="73.2421875">
            <text:p>73.242187500</text:p>
          </table:table-cell>
          <table:table-cell table:formula="of:=(([.J366]-0)/(1-0))*(3-0)+0" office:value-type="float" office:value="1.248046875">
            <text:p>1.248046875</text:p>
          </table:table-cell>
          <table:table-cell table:formula="of:=(([.K366]-0)/(1-0))*(3-0)+0" office:value-type="float" office:value="0.216796875">
            <text:p>0.216796875</text:p>
          </table:table-cell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367]-0)/(1-0))*(20-2)+2)" office:value-type="float" office:value="8">
            <text:p>8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M367]*[.P367]" office:value-type="float" office:value="4.04687500395313">
            <text:p>4.046875004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formula="of:=(([.F367]-0)/(1-0))*(100-0)+0" office:value-type="float" office:value="95.8984375">
            <text:p>95.898437500</text:p>
          </table:table-cell>
          <table:table-cell table:formula="of:=(([.G367]-0)/(1-0))*(3-0)+0" office:value-type="float" office:value="0.509765625">
            <text:p>0.509765625</text:p>
          </table:table-cell>
          <table:table-cell table:formula="of:=(([.H367]-0)/(1-0))*(3-0)+0" office:value-type="float" office:value="2.455078125">
            <text:p>2.455078125</text:p>
          </table:table-cell>
          <table:table-cell table:formula="of:=(([.I367]-0)/(1-0))*(100-0)+0" office:value-type="float" office:value="10.7421875">
            <text:p>10.742187500</text:p>
          </table:table-cell>
          <table:table-cell table:formula="of:=(([.J367]-0)/(1-0))*(3-0)+0" office:value-type="float" office:value="1.623046875">
            <text:p>1.623046875</text:p>
          </table:table-cell>
          <table:table-cell table:formula="of:=(([.K367]-0)/(1-0))*(3-0)+0" office:value-type="float" office:value="2.091796875">
            <text:p>2.091796875</text:p>
          </table:table-cell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368]-0)/(1-0))*(20-2)+2)" office:value-type="float" office:value="17">
            <text:p>17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M368]*[.P368]" office:value-type="float" office:value="0.0996093919003906">
            <text:p>0.099609392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formula="of:=(([.F368]-0)/(1-0))*(100-0)+0" office:value-type="float" office:value="45.8984375">
            <text:p>45.898437500</text:p>
          </table:table-cell>
          <table:table-cell table:formula="of:=(([.G368]-0)/(1-0))*(3-0)+0" office:value-type="float" office:value="2.009765625">
            <text:p>2.009765625</text:p>
          </table:table-cell>
          <table:table-cell table:formula="of:=(([.H368]-0)/(1-0))*(3-0)+0" office:value-type="float" office:value="0.955078125">
            <text:p>0.955078125</text:p>
          </table:table-cell>
          <table:table-cell table:formula="of:=(([.I368]-0)/(1-0))*(100-0)+0" office:value-type="float" office:value="60.7421875">
            <text:p>60.742187500</text:p>
          </table:table-cell>
          <table:table-cell table:formula="of:=(([.J368]-0)/(1-0))*(3-0)+0" office:value-type="float" office:value="0.123046875">
            <text:p>0.123046875</text:p>
          </table:table-cell>
          <table:table-cell table:formula="of:=(([.K368]-0)/(1-0))*(3-0)+0" office:value-type="float" office:value="0.591796875">
            <text:p>0.591796875</text:p>
          </table:table-cell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369]-0)/(1-0))*(20-2)+2)" office:value-type="float" office:value="13">
            <text:p>13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M369]*[.P369]" office:value-type="float" office:value="9.82617187817383">
            <text:p>9.826171878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formula="of:=(([.F369]-0)/(1-0))*(100-0)+0" office:value-type="float" office:value="20.8984375">
            <text:p>20.898437500</text:p>
          </table:table-cell>
          <table:table-cell table:formula="of:=(([.G369]-0)/(1-0))*(3-0)+0" office:value-type="float" office:value="1.259765625">
            <text:p>1.259765625</text:p>
          </table:table-cell>
          <table:table-cell table:formula="of:=(([.H369]-0)/(1-0))*(3-0)+0" office:value-type="float" office:value="0.205078125">
            <text:p>0.205078125</text:p>
          </table:table-cell>
          <table:table-cell table:formula="of:=(([.I369]-0)/(1-0))*(100-0)+0" office:value-type="float" office:value="85.7421875">
            <text:p>85.742187500</text:p>
          </table:table-cell>
          <table:table-cell table:formula="of:=(([.J369]-0)/(1-0))*(3-0)+0" office:value-type="float" office:value="0.873046875">
            <text:p>0.873046875</text:p>
          </table:table-cell>
          <table:table-cell table:formula="of:=(([.K369]-0)/(1-0))*(3-0)+0" office:value-type="float" office:value="1.341796875">
            <text:p>1.341796875</text:p>
          </table:table-cell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370]-0)/(1-0))*(20-2)+2)" office:value-type="float" office:value="4">
            <text:p>4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M370]*[.P370]" office:value-type="float" office:value="1.02343750297656">
            <text:p>1.023437503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formula="of:=(([.F370]-0)/(1-0))*(100-0)+0" office:value-type="float" office:value="70.8984375">
            <text:p>70.898437500</text:p>
          </table:table-cell>
          <table:table-cell table:formula="of:=(([.G370]-0)/(1-0))*(3-0)+0" office:value-type="float" office:value="2.759765625">
            <text:p>2.759765625</text:p>
          </table:table-cell>
          <table:table-cell table:formula="of:=(([.H370]-0)/(1-0))*(3-0)+0" office:value-type="float" office:value="1.705078125">
            <text:p>1.705078125</text:p>
          </table:table-cell>
          <table:table-cell table:formula="of:=(([.I370]-0)/(1-0))*(100-0)+0" office:value-type="float" office:value="35.7421875">
            <text:p>35.742187500</text:p>
          </table:table-cell>
          <table:table-cell table:formula="of:=(([.J370]-0)/(1-0))*(3-0)+0" office:value-type="float" office:value="2.373046875">
            <text:p>2.373046875</text:p>
          </table:table-cell>
          <table:table-cell table:formula="of:=(([.K370]-0)/(1-0))*(3-0)+0" office:value-type="float" office:value="2.841796875">
            <text:p>2.841796875</text:p>
          </table:table-cell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371]-0)/(1-0))*(20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M371]*[.P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formula="of:=(([.F371]-0)/(1-0))*(100-0)+0" office:value-type="float" office:value="49.0234375">
            <text:p>49.023437500</text:p>
          </table:table-cell>
          <table:table-cell table:formula="of:=(([.G371]-0)/(1-0))*(3-0)+0" office:value-type="float" office:value="2.103515625">
            <text:p>2.103515625</text:p>
          </table:table-cell>
          <table:table-cell table:formula="of:=(([.H371]-0)/(1-0))*(3-0)+0" office:value-type="float" office:value="0.298828125">
            <text:p>0.298828125</text:p>
          </table:table-cell>
          <table:table-cell table:formula="of:=(([.I371]-0)/(1-0))*(100-0)+0" office:value-type="float" office:value="45.1171875">
            <text:p>45.117187500</text:p>
          </table:table-cell>
          <table:table-cell table:formula="of:=(([.J371]-0)/(1-0))*(3-0)+0" office:value-type="float" office:value="0.966796875">
            <text:p>0.966796875</text:p>
          </table:table-cell>
          <table:table-cell table:formula="of:=(([.K371]-0)/(1-0))*(3-0)+0" office:value-type="float" office:value="2.935546875">
            <text:p>2.935546875</text:p>
          </table:table-cell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372]-0)/(1-0))*(20-2)+2)" office:value-type="float" office:value="12">
            <text:p>12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M372]*[.P372]" office:value-type="float" office:value="2.69531250930469">
            <text:p>2.695312509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formula="of:=(([.F372]-0)/(1-0))*(100-0)+0" office:value-type="float" office:value="99.0234375">
            <text:p>99.023437500</text:p>
          </table:table-cell>
          <table:table-cell table:formula="of:=(([.G372]-0)/(1-0))*(3-0)+0" office:value-type="float" office:value="0.603515625">
            <text:p>0.603515625</text:p>
          </table:table-cell>
          <table:table-cell table:formula="of:=(([.H372]-0)/(1-0))*(3-0)+0" office:value-type="float" office:value="1.798828125">
            <text:p>1.798828125</text:p>
          </table:table-cell>
          <table:table-cell table:formula="of:=(([.I372]-0)/(1-0))*(100-0)+0" office:value-type="float" office:value="95.1171875">
            <text:p>95.117187500</text:p>
          </table:table-cell>
          <table:table-cell table:formula="of:=(([.J372]-0)/(1-0))*(3-0)+0" office:value-type="float" office:value="2.466796875">
            <text:p>2.466796875</text:p>
          </table:table-cell>
          <table:table-cell table:formula="of:=(([.K372]-0)/(1-0))*(3-0)+0" office:value-type="float" office:value="1.435546875">
            <text:p>1.435546875</text:p>
          </table:table-cell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373]-0)/(1-0))*(20-2)+2)" office:value-type="float" office:value="17">
            <text:p>17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M373]*[.P373]" office:value-type="float" office:value="16.5683593754316">
            <text:p>16.568359375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formula="of:=(([.F373]-0)/(1-0))*(100-0)+0" office:value-type="float" office:value="74.0234375">
            <text:p>74.023437500</text:p>
          </table:table-cell>
          <table:table-cell table:formula="of:=(([.G373]-0)/(1-0))*(3-0)+0" office:value-type="float" office:value="2.853515625">
            <text:p>2.853515625</text:p>
          </table:table-cell>
          <table:table-cell table:formula="of:=(([.H373]-0)/(1-0))*(3-0)+0" office:value-type="float" office:value="2.548828125">
            <text:p>2.548828125</text:p>
          </table:table-cell>
          <table:table-cell table:formula="of:=(([.I373]-0)/(1-0))*(100-0)+0" office:value-type="float" office:value="70.1171875">
            <text:p>70.117187500</text:p>
          </table:table-cell>
          <table:table-cell table:formula="of:=(([.J373]-0)/(1-0))*(3-0)+0" office:value-type="float" office:value="1.716796875">
            <text:p>1.716796875</text:p>
          </table:table-cell>
          <table:table-cell table:formula="of:=(([.K373]-0)/(1-0))*(3-0)+0" office:value-type="float" office:value="0.685546875">
            <text:p>0.685546875</text:p>
          </table:table-cell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374]-0)/(1-0))*(20-2)+2)" office:value-type="float" office:value="8">
            <text:p>8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M374]*[.P374]" office:value-type="float" office:value="3.79687500420313">
            <text:p>3.796875004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formula="of:=(([.F374]-0)/(1-0))*(100-0)+0" office:value-type="float" office:value="24.0234375">
            <text:p>24.023437500</text:p>
          </table:table-cell>
          <table:table-cell table:formula="of:=(([.G374]-0)/(1-0))*(3-0)+0" office:value-type="float" office:value="1.353515625">
            <text:p>1.353515625</text:p>
          </table:table-cell>
          <table:table-cell table:formula="of:=(([.H374]-0)/(1-0))*(3-0)+0" office:value-type="float" office:value="1.048828125">
            <text:p>1.048828125</text:p>
          </table:table-cell>
          <table:table-cell table:formula="of:=(([.I374]-0)/(1-0))*(100-0)+0" office:value-type="float" office:value="20.1171875">
            <text:p>20.117187500</text:p>
          </table:table-cell>
          <table:table-cell table:formula="of:=(([.J374]-0)/(1-0))*(3-0)+0" office:value-type="float" office:value="0.216796875">
            <text:p>0.216796875</text:p>
          </table:table-cell>
          <table:table-cell table:formula="of:=(([.K374]-0)/(1-0))*(3-0)+0" office:value-type="float" office:value="2.185546875">
            <text:p>2.185546875</text:p>
          </table:table-cell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375]-0)/(1-0))*(20-2)+2)" office:value-type="float" office:value="10">
            <text:p>10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M375]*[.P375]" office:value-type="float" office:value="3.49609375650391">
            <text:p>3.496093757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formula="of:=(([.F375]-0)/(1-0))*(100-0)+0" office:value-type="float" office:value="36.5234375">
            <text:p>36.523437500</text:p>
          </table:table-cell>
          <table:table-cell table:formula="of:=(([.G375]-0)/(1-0))*(3-0)+0" office:value-type="float" office:value="2.478515625">
            <text:p>2.478515625</text:p>
          </table:table-cell>
          <table:table-cell table:formula="of:=(([.H375]-0)/(1-0))*(3-0)+0" office:value-type="float" office:value="2.923828125">
            <text:p>2.923828125</text:p>
          </table:table-cell>
          <table:table-cell table:formula="of:=(([.I375]-0)/(1-0))*(100-0)+0" office:value-type="float" office:value="57.6171875">
            <text:p>57.617187500</text:p>
          </table:table-cell>
          <table:table-cell table:formula="of:=(([.J375]-0)/(1-0))*(3-0)+0" office:value-type="float" office:value="2.841796875">
            <text:p>2.841796875</text:p>
          </table:table-cell>
          <table:table-cell table:formula="of:=(([.K375]-0)/(1-0))*(3-0)+0" office:value-type="float" office:value="0.310546875">
            <text:p>0.310546875</text:p>
          </table:table-cell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376]-0)/(1-0))*(20-2)+2)" office:value-type="float" office:value="19">
            <text:p>19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M376]*[.P376]" office:value-type="float" office:value="16.1425781278574">
            <text:p>16.142578128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formula="of:=(([.F376]-0)/(1-0))*(100-0)+0" office:value-type="float" office:value="86.5234375">
            <text:p>86.523437500</text:p>
          </table:table-cell>
          <table:table-cell table:formula="of:=(([.G376]-0)/(1-0))*(3-0)+0" office:value-type="float" office:value="0.978515625">
            <text:p>0.978515625</text:p>
          </table:table-cell>
          <table:table-cell table:formula="of:=(([.H376]-0)/(1-0))*(3-0)+0" office:value-type="float" office:value="1.423828125">
            <text:p>1.423828125</text:p>
          </table:table-cell>
          <table:table-cell table:formula="of:=(([.I376]-0)/(1-0))*(100-0)+0" office:value-type="float" office:value="7.6171875">
            <text:p>7.617187500</text:p>
          </table:table-cell>
          <table:table-cell table:formula="of:=(([.J376]-0)/(1-0))*(3-0)+0" office:value-type="float" office:value="1.341796875">
            <text:p>1.341796875</text:p>
          </table:table-cell>
          <table:table-cell table:formula="of:=(([.K376]-0)/(1-0))*(3-0)+0" office:value-type="float" office:value="1.810546875">
            <text:p>1.810546875</text:p>
          </table:table-cell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377]-0)/(1-0))*(20-2)+2)" office:value-type="float" office:value="15">
            <text:p>15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M377]*[.P377]" office:value-type="float" office:value="1.49414063850586">
            <text:p>1.494140639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formula="of:=(([.F377]-0)/(1-0))*(100-0)+0" office:value-type="float" office:value="61.5234375">
            <text:p>61.523437500</text:p>
          </table:table-cell>
          <table:table-cell table:formula="of:=(([.G377]-0)/(1-0))*(3-0)+0" office:value-type="float" office:value="1.728515625">
            <text:p>1.728515625</text:p>
          </table:table-cell>
          <table:table-cell table:formula="of:=(([.H377]-0)/(1-0))*(3-0)+0" office:value-type="float" office:value="0.673828125">
            <text:p>0.673828125</text:p>
          </table:table-cell>
          <table:table-cell table:formula="of:=(([.I377]-0)/(1-0))*(100-0)+0" office:value-type="float" office:value="32.6171875">
            <text:p>32.617187500</text:p>
          </table:table-cell>
          <table:table-cell table:formula="of:=(([.J377]-0)/(1-0))*(3-0)+0" office:value-type="float" office:value="0.591796875">
            <text:p>0.591796875</text:p>
          </table:table-cell>
          <table:table-cell table:formula="of:=(([.K377]-0)/(1-0))*(3-0)+0" office:value-type="float" office:value="2.560546875">
            <text:p>2.560546875</text:p>
          </table:table-cell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378]-0)/(1-0))*(20-2)+2)" office:value-type="float" office:value="6">
            <text:p>6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M378]*[.P378]" office:value-type="float" office:value="3.59765625240234">
            <text:p>3.597656252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formula="of:=(([.F378]-0)/(1-0))*(100-0)+0" office:value-type="float" office:value="11.5234375">
            <text:p>11.523437500</text:p>
          </table:table-cell>
          <table:table-cell table:formula="of:=(([.G378]-0)/(1-0))*(3-0)+0" office:value-type="float" office:value="0.228515625">
            <text:p>0.228515625</text:p>
          </table:table-cell>
          <table:table-cell table:formula="of:=(([.H378]-0)/(1-0))*(3-0)+0" office:value-type="float" office:value="2.173828125">
            <text:p>2.173828125</text:p>
          </table:table-cell>
          <table:table-cell table:formula="of:=(([.I378]-0)/(1-0))*(100-0)+0" office:value-type="float" office:value="82.6171875">
            <text:p>82.617187500</text:p>
          </table:table-cell>
          <table:table-cell table:formula="of:=(([.J378]-0)/(1-0))*(3-0)+0" office:value-type="float" office:value="2.091796875">
            <text:p>2.091796875</text:p>
          </table:table-cell>
          <table:table-cell table:formula="of:=(([.K378]-0)/(1-0))*(3-0)+0" office:value-type="float" office:value="1.060546875">
            <text:p>1.060546875</text:p>
          </table:table-cell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379]-0)/(1-0))*(20-2)+2)" office:value-type="float" office:value="4">
            <text:p>4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M379]*[.P379]" office:value-type="float" office:value="3.14843750085156">
            <text:p>3.148437501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formula="of:=(([.F379]-0)/(1-0))*(100-0)+0" office:value-type="float" office:value="17.7734375">
            <text:p>17.773437500</text:p>
          </table:table-cell>
          <table:table-cell table:formula="of:=(([.G379]-0)/(1-0))*(3-0)+0" office:value-type="float" office:value="2.291015625">
            <text:p>2.291015625</text:p>
          </table:table-cell>
          <table:table-cell table:formula="of:=(([.H379]-0)/(1-0))*(3-0)+0" office:value-type="float" office:value="2.736328125">
            <text:p>2.736328125</text:p>
          </table:table-cell>
          <table:table-cell table:formula="of:=(([.I379]-0)/(1-0))*(100-0)+0" office:value-type="float" office:value="51.3671875">
            <text:p>51.367187500</text:p>
          </table:table-cell>
          <table:table-cell table:formula="of:=(([.J379]-0)/(1-0))*(3-0)+0" office:value-type="float" office:value="0.029296875">
            <text:p>0.029296875</text:p>
          </table:table-cell>
          <table:table-cell table:formula="of:=(([.K379]-0)/(1-0))*(3-0)+0" office:value-type="float" office:value="0.873046875">
            <text:p>0.873046875</text:p>
          </table:table-cell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380]-0)/(1-0))*(20-2)+2)" office:value-type="float" office:value="13">
            <text:p>13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M380]*[.P380]" office:value-type="float" office:value="3.73242188426758">
            <text:p>3.732421884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formula="of:=(([.F380]-0)/(1-0))*(100-0)+0" office:value-type="float" office:value="67.7734375">
            <text:p>67.773437500</text:p>
          </table:table-cell>
          <table:table-cell table:formula="of:=(([.G380]-0)/(1-0))*(3-0)+0" office:value-type="float" office:value="0.791015625">
            <text:p>0.791015625</text:p>
          </table:table-cell>
          <table:table-cell table:formula="of:=(([.H380]-0)/(1-0))*(3-0)+0" office:value-type="float" office:value="1.236328125">
            <text:p>1.236328125</text:p>
          </table:table-cell>
          <table:table-cell table:formula="of:=(([.I380]-0)/(1-0))*(100-0)+0" office:value-type="float" office:value="1.3671875">
            <text:p>1.367187500</text:p>
          </table:table-cell>
          <table:table-cell table:formula="of:=(([.J380]-0)/(1-0))*(3-0)+0" office:value-type="float" office:value="1.529296875">
            <text:p>1.529296875</text:p>
          </table:table-cell>
          <table:table-cell table:formula="of:=(([.K380]-0)/(1-0))*(3-0)+0" office:value-type="float" office:value="2.373046875">
            <text:p>2.373046875</text:p>
          </table:table-cell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381]-0)/(1-0))*(20-2)+2)" office:value-type="float" office:value="18">
            <text:p>18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M381]*[.P381]" office:value-type="float" office:value="9.66796875833203">
            <text:p>9.667968758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formula="of:=(([.F381]-0)/(1-0))*(100-0)+0" office:value-type="float" office:value="92.7734375">
            <text:p>92.773437500</text:p>
          </table:table-cell>
          <table:table-cell table:formula="of:=(([.G381]-0)/(1-0))*(3-0)+0" office:value-type="float" office:value="1.541015625">
            <text:p>1.541015625</text:p>
          </table:table-cell>
          <table:table-cell table:formula="of:=(([.H381]-0)/(1-0))*(3-0)+0" office:value-type="float" office:value="0.486328125">
            <text:p>0.486328125</text:p>
          </table:table-cell>
          <table:table-cell table:formula="of:=(([.I381]-0)/(1-0))*(100-0)+0" office:value-type="float" office:value="26.3671875">
            <text:p>26.367187500</text:p>
          </table:table-cell>
          <table:table-cell table:formula="of:=(([.J381]-0)/(1-0))*(3-0)+0" office:value-type="float" office:value="2.279296875">
            <text:p>2.279296875</text:p>
          </table:table-cell>
          <table:table-cell table:formula="of:=(([.K381]-0)/(1-0))*(3-0)+0" office:value-type="float" office:value="1.623046875">
            <text:p>1.623046875</text:p>
          </table:table-cell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382]-0)/(1-0))*(20-2)+2)" office:value-type="float" office:value="9">
            <text:p>9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M382]*[.P382]" office:value-type="float" office:value="0.333984383666016">
            <text:p>0.333984384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formula="of:=(([.F382]-0)/(1-0))*(100-0)+0" office:value-type="float" office:value="42.7734375">
            <text:p>42.773437500</text:p>
          </table:table-cell>
          <table:table-cell table:formula="of:=(([.G382]-0)/(1-0))*(3-0)+0" office:value-type="float" office:value="0.041015625">
            <text:p>0.041015625</text:p>
          </table:table-cell>
          <table:table-cell table:formula="of:=(([.H382]-0)/(1-0))*(3-0)+0" office:value-type="float" office:value="1.986328125">
            <text:p>1.986328125</text:p>
          </table:table-cell>
          <table:table-cell table:formula="of:=(([.I382]-0)/(1-0))*(100-0)+0" office:value-type="float" office:value="76.3671875">
            <text:p>76.367187500</text:p>
          </table:table-cell>
          <table:table-cell table:formula="of:=(([.J382]-0)/(1-0))*(3-0)+0" office:value-type="float" office:value="0.779296875">
            <text:p>0.779296875</text:p>
          </table:table-cell>
          <table:table-cell table:formula="of:=(([.K382]-0)/(1-0))*(3-0)+0" office:value-type="float" office:value="0.123046875">
            <text:p>0.123046875</text:p>
          </table:table-cell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383]-0)/(1-0))*(20-2)+2)" office:value-type="float" office:value="7">
            <text:p>7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M383]*[.P383]" office:value-type="float" office:value="1.13476563086523">
            <text:p>1.134765631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formula="of:=(([.F383]-0)/(1-0))*(100-0)+0" office:value-type="float" office:value="5.2734375">
            <text:p>5.273437500</text:p>
          </table:table-cell>
          <table:table-cell table:formula="of:=(([.G383]-0)/(1-0))*(3-0)+0" office:value-type="float" office:value="1.916015625">
            <text:p>1.916015625</text:p>
          </table:table-cell>
          <table:table-cell table:formula="of:=(([.H383]-0)/(1-0))*(3-0)+0" office:value-type="float" office:value="0.111328125">
            <text:p>0.111328125</text:p>
          </table:table-cell>
          <table:table-cell table:formula="of:=(([.I383]-0)/(1-0))*(100-0)+0" office:value-type="float" office:value="38.8671875">
            <text:p>38.867187500</text:p>
          </table:table-cell>
          <table:table-cell table:formula="of:=(([.J383]-0)/(1-0))*(3-0)+0" office:value-type="float" office:value="1.904296875">
            <text:p>1.904296875</text:p>
          </table:table-cell>
          <table:table-cell table:formula="of:=(([.K383]-0)/(1-0))*(3-0)+0" office:value-type="float" office:value="1.998046875">
            <text:p>1.998046875</text:p>
          </table:table-cell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384]-0)/(1-0))*(20-2)+2)" office:value-type="float" office:value="16">
            <text:p>16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M384]*[.P384]" office:value-type="float" office:value="10.5937500054063">
            <text:p>10.593750005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formula="of:=(([.F384]-0)/(1-0))*(100-0)+0" office:value-type="float" office:value="55.2734375">
            <text:p>55.273437500</text:p>
          </table:table-cell>
          <table:table-cell table:formula="of:=(([.G384]-0)/(1-0))*(3-0)+0" office:value-type="float" office:value="0.416015625">
            <text:p>0.416015625</text:p>
          </table:table-cell>
          <table:table-cell table:formula="of:=(([.H384]-0)/(1-0))*(3-0)+0" office:value-type="float" office:value="1.611328125">
            <text:p>1.611328125</text:p>
          </table:table-cell>
          <table:table-cell table:formula="of:=(([.I384]-0)/(1-0))*(100-0)+0" office:value-type="float" office:value="88.8671875">
            <text:p>88.867187500</text:p>
          </table:table-cell>
          <table:table-cell table:formula="of:=(([.J384]-0)/(1-0))*(3-0)+0" office:value-type="float" office:value="0.404296875">
            <text:p>0.404296875</text:p>
          </table:table-cell>
          <table:table-cell table:formula="of:=(([.K384]-0)/(1-0))*(3-0)+0" office:value-type="float" office:value="0.498046875">
            <text:p>0.498046875</text:p>
          </table:table-cell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385]-0)/(1-0))*(20-2)+2)" office:value-type="float" office:value="11">
            <text:p>11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M385]*[.P385]" office:value-type="float" office:value="4.5332031314668">
            <text:p>4.533203131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formula="of:=(([.F385]-0)/(1-0))*(100-0)+0" office:value-type="float" office:value="80.2734375">
            <text:p>80.273437500</text:p>
          </table:table-cell>
          <table:table-cell table:formula="of:=(([.G385]-0)/(1-0))*(3-0)+0" office:value-type="float" office:value="2.666015625">
            <text:p>2.666015625</text:p>
          </table:table-cell>
          <table:table-cell table:formula="of:=(([.H385]-0)/(1-0))*(3-0)+0" office:value-type="float" office:value="2.361328125">
            <text:p>2.361328125</text:p>
          </table:table-cell>
          <table:table-cell table:formula="of:=(([.I385]-0)/(1-0))*(100-0)+0" office:value-type="float" office:value="63.8671875">
            <text:p>63.867187500</text:p>
          </table:table-cell>
          <table:table-cell table:formula="of:=(([.J385]-0)/(1-0))*(3-0)+0" office:value-type="float" office:value="1.154296875">
            <text:p>1.154296875</text:p>
          </table:table-cell>
          <table:table-cell table:formula="of:=(([.K385]-0)/(1-0))*(3-0)+0" office:value-type="float" office:value="1.248046875">
            <text:p>1.248046875</text:p>
          </table:table-cell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386]-0)/(1-0))*(20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M386]*[.P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formula="of:=(([.F386]-0)/(1-0))*(100-0)+0" office:value-type="float" office:value="30.2734375">
            <text:p>30.273437500</text:p>
          </table:table-cell>
          <table:table-cell table:formula="of:=(([.G386]-0)/(1-0))*(3-0)+0" office:value-type="float" office:value="1.166015625">
            <text:p>1.166015625</text:p>
          </table:table-cell>
          <table:table-cell table:formula="of:=(([.H386]-0)/(1-0))*(3-0)+0" office:value-type="float" office:value="0.861328125">
            <text:p>0.861328125</text:p>
          </table:table-cell>
          <table:table-cell table:formula="of:=(([.I386]-0)/(1-0))*(100-0)+0" office:value-type="float" office:value="13.8671875">
            <text:p>13.867187500</text:p>
          </table:table-cell>
          <table:table-cell table:formula="of:=(([.J386]-0)/(1-0))*(3-0)+0" office:value-type="float" office:value="2.654296875">
            <text:p>2.654296875</text:p>
          </table:table-cell>
          <table:table-cell table:formula="of:=(([.K386]-0)/(1-0))*(3-0)+0" office:value-type="float" office:value="2.748046875">
            <text:p>2.748046875</text:p>
          </table:table-cell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7]-0)/(1-0))*(20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M387]*[.P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formula="of:=(([.F387]-0)/(1-0))*(100-0)+0" office:value-type="float" office:value="71.2890625">
            <text:p>71.289062500</text:p>
          </table:table-cell>
          <table:table-cell table:formula="of:=(([.G387]-0)/(1-0))*(3-0)+0" office:value-type="float" office:value="1.505859375">
            <text:p>1.505859375</text:p>
          </table:table-cell>
          <table:table-cell table:formula="of:=(([.H387]-0)/(1-0))*(3-0)+0" office:value-type="float" office:value="1.177734375">
            <text:p>1.177734375</text:p>
          </table:table-cell>
          <table:table-cell table:formula="of:=(([.I387]-0)/(1-0))*(100-0)+0" office:value-type="float" office:value="32.2265625">
            <text:p>32.226562500</text:p>
          </table:table-cell>
          <table:table-cell table:formula="of:=(([.J387]-0)/(1-0))*(3-0)+0" office:value-type="float" office:value="2.173828125">
            <text:p>2.173828125</text:p>
          </table:table-cell>
          <table:table-cell table:formula="of:=(([.K387]-0)/(1-0))*(3-0)+0" office:value-type="float" office:value="2.361328125">
            <text:p>2.361328125</text:p>
          </table:table-cell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8]-0)/(1-0))*(20-2)+2)" office:value-type="float" office:value="11">
            <text:p>11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M388]*[.P388]" office:value-type="float" office:value="10.7636718752363">
            <text:p>10.7636718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formula="of:=(([.F388]-0)/(1-0))*(100-0)+0" office:value-type="float" office:value="21.2890625">
            <text:p>21.289062500</text:p>
          </table:table-cell>
          <table:table-cell table:formula="of:=(([.G388]-0)/(1-0))*(3-0)+0" office:value-type="float" office:value="0.005859375">
            <text:p>0.005859375</text:p>
          </table:table-cell>
          <table:table-cell table:formula="of:=(([.H388]-0)/(1-0))*(3-0)+0" office:value-type="float" office:value="2.677734375">
            <text:p>2.677734375</text:p>
          </table:table-cell>
          <table:table-cell table:formula="of:=(([.I388]-0)/(1-0))*(100-0)+0" office:value-type="float" office:value="82.2265625">
            <text:p>82.226562500</text:p>
          </table:table-cell>
          <table:table-cell table:formula="of:=(([.J388]-0)/(1-0))*(3-0)+0" office:value-type="float" office:value="0.673828125">
            <text:p>0.673828125</text:p>
          </table:table-cell>
          <table:table-cell table:formula="of:=(([.K388]-0)/(1-0))*(3-0)+0" office:value-type="float" office:value="0.861328125">
            <text:p>0.861328125</text:p>
          </table:table-cell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9]-0)/(1-0))*(20-2)+2)" office:value-type="float" office:value="16">
            <text:p>16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M389]*[.P389]" office:value-type="float" office:value="3.65625001234375">
            <text:p>3.656250012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formula="of:=(([.F389]-0)/(1-0))*(100-0)+0" office:value-type="float" office:value="46.2890625">
            <text:p>46.289062500</text:p>
          </table:table-cell>
          <table:table-cell table:formula="of:=(([.G389]-0)/(1-0))*(3-0)+0" office:value-type="float" office:value="2.255859375">
            <text:p>2.255859375</text:p>
          </table:table-cell>
          <table:table-cell table:formula="of:=(([.H389]-0)/(1-0))*(3-0)+0" office:value-type="float" office:value="1.927734375">
            <text:p>1.927734375</text:p>
          </table:table-cell>
          <table:table-cell table:formula="of:=(([.I389]-0)/(1-0))*(100-0)+0" office:value-type="float" office:value="57.2265625">
            <text:p>57.226562500</text:p>
          </table:table-cell>
          <table:table-cell table:formula="of:=(([.J389]-0)/(1-0))*(3-0)+0" office:value-type="float" office:value="1.423828125">
            <text:p>1.423828125</text:p>
          </table:table-cell>
          <table:table-cell table:formula="of:=(([.K389]-0)/(1-0))*(3-0)+0" office:value-type="float" office:value="0.111328125">
            <text:p>0.111328125</text:p>
          </table:table-cell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90]-0)/(1-0))*(20-2)+2)" office:value-type="float" office:value="7">
            <text:p>7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M390]*[.P390]" office:value-type="float" office:value="5.09960937690039">
            <text:p>5.099609377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formula="of:=(([.F390]-0)/(1-0))*(100-0)+0" office:value-type="float" office:value="96.2890625">
            <text:p>96.289062500</text:p>
          </table:table-cell>
          <table:table-cell table:formula="of:=(([.G390]-0)/(1-0))*(3-0)+0" office:value-type="float" office:value="0.755859375">
            <text:p>0.755859375</text:p>
          </table:table-cell>
          <table:table-cell table:formula="of:=(([.H390]-0)/(1-0))*(3-0)+0" office:value-type="float" office:value="0.427734375">
            <text:p>0.427734375</text:p>
          </table:table-cell>
          <table:table-cell table:formula="of:=(([.I390]-0)/(1-0))*(100-0)+0" office:value-type="float" office:value="7.2265625">
            <text:p>7.226562500</text:p>
          </table:table-cell>
          <table:table-cell table:formula="of:=(([.J390]-0)/(1-0))*(3-0)+0" office:value-type="float" office:value="2.923828125">
            <text:p>2.923828125</text:p>
          </table:table-cell>
          <table:table-cell table:formula="of:=(([.K390]-0)/(1-0))*(3-0)+0" office:value-type="float" office:value="1.611328125">
            <text:p>1.611328125</text:p>
          </table:table-cell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91]-0)/(1-0))*(20-2)+2)" office:value-type="float" office:value="9">
            <text:p>9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M391]*[.P391]" office:value-type="float" office:value="5.43164062856836">
            <text:p>5.431640629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formula="of:=(([.F391]-0)/(1-0))*(100-0)+0" office:value-type="float" office:value="58.7890625">
            <text:p>58.789062500</text:p>
          </table:table-cell>
          <table:table-cell table:formula="of:=(([.G391]-0)/(1-0))*(3-0)+0" office:value-type="float" office:value="2.630859375">
            <text:p>2.630859375</text:p>
          </table:table-cell>
          <table:table-cell table:formula="of:=(([.H391]-0)/(1-0))*(3-0)+0" office:value-type="float" office:value="1.552734375">
            <text:p>1.552734375</text:p>
          </table:table-cell>
          <table:table-cell table:formula="of:=(([.I391]-0)/(1-0))*(100-0)+0" office:value-type="float" office:value="69.7265625">
            <text:p>69.726562500</text:p>
          </table:table-cell>
          <table:table-cell table:formula="of:=(([.J391]-0)/(1-0))*(3-0)+0" office:value-type="float" office:value="0.298828125">
            <text:p>0.298828125</text:p>
          </table:table-cell>
          <table:table-cell table:formula="of:=(([.K391]-0)/(1-0))*(3-0)+0" office:value-type="float" office:value="0.486328125">
            <text:p>0.486328125</text:p>
          </table:table-cell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92]-0)/(1-0))*(20-2)+2)" office:value-type="float" office:value="18">
            <text:p>18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M392]*[.P392]" office:value-type="float" office:value="1.86328126613672">
            <text:p>1.863281266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formula="of:=(([.F392]-0)/(1-0))*(100-0)+0" office:value-type="float" office:value="8.7890625">
            <text:p>8.789062500</text:p>
          </table:table-cell>
          <table:table-cell table:formula="of:=(([.G392]-0)/(1-0))*(3-0)+0" office:value-type="float" office:value="1.130859375">
            <text:p>1.130859375</text:p>
          </table:table-cell>
          <table:table-cell table:formula="of:=(([.H392]-0)/(1-0))*(3-0)+0" office:value-type="float" office:value="0.052734375">
            <text:p>0.052734375</text:p>
          </table:table-cell>
          <table:table-cell table:formula="of:=(([.I392]-0)/(1-0))*(100-0)+0" office:value-type="float" office:value="19.7265625">
            <text:p>19.726562500</text:p>
          </table:table-cell>
          <table:table-cell table:formula="of:=(([.J392]-0)/(1-0))*(3-0)+0" office:value-type="float" office:value="1.798828125">
            <text:p>1.798828125</text:p>
          </table:table-cell>
          <table:table-cell table:formula="of:=(([.K392]-0)/(1-0))*(3-0)+0" office:value-type="float" office:value="1.986328125">
            <text:p>1.986328125</text:p>
          </table:table-cell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93]-0)/(1-0))*(20-2)+2)" office:value-type="float" office:value="13">
            <text:p>13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M393]*[.P393]" office:value-type="float" office:value="11.0957031269043">
            <text:p>11.095703127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formula="of:=(([.F393]-0)/(1-0))*(100-0)+0" office:value-type="float" office:value="33.7890625">
            <text:p>33.789062500</text:p>
          </table:table-cell>
          <table:table-cell table:formula="of:=(([.G393]-0)/(1-0))*(3-0)+0" office:value-type="float" office:value="1.880859375">
            <text:p>1.880859375</text:p>
          </table:table-cell>
          <table:table-cell table:formula="of:=(([.H393]-0)/(1-0))*(3-0)+0" office:value-type="float" office:value="0.802734375">
            <text:p>0.802734375</text:p>
          </table:table-cell>
          <table:table-cell table:formula="of:=(([.I393]-0)/(1-0))*(100-0)+0" office:value-type="float" office:value="44.7265625">
            <text:p>44.726562500</text:p>
          </table:table-cell>
          <table:table-cell table:formula="of:=(([.J393]-0)/(1-0))*(3-0)+0" office:value-type="float" office:value="2.548828125">
            <text:p>2.548828125</text:p>
          </table:table-cell>
          <table:table-cell table:formula="of:=(([.K393]-0)/(1-0))*(3-0)+0" office:value-type="float" office:value="2.736328125">
            <text:p>2.736328125</text:p>
          </table:table-cell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94]-0)/(1-0))*(20-2)+2)" office:value-type="float" office:value="4">
            <text:p>4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M394]*[.P394]" office:value-type="float" office:value="1.41406250258594">
            <text:p>1.414062503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formula="of:=(([.F394]-0)/(1-0))*(100-0)+0" office:value-type="float" office:value="83.7890625">
            <text:p>83.789062500</text:p>
          </table:table-cell>
          <table:table-cell table:formula="of:=(([.G394]-0)/(1-0))*(3-0)+0" office:value-type="float" office:value="0.380859375">
            <text:p>0.380859375</text:p>
          </table:table-cell>
          <table:table-cell table:formula="of:=(([.H394]-0)/(1-0))*(3-0)+0" office:value-type="float" office:value="2.302734375">
            <text:p>2.302734375</text:p>
          </table:table-cell>
          <table:table-cell table:formula="of:=(([.I394]-0)/(1-0))*(100-0)+0" office:value-type="float" office:value="94.7265625">
            <text:p>94.726562500</text:p>
          </table:table-cell>
          <table:table-cell table:formula="of:=(([.J394]-0)/(1-0))*(3-0)+0" office:value-type="float" office:value="1.048828125">
            <text:p>1.048828125</text:p>
          </table:table-cell>
          <table:table-cell table:formula="of:=(([.K394]-0)/(1-0))*(3-0)+0" office:value-type="float" office:value="1.236328125">
            <text:p>1.236328125</text:p>
          </table:table-cell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95]-0)/(1-0))*(20-2)+2)" office:value-type="float" office:value="6">
            <text:p>6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M395]*[.P395]" office:value-type="float" office:value="0.246093755753906">
            <text:p>0.246093756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formula="of:=(([.F395]-0)/(1-0))*(100-0)+0" office:value-type="float" office:value="90.0390625">
            <text:p>90.039062500</text:p>
          </table:table-cell>
          <table:table-cell table:formula="of:=(([.G395]-0)/(1-0))*(3-0)+0" office:value-type="float" office:value="2.818359375">
            <text:p>2.818359375</text:p>
          </table:table-cell>
          <table:table-cell table:formula="of:=(([.H395]-0)/(1-0))*(3-0)+0" office:value-type="float" office:value="1.740234375">
            <text:p>1.740234375</text:p>
          </table:table-cell>
          <table:table-cell table:formula="of:=(([.I395]-0)/(1-0))*(100-0)+0" office:value-type="float" office:value="63.4765625">
            <text:p>63.476562500</text:p>
          </table:table-cell>
          <table:table-cell table:formula="of:=(([.J395]-0)/(1-0))*(3-0)+0" office:value-type="float" office:value="2.736328125">
            <text:p>2.736328125</text:p>
          </table:table-cell>
          <table:table-cell table:formula="of:=(([.K395]-0)/(1-0))*(3-0)+0" office:value-type="float" office:value="1.423828125">
            <text:p>1.423828125</text:p>
          </table:table-cell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96]-0)/(1-0))*(20-2)+2)" office:value-type="float" office:value="15">
            <text:p>15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M396]*[.P396]" office:value-type="float" office:value="8.11523438188477">
            <text:p>8.115234382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formula="of:=(([.F396]-0)/(1-0))*(100-0)+0" office:value-type="float" office:value="40.0390625">
            <text:p>40.039062500</text:p>
          </table:table-cell>
          <table:table-cell table:formula="of:=(([.G396]-0)/(1-0))*(3-0)+0" office:value-type="float" office:value="1.318359375">
            <text:p>1.318359375</text:p>
          </table:table-cell>
          <table:table-cell table:formula="of:=(([.H396]-0)/(1-0))*(3-0)+0" office:value-type="float" office:value="0.240234375">
            <text:p>0.240234375</text:p>
          </table:table-cell>
          <table:table-cell table:formula="of:=(([.I396]-0)/(1-0))*(100-0)+0" office:value-type="float" office:value="13.4765625">
            <text:p>13.476562500</text:p>
          </table:table-cell>
          <table:table-cell table:formula="of:=(([.J396]-0)/(1-0))*(3-0)+0" office:value-type="float" office:value="1.236328125">
            <text:p>1.236328125</text:p>
          </table:table-cell>
          <table:table-cell table:formula="of:=(([.K396]-0)/(1-0))*(3-0)+0" office:value-type="float" office:value="2.923828125">
            <text:p>2.923828125</text:p>
          </table:table-cell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97]-0)/(1-0))*(20-2)+2)" office:value-type="float" office:value="19">
            <text:p>19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M397]*[.P397]" office:value-type="float" office:value="5.5292968884707">
            <text:p>5.529296888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formula="of:=(([.F397]-0)/(1-0))*(100-0)+0" office:value-type="float" office:value="15.0390625">
            <text:p>15.039062500</text:p>
          </table:table-cell>
          <table:table-cell table:formula="of:=(([.G397]-0)/(1-0))*(3-0)+0" office:value-type="float" office:value="2.068359375">
            <text:p>2.068359375</text:p>
          </table:table-cell>
          <table:table-cell table:formula="of:=(([.H397]-0)/(1-0))*(3-0)+0" office:value-type="float" office:value="0.990234375">
            <text:p>0.990234375</text:p>
          </table:table-cell>
          <table:table-cell table:formula="of:=(([.I397]-0)/(1-0))*(100-0)+0" office:value-type="float" office:value="38.4765625">
            <text:p>38.476562500</text:p>
          </table:table-cell>
          <table:table-cell table:formula="of:=(([.J397]-0)/(1-0))*(3-0)+0" office:value-type="float" office:value="0.486328125">
            <text:p>0.486328125</text:p>
          </table:table-cell>
          <table:table-cell table:formula="of:=(([.K397]-0)/(1-0))*(3-0)+0" office:value-type="float" office:value="2.173828125">
            <text:p>2.173828125</text:p>
          </table:table-cell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98]-0)/(1-0))*(20-2)+2)" office:value-type="float" office:value="10">
            <text:p>10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M398]*[.P398]" office:value-type="float" office:value="7.91015625208984">
            <text:p>7.910156252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formula="of:=(([.F398]-0)/(1-0))*(100-0)+0" office:value-type="float" office:value="65.0390625">
            <text:p>65.039062500</text:p>
          </table:table-cell>
          <table:table-cell table:formula="of:=(([.G398]-0)/(1-0))*(3-0)+0" office:value-type="float" office:value="0.568359375">
            <text:p>0.568359375</text:p>
          </table:table-cell>
          <table:table-cell table:formula="of:=(([.H398]-0)/(1-0))*(3-0)+0" office:value-type="float" office:value="2.490234375">
            <text:p>2.490234375</text:p>
          </table:table-cell>
          <table:table-cell table:formula="of:=(([.I398]-0)/(1-0))*(100-0)+0" office:value-type="float" office:value="88.4765625">
            <text:p>88.476562500</text:p>
          </table:table-cell>
          <table:table-cell table:formula="of:=(([.J398]-0)/(1-0))*(3-0)+0" office:value-type="float" office:value="1.986328125">
            <text:p>1.986328125</text:p>
          </table:table-cell>
          <table:table-cell table:formula="of:=(([.K398]-0)/(1-0))*(3-0)+0" office:value-type="float" office:value="0.673828125">
            <text:p>0.673828125</text:p>
          </table:table-cell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99]-0)/(1-0))*(20-2)+2)" office:value-type="float" office:value="8">
            <text:p>8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M399]*[.P399]" office:value-type="float" office:value="7.32812500067188">
            <text:p>7.328125001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formula="of:=(([.F399]-0)/(1-0))*(100-0)+0" office:value-type="float" office:value="77.5390625">
            <text:p>77.539062500</text:p>
          </table:table-cell>
          <table:table-cell table:formula="of:=(([.G399]-0)/(1-0))*(3-0)+0" office:value-type="float" office:value="1.693359375">
            <text:p>1.693359375</text:p>
          </table:table-cell>
          <table:table-cell table:formula="of:=(([.H399]-0)/(1-0))*(3-0)+0" office:value-type="float" office:value="1.365234375">
            <text:p>1.365234375</text:p>
          </table:table-cell>
          <table:table-cell table:formula="of:=(([.I399]-0)/(1-0))*(100-0)+0" office:value-type="float" office:value="25.9765625">
            <text:p>25.976562500</text:p>
          </table:table-cell>
          <table:table-cell table:formula="of:=(([.J399]-0)/(1-0))*(3-0)+0" office:value-type="float" office:value="0.861328125">
            <text:p>0.861328125</text:p>
          </table:table-cell>
          <table:table-cell table:formula="of:=(([.K399]-0)/(1-0))*(3-0)+0" office:value-type="float" office:value="1.798828125">
            <text:p>1.798828125</text:p>
          </table:table-cell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400]-0)/(1-0))*(20-2)+2)" office:value-type="float" office:value="17">
            <text:p>17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M400]*[.P400]" office:value-type="float" office:value="7.07226563492774">
            <text:p>7.072265635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formula="of:=(([.F400]-0)/(1-0))*(100-0)+0" office:value-type="float" office:value="27.5390625">
            <text:p>27.539062500</text:p>
          </table:table-cell>
          <table:table-cell table:formula="of:=(([.G400]-0)/(1-0))*(3-0)+0" office:value-type="float" office:value="0.193359375">
            <text:p>0.193359375</text:p>
          </table:table-cell>
          <table:table-cell table:formula="of:=(([.H400]-0)/(1-0))*(3-0)+0" office:value-type="float" office:value="2.865234375">
            <text:p>2.865234375</text:p>
          </table:table-cell>
          <table:table-cell table:formula="of:=(([.I400]-0)/(1-0))*(100-0)+0" office:value-type="float" office:value="75.9765625">
            <text:p>75.976562500</text:p>
          </table:table-cell>
          <table:table-cell table:formula="of:=(([.J400]-0)/(1-0))*(3-0)+0" office:value-type="float" office:value="2.361328125">
            <text:p>2.361328125</text:p>
          </table:table-cell>
          <table:table-cell table:formula="of:=(([.K400]-0)/(1-0))*(3-0)+0" office:value-type="float" office:value="0.298828125">
            <text:p>0.298828125</text:p>
          </table:table-cell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401]-0)/(1-0))*(20-2)+2)" office:value-type="float" office:value="12">
            <text:p>12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M401]*[.P401]" office:value-type="float" office:value="7.99218750400781">
            <text:p>7.992187504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formula="of:=(([.F401]-0)/(1-0))*(100-0)+0" office:value-type="float" office:value="2.5390625">
            <text:p>2.539062500</text:p>
          </table:table-cell>
          <table:table-cell table:formula="of:=(([.G401]-0)/(1-0))*(3-0)+0" office:value-type="float" office:value="2.443359375">
            <text:p>2.443359375</text:p>
          </table:table-cell>
          <table:table-cell table:formula="of:=(([.H401]-0)/(1-0))*(3-0)+0" office:value-type="float" office:value="2.115234375">
            <text:p>2.115234375</text:p>
          </table:table-cell>
          <table:table-cell table:formula="of:=(([.I401]-0)/(1-0))*(100-0)+0" office:value-type="float" office:value="50.9765625">
            <text:p>50.976562500</text:p>
          </table:table-cell>
          <table:table-cell table:formula="of:=(([.J401]-0)/(1-0))*(3-0)+0" office:value-type="float" office:value="1.611328125">
            <text:p>1.611328125</text:p>
          </table:table-cell>
          <table:table-cell table:formula="of:=(([.K401]-0)/(1-0))*(3-0)+0" office:value-type="float" office:value="1.048828125">
            <text:p>1.048828125</text:p>
          </table:table-cell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402]-0)/(1-0))*(20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M402]*[.P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formula="of:=(([.F402]-0)/(1-0))*(100-0)+0" office:value-type="float" office:value="52.5390625">
            <text:p>52.539062500</text:p>
          </table:table-cell>
          <table:table-cell table:formula="of:=(([.G402]-0)/(1-0))*(3-0)+0" office:value-type="float" office:value="0.943359375">
            <text:p>0.943359375</text:p>
          </table:table-cell>
          <table:table-cell table:formula="of:=(([.H402]-0)/(1-0))*(3-0)+0" office:value-type="float" office:value="0.615234375">
            <text:p>0.615234375</text:p>
          </table:table-cell>
          <table:table-cell table:formula="of:=(([.I402]-0)/(1-0))*(100-0)+0" office:value-type="float" office:value="0.9765625">
            <text:p>0.976562500</text:p>
          </table:table-cell>
          <table:table-cell table:formula="of:=(([.J402]-0)/(1-0))*(3-0)+0" office:value-type="float" office:value="0.111328125">
            <text:p>0.111328125</text:p>
          </table:table-cell>
          <table:table-cell table:formula="of:=(([.K402]-0)/(1-0))*(3-0)+0" office:value-type="float" office:value="2.548828125">
            <text:p>2.548828125</text:p>
          </table:table-cell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403]-0)/(1-0))*(20-2)+2)" office:value-type="float" office:value="4">
            <text:p>4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M403]*[.P403]" office:value-type="float" office:value="3.28906250071094">
            <text:p>3.289062501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formula="of:=(([.F403]-0)/(1-0))*(100-0)+0" office:value-type="float" office:value="30.6640625">
            <text:p>30.664062500</text:p>
          </table:table-cell>
          <table:table-cell table:formula="of:=(([.G403]-0)/(1-0))*(3-0)+0" office:value-type="float" office:value="0.099609375">
            <text:p>0.099609375</text:p>
          </table:table-cell>
          <table:table-cell table:formula="of:=(([.H403]-0)/(1-0))*(3-0)+0" office:value-type="float" office:value="2.208984375">
            <text:p>2.208984375</text:p>
          </table:table-cell>
          <table:table-cell table:formula="of:=(([.I403]-0)/(1-0))*(100-0)+0" office:value-type="float" office:value="16.6015625">
            <text:p>16.601562500</text:p>
          </table:table-cell>
          <table:table-cell table:formula="of:=(([.J403]-0)/(1-0))*(3-0)+0" office:value-type="float" office:value="1.705078125">
            <text:p>1.705078125</text:p>
          </table:table-cell>
          <table:table-cell table:formula="of:=(([.K403]-0)/(1-0))*(3-0)+0" office:value-type="float" office:value="2.455078125">
            <text:p>2.455078125</text:p>
          </table:table-cell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404]-0)/(1-0))*(20-2)+2)" office:value-type="float" office:value="13">
            <text:p>13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M404]*[.P404]" office:value-type="float" office:value="4.18945313381055">
            <text:p>4.189453134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formula="of:=(([.F404]-0)/(1-0))*(100-0)+0" office:value-type="float" office:value="80.6640625">
            <text:p>80.664062500</text:p>
          </table:table-cell>
          <table:table-cell table:formula="of:=(([.G404]-0)/(1-0))*(3-0)+0" office:value-type="float" office:value="1.599609375">
            <text:p>1.599609375</text:p>
          </table:table-cell>
          <table:table-cell table:formula="of:=(([.H404]-0)/(1-0))*(3-0)+0" office:value-type="float" office:value="0.708984375">
            <text:p>0.708984375</text:p>
          </table:table-cell>
          <table:table-cell table:formula="of:=(([.I404]-0)/(1-0))*(100-0)+0" office:value-type="float" office:value="66.6015625">
            <text:p>66.601562500</text:p>
          </table:table-cell>
          <table:table-cell table:formula="of:=(([.J404]-0)/(1-0))*(3-0)+0" office:value-type="float" office:value="0.205078125">
            <text:p>0.205078125</text:p>
          </table:table-cell>
          <table:table-cell table:formula="of:=(([.K404]-0)/(1-0))*(3-0)+0" office:value-type="float" office:value="0.955078125">
            <text:p>0.955078125</text:p>
          </table:table-cell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405]-0)/(1-0))*(20-2)+2)" office:value-type="float" office:value="17">
            <text:p>17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M405]*[.P405]" office:value-type="float" office:value="9.72851563227149">
            <text:p>9.728515632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formula="of:=(([.F405]-0)/(1-0))*(100-0)+0" office:value-type="float" office:value="55.6640625">
            <text:p>55.664062500</text:p>
          </table:table-cell>
          <table:table-cell table:formula="of:=(([.G405]-0)/(1-0))*(3-0)+0" office:value-type="float" office:value="0.849609375">
            <text:p>0.849609375</text:p>
          </table:table-cell>
          <table:table-cell table:formula="of:=(([.H405]-0)/(1-0))*(3-0)+0" office:value-type="float" office:value="1.458984375">
            <text:p>1.458984375</text:p>
          </table:table-cell>
          <table:table-cell table:formula="of:=(([.I405]-0)/(1-0))*(100-0)+0" office:value-type="float" office:value="91.6015625">
            <text:p>91.601562500</text:p>
          </table:table-cell>
          <table:table-cell table:formula="of:=(([.J405]-0)/(1-0))*(3-0)+0" office:value-type="float" office:value="0.955078125">
            <text:p>0.955078125</text:p>
          </table:table-cell>
          <table:table-cell table:formula="of:=(([.K405]-0)/(1-0))*(3-0)+0" office:value-type="float" office:value="0.205078125">
            <text:p>0.205078125</text:p>
          </table:table-cell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406]-0)/(1-0))*(20-2)+2)" office:value-type="float" office:value="8">
            <text:p>8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M406]*[.P406]" office:value-type="float" office:value="0.578125007421875">
            <text:p>0.578125007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formula="of:=(([.F406]-0)/(1-0))*(100-0)+0" office:value-type="float" office:value="5.6640625">
            <text:p>5.664062500</text:p>
          </table:table-cell>
          <table:table-cell table:formula="of:=(([.G406]-0)/(1-0))*(3-0)+0" office:value-type="float" office:value="2.349609375">
            <text:p>2.349609375</text:p>
          </table:table-cell>
          <table:table-cell table:formula="of:=(([.H406]-0)/(1-0))*(3-0)+0" office:value-type="float" office:value="2.958984375">
            <text:p>2.958984375</text:p>
          </table:table-cell>
          <table:table-cell table:formula="of:=(([.I406]-0)/(1-0))*(100-0)+0" office:value-type="float" office:value="41.6015625">
            <text:p>41.601562500</text:p>
          </table:table-cell>
          <table:table-cell table:formula="of:=(([.J406]-0)/(1-0))*(3-0)+0" office:value-type="float" office:value="2.455078125">
            <text:p>2.455078125</text:p>
          </table:table-cell>
          <table:table-cell table:formula="of:=(([.K406]-0)/(1-0))*(3-0)+0" office:value-type="float" office:value="1.705078125">
            <text:p>1.705078125</text:p>
          </table:table-cell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table:number-columns-repeated="2" office:value-type="float" office:value="0.193359375">
            <text:p>0.193359375</text:p>
          </table:table-cell>
          <table:table-cell/>
          <table:table-cell table:formula="of:=ROUND((([.A407]-0)/(1-0))*(20-2)+2)" office:value-type="float" office:value="11">
            <text:p>11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M407]*[.P407]" office:value-type="float" office:value="2.16992188383008">
            <text:p>2.169921884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formula="of:=(([.F407]-0)/(1-0))*(100-0)+0" office:value-type="float" office:value="43.1640625">
            <text:p>43.164062500</text:p>
          </table:table-cell>
          <table:table-cell table:formula="of:=(([.G407]-0)/(1-0))*(3-0)+0" office:value-type="float" office:value="1.224609375">
            <text:p>1.224609375</text:p>
          </table:table-cell>
          <table:table-cell table:formula="of:=(([.H407]-0)/(1-0))*(3-0)+0" office:value-type="float" office:value="1.083984375">
            <text:p>1.083984375</text:p>
          </table:table-cell>
          <table:table-cell table:formula="of:=(([.I407]-0)/(1-0))*(100-0)+0" office:value-type="float" office:value="79.1015625">
            <text:p>79.101562500</text:p>
          </table:table-cell>
          <table:table-cell table:formula="of:=(([.J407]-0)/(1-0))*(3-0)+0" office:value-type="float" office:value="0.580078125">
            <text:p>0.580078125</text:p>
          </table:table-cell>
          <table:table-cell table:formula="of:=(([.K407]-0)/(1-0))*(3-0)+0" office:value-type="float" office:value="0.580078125">
            <text:p>0.580078125</text:p>
          </table:table-cell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table:number-columns-repeated="2" office:value-type="float" office:value="0.693359375">
            <text:p>0.693359375</text:p>
          </table:table-cell>
          <table:table-cell/>
          <table:table-cell table:formula="of:=ROUND((([.A408]-0)/(1-0))*(20-2)+2)" office:value-type="float" office:value="20">
            <text:p>20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M408]*[.P408]" office:value-type="float" office:value="13.9453125060547">
            <text:p>13.945312506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formula="of:=(([.F408]-0)/(1-0))*(100-0)+0" office:value-type="float" office:value="93.1640625">
            <text:p>93.164062500</text:p>
          </table:table-cell>
          <table:table-cell table:formula="of:=(([.G408]-0)/(1-0))*(3-0)+0" office:value-type="float" office:value="2.724609375">
            <text:p>2.724609375</text:p>
          </table:table-cell>
          <table:table-cell table:formula="of:=(([.H408]-0)/(1-0))*(3-0)+0" office:value-type="float" office:value="2.583984375">
            <text:p>2.583984375</text:p>
          </table:table-cell>
          <table:table-cell table:formula="of:=(([.I408]-0)/(1-0))*(100-0)+0" office:value-type="float" office:value="29.1015625">
            <text:p>29.101562500</text:p>
          </table:table-cell>
          <table:table-cell table:formula="of:=(([.J408]-0)/(1-0))*(3-0)+0" office:value-type="float" office:value="2.080078125">
            <text:p>2.080078125</text:p>
          </table:table-cell>
          <table:table-cell table:formula="of:=(([.K408]-0)/(1-0))*(3-0)+0" office:value-type="float" office:value="2.080078125">
            <text:p>2.080078125</text:p>
          </table:table-cell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table:number-columns-repeated="2" office:value-type="float" office:value="0.943359375">
            <text:p>0.943359375</text:p>
          </table:table-cell>
          <table:table-cell/>
          <table:table-cell table:formula="of:=ROUND((([.A409]-0)/(1-0))*(20-2)+2)" office:value-type="float" office:value="15">
            <text:p>15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M409]*[.P409]" office:value-type="float" office:value="6.70898438329102">
            <text:p>6.708984383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formula="of:=(([.F409]-0)/(1-0))*(100-0)+0" office:value-type="float" office:value="68.1640625">
            <text:p>68.164062500</text:p>
          </table:table-cell>
          <table:table-cell table:formula="of:=(([.G409]-0)/(1-0))*(3-0)+0" office:value-type="float" office:value="0.474609375">
            <text:p>0.474609375</text:p>
          </table:table-cell>
          <table:table-cell table:formula="of:=(([.H409]-0)/(1-0))*(3-0)+0" office:value-type="float" office:value="1.833984375">
            <text:p>1.833984375</text:p>
          </table:table-cell>
          <table:table-cell table:formula="of:=(([.I409]-0)/(1-0))*(100-0)+0" office:value-type="float" office:value="4.1015625">
            <text:p>4.101562500</text:p>
          </table:table-cell>
          <table:table-cell table:formula="of:=(([.J409]-0)/(1-0))*(3-0)+0" office:value-type="float" office:value="2.830078125">
            <text:p>2.830078125</text:p>
          </table:table-cell>
          <table:table-cell table:formula="of:=(([.K409]-0)/(1-0))*(3-0)+0" office:value-type="float" office:value="2.830078125">
            <text:p>2.830078125</text:p>
          </table:table-cell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table:number-columns-repeated="2" office:value-type="float" office:value="0.443359375">
            <text:p>0.443359375</text:p>
          </table:table-cell>
          <table:table-cell/>
          <table:table-cell table:formula="of:=ROUND((([.A410]-0)/(1-0))*(20-2)+2)" office:value-type="float" office:value="6">
            <text:p>6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M410]*[.P410]" office:value-type="float" office:value="5.68359375031641">
            <text:p>5.68359375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formula="of:=(([.F410]-0)/(1-0))*(100-0)+0" office:value-type="float" office:value="18.1640625">
            <text:p>18.164062500</text:p>
          </table:table-cell>
          <table:table-cell table:formula="of:=(([.G410]-0)/(1-0))*(3-0)+0" office:value-type="float" office:value="1.974609375">
            <text:p>1.974609375</text:p>
          </table:table-cell>
          <table:table-cell table:formula="of:=(([.H410]-0)/(1-0))*(3-0)+0" office:value-type="float" office:value="0.333984375">
            <text:p>0.333984375</text:p>
          </table:table-cell>
          <table:table-cell table:formula="of:=(([.I410]-0)/(1-0))*(100-0)+0" office:value-type="float" office:value="54.1015625">
            <text:p>54.101562500</text:p>
          </table:table-cell>
          <table:table-cell table:formula="of:=(([.J410]-0)/(1-0))*(3-0)+0" office:value-type="float" office:value="1.330078125">
            <text:p>1.330078125</text:p>
          </table:table-cell>
          <table:table-cell table:formula="of:=(([.K410]-0)/(1-0))*(3-0)+0" office:value-type="float" office:value="1.330078125">
            <text:p>1.330078125</text:p>
          </table:table-cell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411]-0)/(1-0))*(20-2)+2)" office:value-type="float" office:value="5">
            <text:p>5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M411]*[.P411]" office:value-type="float" office:value="3.17382812682617">
            <text:p>3.173828127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formula="of:=(([.F411]-0)/(1-0))*(100-0)+0" office:value-type="float" office:value="11.9140625">
            <text:p>11.914062500</text:p>
          </table:table-cell>
          <table:table-cell table:formula="of:=(([.G411]-0)/(1-0))*(3-0)+0" office:value-type="float" office:value="1.412109375">
            <text:p>1.412109375</text:p>
          </table:table-cell>
          <table:table-cell table:formula="of:=(([.H411]-0)/(1-0))*(3-0)+0" office:value-type="float" office:value="0.896484375">
            <text:p>0.896484375</text:p>
          </table:table-cell>
          <table:table-cell table:formula="of:=(([.I411]-0)/(1-0))*(100-0)+0" office:value-type="float" office:value="85.3515625">
            <text:p>85.351562500</text:p>
          </table:table-cell>
          <table:table-cell table:formula="of:=(([.J411]-0)/(1-0))*(3-0)+0" office:value-type="float" office:value="2.267578125">
            <text:p>2.267578125</text:p>
          </table:table-cell>
          <table:table-cell table:formula="of:=(([.K411]-0)/(1-0))*(3-0)+0" office:value-type="float" office:value="1.142578125">
            <text:p>1.142578125</text:p>
          </table:table-cell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412]-0)/(1-0))*(20-2)+2)" office:value-type="float" office:value="14">
            <text:p>14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M412]*[.P412]" office:value-type="float" office:value="1.88671876211328">
            <text:p>1.886718762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formula="of:=(([.F412]-0)/(1-0))*(100-0)+0" office:value-type="float" office:value="61.9140625">
            <text:p>61.914062500</text:p>
          </table:table-cell>
          <table:table-cell table:formula="of:=(([.G412]-0)/(1-0))*(3-0)+0" office:value-type="float" office:value="2.912109375">
            <text:p>2.912109375</text:p>
          </table:table-cell>
          <table:table-cell table:formula="of:=(([.H412]-0)/(1-0))*(3-0)+0" office:value-type="float" office:value="2.396484375">
            <text:p>2.396484375</text:p>
          </table:table-cell>
          <table:table-cell table:formula="of:=(([.I412]-0)/(1-0))*(100-0)+0" office:value-type="float" office:value="35.3515625">
            <text:p>35.351562500</text:p>
          </table:table-cell>
          <table:table-cell table:formula="of:=(([.J412]-0)/(1-0))*(3-0)+0" office:value-type="float" office:value="0.767578125">
            <text:p>0.767578125</text:p>
          </table:table-cell>
          <table:table-cell table:formula="of:=(([.K412]-0)/(1-0))*(3-0)+0" office:value-type="float" office:value="2.642578125">
            <text:p>2.642578125</text:p>
          </table:table-cell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413]-0)/(1-0))*(20-2)+2)" office:value-type="float" office:value="18">
            <text:p>18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M413]*[.P413]" office:value-type="float" office:value="15.9257812520742">
            <text:p>15.925781252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formula="of:=(([.F413]-0)/(1-0))*(100-0)+0" office:value-type="float" office:value="86.9140625">
            <text:p>86.914062500</text:p>
          </table:table-cell>
          <table:table-cell table:formula="of:=(([.G413]-0)/(1-0))*(3-0)+0" office:value-type="float" office:value="0.662109375">
            <text:p>0.662109375</text:p>
          </table:table-cell>
          <table:table-cell table:formula="of:=(([.H413]-0)/(1-0))*(3-0)+0" office:value-type="float" office:value="1.646484375">
            <text:p>1.646484375</text:p>
          </table:table-cell>
          <table:table-cell table:formula="of:=(([.I413]-0)/(1-0))*(100-0)+0" office:value-type="float" office:value="10.3515625">
            <text:p>10.351562500</text:p>
          </table:table-cell>
          <table:table-cell table:formula="of:=(([.J413]-0)/(1-0))*(3-0)+0" office:value-type="float" office:value="0.017578125">
            <text:p>0.017578125</text:p>
          </table:table-cell>
          <table:table-cell table:formula="of:=(([.K413]-0)/(1-0))*(3-0)+0" office:value-type="float" office:value="1.892578125">
            <text:p>1.892578125</text:p>
          </table:table-cell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414]-0)/(1-0))*(20-2)+2)" office:value-type="float" office:value="9">
            <text:p>9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M414]*[.P414]" office:value-type="float" office:value="3.46289063053711">
            <text:p>3.462890631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formula="of:=(([.F414]-0)/(1-0))*(100-0)+0" office:value-type="float" office:value="36.9140625">
            <text:p>36.914062500</text:p>
          </table:table-cell>
          <table:table-cell table:formula="of:=(([.G414]-0)/(1-0))*(3-0)+0" office:value-type="float" office:value="2.162109375">
            <text:p>2.162109375</text:p>
          </table:table-cell>
          <table:table-cell table:formula="of:=(([.H414]-0)/(1-0))*(3-0)+0" office:value-type="float" office:value="0.146484375">
            <text:p>0.146484375</text:p>
          </table:table-cell>
          <table:table-cell table:formula="of:=(([.I414]-0)/(1-0))*(100-0)+0" office:value-type="float" office:value="60.3515625">
            <text:p>60.351562500</text:p>
          </table:table-cell>
          <table:table-cell table:formula="of:=(([.J414]-0)/(1-0))*(3-0)+0" office:value-type="float" office:value="1.517578125">
            <text:p>1.517578125</text:p>
          </table:table-cell>
          <table:table-cell table:formula="of:=(([.K414]-0)/(1-0))*(3-0)+0" office:value-type="float" office:value="0.392578125">
            <text:p>0.392578125</text:p>
          </table:table-cell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415]-0)/(1-0))*(20-2)+2)" office:value-type="float" office:value="7">
            <text:p>7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M415]*[.P415]" office:value-type="float" office:value="1.81835938018164">
            <text:p>1.818359380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formula="of:=(([.F415]-0)/(1-0))*(100-0)+0" office:value-type="float" office:value="24.4140625">
            <text:p>24.414062500</text:p>
          </table:table-cell>
          <table:table-cell table:formula="of:=(([.G415]-0)/(1-0))*(3-0)+0" office:value-type="float" office:value="0.287109375">
            <text:p>0.287109375</text:p>
          </table:table-cell>
          <table:table-cell table:formula="of:=(([.H415]-0)/(1-0))*(3-0)+0" office:value-type="float" office:value="2.021484375">
            <text:p>2.021484375</text:p>
          </table:table-cell>
          <table:table-cell table:formula="of:=(([.I415]-0)/(1-0))*(100-0)+0" office:value-type="float" office:value="22.8515625">
            <text:p>22.851562500</text:p>
          </table:table-cell>
          <table:table-cell table:formula="of:=(([.J415]-0)/(1-0))*(3-0)+0" office:value-type="float" office:value="1.142578125">
            <text:p>1.142578125</text:p>
          </table:table-cell>
          <table:table-cell table:formula="of:=(([.K415]-0)/(1-0))*(3-0)+0" office:value-type="float" office:value="1.517578125">
            <text:p>1.517578125</text:p>
          </table:table-cell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416]-0)/(1-0))*(20-2)+2)" office:value-type="float" office:value="16">
            <text:p>16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M416]*[.P416]" office:value-type="float" office:value="12.1562500038438">
            <text:p>12.156250004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formula="of:=(([.F416]-0)/(1-0))*(100-0)+0" office:value-type="float" office:value="74.4140625">
            <text:p>74.414062500</text:p>
          </table:table-cell>
          <table:table-cell table:formula="of:=(([.G416]-0)/(1-0))*(3-0)+0" office:value-type="float" office:value="1.787109375">
            <text:p>1.787109375</text:p>
          </table:table-cell>
          <table:table-cell table:formula="of:=(([.H416]-0)/(1-0))*(3-0)+0" office:value-type="float" office:value="0.521484375">
            <text:p>0.521484375</text:p>
          </table:table-cell>
          <table:table-cell table:formula="of:=(([.I416]-0)/(1-0))*(100-0)+0" office:value-type="float" office:value="72.8515625">
            <text:p>72.851562500</text:p>
          </table:table-cell>
          <table:table-cell table:formula="of:=(([.J416]-0)/(1-0))*(3-0)+0" office:value-type="float" office:value="2.642578125">
            <text:p>2.642578125</text:p>
          </table:table-cell>
          <table:table-cell table:formula="of:=(([.K416]-0)/(1-0))*(3-0)+0" office:value-type="float" office:value="0.017578125">
            <text:p>0.017578125</text:p>
          </table:table-cell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417]-0)/(1-0))*(20-2)+2)" office:value-type="float" office:value="12">
            <text:p>12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M417]*[.P417]" office:value-type="float" office:value="0.117187511882813">
            <text:p>0.117187512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formula="of:=(([.F417]-0)/(1-0))*(100-0)+0" office:value-type="float" office:value="99.4140625">
            <text:p>99.414062500</text:p>
          </table:table-cell>
          <table:table-cell table:formula="of:=(([.G417]-0)/(1-0))*(3-0)+0" office:value-type="float" office:value="1.037109375">
            <text:p>1.037109375</text:p>
          </table:table-cell>
          <table:table-cell table:formula="of:=(([.H417]-0)/(1-0))*(3-0)+0" office:value-type="float" office:value="1.271484375">
            <text:p>1.271484375</text:p>
          </table:table-cell>
          <table:table-cell table:formula="of:=(([.I417]-0)/(1-0))*(100-0)+0" office:value-type="float" office:value="97.8515625">
            <text:p>97.851562500</text:p>
          </table:table-cell>
          <table:table-cell table:formula="of:=(([.J417]-0)/(1-0))*(3-0)+0" office:value-type="float" office:value="1.892578125">
            <text:p>1.892578125</text:p>
          </table:table-cell>
          <table:table-cell table:formula="of:=(([.K417]-0)/(1-0))*(3-0)+0" office:value-type="float" office:value="0.767578125">
            <text:p>0.767578125</text:p>
          </table:table-cell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418]-0)/(1-0))*(20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M418]*[.P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formula="of:=(([.F418]-0)/(1-0))*(100-0)+0" office:value-type="float" office:value="49.4140625">
            <text:p>49.414062500</text:p>
          </table:table-cell>
          <table:table-cell table:formula="of:=(([.G418]-0)/(1-0))*(3-0)+0" office:value-type="float" office:value="2.537109375">
            <text:p>2.537109375</text:p>
          </table:table-cell>
          <table:table-cell table:formula="of:=(([.H418]-0)/(1-0))*(3-0)+0" office:value-type="float" office:value="2.771484375">
            <text:p>2.771484375</text:p>
          </table:table-cell>
          <table:table-cell table:formula="of:=(([.I418]-0)/(1-0))*(100-0)+0" office:value-type="float" office:value="47.8515625">
            <text:p>47.851562500</text:p>
          </table:table-cell>
          <table:table-cell table:formula="of:=(([.J418]-0)/(1-0))*(3-0)+0" office:value-type="float" office:value="0.392578125">
            <text:p>0.392578125</text:p>
          </table:table-cell>
          <table:table-cell table:formula="of:=(([.K418]-0)/(1-0))*(3-0)+0" office:value-type="float" office:value="2.267578125">
            <text:p>2.267578125</text:p>
          </table:table-cell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419]-0)/(1-0))*(20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M419]*[.P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formula="of:=(([.F419]-0)/(1-0))*(100-0)+0" office:value-type="float" office:value="35.3515625">
            <text:p>35.351562500</text:p>
          </table:table-cell>
          <table:table-cell table:formula="of:=(([.G419]-0)/(1-0))*(3-0)+0" office:value-type="float" office:value="0.896484375">
            <text:p>0.896484375</text:p>
          </table:table-cell>
          <table:table-cell table:formula="of:=(([.H419]-0)/(1-0))*(3-0)+0" office:value-type="float" office:value="2.349609375">
            <text:p>2.349609375</text:p>
          </table:table-cell>
          <table:table-cell table:formula="of:=(([.I419]-0)/(1-0))*(100-0)+0" office:value-type="float" office:value="68.1640625">
            <text:p>68.164062500</text:p>
          </table:table-cell>
          <table:table-cell table:formula="of:=(([.J419]-0)/(1-0))*(3-0)+0" office:value-type="float" office:value="2.126953125">
            <text:p>2.126953125</text:p>
          </table:table-cell>
          <table:table-cell table:formula="of:=(([.K419]-0)/(1-0))*(3-0)+0" office:value-type="float" office:value="2.033203125">
            <text:p>2.033203125</text:p>
          </table:table-cell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420]-0)/(1-0))*(20-2)+2)" office:value-type="float" office:value="12">
            <text:p>12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M420]*[.P420]" office:value-type="float" office:value="5.55468750644531">
            <text:p>5.554687506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formula="of:=(([.F420]-0)/(1-0))*(100-0)+0" office:value-type="float" office:value="85.3515625">
            <text:p>85.351562500</text:p>
          </table:table-cell>
          <table:table-cell table:formula="of:=(([.G420]-0)/(1-0))*(3-0)+0" office:value-type="float" office:value="2.396484375">
            <text:p>2.396484375</text:p>
          </table:table-cell>
          <table:table-cell table:formula="of:=(([.H420]-0)/(1-0))*(3-0)+0" office:value-type="float" office:value="0.849609375">
            <text:p>0.849609375</text:p>
          </table:table-cell>
          <table:table-cell table:formula="of:=(([.I420]-0)/(1-0))*(100-0)+0" office:value-type="float" office:value="18.1640625">
            <text:p>18.164062500</text:p>
          </table:table-cell>
          <table:table-cell table:formula="of:=(([.J420]-0)/(1-0))*(3-0)+0" office:value-type="float" office:value="0.626953125">
            <text:p>0.626953125</text:p>
          </table:table-cell>
          <table:table-cell table:formula="of:=(([.K420]-0)/(1-0))*(3-0)+0" office:value-type="float" office:value="0.533203125">
            <text:p>0.533203125</text:p>
          </table:table-cell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421]-0)/(1-0))*(20-2)+2)" office:value-type="float" office:value="17">
            <text:p>17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M421]*[.P421]" office:value-type="float" office:value="12.1191406298809">
            <text:p>12.119140630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formula="of:=(([.F421]-0)/(1-0))*(100-0)+0" office:value-type="float" office:value="60.3515625">
            <text:p>60.351562500</text:p>
          </table:table-cell>
          <table:table-cell table:formula="of:=(([.G421]-0)/(1-0))*(3-0)+0" office:value-type="float" office:value="0.146484375">
            <text:p>0.146484375</text:p>
          </table:table-cell>
          <table:table-cell table:formula="of:=(([.H421]-0)/(1-0))*(3-0)+0" office:value-type="float" office:value="0.099609375">
            <text:p>0.099609375</text:p>
          </table:table-cell>
          <table:table-cell table:formula="of:=(([.I421]-0)/(1-0))*(100-0)+0" office:value-type="float" office:value="43.1640625">
            <text:p>43.164062500</text:p>
          </table:table-cell>
          <table:table-cell table:formula="of:=(([.J421]-0)/(1-0))*(3-0)+0" office:value-type="float" office:value="1.376953125">
            <text:p>1.376953125</text:p>
          </table:table-cell>
          <table:table-cell table:formula="of:=(([.K421]-0)/(1-0))*(3-0)+0" office:value-type="float" office:value="1.283203125">
            <text:p>1.283203125</text:p>
          </table:table-cell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422]-0)/(1-0))*(20-2)+2)" office:value-type="float" office:value="8">
            <text:p>8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M422]*[.P422]" office:value-type="float" office:value="1.70312500629688">
            <text:p>1.703125006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formula="of:=(([.F422]-0)/(1-0))*(100-0)+0" office:value-type="float" office:value="10.3515625">
            <text:p>10.351562500</text:p>
          </table:table-cell>
          <table:table-cell table:formula="of:=(([.G422]-0)/(1-0))*(3-0)+0" office:value-type="float" office:value="1.646484375">
            <text:p>1.646484375</text:p>
          </table:table-cell>
          <table:table-cell table:formula="of:=(([.H422]-0)/(1-0))*(3-0)+0" office:value-type="float" office:value="1.599609375">
            <text:p>1.599609375</text:p>
          </table:table-cell>
          <table:table-cell table:formula="of:=(([.I422]-0)/(1-0))*(100-0)+0" office:value-type="float" office:value="93.1640625">
            <text:p>93.164062500</text:p>
          </table:table-cell>
          <table:table-cell table:formula="of:=(([.J422]-0)/(1-0))*(3-0)+0" office:value-type="float" office:value="2.876953125">
            <text:p>2.876953125</text:p>
          </table:table-cell>
          <table:table-cell table:formula="of:=(([.K422]-0)/(1-0))*(3-0)+0" office:value-type="float" office:value="2.783203125">
            <text:p>2.783203125</text:p>
          </table:table-cell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423]-0)/(1-0))*(20-2)+2)" office:value-type="float" office:value="10">
            <text:p>10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M423]*[.P423]" office:value-type="float" office:value="0.878906259121094">
            <text:p>0.878906259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formula="of:=(([.F423]-0)/(1-0))*(100-0)+0" office:value-type="float" office:value="47.8515625">
            <text:p>47.851562500</text:p>
          </table:table-cell>
          <table:table-cell table:formula="of:=(([.G423]-0)/(1-0))*(3-0)+0" office:value-type="float" office:value="0.521484375">
            <text:p>0.521484375</text:p>
          </table:table-cell>
          <table:table-cell table:formula="of:=(([.H423]-0)/(1-0))*(3-0)+0" office:value-type="float" office:value="0.474609375">
            <text:p>0.474609375</text:p>
          </table:table-cell>
          <table:table-cell table:formula="of:=(([.I423]-0)/(1-0))*(100-0)+0" office:value-type="float" office:value="30.6640625">
            <text:p>30.664062500</text:p>
          </table:table-cell>
          <table:table-cell table:formula="of:=(([.J423]-0)/(1-0))*(3-0)+0" office:value-type="float" office:value="0.251953125">
            <text:p>0.251953125</text:p>
          </table:table-cell>
          <table:table-cell table:formula="of:=(([.K423]-0)/(1-0))*(3-0)+0" office:value-type="float" office:value="0.908203125">
            <text:p>0.908203125</text:p>
          </table:table-cell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424]-0)/(1-0))*(20-2)+2)" office:value-type="float" office:value="19">
            <text:p>19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M424]*[.P424]" office:value-type="float" office:value="11.1699218828301">
            <text:p>11.169921883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formula="of:=(([.F424]-0)/(1-0))*(100-0)+0" office:value-type="float" office:value="97.8515625">
            <text:p>97.851562500</text:p>
          </table:table-cell>
          <table:table-cell table:formula="of:=(([.G424]-0)/(1-0))*(3-0)+0" office:value-type="float" office:value="2.021484375">
            <text:p>2.021484375</text:p>
          </table:table-cell>
          <table:table-cell table:formula="of:=(([.H424]-0)/(1-0))*(3-0)+0" office:value-type="float" office:value="1.974609375">
            <text:p>1.974609375</text:p>
          </table:table-cell>
          <table:table-cell table:formula="of:=(([.I424]-0)/(1-0))*(100-0)+0" office:value-type="float" office:value="80.6640625">
            <text:p>80.664062500</text:p>
          </table:table-cell>
          <table:table-cell table:formula="of:=(([.J424]-0)/(1-0))*(3-0)+0" office:value-type="float" office:value="1.751953125">
            <text:p>1.751953125</text:p>
          </table:table-cell>
          <table:table-cell table:formula="of:=(([.K424]-0)/(1-0))*(3-0)+0" office:value-type="float" office:value="2.408203125">
            <text:p>2.408203125</text:p>
          </table:table-cell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425]-0)/(1-0))*(20-2)+2)" office:value-type="float" office:value="14">
            <text:p>14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M425]*[.P425]" office:value-type="float" office:value="4.73046875926953">
            <text:p>4.730468759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formula="of:=(([.F425]-0)/(1-0))*(100-0)+0" office:value-type="float" office:value="72.8515625">
            <text:p>72.851562500</text:p>
          </table:table-cell>
          <table:table-cell table:formula="of:=(([.G425]-0)/(1-0))*(3-0)+0" office:value-type="float" office:value="1.271484375">
            <text:p>1.271484375</text:p>
          </table:table-cell>
          <table:table-cell table:formula="of:=(([.H425]-0)/(1-0))*(3-0)+0" office:value-type="float" office:value="2.724609375">
            <text:p>2.724609375</text:p>
          </table:table-cell>
          <table:table-cell table:formula="of:=(([.I425]-0)/(1-0))*(100-0)+0" office:value-type="float" office:value="55.6640625">
            <text:p>55.664062500</text:p>
          </table:table-cell>
          <table:table-cell table:formula="of:=(([.J425]-0)/(1-0))*(3-0)+0" office:value-type="float" office:value="2.501953125">
            <text:p>2.501953125</text:p>
          </table:table-cell>
          <table:table-cell table:formula="of:=(([.K425]-0)/(1-0))*(3-0)+0" office:value-type="float" office:value="1.658203125">
            <text:p>1.658203125</text:p>
          </table:table-cell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426]-0)/(1-0))*(20-2)+2)" office:value-type="float" office:value="5">
            <text:p>5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M426]*[.P426]" office:value-type="float" office:value="4.18945312581055">
            <text:p>4.18945312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formula="of:=(([.F426]-0)/(1-0))*(100-0)+0" office:value-type="float" office:value="22.8515625">
            <text:p>22.851562500</text:p>
          </table:table-cell>
          <table:table-cell table:formula="of:=(([.G426]-0)/(1-0))*(3-0)+0" office:value-type="float" office:value="2.771484375">
            <text:p>2.771484375</text:p>
          </table:table-cell>
          <table:table-cell table:formula="of:=(([.H426]-0)/(1-0))*(3-0)+0" office:value-type="float" office:value="1.224609375">
            <text:p>1.224609375</text:p>
          </table:table-cell>
          <table:table-cell table:formula="of:=(([.I426]-0)/(1-0))*(100-0)+0" office:value-type="float" office:value="5.6640625">
            <text:p>5.664062500</text:p>
          </table:table-cell>
          <table:table-cell table:formula="of:=(([.J426]-0)/(1-0))*(3-0)+0" office:value-type="float" office:value="1.001953125">
            <text:p>1.001953125</text:p>
          </table:table-cell>
          <table:table-cell table:formula="of:=(([.K426]-0)/(1-0))*(3-0)+0" office:value-type="float" office:value="0.158203125">
            <text:p>0.158203125</text:p>
          </table:table-cell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427]-0)/(1-0))*(20-2)+2)" office:value-type="float" office:value="6">
            <text:p>6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M427]*[.P427]" office:value-type="float" office:value="3.15234375284766">
            <text:p>3.152343753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formula="of:=(([.F427]-0)/(1-0))*(100-0)+0" office:value-type="float" office:value="4.1015625">
            <text:p>4.101562500</text:p>
          </table:table-cell>
          <table:table-cell table:formula="of:=(([.G427]-0)/(1-0))*(3-0)+0" office:value-type="float" office:value="0.708984375">
            <text:p>0.708984375</text:p>
          </table:table-cell>
          <table:table-cell table:formula="of:=(([.H427]-0)/(1-0))*(3-0)+0" office:value-type="float" office:value="0.662109375">
            <text:p>0.662109375</text:p>
          </table:table-cell>
          <table:table-cell table:formula="of:=(([.I427]-0)/(1-0))*(100-0)+0" office:value-type="float" office:value="36.9140625">
            <text:p>36.914062500</text:p>
          </table:table-cell>
          <table:table-cell table:formula="of:=(([.J427]-0)/(1-0))*(3-0)+0" office:value-type="float" office:value="2.689453125">
            <text:p>2.689453125</text:p>
          </table:table-cell>
          <table:table-cell table:formula="of:=(([.K427]-0)/(1-0))*(3-0)+0" office:value-type="float" office:value="0.345703125">
            <text:p>0.345703125</text:p>
          </table:table-cell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428]-0)/(1-0))*(20-2)+2)" office:value-type="float" office:value="15">
            <text:p>15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M428]*[.P428]" office:value-type="float" office:value="0.380859389619141">
            <text:p>0.380859390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formula="of:=(([.F428]-0)/(1-0))*(100-0)+0" office:value-type="float" office:value="54.1015625">
            <text:p>54.101562500</text:p>
          </table:table-cell>
          <table:table-cell table:formula="of:=(([.G428]-0)/(1-0))*(3-0)+0" office:value-type="float" office:value="2.208984375">
            <text:p>2.208984375</text:p>
          </table:table-cell>
          <table:table-cell table:formula="of:=(([.H428]-0)/(1-0))*(3-0)+0" office:value-type="float" office:value="2.162109375">
            <text:p>2.162109375</text:p>
          </table:table-cell>
          <table:table-cell table:formula="of:=(([.I428]-0)/(1-0))*(100-0)+0" office:value-type="float" office:value="86.9140625">
            <text:p>86.914062500</text:p>
          </table:table-cell>
          <table:table-cell table:formula="of:=(([.J428]-0)/(1-0))*(3-0)+0" office:value-type="float" office:value="1.189453125">
            <text:p>1.189453125</text:p>
          </table:table-cell>
          <table:table-cell table:formula="of:=(([.K428]-0)/(1-0))*(3-0)+0" office:value-type="float" office:value="1.845703125">
            <text:p>1.845703125</text:p>
          </table:table-cell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429]-0)/(1-0))*(20-2)+2)" office:value-type="float" office:value="20">
            <text:p>20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M429]*[.P429]" office:value-type="float" office:value="15.5078125044922">
            <text:p>15.507812504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formula="of:=(([.F429]-0)/(1-0))*(100-0)+0" office:value-type="float" office:value="79.1015625">
            <text:p>79.101562500</text:p>
          </table:table-cell>
          <table:table-cell table:formula="of:=(([.G429]-0)/(1-0))*(3-0)+0" office:value-type="float" office:value="1.458984375">
            <text:p>1.458984375</text:p>
          </table:table-cell>
          <table:table-cell table:formula="of:=(([.H429]-0)/(1-0))*(3-0)+0" office:value-type="float" office:value="2.912109375">
            <text:p>2.912109375</text:p>
          </table:table-cell>
          <table:table-cell table:formula="of:=(([.I429]-0)/(1-0))*(100-0)+0" office:value-type="float" office:value="61.9140625">
            <text:p>61.914062500</text:p>
          </table:table-cell>
          <table:table-cell table:formula="of:=(([.J429]-0)/(1-0))*(3-0)+0" office:value-type="float" office:value="0.439453125">
            <text:p>0.439453125</text:p>
          </table:table-cell>
          <table:table-cell table:formula="of:=(([.K429]-0)/(1-0))*(3-0)+0" office:value-type="float" office:value="2.595703125">
            <text:p>2.595703125</text:p>
          </table:table-cell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430]-0)/(1-0))*(20-2)+2)" office:value-type="float" office:value="11">
            <text:p>11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M430]*[.P430]" office:value-type="float" office:value="3.0292968829707">
            <text:p>3.029296883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formula="of:=(([.F430]-0)/(1-0))*(100-0)+0" office:value-type="float" office:value="29.1015625">
            <text:p>29.101562500</text:p>
          </table:table-cell>
          <table:table-cell table:formula="of:=(([.G430]-0)/(1-0))*(3-0)+0" office:value-type="float" office:value="2.958984375">
            <text:p>2.958984375</text:p>
          </table:table-cell>
          <table:table-cell table:formula="of:=(([.H430]-0)/(1-0))*(3-0)+0" office:value-type="float" office:value="1.412109375">
            <text:p>1.412109375</text:p>
          </table:table-cell>
          <table:table-cell table:formula="of:=(([.I430]-0)/(1-0))*(100-0)+0" office:value-type="float" office:value="11.9140625">
            <text:p>11.914062500</text:p>
          </table:table-cell>
          <table:table-cell table:formula="of:=(([.J430]-0)/(1-0))*(3-0)+0" office:value-type="float" office:value="1.939453125">
            <text:p>1.939453125</text:p>
          </table:table-cell>
          <table:table-cell table:formula="of:=(([.K430]-0)/(1-0))*(3-0)+0" office:value-type="float" office:value="1.095703125">
            <text:p>1.095703125</text:p>
          </table:table-cell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431]-0)/(1-0))*(20-2)+2)" office:value-type="float" office:value="9">
            <text:p>9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M431]*[.P431]" office:value-type="float" office:value="3.60351563039648">
            <text:p>3.603515630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formula="of:=(([.F431]-0)/(1-0))*(100-0)+0" office:value-type="float" office:value="16.6015625">
            <text:p>16.601562500</text:p>
          </table:table-cell>
          <table:table-cell table:formula="of:=(([.G431]-0)/(1-0))*(3-0)+0" office:value-type="float" office:value="1.083984375">
            <text:p>1.083984375</text:p>
          </table:table-cell>
          <table:table-cell table:formula="of:=(([.H431]-0)/(1-0))*(3-0)+0" office:value-type="float" office:value="2.537109375">
            <text:p>2.537109375</text:p>
          </table:table-cell>
          <table:table-cell table:formula="of:=(([.I431]-0)/(1-0))*(100-0)+0" office:value-type="float" office:value="74.4140625">
            <text:p>74.414062500</text:p>
          </table:table-cell>
          <table:table-cell table:formula="of:=(([.J431]-0)/(1-0))*(3-0)+0" office:value-type="float" office:value="0.814453125">
            <text:p>0.814453125</text:p>
          </table:table-cell>
          <table:table-cell table:formula="of:=(([.K431]-0)/(1-0))*(3-0)+0" office:value-type="float" office:value="2.970703125">
            <text:p>2.970703125</text:p>
          </table:table-cell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432]-0)/(1-0))*(20-2)+2)" office:value-type="float" office:value="18">
            <text:p>18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M432]*[.P432]" office:value-type="float" office:value="16.207031251793">
            <text:p>16.20703125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formula="of:=(([.F432]-0)/(1-0))*(100-0)+0" office:value-type="float" office:value="66.6015625">
            <text:p>66.601562500</text:p>
          </table:table-cell>
          <table:table-cell table:formula="of:=(([.G432]-0)/(1-0))*(3-0)+0" office:value-type="float" office:value="2.583984375">
            <text:p>2.583984375</text:p>
          </table:table-cell>
          <table:table-cell table:formula="of:=(([.H432]-0)/(1-0))*(3-0)+0" office:value-type="float" office:value="1.037109375">
            <text:p>1.037109375</text:p>
          </table:table-cell>
          <table:table-cell table:formula="of:=(([.I432]-0)/(1-0))*(100-0)+0" office:value-type="float" office:value="24.4140625">
            <text:p>24.414062500</text:p>
          </table:table-cell>
          <table:table-cell table:formula="of:=(([.J432]-0)/(1-0))*(3-0)+0" office:value-type="float" office:value="2.314453125">
            <text:p>2.314453125</text:p>
          </table:table-cell>
          <table:table-cell table:formula="of:=(([.K432]-0)/(1-0))*(3-0)+0" office:value-type="float" office:value="1.470703125">
            <text:p>1.470703125</text:p>
          </table:table-cell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433]-0)/(1-0))*(20-2)+2)" office:value-type="float" office:value="13">
            <text:p>13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M433]*[.P433]" office:value-type="float" office:value="1.95507813604492">
            <text:p>1.955078136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formula="of:=(([.F433]-0)/(1-0))*(100-0)+0" office:value-type="float" office:value="91.6015625">
            <text:p>91.601562500</text:p>
          </table:table-cell>
          <table:table-cell table:formula="of:=(([.G433]-0)/(1-0))*(3-0)+0" office:value-type="float" office:value="0.333984375">
            <text:p>0.333984375</text:p>
          </table:table-cell>
          <table:table-cell table:formula="of:=(([.H433]-0)/(1-0))*(3-0)+0" office:value-type="float" office:value="0.287109375">
            <text:p>0.287109375</text:p>
          </table:table-cell>
          <table:table-cell table:formula="of:=(([.I433]-0)/(1-0))*(100-0)+0" office:value-type="float" office:value="49.4140625">
            <text:p>49.414062500</text:p>
          </table:table-cell>
          <table:table-cell table:formula="of:=(([.J433]-0)/(1-0))*(3-0)+0" office:value-type="float" office:value="1.564453125">
            <text:p>1.564453125</text:p>
          </table:table-cell>
          <table:table-cell table:formula="of:=(([.K433]-0)/(1-0))*(3-0)+0" office:value-type="float" office:value="0.720703125">
            <text:p>0.720703125</text:p>
          </table:table-cell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434]-0)/(1-0))*(20-2)+2)" office:value-type="float" office:value="4">
            <text:p>4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M434]*[.P434]" office:value-type="float" office:value="2.60156250139844">
            <text:p>2.601562501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formula="of:=(([.F434]-0)/(1-0))*(100-0)+0" office:value-type="float" office:value="41.6015625">
            <text:p>41.601562500</text:p>
          </table:table-cell>
          <table:table-cell table:formula="of:=(([.G434]-0)/(1-0))*(3-0)+0" office:value-type="float" office:value="1.833984375">
            <text:p>1.833984375</text:p>
          </table:table-cell>
          <table:table-cell table:formula="of:=(([.H434]-0)/(1-0))*(3-0)+0" office:value-type="float" office:value="1.787109375">
            <text:p>1.787109375</text:p>
          </table:table-cell>
          <table:table-cell table:formula="of:=(([.I434]-0)/(1-0))*(100-0)+0" office:value-type="float" office:value="99.4140625">
            <text:p>99.414062500</text:p>
          </table:table-cell>
          <table:table-cell table:formula="of:=(([.J434]-0)/(1-0))*(3-0)+0" office:value-type="float" office:value="0.064453125">
            <text:p>0.064453125</text:p>
          </table:table-cell>
          <table:table-cell table:formula="of:=(([.K434]-0)/(1-0))*(3-0)+0" office:value-type="float" office:value="2.220703125">
            <text:p>2.220703125</text:p>
          </table:table-cell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435]-0)/(1-0))*(20-2)+2)" office:value-type="float" office:value="4">
            <text:p>4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M435]*[.P435]" office:value-type="float" office:value="1.47656250252344">
            <text:p>1.476562503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formula="of:=(([.F435]-0)/(1-0))*(100-0)+0" office:value-type="float" office:value="63.4765625">
            <text:p>63.476562500</text:p>
          </table:table-cell>
          <table:table-cell table:formula="of:=(([.G435]-0)/(1-0))*(3-0)+0" office:value-type="float" office:value="2.302734375">
            <text:p>2.302734375</text:p>
          </table:table-cell>
          <table:table-cell table:formula="of:=(([.H435]-0)/(1-0))*(3-0)+0" office:value-type="float" office:value="0.193359375">
            <text:p>0.193359375</text:p>
          </table:table-cell>
          <table:table-cell table:formula="of:=(([.I435]-0)/(1-0))*(100-0)+0" office:value-type="float" office:value="83.7890625">
            <text:p>83.789062500</text:p>
          </table:table-cell>
          <table:table-cell table:formula="of:=(([.J435]-0)/(1-0))*(3-0)+0" office:value-type="float" office:value="1.845703125">
            <text:p>1.845703125</text:p>
          </table:table-cell>
          <table:table-cell table:formula="of:=(([.K435]-0)/(1-0))*(3-0)+0" office:value-type="float" office:value="2.126953125">
            <text:p>2.126953125</text:p>
          </table:table-cell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436]-0)/(1-0))*(20-2)+2)" office:value-type="float" office:value="13">
            <text:p>13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M436]*[.P436]" office:value-type="float" office:value="11.2988281267012">
            <text:p>11.298828127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formula="of:=(([.F436]-0)/(1-0))*(100-0)+0" office:value-type="float" office:value="13.4765625">
            <text:p>13.476562500</text:p>
          </table:table-cell>
          <table:table-cell table:formula="of:=(([.G436]-0)/(1-0))*(3-0)+0" office:value-type="float" office:value="0.802734375">
            <text:p>0.802734375</text:p>
          </table:table-cell>
          <table:table-cell table:formula="of:=(([.H436]-0)/(1-0))*(3-0)+0" office:value-type="float" office:value="1.693359375">
            <text:p>1.693359375</text:p>
          </table:table-cell>
          <table:table-cell table:formula="of:=(([.I436]-0)/(1-0))*(100-0)+0" office:value-type="float" office:value="33.7890625">
            <text:p>33.789062500</text:p>
          </table:table-cell>
          <table:table-cell table:formula="of:=(([.J436]-0)/(1-0))*(3-0)+0" office:value-type="float" office:value="0.345703125">
            <text:p>0.345703125</text:p>
          </table:table-cell>
          <table:table-cell table:formula="of:=(([.K436]-0)/(1-0))*(3-0)+0" office:value-type="float" office:value="0.626953125">
            <text:p>0.626953125</text:p>
          </table:table-cell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437]-0)/(1-0))*(20-2)+2)" office:value-type="float" office:value="17">
            <text:p>17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M437]*[.P437]" office:value-type="float" office:value="2.02539063997461">
            <text:p>2.025390640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formula="of:=(([.F437]-0)/(1-0))*(100-0)+0" office:value-type="float" office:value="38.4765625">
            <text:p>38.476562500</text:p>
          </table:table-cell>
          <table:table-cell table:formula="of:=(([.G437]-0)/(1-0))*(3-0)+0" office:value-type="float" office:value="1.552734375">
            <text:p>1.552734375</text:p>
          </table:table-cell>
          <table:table-cell table:formula="of:=(([.H437]-0)/(1-0))*(3-0)+0" office:value-type="float" office:value="2.443359375">
            <text:p>2.443359375</text:p>
          </table:table-cell>
          <table:table-cell table:formula="of:=(([.I437]-0)/(1-0))*(100-0)+0" office:value-type="float" office:value="8.7890625">
            <text:p>8.789062500</text:p>
          </table:table-cell>
          <table:table-cell table:formula="of:=(([.J437]-0)/(1-0))*(3-0)+0" office:value-type="float" office:value="1.095703125">
            <text:p>1.095703125</text:p>
          </table:table-cell>
          <table:table-cell table:formula="of:=(([.K437]-0)/(1-0))*(3-0)+0" office:value-type="float" office:value="1.376953125">
            <text:p>1.376953125</text:p>
          </table:table-cell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438]-0)/(1-0))*(20-2)+2)" office:value-type="float" office:value="8">
            <text:p>8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M438]*[.P438]" office:value-type="float" office:value="4.95312500304688">
            <text:p>4.953125003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formula="of:=(([.F438]-0)/(1-0))*(100-0)+0" office:value-type="float" office:value="88.4765625">
            <text:p>88.476562500</text:p>
          </table:table-cell>
          <table:table-cell table:formula="of:=(([.G438]-0)/(1-0))*(3-0)+0" office:value-type="float" office:value="0.052734375">
            <text:p>0.052734375</text:p>
          </table:table-cell>
          <table:table-cell table:formula="of:=(([.H438]-0)/(1-0))*(3-0)+0" office:value-type="float" office:value="0.943359375">
            <text:p>0.943359375</text:p>
          </table:table-cell>
          <table:table-cell table:formula="of:=(([.I438]-0)/(1-0))*(100-0)+0" office:value-type="float" office:value="58.7890625">
            <text:p>58.789062500</text:p>
          </table:table-cell>
          <table:table-cell table:formula="of:=(([.J438]-0)/(1-0))*(3-0)+0" office:value-type="float" office:value="2.595703125">
            <text:p>2.595703125</text:p>
          </table:table-cell>
          <table:table-cell table:formula="of:=(([.K438]-0)/(1-0))*(3-0)+0" office:value-type="float" office:value="2.876953125">
            <text:p>2.876953125</text:p>
          </table:table-cell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439]-0)/(1-0))*(20-2)+2)" office:value-type="float" office:value="10">
            <text:p>10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M439]*[.P439]" office:value-type="float" office:value="7.44140625255859">
            <text:p>7.441406253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formula="of:=(([.F439]-0)/(1-0))*(100-0)+0" office:value-type="float" office:value="50.9765625">
            <text:p>50.976562500</text:p>
          </table:table-cell>
          <table:table-cell table:formula="of:=(([.G439]-0)/(1-0))*(3-0)+0" office:value-type="float" office:value="1.927734375">
            <text:p>1.927734375</text:p>
          </table:table-cell>
          <table:table-cell table:formula="of:=(([.H439]-0)/(1-0))*(3-0)+0" office:value-type="float" office:value="2.818359375">
            <text:p>2.818359375</text:p>
          </table:table-cell>
          <table:table-cell table:formula="of:=(([.I439]-0)/(1-0))*(100-0)+0" office:value-type="float" office:value="21.2890625">
            <text:p>21.289062500</text:p>
          </table:table-cell>
          <table:table-cell table:formula="of:=(([.J439]-0)/(1-0))*(3-0)+0" office:value-type="float" office:value="0.720703125">
            <text:p>0.720703125</text:p>
          </table:table-cell>
          <table:table-cell table:formula="of:=(([.K439]-0)/(1-0))*(3-0)+0" office:value-type="float" office:value="1.001953125">
            <text:p>1.001953125</text:p>
          </table:table-cell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440]-0)/(1-0))*(20-2)+2)" office:value-type="float" office:value="19">
            <text:p>19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M440]*[.P440]" office:value-type="float" office:value="4.63867188936133">
            <text:p>4.638671889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formula="of:=(([.F440]-0)/(1-0))*(100-0)+0" office:value-type="float" office:value="0.9765625">
            <text:p>0.976562500</text:p>
          </table:table-cell>
          <table:table-cell table:formula="of:=(([.G440]-0)/(1-0))*(3-0)+0" office:value-type="float" office:value="0.427734375">
            <text:p>0.427734375</text:p>
          </table:table-cell>
          <table:table-cell table:formula="of:=(([.H440]-0)/(1-0))*(3-0)+0" office:value-type="float" office:value="1.318359375">
            <text:p>1.318359375</text:p>
          </table:table-cell>
          <table:table-cell table:formula="of:=(([.I440]-0)/(1-0))*(100-0)+0" office:value-type="float" office:value="71.2890625">
            <text:p>71.289062500</text:p>
          </table:table-cell>
          <table:table-cell table:formula="of:=(([.J440]-0)/(1-0))*(3-0)+0" office:value-type="float" office:value="2.220703125">
            <text:p>2.220703125</text:p>
          </table:table-cell>
          <table:table-cell table:formula="of:=(([.K440]-0)/(1-0))*(3-0)+0" office:value-type="float" office:value="2.501953125">
            <text:p>2.501953125</text:p>
          </table:table-cell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441]-0)/(1-0))*(20-2)+2)" office:value-type="float" office:value="15">
            <text:p>15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M441]*[.P441]" office:value-type="float" office:value="14.9121093750879">
            <text:p>14.91210937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formula="of:=(([.F441]-0)/(1-0))*(100-0)+0" office:value-type="float" office:value="25.9765625">
            <text:p>25.976562500</text:p>
          </table:table-cell>
          <table:table-cell table:formula="of:=(([.G441]-0)/(1-0))*(3-0)+0" office:value-type="float" office:value="2.677734375">
            <text:p>2.677734375</text:p>
          </table:table-cell>
          <table:table-cell table:formula="of:=(([.H441]-0)/(1-0))*(3-0)+0" office:value-type="float" office:value="0.568359375">
            <text:p>0.568359375</text:p>
          </table:table-cell>
          <table:table-cell table:formula="of:=(([.I441]-0)/(1-0))*(100-0)+0" office:value-type="float" office:value="96.2890625">
            <text:p>96.289062500</text:p>
          </table:table-cell>
          <table:table-cell table:formula="of:=(([.J441]-0)/(1-0))*(3-0)+0" office:value-type="float" office:value="2.970703125">
            <text:p>2.970703125</text:p>
          </table:table-cell>
          <table:table-cell table:formula="of:=(([.K441]-0)/(1-0))*(3-0)+0" office:value-type="float" office:value="1.751953125">
            <text:p>1.751953125</text:p>
          </table:table-cell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442]-0)/(1-0))*(20-2)+2)" office:value-type="float" office:value="6">
            <text:p>6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M442]*[.P442]" office:value-type="float" office:value="2.96484375303516">
            <text:p>2.964843753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formula="of:=(([.F442]-0)/(1-0))*(100-0)+0" office:value-type="float" office:value="75.9765625">
            <text:p>75.976562500</text:p>
          </table:table-cell>
          <table:table-cell table:formula="of:=(([.G442]-0)/(1-0))*(3-0)+0" office:value-type="float" office:value="1.177734375">
            <text:p>1.177734375</text:p>
          </table:table-cell>
          <table:table-cell table:formula="of:=(([.H442]-0)/(1-0))*(3-0)+0" office:value-type="float" office:value="2.068359375">
            <text:p>2.068359375</text:p>
          </table:table-cell>
          <table:table-cell table:formula="of:=(([.I442]-0)/(1-0))*(100-0)+0" office:value-type="float" office:value="46.2890625">
            <text:p>46.289062500</text:p>
          </table:table-cell>
          <table:table-cell table:formula="of:=(([.J442]-0)/(1-0))*(3-0)+0" office:value-type="float" office:value="1.470703125">
            <text:p>1.470703125</text:p>
          </table:table-cell>
          <table:table-cell table:formula="of:=(([.K442]-0)/(1-0))*(3-0)+0" office:value-type="float" office:value="0.251953125">
            <text:p>0.251953125</text:p>
          </table:table-cell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443]-0)/(1-0))*(20-2)+2)" office:value-type="float" office:value="5">
            <text:p>5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M443]*[.P443]" office:value-type="float" office:value="0.908203129091797">
            <text:p>0.908203129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formula="of:=(([.F443]-0)/(1-0))*(100-0)+0" office:value-type="float" office:value="94.7265625">
            <text:p>94.726562500</text:p>
          </table:table-cell>
          <table:table-cell table:formula="of:=(([.G443]-0)/(1-0))*(3-0)+0" office:value-type="float" office:value="2.115234375">
            <text:p>2.115234375</text:p>
          </table:table-cell>
          <table:table-cell table:formula="of:=(([.H443]-0)/(1-0))*(3-0)+0" office:value-type="float" office:value="2.630859375">
            <text:p>2.630859375</text:p>
          </table:table-cell>
          <table:table-cell table:formula="of:=(([.I443]-0)/(1-0))*(100-0)+0" office:value-type="float" office:value="15.0390625">
            <text:p>15.039062500</text:p>
          </table:table-cell>
          <table:table-cell table:formula="of:=(([.J443]-0)/(1-0))*(3-0)+0" office:value-type="float" office:value="2.408203125">
            <text:p>2.408203125</text:p>
          </table:table-cell>
          <table:table-cell table:formula="of:=(([.K443]-0)/(1-0))*(3-0)+0" office:value-type="float" office:value="0.064453125">
            <text:p>0.064453125</text:p>
          </table:table-cell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444]-0)/(1-0))*(20-2)+2)" office:value-type="float" office:value="14">
            <text:p>14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M444]*[.P444]" office:value-type="float" office:value="9.54296875445703">
            <text:p>9.542968754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formula="of:=(([.F444]-0)/(1-0))*(100-0)+0" office:value-type="float" office:value="44.7265625">
            <text:p>44.726562500</text:p>
          </table:table-cell>
          <table:table-cell table:formula="of:=(([.G444]-0)/(1-0))*(3-0)+0" office:value-type="float" office:value="0.615234375">
            <text:p>0.615234375</text:p>
          </table:table-cell>
          <table:table-cell table:formula="of:=(([.H444]-0)/(1-0))*(3-0)+0" office:value-type="float" office:value="1.130859375">
            <text:p>1.130859375</text:p>
          </table:table-cell>
          <table:table-cell table:formula="of:=(([.I444]-0)/(1-0))*(100-0)+0" office:value-type="float" office:value="65.0390625">
            <text:p>65.039062500</text:p>
          </table:table-cell>
          <table:table-cell table:formula="of:=(([.J444]-0)/(1-0))*(3-0)+0" office:value-type="float" office:value="0.908203125">
            <text:p>0.908203125</text:p>
          </table:table-cell>
          <table:table-cell table:formula="of:=(([.K444]-0)/(1-0))*(3-0)+0" office:value-type="float" office:value="1.564453125">
            <text:p>1.564453125</text:p>
          </table:table-cell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445]-0)/(1-0))*(20-2)+2)" office:value-type="float" office:value="18">
            <text:p>18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M445]*[.P445]" office:value-type="float" office:value="7.76953126023047">
            <text:p>7.769531260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formula="of:=(([.F445]-0)/(1-0))*(100-0)+0" office:value-type="float" office:value="19.7265625">
            <text:p>19.726562500</text:p>
          </table:table-cell>
          <table:table-cell table:formula="of:=(([.G445]-0)/(1-0))*(3-0)+0" office:value-type="float" office:value="2.865234375">
            <text:p>2.865234375</text:p>
          </table:table-cell>
          <table:table-cell table:formula="of:=(([.H445]-0)/(1-0))*(3-0)+0" office:value-type="float" office:value="0.380859375">
            <text:p>0.380859375</text:p>
          </table:table-cell>
          <table:table-cell table:formula="of:=(([.I445]-0)/(1-0))*(100-0)+0" office:value-type="float" office:value="90.0390625">
            <text:p>90.039062500</text:p>
          </table:table-cell>
          <table:table-cell table:formula="of:=(([.J445]-0)/(1-0))*(3-0)+0" office:value-type="float" office:value="0.158203125">
            <text:p>0.158203125</text:p>
          </table:table-cell>
          <table:table-cell table:formula="of:=(([.K445]-0)/(1-0))*(3-0)+0" office:value-type="float" office:value="2.314453125">
            <text:p>2.314453125</text:p>
          </table:table-cell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446]-0)/(1-0))*(20-2)+2)" office:value-type="float" office:value="9">
            <text:p>9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M446]*[.P446]" office:value-type="float" office:value="8.38476562561523">
            <text:p>8.384765626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formula="of:=(([.F446]-0)/(1-0))*(100-0)+0" office:value-type="float" office:value="69.7265625">
            <text:p>69.726562500</text:p>
          </table:table-cell>
          <table:table-cell table:formula="of:=(([.G446]-0)/(1-0))*(3-0)+0" office:value-type="float" office:value="1.365234375">
            <text:p>1.365234375</text:p>
          </table:table-cell>
          <table:table-cell table:formula="of:=(([.H446]-0)/(1-0))*(3-0)+0" office:value-type="float" office:value="1.880859375">
            <text:p>1.880859375</text:p>
          </table:table-cell>
          <table:table-cell table:formula="of:=(([.I446]-0)/(1-0))*(100-0)+0" office:value-type="float" office:value="40.0390625">
            <text:p>40.039062500</text:p>
          </table:table-cell>
          <table:table-cell table:formula="of:=(([.J446]-0)/(1-0))*(3-0)+0" office:value-type="float" office:value="1.658203125">
            <text:p>1.658203125</text:p>
          </table:table-cell>
          <table:table-cell table:formula="of:=(([.K446]-0)/(1-0))*(3-0)+0" office:value-type="float" office:value="0.814453125">
            <text:p>0.814453125</text:p>
          </table:table-cell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447]-0)/(1-0))*(20-2)+2)" office:value-type="float" office:value="7">
            <text:p>7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M447]*[.P447]" office:value-type="float" office:value="5.64648437635352">
            <text:p>5.646484376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formula="of:=(([.F447]-0)/(1-0))*(100-0)+0" office:value-type="float" office:value="82.2265625">
            <text:p>82.226562500</text:p>
          </table:table-cell>
          <table:table-cell table:formula="of:=(([.G447]-0)/(1-0))*(3-0)+0" office:value-type="float" office:value="2.490234375">
            <text:p>2.490234375</text:p>
          </table:table-cell>
          <table:table-cell table:formula="of:=(([.H447]-0)/(1-0))*(3-0)+0" office:value-type="float" office:value="0.005859375">
            <text:p>0.005859375</text:p>
          </table:table-cell>
          <table:table-cell table:formula="of:=(([.I447]-0)/(1-0))*(100-0)+0" office:value-type="float" office:value="77.5390625">
            <text:p>77.539062500</text:p>
          </table:table-cell>
          <table:table-cell table:formula="of:=(([.J447]-0)/(1-0))*(3-0)+0" office:value-type="float" office:value="1.283203125">
            <text:p>1.283203125</text:p>
          </table:table-cell>
          <table:table-cell table:formula="of:=(([.K447]-0)/(1-0))*(3-0)+0" office:value-type="float" office:value="2.689453125">
            <text:p>2.689453125</text:p>
          </table:table-cell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448]-0)/(1-0))*(20-2)+2)" office:value-type="float" office:value="16">
            <text:p>16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M448]*[.P448]" office:value-type="float" office:value="4.90625001109375">
            <text:p>4.906250011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formula="of:=(([.F448]-0)/(1-0))*(100-0)+0" office:value-type="float" office:value="32.2265625">
            <text:p>32.226562500</text:p>
          </table:table-cell>
          <table:table-cell table:formula="of:=(([.G448]-0)/(1-0))*(3-0)+0" office:value-type="float" office:value="0.990234375">
            <text:p>0.990234375</text:p>
          </table:table-cell>
          <table:table-cell table:formula="of:=(([.H448]-0)/(1-0))*(3-0)+0" office:value-type="float" office:value="1.505859375">
            <text:p>1.505859375</text:p>
          </table:table-cell>
          <table:table-cell table:formula="of:=(([.I448]-0)/(1-0))*(100-0)+0" office:value-type="float" office:value="27.5390625">
            <text:p>27.539062500</text:p>
          </table:table-cell>
          <table:table-cell table:formula="of:=(([.J448]-0)/(1-0))*(3-0)+0" office:value-type="float" office:value="2.783203125">
            <text:p>2.783203125</text:p>
          </table:table-cell>
          <table:table-cell table:formula="of:=(([.K448]-0)/(1-0))*(3-0)+0" office:value-type="float" office:value="1.189453125">
            <text:p>1.189453125</text:p>
          </table:table-cell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449]-0)/(1-0))*(20-2)+2)" office:value-type="float" office:value="11">
            <text:p>11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M449]*[.P449]" office:value-type="float" office:value="6.12304687987695">
            <text:p>6.123046880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formula="of:=(([.F449]-0)/(1-0))*(100-0)+0" office:value-type="float" office:value="7.2265625">
            <text:p>7.226562500</text:p>
          </table:table-cell>
          <table:table-cell table:formula="of:=(([.G449]-0)/(1-0))*(3-0)+0" office:value-type="float" office:value="1.740234375">
            <text:p>1.740234375</text:p>
          </table:table-cell>
          <table:table-cell table:formula="of:=(([.H449]-0)/(1-0))*(3-0)+0" office:value-type="float" office:value="2.255859375">
            <text:p>2.255859375</text:p>
          </table:table-cell>
          <table:table-cell table:formula="of:=(([.I449]-0)/(1-0))*(100-0)+0" office:value-type="float" office:value="2.5390625">
            <text:p>2.539062500</text:p>
          </table:table-cell>
          <table:table-cell table:formula="of:=(([.J449]-0)/(1-0))*(3-0)+0" office:value-type="float" office:value="2.033203125">
            <text:p>2.033203125</text:p>
          </table:table-cell>
          <table:table-cell table:formula="of:=(([.K449]-0)/(1-0))*(3-0)+0" office:value-type="float" office:value="0.439453125">
            <text:p>0.439453125</text:p>
          </table:table-cell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450]-0)/(1-0))*(20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M450]*[.P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formula="of:=(([.F450]-0)/(1-0))*(100-0)+0" office:value-type="float" office:value="57.2265625">
            <text:p>57.226562500</text:p>
          </table:table-cell>
          <table:table-cell table:formula="of:=(([.G450]-0)/(1-0))*(3-0)+0" office:value-type="float" office:value="0.240234375">
            <text:p>0.240234375</text:p>
          </table:table-cell>
          <table:table-cell table:formula="of:=(([.H450]-0)/(1-0))*(3-0)+0" office:value-type="float" office:value="0.755859375">
            <text:p>0.755859375</text:p>
          </table:table-cell>
          <table:table-cell table:formula="of:=(([.I450]-0)/(1-0))*(100-0)+0" office:value-type="float" office:value="52.5390625">
            <text:p>52.539062500</text:p>
          </table:table-cell>
          <table:table-cell table:formula="of:=(([.J450]-0)/(1-0))*(3-0)+0" office:value-type="float" office:value="0.533203125">
            <text:p>0.533203125</text:p>
          </table:table-cell>
          <table:table-cell table:formula="of:=(([.K450]-0)/(1-0))*(3-0)+0" office:value-type="float" office:value="1.939453125">
            <text:p>1.939453125</text:p>
          </table:table-cell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451]-0)/(1-0))*(20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M451]*[.P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formula="of:=(([.F451]-0)/(1-0))*(100-0)+0" office:value-type="float" office:value="76.7578125">
            <text:p>76.757812500</text:p>
          </table:table-cell>
          <table:table-cell table:formula="of:=(([.G451]-0)/(1-0))*(3-0)+0" office:value-type="float" office:value="0.498046875">
            <text:p>0.498046875</text:p>
          </table:table-cell>
          <table:table-cell table:formula="of:=(([.H451]-0)/(1-0))*(3-0)+0" office:value-type="float" office:value="0.966796875">
            <text:p>0.966796875</text:p>
          </table:table-cell>
          <table:table-cell table:formula="of:=(([.I451]-0)/(1-0))*(100-0)+0" office:value-type="float" office:value="92.3828125">
            <text:p>92.382812500</text:p>
          </table:table-cell>
          <table:table-cell table:formula="of:=(([.J451]-0)/(1-0))*(3-0)+0" office:value-type="float" office:value="1.962890625">
            <text:p>1.962890625</text:p>
          </table:table-cell>
          <table:table-cell table:formula="of:=(([.K451]-0)/(1-0))*(3-0)+0" office:value-type="float" office:value="0.697265625">
            <text:p>0.697265625</text:p>
          </table:table-cell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452]-0)/(1-0))*(20-2)+2)" office:value-type="float" office:value="11">
            <text:p>11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M452]*[.P452]" office:value-type="float" office:value="1.91210938408789">
            <text:p>1.912109384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formula="of:=(([.F452]-0)/(1-0))*(100-0)+0" office:value-type="float" office:value="26.7578125">
            <text:p>26.757812500</text:p>
          </table:table-cell>
          <table:table-cell table:formula="of:=(([.G452]-0)/(1-0))*(3-0)+0" office:value-type="float" office:value="1.998046875">
            <text:p>1.998046875</text:p>
          </table:table-cell>
          <table:table-cell table:formula="of:=(([.H452]-0)/(1-0))*(3-0)+0" office:value-type="float" office:value="2.466796875">
            <text:p>2.466796875</text:p>
          </table:table-cell>
          <table:table-cell table:formula="of:=(([.I452]-0)/(1-0))*(100-0)+0" office:value-type="float" office:value="42.3828125">
            <text:p>42.382812500</text:p>
          </table:table-cell>
          <table:table-cell table:formula="of:=(([.J452]-0)/(1-0))*(3-0)+0" office:value-type="float" office:value="0.462890625">
            <text:p>0.462890625</text:p>
          </table:table-cell>
          <table:table-cell table:formula="of:=(([.K452]-0)/(1-0))*(3-0)+0" office:value-type="float" office:value="2.197265625">
            <text:p>2.197265625</text:p>
          </table:table-cell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453]-0)/(1-0))*(20-2)+2)" office:value-type="float" office:value="16">
            <text:p>16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M453]*[.P453]" office:value-type="float" office:value="14.7812500012188">
            <text:p>14.78125000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formula="of:=(([.F453]-0)/(1-0))*(100-0)+0" office:value-type="float" office:value="1.7578125">
            <text:p>1.757812500</text:p>
          </table:table-cell>
          <table:table-cell table:formula="of:=(([.G453]-0)/(1-0))*(3-0)+0" office:value-type="float" office:value="1.248046875">
            <text:p>1.248046875</text:p>
          </table:table-cell>
          <table:table-cell table:formula="of:=(([.H453]-0)/(1-0))*(3-0)+0" office:value-type="float" office:value="1.716796875">
            <text:p>1.716796875</text:p>
          </table:table-cell>
          <table:table-cell table:formula="of:=(([.I453]-0)/(1-0))*(100-0)+0" office:value-type="float" office:value="17.3828125">
            <text:p>17.382812500</text:p>
          </table:table-cell>
          <table:table-cell table:formula="of:=(([.J453]-0)/(1-0))*(3-0)+0" office:value-type="float" office:value="1.212890625">
            <text:p>1.212890625</text:p>
          </table:table-cell>
          <table:table-cell table:formula="of:=(([.K453]-0)/(1-0))*(3-0)+0" office:value-type="float" office:value="2.947265625">
            <text:p>2.947265625</text:p>
          </table:table-cell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454]-0)/(1-0))*(20-2)+2)" office:value-type="float" office:value="7">
            <text:p>7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M454]*[.P454]" office:value-type="float" office:value="2.9667968790332">
            <text:p>2.966796879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formula="of:=(([.F454]-0)/(1-0))*(100-0)+0" office:value-type="float" office:value="51.7578125">
            <text:p>51.757812500</text:p>
          </table:table-cell>
          <table:table-cell table:formula="of:=(([.G454]-0)/(1-0))*(3-0)+0" office:value-type="float" office:value="2.748046875">
            <text:p>2.748046875</text:p>
          </table:table-cell>
          <table:table-cell table:formula="of:=(([.H454]-0)/(1-0))*(3-0)+0" office:value-type="float" office:value="0.216796875">
            <text:p>0.216796875</text:p>
          </table:table-cell>
          <table:table-cell table:formula="of:=(([.I454]-0)/(1-0))*(100-0)+0" office:value-type="float" office:value="67.3828125">
            <text:p>67.382812500</text:p>
          </table:table-cell>
          <table:table-cell table:formula="of:=(([.J454]-0)/(1-0))*(3-0)+0" office:value-type="float" office:value="2.712890625">
            <text:p>2.712890625</text:p>
          </table:table-cell>
          <table:table-cell table:formula="of:=(([.K454]-0)/(1-0))*(3-0)+0" office:value-type="float" office:value="1.447265625">
            <text:p>1.447265625</text:p>
          </table:table-cell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455]-0)/(1-0))*(20-2)+2)" office:value-type="float" office:value="9">
            <text:p>9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M455]*[.P455]" office:value-type="float" office:value="2.68945313131055">
            <text:p>2.689453131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formula="of:=(([.F455]-0)/(1-0))*(100-0)+0" office:value-type="float" office:value="89.2578125">
            <text:p>89.257812500</text:p>
          </table:table-cell>
          <table:table-cell table:formula="of:=(([.G455]-0)/(1-0))*(3-0)+0" office:value-type="float" office:value="0.873046875">
            <text:p>0.873046875</text:p>
          </table:table-cell>
          <table:table-cell table:formula="of:=(([.H455]-0)/(1-0))*(3-0)+0" office:value-type="float" office:value="2.091796875">
            <text:p>2.091796875</text:p>
          </table:table-cell>
          <table:table-cell table:formula="of:=(([.I455]-0)/(1-0))*(100-0)+0" office:value-type="float" office:value="4.8828125">
            <text:p>4.882812500</text:p>
          </table:table-cell>
          <table:table-cell table:formula="of:=(([.J455]-0)/(1-0))*(3-0)+0" office:value-type="float" office:value="0.087890625">
            <text:p>0.087890625</text:p>
          </table:table-cell>
          <table:table-cell table:formula="of:=(([.K455]-0)/(1-0))*(3-0)+0" office:value-type="float" office:value="2.572265625">
            <text:p>2.572265625</text:p>
          </table:table-cell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456]-0)/(1-0))*(20-2)+2)" office:value-type="float" office:value="18">
            <text:p>18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M456]*[.P456]" office:value-type="float" office:value="14.3789062536211">
            <text:p>14.378906254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formula="of:=(([.F456]-0)/(1-0))*(100-0)+0" office:value-type="float" office:value="39.2578125">
            <text:p>39.257812500</text:p>
          </table:table-cell>
          <table:table-cell table:formula="of:=(([.G456]-0)/(1-0))*(3-0)+0" office:value-type="float" office:value="2.373046875">
            <text:p>2.373046875</text:p>
          </table:table-cell>
          <table:table-cell table:formula="of:=(([.H456]-0)/(1-0))*(3-0)+0" office:value-type="float" office:value="0.591796875">
            <text:p>0.591796875</text:p>
          </table:table-cell>
          <table:table-cell table:formula="of:=(([.I456]-0)/(1-0))*(100-0)+0" office:value-type="float" office:value="54.8828125">
            <text:p>54.882812500</text:p>
          </table:table-cell>
          <table:table-cell table:formula="of:=(([.J456]-0)/(1-0))*(3-0)+0" office:value-type="float" office:value="1.587890625">
            <text:p>1.587890625</text:p>
          </table:table-cell>
          <table:table-cell table:formula="of:=(([.K456]-0)/(1-0))*(3-0)+0" office:value-type="float" office:value="1.072265625">
            <text:p>1.072265625</text:p>
          </table:table-cell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457]-0)/(1-0))*(20-2)+2)" office:value-type="float" office:value="14">
            <text:p>14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M457]*[.P457]" office:value-type="float" office:value="0.683593763316406">
            <text:p>0.683593763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formula="of:=(([.F457]-0)/(1-0))*(100-0)+0" office:value-type="float" office:value="14.2578125">
            <text:p>14.257812500</text:p>
          </table:table-cell>
          <table:table-cell table:formula="of:=(([.G457]-0)/(1-0))*(3-0)+0" office:value-type="float" office:value="0.123046875">
            <text:p>0.123046875</text:p>
          </table:table-cell>
          <table:table-cell table:formula="of:=(([.H457]-0)/(1-0))*(3-0)+0" office:value-type="float" office:value="1.341796875">
            <text:p>1.341796875</text:p>
          </table:table-cell>
          <table:table-cell table:formula="of:=(([.I457]-0)/(1-0))*(100-0)+0" office:value-type="float" office:value="79.8828125">
            <text:p>79.882812500</text:p>
          </table:table-cell>
          <table:table-cell table:formula="of:=(([.J457]-0)/(1-0))*(3-0)+0" office:value-type="float" office:value="2.337890625">
            <text:p>2.337890625</text:p>
          </table:table-cell>
          <table:table-cell table:formula="of:=(([.K457]-0)/(1-0))*(3-0)+0" office:value-type="float" office:value="0.322265625">
            <text:p>0.322265625</text:p>
          </table:table-cell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458]-0)/(1-0))*(20-2)+2)" office:value-type="float" office:value="5">
            <text:p>5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M458]*[.P458]" office:value-type="float" office:value="2.74414062725586">
            <text:p>2.744140627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formula="of:=(([.F458]-0)/(1-0))*(100-0)+0" office:value-type="float" office:value="64.2578125">
            <text:p>64.257812500</text:p>
          </table:table-cell>
          <table:table-cell table:formula="of:=(([.G458]-0)/(1-0))*(3-0)+0" office:value-type="float" office:value="1.623046875">
            <text:p>1.623046875</text:p>
          </table:table-cell>
          <table:table-cell table:formula="of:=(([.H458]-0)/(1-0))*(3-0)+0" office:value-type="float" office:value="2.841796875">
            <text:p>2.841796875</text:p>
          </table:table-cell>
          <table:table-cell table:formula="of:=(([.I458]-0)/(1-0))*(100-0)+0" office:value-type="float" office:value="29.8828125">
            <text:p>29.882812500</text:p>
          </table:table-cell>
          <table:table-cell table:formula="of:=(([.J458]-0)/(1-0))*(3-0)+0" office:value-type="float" office:value="0.837890625">
            <text:p>0.837890625</text:p>
          </table:table-cell>
          <table:table-cell table:formula="of:=(([.K458]-0)/(1-0))*(3-0)+0" office:value-type="float" office:value="1.822265625">
            <text:p>1.822265625</text:p>
          </table:table-cell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459]-0)/(1-0))*(20-2)+2)" office:value-type="float" office:value="6">
            <text:p>6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M459]*[.P459]" office:value-type="float" office:value="5.16796875083203">
            <text:p>5.167968751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formula="of:=(([.F459]-0)/(1-0))*(100-0)+0" office:value-type="float" office:value="58.0078125">
            <text:p>58.007812500</text:p>
          </table:table-cell>
          <table:table-cell table:formula="of:=(([.G459]-0)/(1-0))*(3-0)+0" office:value-type="float" office:value="1.060546875">
            <text:p>1.060546875</text:p>
          </table:table-cell>
          <table:table-cell table:formula="of:=(([.H459]-0)/(1-0))*(3-0)+0" office:value-type="float" office:value="1.904296875">
            <text:p>1.904296875</text:p>
          </table:table-cell>
          <table:table-cell table:formula="of:=(([.I459]-0)/(1-0))*(100-0)+0" office:value-type="float" office:value="11.1328125">
            <text:p>11.132812500</text:p>
          </table:table-cell>
          <table:table-cell table:formula="of:=(([.J459]-0)/(1-0))*(3-0)+0" office:value-type="float" office:value="2.900390625">
            <text:p>2.900390625</text:p>
          </table:table-cell>
          <table:table-cell table:formula="of:=(([.K459]-0)/(1-0))*(3-0)+0" office:value-type="float" office:value="1.634765625">
            <text:p>1.634765625</text:p>
          </table:table-cell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460]-0)/(1-0))*(20-2)+2)" office:value-type="float" office:value="15">
            <text:p>15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M460]*[.P460]" office:value-type="float" office:value="5.41992188458008">
            <text:p>5.419921885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formula="of:=(([.F460]-0)/(1-0))*(100-0)+0" office:value-type="float" office:value="8.0078125">
            <text:p>8.007812500</text:p>
          </table:table-cell>
          <table:table-cell table:formula="of:=(([.G460]-0)/(1-0))*(3-0)+0" office:value-type="float" office:value="2.560546875">
            <text:p>2.560546875</text:p>
          </table:table-cell>
          <table:table-cell table:formula="of:=(([.H460]-0)/(1-0))*(3-0)+0" office:value-type="float" office:value="0.404296875">
            <text:p>0.404296875</text:p>
          </table:table-cell>
          <table:table-cell table:formula="of:=(([.I460]-0)/(1-0))*(100-0)+0" office:value-type="float" office:value="61.1328125">
            <text:p>61.132812500</text:p>
          </table:table-cell>
          <table:table-cell table:formula="of:=(([.J460]-0)/(1-0))*(3-0)+0" office:value-type="float" office:value="1.400390625">
            <text:p>1.400390625</text:p>
          </table:table-cell>
          <table:table-cell table:formula="of:=(([.K460]-0)/(1-0))*(3-0)+0" office:value-type="float" office:value="0.134765625">
            <text:p>0.134765625</text:p>
          </table:table-cell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461]-0)/(1-0))*(20-2)+2)" office:value-type="float" office:value="19">
            <text:p>19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M461]*[.P461]" office:value-type="float" office:value="11.6152343823848">
            <text:p>11.615234382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formula="of:=(([.F461]-0)/(1-0))*(100-0)+0" office:value-type="float" office:value="33.0078125">
            <text:p>33.007812500</text:p>
          </table:table-cell>
          <table:table-cell table:formula="of:=(([.G461]-0)/(1-0))*(3-0)+0" office:value-type="float" office:value="0.310546875">
            <text:p>0.310546875</text:p>
          </table:table-cell>
          <table:table-cell table:formula="of:=(([.H461]-0)/(1-0))*(3-0)+0" office:value-type="float" office:value="1.154296875">
            <text:p>1.154296875</text:p>
          </table:table-cell>
          <table:table-cell table:formula="of:=(([.I461]-0)/(1-0))*(100-0)+0" office:value-type="float" office:value="86.1328125">
            <text:p>86.132812500</text:p>
          </table:table-cell>
          <table:table-cell table:formula="of:=(([.J461]-0)/(1-0))*(3-0)+0" office:value-type="float" office:value="0.650390625">
            <text:p>0.650390625</text:p>
          </table:table-cell>
          <table:table-cell table:formula="of:=(([.K461]-0)/(1-0))*(3-0)+0" office:value-type="float" office:value="0.884765625">
            <text:p>0.884765625</text:p>
          </table:table-cell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462]-0)/(1-0))*(20-2)+2)" office:value-type="float" office:value="10">
            <text:p>10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M462]*[.P462]" office:value-type="float" office:value="1.11328125888672">
            <text:p>1.113281259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formula="of:=(([.F462]-0)/(1-0))*(100-0)+0" office:value-type="float" office:value="83.0078125">
            <text:p>83.007812500</text:p>
          </table:table-cell>
          <table:table-cell table:formula="of:=(([.G462]-0)/(1-0))*(3-0)+0" office:value-type="float" office:value="1.810546875">
            <text:p>1.810546875</text:p>
          </table:table-cell>
          <table:table-cell table:formula="of:=(([.H462]-0)/(1-0))*(3-0)+0" office:value-type="float" office:value="2.654296875">
            <text:p>2.654296875</text:p>
          </table:table-cell>
          <table:table-cell table:formula="of:=(([.I462]-0)/(1-0))*(100-0)+0" office:value-type="float" office:value="36.1328125">
            <text:p>36.132812500</text:p>
          </table:table-cell>
          <table:table-cell table:formula="of:=(([.J462]-0)/(1-0))*(3-0)+0" office:value-type="float" office:value="2.150390625">
            <text:p>2.150390625</text:p>
          </table:table-cell>
          <table:table-cell table:formula="of:=(([.K462]-0)/(1-0))*(3-0)+0" office:value-type="float" office:value="2.384765625">
            <text:p>2.384765625</text:p>
          </table:table-cell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463]-0)/(1-0))*(20-2)+2)" office:value-type="float" office:value="8">
            <text:p>8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M463]*[.P463]" office:value-type="float" office:value="1.89062500610938">
            <text:p>1.890625006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formula="of:=(([.F463]-0)/(1-0))*(100-0)+0" office:value-type="float" office:value="70.5078125">
            <text:p>70.507812500</text:p>
          </table:table-cell>
          <table:table-cell table:formula="of:=(([.G463]-0)/(1-0))*(3-0)+0" office:value-type="float" office:value="0.685546875">
            <text:p>0.685546875</text:p>
          </table:table-cell>
          <table:table-cell table:formula="of:=(([.H463]-0)/(1-0))*(3-0)+0" office:value-type="float" office:value="0.779296875">
            <text:p>0.779296875</text:p>
          </table:table-cell>
          <table:table-cell table:formula="of:=(([.I463]-0)/(1-0))*(100-0)+0" office:value-type="float" office:value="98.6328125">
            <text:p>98.632812500</text:p>
          </table:table-cell>
          <table:table-cell table:formula="of:=(([.J463]-0)/(1-0))*(3-0)+0" office:value-type="float" office:value="1.025390625">
            <text:p>1.025390625</text:p>
          </table:table-cell>
          <table:table-cell table:formula="of:=(([.K463]-0)/(1-0))*(3-0)+0" office:value-type="float" office:value="1.259765625">
            <text:p>1.259765625</text:p>
          </table:table-cell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464]-0)/(1-0))*(20-2)+2)" office:value-type="float" office:value="17">
            <text:p>17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M464]*[.P464]" office:value-type="float" office:value="12.5175781294824">
            <text:p>12.517578129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formula="of:=(([.F464]-0)/(1-0))*(100-0)+0" office:value-type="float" office:value="20.5078125">
            <text:p>20.507812500</text:p>
          </table:table-cell>
          <table:table-cell table:formula="of:=(([.G464]-0)/(1-0))*(3-0)+0" office:value-type="float" office:value="2.185546875">
            <text:p>2.185546875</text:p>
          </table:table-cell>
          <table:table-cell table:formula="of:=(([.H464]-0)/(1-0))*(3-0)+0" office:value-type="float" office:value="2.279296875">
            <text:p>2.279296875</text:p>
          </table:table-cell>
          <table:table-cell table:formula="of:=(([.I464]-0)/(1-0))*(100-0)+0" office:value-type="float" office:value="48.6328125">
            <text:p>48.632812500</text:p>
          </table:table-cell>
          <table:table-cell table:formula="of:=(([.J464]-0)/(1-0))*(3-0)+0" office:value-type="float" office:value="2.525390625">
            <text:p>2.525390625</text:p>
          </table:table-cell>
          <table:table-cell table:formula="of:=(([.K464]-0)/(1-0))*(3-0)+0" office:value-type="float" office:value="2.759765625">
            <text:p>2.759765625</text:p>
          </table:table-cell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465]-0)/(1-0))*(20-2)+2)" office:value-type="float" office:value="12">
            <text:p>12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M465]*[.P465]" office:value-type="float" office:value="5.83593750616406">
            <text:p>5.835937506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formula="of:=(([.F465]-0)/(1-0))*(100-0)+0" office:value-type="float" office:value="45.5078125">
            <text:p>45.507812500</text:p>
          </table:table-cell>
          <table:table-cell table:formula="of:=(([.G465]-0)/(1-0))*(3-0)+0" office:value-type="float" office:value="1.435546875">
            <text:p>1.435546875</text:p>
          </table:table-cell>
          <table:table-cell table:formula="of:=(([.H465]-0)/(1-0))*(3-0)+0" office:value-type="float" office:value="1.529296875">
            <text:p>1.529296875</text:p>
          </table:table-cell>
          <table:table-cell table:formula="of:=(([.I465]-0)/(1-0))*(100-0)+0" office:value-type="float" office:value="23.6328125">
            <text:p>23.632812500</text:p>
          </table:table-cell>
          <table:table-cell table:formula="of:=(([.J465]-0)/(1-0))*(3-0)+0" office:value-type="float" office:value="1.775390625">
            <text:p>1.775390625</text:p>
          </table:table-cell>
          <table:table-cell table:formula="of:=(([.K465]-0)/(1-0))*(3-0)+0" office:value-type="float" office:value="2.009765625">
            <text:p>2.009765625</text:p>
          </table:table-cell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466]-0)/(1-0))*(20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M466]*[.P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formula="of:=(([.F466]-0)/(1-0))*(100-0)+0" office:value-type="float" office:value="95.5078125">
            <text:p>95.507812500</text:p>
          </table:table-cell>
          <table:table-cell table:formula="of:=(([.G466]-0)/(1-0))*(3-0)+0" office:value-type="float" office:value="2.935546875">
            <text:p>2.935546875</text:p>
          </table:table-cell>
          <table:table-cell table:formula="of:=(([.H466]-0)/(1-0))*(3-0)+0" office:value-type="float" office:value="0.029296875">
            <text:p>0.029296875</text:p>
          </table:table-cell>
          <table:table-cell table:formula="of:=(([.I466]-0)/(1-0))*(100-0)+0" office:value-type="float" office:value="73.6328125">
            <text:p>73.632812500</text:p>
          </table:table-cell>
          <table:table-cell table:formula="of:=(([.J466]-0)/(1-0))*(3-0)+0" office:value-type="float" office:value="0.275390625">
            <text:p>0.275390625</text:p>
          </table:table-cell>
          <table:table-cell table:formula="of:=(([.K466]-0)/(1-0))*(3-0)+0" office:value-type="float" office:value="0.509765625">
            <text:p>0.509765625</text:p>
          </table:table-cell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467]-0)/(1-0))*(20-2)+2)" office:value-type="float" office:value="4">
            <text:p>4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M467]*[.P467]" office:value-type="float" office:value="0.0703125039296875">
            <text:p>0.070312504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formula="of:=(([.F467]-0)/(1-0))*(100-0)+0" office:value-type="float" office:value="23.6328125">
            <text:p>23.632812500</text:p>
          </table:table-cell>
          <table:table-cell table:formula="of:=(([.G467]-0)/(1-0))*(3-0)+0" office:value-type="float" office:value="1.904296875">
            <text:p>1.904296875</text:p>
          </table:table-cell>
          <table:table-cell table:formula="of:=(([.H467]-0)/(1-0))*(3-0)+0" office:value-type="float" office:value="1.623046875">
            <text:p>1.623046875</text:p>
          </table:table-cell>
          <table:table-cell table:formula="of:=(([.I467]-0)/(1-0))*(100-0)+0" office:value-type="float" office:value="58.0078125">
            <text:p>58.007812500</text:p>
          </table:table-cell>
          <table:table-cell table:formula="of:=(([.J467]-0)/(1-0))*(3-0)+0" office:value-type="float" office:value="1.681640625">
            <text:p>1.681640625</text:p>
          </table:table-cell>
          <table:table-cell table:formula="of:=(([.K467]-0)/(1-0))*(3-0)+0" office:value-type="float" office:value="0.416015625">
            <text:p>0.416015625</text:p>
          </table:table-cell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468]-0)/(1-0))*(20-2)+2)" office:value-type="float" office:value="13">
            <text:p>13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M468]*[.P468]" office:value-type="float" office:value="6.72851563127148">
            <text:p>6.728515631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formula="of:=(([.F468]-0)/(1-0))*(100-0)+0" office:value-type="float" office:value="73.6328125">
            <text:p>73.632812500</text:p>
          </table:table-cell>
          <table:table-cell table:formula="of:=(([.G468]-0)/(1-0))*(3-0)+0" office:value-type="float" office:value="0.404296875">
            <text:p>0.404296875</text:p>
          </table:table-cell>
          <table:table-cell table:formula="of:=(([.H468]-0)/(1-0))*(3-0)+0" office:value-type="float" office:value="0.123046875">
            <text:p>0.123046875</text:p>
          </table:table-cell>
          <table:table-cell table:formula="of:=(([.I468]-0)/(1-0))*(100-0)+0" office:value-type="float" office:value="8.0078125">
            <text:p>8.007812500</text:p>
          </table:table-cell>
          <table:table-cell table:formula="of:=(([.J468]-0)/(1-0))*(3-0)+0" office:value-type="float" office:value="0.181640625">
            <text:p>0.181640625</text:p>
          </table:table-cell>
          <table:table-cell table:formula="of:=(([.K468]-0)/(1-0))*(3-0)+0" office:value-type="float" office:value="1.916015625">
            <text:p>1.916015625</text:p>
          </table:table-cell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469]-0)/(1-0))*(20-2)+2)" office:value-type="float" office:value="18">
            <text:p>18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M469]*[.P469]" office:value-type="float" office:value="4.81640626318359">
            <text:p>4.816406263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formula="of:=(([.F469]-0)/(1-0))*(100-0)+0" office:value-type="float" office:value="98.6328125">
            <text:p>98.632812500</text:p>
          </table:table-cell>
          <table:table-cell table:formula="of:=(([.G469]-0)/(1-0))*(3-0)+0" office:value-type="float" office:value="2.654296875">
            <text:p>2.654296875</text:p>
          </table:table-cell>
          <table:table-cell table:formula="of:=(([.H469]-0)/(1-0))*(3-0)+0" office:value-type="float" office:value="0.873046875">
            <text:p>0.873046875</text:p>
          </table:table-cell>
          <table:table-cell table:formula="of:=(([.I469]-0)/(1-0))*(100-0)+0" office:value-type="float" office:value="33.0078125">
            <text:p>33.007812500</text:p>
          </table:table-cell>
          <table:table-cell table:formula="of:=(([.J469]-0)/(1-0))*(3-0)+0" office:value-type="float" office:value="0.931640625">
            <text:p>0.931640625</text:p>
          </table:table-cell>
          <table:table-cell table:formula="of:=(([.K469]-0)/(1-0))*(3-0)+0" office:value-type="float" office:value="2.666015625">
            <text:p>2.666015625</text:p>
          </table:table-cell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470]-0)/(1-0))*(20-2)+2)" office:value-type="float" office:value="9">
            <text:p>9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M470]*[.P470]" office:value-type="float" office:value="6.9082031270918">
            <text:p>6.908203127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formula="of:=(([.F470]-0)/(1-0))*(100-0)+0" office:value-type="float" office:value="48.6328125">
            <text:p>48.632812500</text:p>
          </table:table-cell>
          <table:table-cell table:formula="of:=(([.G470]-0)/(1-0))*(3-0)+0" office:value-type="float" office:value="1.154296875">
            <text:p>1.154296875</text:p>
          </table:table-cell>
          <table:table-cell table:formula="of:=(([.H470]-0)/(1-0))*(3-0)+0" office:value-type="float" office:value="2.373046875">
            <text:p>2.373046875</text:p>
          </table:table-cell>
          <table:table-cell table:formula="of:=(([.I470]-0)/(1-0))*(100-0)+0" office:value-type="float" office:value="83.0078125">
            <text:p>83.007812500</text:p>
          </table:table-cell>
          <table:table-cell table:formula="of:=(([.J470]-0)/(1-0))*(3-0)+0" office:value-type="float" office:value="2.431640625">
            <text:p>2.431640625</text:p>
          </table:table-cell>
          <table:table-cell table:formula="of:=(([.K470]-0)/(1-0))*(3-0)+0" office:value-type="float" office:value="1.166015625">
            <text:p>1.166015625</text:p>
          </table:table-cell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471]-0)/(1-0))*(20-2)+2)" office:value-type="float" office:value="11">
            <text:p>11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M471]*[.P471]" office:value-type="float" office:value="9.81835937618164">
            <text:p>9.818359376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formula="of:=(([.F471]-0)/(1-0))*(100-0)+0" office:value-type="float" office:value="11.1328125">
            <text:p>11.132812500</text:p>
          </table:table-cell>
          <table:table-cell table:formula="of:=(([.G471]-0)/(1-0))*(3-0)+0" office:value-type="float" office:value="2.279296875">
            <text:p>2.279296875</text:p>
          </table:table-cell>
          <table:table-cell table:formula="of:=(([.H471]-0)/(1-0))*(3-0)+0" office:value-type="float" office:value="1.248046875">
            <text:p>1.248046875</text:p>
          </table:table-cell>
          <table:table-cell table:formula="of:=(([.I471]-0)/(1-0))*(100-0)+0" office:value-type="float" office:value="45.5078125">
            <text:p>45.507812500</text:p>
          </table:table-cell>
          <table:table-cell table:formula="of:=(([.J471]-0)/(1-0))*(3-0)+0" office:value-type="float" office:value="0.556640625">
            <text:p>0.556640625</text:p>
          </table:table-cell>
          <table:table-cell table:formula="of:=(([.K471]-0)/(1-0))*(3-0)+0" office:value-type="float" office:value="2.291015625">
            <text:p>2.291015625</text:p>
          </table:table-cell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472]-0)/(1-0))*(20-2)+2)" office:value-type="float" office:value="20">
            <text:p>20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M472]*[.P472]" office:value-type="float" office:value="7.85156251214844">
            <text:p>7.851562512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formula="of:=(([.F472]-0)/(1-0))*(100-0)+0" office:value-type="float" office:value="61.1328125">
            <text:p>61.132812500</text:p>
          </table:table-cell>
          <table:table-cell table:formula="of:=(([.G472]-0)/(1-0))*(3-0)+0" office:value-type="float" office:value="0.779296875">
            <text:p>0.779296875</text:p>
          </table:table-cell>
          <table:table-cell table:formula="of:=(([.H472]-0)/(1-0))*(3-0)+0" office:value-type="float" office:value="2.748046875">
            <text:p>2.748046875</text:p>
          </table:table-cell>
          <table:table-cell table:formula="of:=(([.I472]-0)/(1-0))*(100-0)+0" office:value-type="float" office:value="95.5078125">
            <text:p>95.507812500</text:p>
          </table:table-cell>
          <table:table-cell table:formula="of:=(([.J472]-0)/(1-0))*(3-0)+0" office:value-type="float" office:value="2.056640625">
            <text:p>2.056640625</text:p>
          </table:table-cell>
          <table:table-cell table:formula="of:=(([.K472]-0)/(1-0))*(3-0)+0" office:value-type="float" office:value="0.791015625">
            <text:p>0.791015625</text:p>
          </table:table-cell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473]-0)/(1-0))*(20-2)+2)" office:value-type="float" office:value="15">
            <text:p>15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M473]*[.P473]" office:value-type="float" office:value="9.63867188036133">
            <text:p>9.638671880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formula="of:=(([.F473]-0)/(1-0))*(100-0)+0" office:value-type="float" office:value="86.1328125">
            <text:p>86.132812500</text:p>
          </table:table-cell>
          <table:table-cell table:formula="of:=(([.G473]-0)/(1-0))*(3-0)+0" office:value-type="float" office:value="1.529296875">
            <text:p>1.529296875</text:p>
          </table:table-cell>
          <table:table-cell table:formula="of:=(([.H473]-0)/(1-0))*(3-0)+0" office:value-type="float" office:value="1.998046875">
            <text:p>1.998046875</text:p>
          </table:table-cell>
          <table:table-cell table:formula="of:=(([.I473]-0)/(1-0))*(100-0)+0" office:value-type="float" office:value="70.5078125">
            <text:p>70.507812500</text:p>
          </table:table-cell>
          <table:table-cell table:formula="of:=(([.J473]-0)/(1-0))*(3-0)+0" office:value-type="float" office:value="2.806640625">
            <text:p>2.806640625</text:p>
          </table:table-cell>
          <table:table-cell table:formula="of:=(([.K473]-0)/(1-0))*(3-0)+0" office:value-type="float" office:value="0.041015625">
            <text:p>0.041015625</text:p>
          </table:table-cell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474]-0)/(1-0))*(20-2)+2)" office:value-type="float" office:value="6">
            <text:p>6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M474]*[.P474]" office:value-type="float" office:value="0.855468755144531">
            <text:p>0.855468755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formula="of:=(([.F474]-0)/(1-0))*(100-0)+0" office:value-type="float" office:value="36.1328125">
            <text:p>36.132812500</text:p>
          </table:table-cell>
          <table:table-cell table:formula="of:=(([.G474]-0)/(1-0))*(3-0)+0" office:value-type="float" office:value="0.029296875">
            <text:p>0.029296875</text:p>
          </table:table-cell>
          <table:table-cell table:formula="of:=(([.H474]-0)/(1-0))*(3-0)+0" office:value-type="float" office:value="0.498046875">
            <text:p>0.498046875</text:p>
          </table:table-cell>
          <table:table-cell table:formula="of:=(([.I474]-0)/(1-0))*(100-0)+0" office:value-type="float" office:value="20.5078125">
            <text:p>20.507812500</text:p>
          </table:table-cell>
          <table:table-cell table:formula="of:=(([.J474]-0)/(1-0))*(3-0)+0" office:value-type="float" office:value="1.306640625">
            <text:p>1.306640625</text:p>
          </table:table-cell>
          <table:table-cell table:formula="of:=(([.K474]-0)/(1-0))*(3-0)+0" office:value-type="float" office:value="1.541015625">
            <text:p>1.541015625</text:p>
          </table:table-cell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475]-0)/(1-0))*(20-2)+2)" office:value-type="float" office:value="5">
            <text:p>5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M475]*[.P475]" office:value-type="float" office:value="2.27539062772461">
            <text:p>2.275390628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formula="of:=(([.F475]-0)/(1-0))*(100-0)+0" office:value-type="float" office:value="42.3828125">
            <text:p>42.382812500</text:p>
          </table:table-cell>
          <table:table-cell table:formula="of:=(([.G475]-0)/(1-0))*(3-0)+0" office:value-type="float" office:value="2.466796875">
            <text:p>2.466796875</text:p>
          </table:table-cell>
          <table:table-cell table:formula="of:=(([.H475]-0)/(1-0))*(3-0)+0" office:value-type="float" office:value="1.435546875">
            <text:p>1.435546875</text:p>
          </table:table-cell>
          <table:table-cell table:formula="of:=(([.I475]-0)/(1-0))*(100-0)+0" office:value-type="float" office:value="39.2578125">
            <text:p>39.257812500</text:p>
          </table:table-cell>
          <table:table-cell table:formula="of:=(([.J475]-0)/(1-0))*(3-0)+0" office:value-type="float" office:value="2.619140625">
            <text:p>2.619140625</text:p>
          </table:table-cell>
          <table:table-cell table:formula="of:=(([.K475]-0)/(1-0))*(3-0)+0" office:value-type="float" office:value="1.728515625">
            <text:p>1.728515625</text:p>
          </table:table-cell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476]-0)/(1-0))*(20-2)+2)" office:value-type="float" office:value="14">
            <text:p>14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M476]*[.P476]" office:value-type="float" office:value="13.3710937506289">
            <text:p>13.371093751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formula="of:=(([.F476]-0)/(1-0))*(100-0)+0" office:value-type="float" office:value="92.3828125">
            <text:p>92.382812500</text:p>
          </table:table-cell>
          <table:table-cell table:formula="of:=(([.G476]-0)/(1-0))*(3-0)+0" office:value-type="float" office:value="0.966796875">
            <text:p>0.966796875</text:p>
          </table:table-cell>
          <table:table-cell table:formula="of:=(([.H476]-0)/(1-0))*(3-0)+0" office:value-type="float" office:value="2.935546875">
            <text:p>2.935546875</text:p>
          </table:table-cell>
          <table:table-cell table:formula="of:=(([.I476]-0)/(1-0))*(100-0)+0" office:value-type="float" office:value="89.2578125">
            <text:p>89.257812500</text:p>
          </table:table-cell>
          <table:table-cell table:formula="of:=(([.J476]-0)/(1-0))*(3-0)+0" office:value-type="float" office:value="1.119140625">
            <text:p>1.119140625</text:p>
          </table:table-cell>
          <table:table-cell table:formula="of:=(([.K476]-0)/(1-0))*(3-0)+0" office:value-type="float" office:value="0.228515625">
            <text:p>0.228515625</text:p>
          </table:table-cell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477]-0)/(1-0))*(20-2)+2)" office:value-type="float" office:value="19">
            <text:p>19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M477]*[.P477]" office:value-type="float" office:value="3.89648439010352">
            <text:p>3.896484390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formula="of:=(([.F477]-0)/(1-0))*(100-0)+0" office:value-type="float" office:value="67.3828125">
            <text:p>67.382812500</text:p>
          </table:table-cell>
          <table:table-cell table:formula="of:=(([.G477]-0)/(1-0))*(3-0)+0" office:value-type="float" office:value="1.716796875">
            <text:p>1.716796875</text:p>
          </table:table-cell>
          <table:table-cell table:formula="of:=(([.H477]-0)/(1-0))*(3-0)+0" office:value-type="float" office:value="2.185546875">
            <text:p>2.185546875</text:p>
          </table:table-cell>
          <table:table-cell table:formula="of:=(([.I477]-0)/(1-0))*(100-0)+0" office:value-type="float" office:value="64.2578125">
            <text:p>64.257812500</text:p>
          </table:table-cell>
          <table:table-cell table:formula="of:=(([.J477]-0)/(1-0))*(3-0)+0" office:value-type="float" office:value="0.369140625">
            <text:p>0.369140625</text:p>
          </table:table-cell>
          <table:table-cell table:formula="of:=(([.K477]-0)/(1-0))*(3-0)+0" office:value-type="float" office:value="0.978515625">
            <text:p>0.978515625</text:p>
          </table:table-cell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478]-0)/(1-0))*(20-2)+2)" office:value-type="float" office:value="10">
            <text:p>10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M478]*[.P478]" office:value-type="float" office:value="7.05078125294922">
            <text:p>7.050781253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formula="of:=(([.F478]-0)/(1-0))*(100-0)+0" office:value-type="float" office:value="17.3828125">
            <text:p>17.382812500</text:p>
          </table:table-cell>
          <table:table-cell table:formula="of:=(([.G478]-0)/(1-0))*(3-0)+0" office:value-type="float" office:value="0.216796875">
            <text:p>0.216796875</text:p>
          </table:table-cell>
          <table:table-cell table:formula="of:=(([.H478]-0)/(1-0))*(3-0)+0" office:value-type="float" office:value="0.685546875">
            <text:p>0.685546875</text:p>
          </table:table-cell>
          <table:table-cell table:formula="of:=(([.I478]-0)/(1-0))*(100-0)+0" office:value-type="float" office:value="14.2578125">
            <text:p>14.257812500</text:p>
          </table:table-cell>
          <table:table-cell table:formula="of:=(([.J478]-0)/(1-0))*(3-0)+0" office:value-type="float" office:value="1.869140625">
            <text:p>1.869140625</text:p>
          </table:table-cell>
          <table:table-cell table:formula="of:=(([.K478]-0)/(1-0))*(3-0)+0" office:value-type="float" office:value="2.478515625">
            <text:p>2.478515625</text:p>
          </table:table-cell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479]-0)/(1-0))*(20-2)+2)" office:value-type="float" office:value="7">
            <text:p>7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M479]*[.P479]" office:value-type="float" office:value="4.06054687793945">
            <text:p>4.060546878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formula="of:=(([.F479]-0)/(1-0))*(100-0)+0" office:value-type="float" office:value="29.8828125">
            <text:p>29.882812500</text:p>
          </table:table-cell>
          <table:table-cell table:formula="of:=(([.G479]-0)/(1-0))*(3-0)+0" office:value-type="float" office:value="2.091796875">
            <text:p>2.091796875</text:p>
          </table:table-cell>
          <table:table-cell table:formula="of:=(([.H479]-0)/(1-0))*(3-0)+0" office:value-type="float" office:value="1.810546875">
            <text:p>1.810546875</text:p>
          </table:table-cell>
          <table:table-cell table:formula="of:=(([.I479]-0)/(1-0))*(100-0)+0" office:value-type="float" office:value="51.7578125">
            <text:p>51.757812500</text:p>
          </table:table-cell>
          <table:table-cell table:formula="of:=(([.J479]-0)/(1-0))*(3-0)+0" office:value-type="float" office:value="1.494140625">
            <text:p>1.494140625</text:p>
          </table:table-cell>
          <table:table-cell table:formula="of:=(([.K479]-0)/(1-0))*(3-0)+0" office:value-type="float" office:value="1.353515625">
            <text:p>1.353515625</text:p>
          </table:table-cell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480]-0)/(1-0))*(20-2)+2)" office:value-type="float" office:value="16">
            <text:p>16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M480]*[.P480]" office:value-type="float" office:value="1.28125001471875">
            <text:p>1.281250015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formula="of:=(([.F480]-0)/(1-0))*(100-0)+0" office:value-type="float" office:value="79.8828125">
            <text:p>79.882812500</text:p>
          </table:table-cell>
          <table:table-cell table:formula="of:=(([.G480]-0)/(1-0))*(3-0)+0" office:value-type="float" office:value="0.591796875">
            <text:p>0.591796875</text:p>
          </table:table-cell>
          <table:table-cell table:formula="of:=(([.H480]-0)/(1-0))*(3-0)+0" office:value-type="float" office:value="0.310546875">
            <text:p>0.310546875</text:p>
          </table:table-cell>
          <table:table-cell table:formula="of:=(([.I480]-0)/(1-0))*(100-0)+0" office:value-type="float" office:value="1.7578125">
            <text:p>1.757812500</text:p>
          </table:table-cell>
          <table:table-cell table:formula="of:=(([.J480]-0)/(1-0))*(3-0)+0" office:value-type="float" office:value="2.994140625">
            <text:p>2.994140625</text:p>
          </table:table-cell>
          <table:table-cell table:formula="of:=(([.K480]-0)/(1-0))*(3-0)+0" office:value-type="float" office:value="2.853515625">
            <text:p>2.853515625</text:p>
          </table:table-cell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481]-0)/(1-0))*(20-2)+2)" office:value-type="float" office:value="12">
            <text:p>12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M481]*[.P481]" office:value-type="float" office:value="9.96093750203906">
            <text:p>9.960937502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formula="of:=(([.F481]-0)/(1-0))*(100-0)+0" office:value-type="float" office:value="54.8828125">
            <text:p>54.882812500</text:p>
          </table:table-cell>
          <table:table-cell table:formula="of:=(([.G481]-0)/(1-0))*(3-0)+0" office:value-type="float" office:value="2.841796875">
            <text:p>2.841796875</text:p>
          </table:table-cell>
          <table:table-cell table:formula="of:=(([.H481]-0)/(1-0))*(3-0)+0" office:value-type="float" office:value="1.060546875">
            <text:p>1.060546875</text:p>
          </table:table-cell>
          <table:table-cell table:formula="of:=(([.I481]-0)/(1-0))*(100-0)+0" office:value-type="float" office:value="26.7578125">
            <text:p>26.757812500</text:p>
          </table:table-cell>
          <table:table-cell table:formula="of:=(([.J481]-0)/(1-0))*(3-0)+0" office:value-type="float" office:value="2.244140625">
            <text:p>2.244140625</text:p>
          </table:table-cell>
          <table:table-cell table:formula="of:=(([.K481]-0)/(1-0))*(3-0)+0" office:value-type="float" office:value="2.103515625">
            <text:p>2.103515625</text:p>
          </table:table-cell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482]-0)/(1-0))*(20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M482]*[.P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formula="of:=(([.F482]-0)/(1-0))*(100-0)+0" office:value-type="float" office:value="4.8828125">
            <text:p>4.882812500</text:p>
          </table:table-cell>
          <table:table-cell table:formula="of:=(([.G482]-0)/(1-0))*(3-0)+0" office:value-type="float" office:value="1.341796875">
            <text:p>1.341796875</text:p>
          </table:table-cell>
          <table:table-cell table:formula="of:=(([.H482]-0)/(1-0))*(3-0)+0" office:value-type="float" office:value="2.560546875">
            <text:p>2.560546875</text:p>
          </table:table-cell>
          <table:table-cell table:formula="of:=(([.I482]-0)/(1-0))*(100-0)+0" office:value-type="float" office:value="76.7578125">
            <text:p>76.757812500</text:p>
          </table:table-cell>
          <table:table-cell table:formula="of:=(([.J482]-0)/(1-0))*(3-0)+0" office:value-type="float" office:value="0.744140625">
            <text:p>0.744140625</text:p>
          </table:table-cell>
          <table:table-cell table:formula="of:=(([.K482]-0)/(1-0))*(3-0)+0" office:value-type="float" office:value="0.603515625">
            <text:p>0.603515625</text:p>
          </table:table-cell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483]-0)/(1-0))*(20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M483]*[.P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formula="of:=(([.F483]-0)/(1-0))*(100-0)+0" office:value-type="float" office:value="15.8203125">
            <text:p>15.820312500</text:p>
          </table:table-cell>
          <table:table-cell table:formula="of:=(([.G483]-0)/(1-0))*(3-0)+0" office:value-type="float" office:value="2.701171875">
            <text:p>2.701171875</text:p>
          </table:table-cell>
          <table:table-cell table:formula="of:=(([.H483]-0)/(1-0))*(3-0)+0" office:value-type="float" office:value="2.982421875">
            <text:p>2.982421875</text:p>
          </table:table-cell>
          <table:table-cell table:formula="of:=(([.I483]-0)/(1-0))*(100-0)+0" office:value-type="float" office:value="6.4453125">
            <text:p>6.445312500</text:p>
          </table:table-cell>
          <table:table-cell table:formula="of:=(([.J483]-0)/(1-0))*(3-0)+0" office:value-type="float" office:value="2.009765625">
            <text:p>2.009765625</text:p>
          </table:table-cell>
          <table:table-cell table:formula="of:=(([.K483]-0)/(1-0))*(3-0)+0" office:value-type="float" office:value="1.119140625">
            <text:p>1.119140625</text:p>
          </table:table-cell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484]-0)/(1-0))*(20-2)+2)" office:value-type="float" office:value="12">
            <text:p>12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M484]*[.P484]" office:value-type="float" office:value="7.52343750447656">
            <text:p>7.523437504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formula="of:=(([.F484]-0)/(1-0))*(100-0)+0" office:value-type="float" office:value="65.8203125">
            <text:p>65.820312500</text:p>
          </table:table-cell>
          <table:table-cell table:formula="of:=(([.G484]-0)/(1-0))*(3-0)+0" office:value-type="float" office:value="1.201171875">
            <text:p>1.201171875</text:p>
          </table:table-cell>
          <table:table-cell table:formula="of:=(([.H484]-0)/(1-0))*(3-0)+0" office:value-type="float" office:value="1.482421875">
            <text:p>1.482421875</text:p>
          </table:table-cell>
          <table:table-cell table:formula="of:=(([.I484]-0)/(1-0))*(100-0)+0" office:value-type="float" office:value="56.4453125">
            <text:p>56.445312500</text:p>
          </table:table-cell>
          <table:table-cell table:formula="of:=(([.J484]-0)/(1-0))*(3-0)+0" office:value-type="float" office:value="0.509765625">
            <text:p>0.509765625</text:p>
          </table:table-cell>
          <table:table-cell table:formula="of:=(([.K484]-0)/(1-0))*(3-0)+0" office:value-type="float" office:value="2.619140625">
            <text:p>2.619140625</text:p>
          </table:table-cell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485]-0)/(1-0))*(20-2)+2)" office:value-type="float" office:value="16">
            <text:p>16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M485]*[.P485]" office:value-type="float" office:value="6.03125000996875">
            <text:p>6.031250010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formula="of:=(([.F485]-0)/(1-0))*(100-0)+0" office:value-type="float" office:value="90.8203125">
            <text:p>90.820312500</text:p>
          </table:table-cell>
          <table:table-cell table:formula="of:=(([.G485]-0)/(1-0))*(3-0)+0" office:value-type="float" office:value="1.951171875">
            <text:p>1.951171875</text:p>
          </table:table-cell>
          <table:table-cell table:formula="of:=(([.H485]-0)/(1-0))*(3-0)+0" office:value-type="float" office:value="0.732421875">
            <text:p>0.732421875</text:p>
          </table:table-cell>
          <table:table-cell table:formula="of:=(([.I485]-0)/(1-0))*(100-0)+0" office:value-type="float" office:value="81.4453125">
            <text:p>81.445312500</text:p>
          </table:table-cell>
          <table:table-cell table:formula="of:=(([.J485]-0)/(1-0))*(3-0)+0" office:value-type="float" office:value="1.259765625">
            <text:p>1.259765625</text:p>
          </table:table-cell>
          <table:table-cell table:formula="of:=(([.K485]-0)/(1-0))*(3-0)+0" office:value-type="float" office:value="1.869140625">
            <text:p>1.869140625</text:p>
          </table:table-cell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486]-0)/(1-0))*(20-2)+2)" office:value-type="float" office:value="7">
            <text:p>7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M486]*[.P486]" office:value-type="float" office:value="6.13867187586133">
            <text:p>6.13867187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formula="of:=(([.F486]-0)/(1-0))*(100-0)+0" office:value-type="float" office:value="40.8203125">
            <text:p>40.820312500</text:p>
          </table:table-cell>
          <table:table-cell table:formula="of:=(([.G486]-0)/(1-0))*(3-0)+0" office:value-type="float" office:value="0.451171875">
            <text:p>0.451171875</text:p>
          </table:table-cell>
          <table:table-cell table:formula="of:=(([.H486]-0)/(1-0))*(3-0)+0" office:value-type="float" office:value="2.232421875">
            <text:p>2.232421875</text:p>
          </table:table-cell>
          <table:table-cell table:formula="of:=(([.I486]-0)/(1-0))*(100-0)+0" office:value-type="float" office:value="31.4453125">
            <text:p>31.445312500</text:p>
          </table:table-cell>
          <table:table-cell table:formula="of:=(([.J486]-0)/(1-0))*(3-0)+0" office:value-type="float" office:value="2.759765625">
            <text:p>2.759765625</text:p>
          </table:table-cell>
          <table:table-cell table:formula="of:=(([.K486]-0)/(1-0))*(3-0)+0" office:value-type="float" office:value="0.369140625">
            <text:p>0.369140625</text:p>
          </table:table-cell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487]-0)/(1-0))*(20-2)+2)" office:value-type="float" office:value="9">
            <text:p>9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M487]*[.P487]" office:value-type="float" office:value="6.76757812723242">
            <text:p>6.767578127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formula="of:=(([.F487]-0)/(1-0))*(100-0)+0" office:value-type="float" office:value="3.3203125">
            <text:p>3.320312500</text:p>
          </table:table-cell>
          <table:table-cell table:formula="of:=(([.G487]-0)/(1-0))*(3-0)+0" office:value-type="float" office:value="1.576171875">
            <text:p>1.576171875</text:p>
          </table:table-cell>
          <table:table-cell table:formula="of:=(([.H487]-0)/(1-0))*(3-0)+0" office:value-type="float" office:value="0.357421875">
            <text:p>0.357421875</text:p>
          </table:table-cell>
          <table:table-cell table:formula="of:=(([.I487]-0)/(1-0))*(100-0)+0" office:value-type="float" office:value="93.9453125">
            <text:p>93.945312500</text:p>
          </table:table-cell>
          <table:table-cell table:formula="of:=(([.J487]-0)/(1-0))*(3-0)+0" office:value-type="float" office:value="0.134765625">
            <text:p>0.134765625</text:p>
          </table:table-cell>
          <table:table-cell table:formula="of:=(([.K487]-0)/(1-0))*(3-0)+0" office:value-type="float" office:value="2.244140625">
            <text:p>2.244140625</text:p>
          </table:table-cell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488]-0)/(1-0))*(20-2)+2)" office:value-type="float" office:value="18">
            <text:p>18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M488]*[.P488]" office:value-type="float" office:value="4.53515626346484">
            <text:p>4.535156263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formula="of:=(([.F488]-0)/(1-0))*(100-0)+0" office:value-type="float" office:value="53.3203125">
            <text:p>53.320312500</text:p>
          </table:table-cell>
          <table:table-cell table:formula="of:=(([.G488]-0)/(1-0))*(3-0)+0" office:value-type="float" office:value="0.076171875">
            <text:p>0.076171875</text:p>
          </table:table-cell>
          <table:table-cell table:formula="of:=(([.H488]-0)/(1-0))*(3-0)+0" office:value-type="float" office:value="1.857421875">
            <text:p>1.857421875</text:p>
          </table:table-cell>
          <table:table-cell table:formula="of:=(([.I488]-0)/(1-0))*(100-0)+0" office:value-type="float" office:value="43.9453125">
            <text:p>43.945312500</text:p>
          </table:table-cell>
          <table:table-cell table:formula="of:=(([.J488]-0)/(1-0))*(3-0)+0" office:value-type="float" office:value="1.634765625">
            <text:p>1.634765625</text:p>
          </table:table-cell>
          <table:table-cell table:formula="of:=(([.K488]-0)/(1-0))*(3-0)+0" office:value-type="float" office:value="0.744140625">
            <text:p>0.744140625</text:p>
          </table:table-cell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489]-0)/(1-0))*(20-2)+2)" office:value-type="float" office:value="14">
            <text:p>14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M489]*[.P489]" office:value-type="float" office:value="7.02734375697266">
            <text:p>7.027343757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formula="of:=(([.F489]-0)/(1-0))*(100-0)+0" office:value-type="float" office:value="78.3203125">
            <text:p>78.320312500</text:p>
          </table:table-cell>
          <table:table-cell table:formula="of:=(([.G489]-0)/(1-0))*(3-0)+0" office:value-type="float" office:value="2.326171875">
            <text:p>2.326171875</text:p>
          </table:table-cell>
          <table:table-cell table:formula="of:=(([.H489]-0)/(1-0))*(3-0)+0" office:value-type="float" office:value="2.607421875">
            <text:p>2.607421875</text:p>
          </table:table-cell>
          <table:table-cell table:formula="of:=(([.I489]-0)/(1-0))*(100-0)+0" office:value-type="float" office:value="18.9453125">
            <text:p>18.945312500</text:p>
          </table:table-cell>
          <table:table-cell table:formula="of:=(([.J489]-0)/(1-0))*(3-0)+0" office:value-type="float" office:value="2.384765625">
            <text:p>2.384765625</text:p>
          </table:table-cell>
          <table:table-cell table:formula="of:=(([.K489]-0)/(1-0))*(3-0)+0" office:value-type="float" office:value="1.494140625">
            <text:p>1.494140625</text:p>
          </table:table-cell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490]-0)/(1-0))*(20-2)+2)" office:value-type="float" office:value="5">
            <text:p>5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M490]*[.P490]" office:value-type="float" office:value="0.00976562999023438">
            <text:p>0.009765630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formula="of:=(([.F490]-0)/(1-0))*(100-0)+0" office:value-type="float" office:value="28.3203125">
            <text:p>28.320312500</text:p>
          </table:table-cell>
          <table:table-cell table:formula="of:=(([.G490]-0)/(1-0))*(3-0)+0" office:value-type="float" office:value="0.826171875">
            <text:p>0.826171875</text:p>
          </table:table-cell>
          <table:table-cell table:formula="of:=(([.H490]-0)/(1-0))*(3-0)+0" office:value-type="float" office:value="1.107421875">
            <text:p>1.107421875</text:p>
          </table:table-cell>
          <table:table-cell table:formula="of:=(([.I490]-0)/(1-0))*(100-0)+0" office:value-type="float" office:value="68.9453125">
            <text:p>68.945312500</text:p>
          </table:table-cell>
          <table:table-cell table:formula="of:=(([.J490]-0)/(1-0))*(3-0)+0" office:value-type="float" office:value="0.884765625">
            <text:p>0.884765625</text:p>
          </table:table-cell>
          <table:table-cell table:formula="of:=(([.K490]-0)/(1-0))*(3-0)+0" office:value-type="float" office:value="2.994140625">
            <text:p>2.994140625</text:p>
          </table:table-cell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491]-0)/(1-0))*(20-2)+2)" office:value-type="float" office:value="6">
            <text:p>6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M491]*[.P491]" office:value-type="float" office:value="1.88671875411328">
            <text:p>1.886718754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formula="of:=(([.F491]-0)/(1-0))*(100-0)+0" office:value-type="float" office:value="47.0703125">
            <text:p>47.070312500</text:p>
          </table:table-cell>
          <table:table-cell table:formula="of:=(([.G491]-0)/(1-0))*(3-0)+0" office:value-type="float" office:value="1.763671875">
            <text:p>1.763671875</text:p>
          </table:table-cell>
          <table:table-cell table:formula="of:=(([.H491]-0)/(1-0))*(3-0)+0" office:value-type="float" office:value="0.169921875">
            <text:p>0.169921875</text:p>
          </table:table-cell>
          <table:table-cell table:formula="of:=(([.I491]-0)/(1-0))*(100-0)+0" office:value-type="float" office:value="87.6953125">
            <text:p>87.695312500</text:p>
          </table:table-cell>
          <table:table-cell table:formula="of:=(([.J491]-0)/(1-0))*(3-0)+0" office:value-type="float" office:value="2.947265625">
            <text:p>2.947265625</text:p>
          </table:table-cell>
          <table:table-cell table:formula="of:=(([.K491]-0)/(1-0))*(3-0)+0" office:value-type="float" office:value="2.806640625">
            <text:p>2.806640625</text:p>
          </table:table-cell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492]-0)/(1-0))*(20-2)+2)" office:value-type="float" office:value="15">
            <text:p>15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M492]*[.P492]" office:value-type="float" office:value="12.2167968777832">
            <text:p>12.216796878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formula="of:=(([.F492]-0)/(1-0))*(100-0)+0" office:value-type="float" office:value="97.0703125">
            <text:p>97.070312500</text:p>
          </table:table-cell>
          <table:table-cell table:formula="of:=(([.G492]-0)/(1-0))*(3-0)+0" office:value-type="float" office:value="0.263671875">
            <text:p>0.263671875</text:p>
          </table:table-cell>
          <table:table-cell table:formula="of:=(([.H492]-0)/(1-0))*(3-0)+0" office:value-type="float" office:value="1.669921875">
            <text:p>1.669921875</text:p>
          </table:table-cell>
          <table:table-cell table:formula="of:=(([.I492]-0)/(1-0))*(100-0)+0" office:value-type="float" office:value="37.6953125">
            <text:p>37.695312500</text:p>
          </table:table-cell>
          <table:table-cell table:formula="of:=(([.J492]-0)/(1-0))*(3-0)+0" office:value-type="float" office:value="1.447265625">
            <text:p>1.447265625</text:p>
          </table:table-cell>
          <table:table-cell table:formula="of:=(([.K492]-0)/(1-0))*(3-0)+0" office:value-type="float" office:value="1.306640625">
            <text:p>1.306640625</text:p>
          </table:table-cell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493]-0)/(1-0))*(20-2)+2)" office:value-type="float" office:value="19">
            <text:p>19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M493]*[.P493]" office:value-type="float" office:value="1.22460939277539">
            <text:p>1.224609393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formula="of:=(([.F493]-0)/(1-0))*(100-0)+0" office:value-type="float" office:value="72.0703125">
            <text:p>72.070312500</text:p>
          </table:table-cell>
          <table:table-cell table:formula="of:=(([.G493]-0)/(1-0))*(3-0)+0" office:value-type="float" office:value="2.513671875">
            <text:p>2.513671875</text:p>
          </table:table-cell>
          <table:table-cell table:formula="of:=(([.H493]-0)/(1-0))*(3-0)+0" office:value-type="float" office:value="2.419921875">
            <text:p>2.419921875</text:p>
          </table:table-cell>
          <table:table-cell table:formula="of:=(([.I493]-0)/(1-0))*(100-0)+0" office:value-type="float" office:value="12.6953125">
            <text:p>12.695312500</text:p>
          </table:table-cell>
          <table:table-cell table:formula="of:=(([.J493]-0)/(1-0))*(3-0)+0" office:value-type="float" office:value="0.697265625">
            <text:p>0.697265625</text:p>
          </table:table-cell>
          <table:table-cell table:formula="of:=(([.K493]-0)/(1-0))*(3-0)+0" office:value-type="float" office:value="0.556640625">
            <text:p>0.556640625</text:p>
          </table:table-cell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494]-0)/(1-0))*(20-2)+2)" office:value-type="float" office:value="10">
            <text:p>10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M494]*[.P494]" office:value-type="float" office:value="5.64453125435547">
            <text:p>5.644531254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formula="of:=(([.F494]-0)/(1-0))*(100-0)+0" office:value-type="float" office:value="22.0703125">
            <text:p>22.070312500</text:p>
          </table:table-cell>
          <table:table-cell table:formula="of:=(([.G494]-0)/(1-0))*(3-0)+0" office:value-type="float" office:value="1.013671875">
            <text:p>1.013671875</text:p>
          </table:table-cell>
          <table:table-cell table:formula="of:=(([.H494]-0)/(1-0))*(3-0)+0" office:value-type="float" office:value="0.919921875">
            <text:p>0.919921875</text:p>
          </table:table-cell>
          <table:table-cell table:formula="of:=(([.I494]-0)/(1-0))*(100-0)+0" office:value-type="float" office:value="62.6953125">
            <text:p>62.695312500</text:p>
          </table:table-cell>
          <table:table-cell table:formula="of:=(([.J494]-0)/(1-0))*(3-0)+0" office:value-type="float" office:value="2.197265625">
            <text:p>2.197265625</text:p>
          </table:table-cell>
          <table:table-cell table:formula="of:=(([.K494]-0)/(1-0))*(3-0)+0" office:value-type="float" office:value="2.056640625">
            <text:p>2.056640625</text:p>
          </table:table-cell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495]-0)/(1-0))*(20-2)+2)" office:value-type="float" office:value="8">
            <text:p>8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M495]*[.P495]" office:value-type="float" office:value="5.51562500248438">
            <text:p>5.515625002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formula="of:=(([.F495]-0)/(1-0))*(100-0)+0" office:value-type="float" office:value="34.5703125">
            <text:p>34.570312500</text:p>
          </table:table-cell>
          <table:table-cell table:formula="of:=(([.G495]-0)/(1-0))*(3-0)+0" office:value-type="float" office:value="2.888671875">
            <text:p>2.888671875</text:p>
          </table:table-cell>
          <table:table-cell table:formula="of:=(([.H495]-0)/(1-0))*(3-0)+0" office:value-type="float" office:value="2.794921875">
            <text:p>2.794921875</text:p>
          </table:table-cell>
          <table:table-cell table:formula="of:=(([.I495]-0)/(1-0))*(100-0)+0" office:value-type="float" office:value="0.1953125">
            <text:p>0.195312500</text:p>
          </table:table-cell>
          <table:table-cell table:formula="of:=(([.J495]-0)/(1-0))*(3-0)+0" office:value-type="float" office:value="1.072265625">
            <text:p>1.072265625</text:p>
          </table:table-cell>
          <table:table-cell table:formula="of:=(([.K495]-0)/(1-0))*(3-0)+0" office:value-type="float" office:value="0.181640625">
            <text:p>0.181640625</text:p>
          </table:table-cell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496]-0)/(1-0))*(20-2)+2)" office:value-type="float" office:value="17">
            <text:p>17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M496]*[.P496]" office:value-type="float" office:value="3.2207031387793">
            <text:p>3.220703139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formula="of:=(([.F496]-0)/(1-0))*(100-0)+0" office:value-type="float" office:value="84.5703125">
            <text:p>84.570312500</text:p>
          </table:table-cell>
          <table:table-cell table:formula="of:=(([.G496]-0)/(1-0))*(3-0)+0" office:value-type="float" office:value="1.388671875">
            <text:p>1.388671875</text:p>
          </table:table-cell>
          <table:table-cell table:formula="of:=(([.H496]-0)/(1-0))*(3-0)+0" office:value-type="float" office:value="1.294921875">
            <text:p>1.294921875</text:p>
          </table:table-cell>
          <table:table-cell table:formula="of:=(([.I496]-0)/(1-0))*(100-0)+0" office:value-type="float" office:value="50.1953125">
            <text:p>50.195312500</text:p>
          </table:table-cell>
          <table:table-cell table:formula="of:=(([.J496]-0)/(1-0))*(3-0)+0" office:value-type="float" office:value="2.572265625">
            <text:p>2.572265625</text:p>
          </table:table-cell>
          <table:table-cell table:formula="of:=(([.K496]-0)/(1-0))*(3-0)+0" office:value-type="float" office:value="1.681640625">
            <text:p>1.681640625</text:p>
          </table:table-cell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497]-0)/(1-0))*(20-2)+2)" office:value-type="float" office:value="13">
            <text:p>13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M497]*[.P497]" office:value-type="float" office:value="12.2128906257871">
            <text:p>12.212890626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formula="of:=(([.F497]-0)/(1-0))*(100-0)+0" office:value-type="float" office:value="59.5703125">
            <text:p>59.570312500</text:p>
          </table:table-cell>
          <table:table-cell table:formula="of:=(([.G497]-0)/(1-0))*(3-0)+0" office:value-type="float" office:value="2.138671875">
            <text:p>2.138671875</text:p>
          </table:table-cell>
          <table:table-cell table:formula="of:=(([.H497]-0)/(1-0))*(3-0)+0" office:value-type="float" office:value="0.544921875">
            <text:p>0.544921875</text:p>
          </table:table-cell>
          <table:table-cell table:formula="of:=(([.I497]-0)/(1-0))*(100-0)+0" office:value-type="float" office:value="75.1953125">
            <text:p>75.195312500</text:p>
          </table:table-cell>
          <table:table-cell table:formula="of:=(([.J497]-0)/(1-0))*(3-0)+0" office:value-type="float" office:value="1.822265625">
            <text:p>1.822265625</text:p>
          </table:table-cell>
          <table:table-cell table:formula="of:=(([.K497]-0)/(1-0))*(3-0)+0" office:value-type="float" office:value="2.431640625">
            <text:p>2.431640625</text:p>
          </table:table-cell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498]-0)/(1-0))*(20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M498]*[.P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formula="of:=(([.F498]-0)/(1-0))*(100-0)+0" office:value-type="float" office:value="9.5703125">
            <text:p>9.570312500</text:p>
          </table:table-cell>
          <table:table-cell table:formula="of:=(([.G498]-0)/(1-0))*(3-0)+0" office:value-type="float" office:value="0.638671875">
            <text:p>0.638671875</text:p>
          </table:table-cell>
          <table:table-cell table:formula="of:=(([.H498]-0)/(1-0))*(3-0)+0" office:value-type="float" office:value="2.044921875">
            <text:p>2.044921875</text:p>
          </table:table-cell>
          <table:table-cell table:formula="of:=(([.I498]-0)/(1-0))*(100-0)+0" office:value-type="float" office:value="25.1953125">
            <text:p>25.195312500</text:p>
          </table:table-cell>
          <table:table-cell table:formula="of:=(([.J498]-0)/(1-0))*(3-0)+0" office:value-type="float" office:value="0.322265625">
            <text:p>0.322265625</text:p>
          </table:table-cell>
          <table:table-cell table:formula="of:=(([.K498]-0)/(1-0))*(3-0)+0" office:value-type="float" office:value="0.931640625">
            <text:p>0.931640625</text:p>
          </table:table-cell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499]-0)/(1-0))*(20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M499]*[.P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formula="of:=(([.F499]-0)/(1-0))*(100-0)+0" office:value-type="float" office:value="81.4453125">
            <text:p>81.445312500</text:p>
          </table:table-cell>
          <table:table-cell table:formula="of:=(([.G499]-0)/(1-0))*(3-0)+0" office:value-type="float" office:value="1.294921875">
            <text:p>1.294921875</text:p>
          </table:table-cell>
          <table:table-cell table:formula="of:=(([.H499]-0)/(1-0))*(3-0)+0" office:value-type="float" office:value="0.451171875">
            <text:p>0.451171875</text:p>
          </table:table-cell>
          <table:table-cell table:formula="of:=(([.I499]-0)/(1-0))*(100-0)+0" office:value-type="float" office:value="40.8203125">
            <text:p>40.820312500</text:p>
          </table:table-cell>
          <table:table-cell table:formula="of:=(([.J499]-0)/(1-0))*(3-0)+0" office:value-type="float" office:value="1.541015625">
            <text:p>1.541015625</text:p>
          </table:table-cell>
          <table:table-cell table:formula="of:=(([.K499]-0)/(1-0))*(3-0)+0" office:value-type="float" office:value="0.837890625">
            <text:p>0.837890625</text:p>
          </table:table-cell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500]-0)/(1-0))*(20-2)+2)" office:value-type="float" office:value="12">
            <text:p>12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M500]*[.P500]" office:value-type="float" office:value="0.398437511601562">
            <text:p>0.398437512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formula="of:=(([.F500]-0)/(1-0))*(100-0)+0" office:value-type="float" office:value="31.4453125">
            <text:p>31.445312500</text:p>
          </table:table-cell>
          <table:table-cell table:formula="of:=(([.G500]-0)/(1-0))*(3-0)+0" office:value-type="float" office:value="2.794921875">
            <text:p>2.794921875</text:p>
          </table:table-cell>
          <table:table-cell table:formula="of:=(([.H500]-0)/(1-0))*(3-0)+0" office:value-type="float" office:value="1.951171875">
            <text:p>1.951171875</text:p>
          </table:table-cell>
          <table:table-cell table:formula="of:=(([.I500]-0)/(1-0))*(100-0)+0" office:value-type="float" office:value="90.8203125">
            <text:p>90.820312500</text:p>
          </table:table-cell>
          <table:table-cell table:formula="of:=(([.J500]-0)/(1-0))*(3-0)+0" office:value-type="float" office:value="0.041015625">
            <text:p>0.041015625</text:p>
          </table:table-cell>
          <table:table-cell table:formula="of:=(([.K500]-0)/(1-0))*(3-0)+0" office:value-type="float" office:value="2.337890625">
            <text:p>2.337890625</text:p>
          </table:table-cell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501]-0)/(1-0))*(20-2)+2)" office:value-type="float" office:value="17">
            <text:p>17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M501]*[.P501]" office:value-type="float" office:value="13.3144531286855">
            <text:p>13.314453129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formula="of:=(([.F501]-0)/(1-0))*(100-0)+0" office:value-type="float" office:value="6.4453125">
            <text:p>6.445312500</text:p>
          </table:table-cell>
          <table:table-cell table:formula="of:=(([.G501]-0)/(1-0))*(3-0)+0" office:value-type="float" office:value="0.544921875">
            <text:p>0.544921875</text:p>
          </table:table-cell>
          <table:table-cell table:formula="of:=(([.H501]-0)/(1-0))*(3-0)+0" office:value-type="float" office:value="2.701171875">
            <text:p>2.701171875</text:p>
          </table:table-cell>
          <table:table-cell table:formula="of:=(([.I501]-0)/(1-0))*(100-0)+0" office:value-type="float" office:value="65.8203125">
            <text:p>65.820312500</text:p>
          </table:table-cell>
          <table:table-cell table:formula="of:=(([.J501]-0)/(1-0))*(3-0)+0" office:value-type="float" office:value="0.791015625">
            <text:p>0.791015625</text:p>
          </table:table-cell>
          <table:table-cell table:formula="of:=(([.K501]-0)/(1-0))*(3-0)+0" office:value-type="float" office:value="1.587890625">
            <text:p>1.587890625</text:p>
          </table:table-cell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502]-0)/(1-0))*(20-2)+2)" office:value-type="float" office:value="8">
            <text:p>8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M502]*[.P502]" office:value-type="float" office:value="2.26562500573438">
            <text:p>2.265625006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formula="of:=(([.F502]-0)/(1-0))*(100-0)+0" office:value-type="float" office:value="56.4453125">
            <text:p>56.445312500</text:p>
          </table:table-cell>
          <table:table-cell table:formula="of:=(([.G502]-0)/(1-0))*(3-0)+0" office:value-type="float" office:value="2.044921875">
            <text:p>2.044921875</text:p>
          </table:table-cell>
          <table:table-cell table:formula="of:=(([.H502]-0)/(1-0))*(3-0)+0" office:value-type="float" office:value="1.201171875">
            <text:p>1.201171875</text:p>
          </table:table-cell>
          <table:table-cell table:formula="of:=(([.I502]-0)/(1-0))*(100-0)+0" office:value-type="float" office:value="15.8203125">
            <text:p>15.820312500</text:p>
          </table:table-cell>
          <table:table-cell table:formula="of:=(([.J502]-0)/(1-0))*(3-0)+0" office:value-type="float" office:value="2.291015625">
            <text:p>2.291015625</text:p>
          </table:table-cell>
          <table:table-cell table:formula="of:=(([.K502]-0)/(1-0))*(3-0)+0" office:value-type="float" office:value="0.087890625">
            <text:p>0.087890625</text:p>
          </table:table-cell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503]-0)/(1-0))*(20-2)+2)" office:value-type="float" office:value="10">
            <text:p>10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M503]*[.P503]" office:value-type="float" office:value="4.08203125591797">
            <text:p>4.082031256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formula="of:=(([.F503]-0)/(1-0))*(100-0)+0" office:value-type="float" office:value="93.9453125">
            <text:p>93.945312500</text:p>
          </table:table-cell>
          <table:table-cell table:formula="of:=(([.G503]-0)/(1-0))*(3-0)+0" office:value-type="float" office:value="0.169921875">
            <text:p>0.169921875</text:p>
          </table:table-cell>
          <table:table-cell table:formula="of:=(([.H503]-0)/(1-0))*(3-0)+0" office:value-type="float" office:value="2.326171875">
            <text:p>2.326171875</text:p>
          </table:table-cell>
          <table:table-cell table:formula="of:=(([.I503]-0)/(1-0))*(100-0)+0" office:value-type="float" office:value="53.3203125">
            <text:p>53.320312500</text:p>
          </table:table-cell>
          <table:table-cell table:formula="of:=(([.J503]-0)/(1-0))*(3-0)+0" office:value-type="float" office:value="0.416015625">
            <text:p>0.416015625</text:p>
          </table:table-cell>
          <table:table-cell table:formula="of:=(([.K503]-0)/(1-0))*(3-0)+0" office:value-type="float" office:value="1.962890625">
            <text:p>1.962890625</text:p>
          </table:table-cell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504]-0)/(1-0))*(20-2)+2)" office:value-type="float" office:value="19">
            <text:p>19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M504]*[.P504]" office:value-type="float" office:value="17.2558593767441">
            <text:p>17.25585937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formula="of:=(([.F504]-0)/(1-0))*(100-0)+0" office:value-type="float" office:value="43.9453125">
            <text:p>43.945312500</text:p>
          </table:table-cell>
          <table:table-cell table:formula="of:=(([.G504]-0)/(1-0))*(3-0)+0" office:value-type="float" office:value="1.669921875">
            <text:p>1.669921875</text:p>
          </table:table-cell>
          <table:table-cell table:formula="of:=(([.H504]-0)/(1-0))*(3-0)+0" office:value-type="float" office:value="0.826171875">
            <text:p>0.826171875</text:p>
          </table:table-cell>
          <table:table-cell table:formula="of:=(([.I504]-0)/(1-0))*(100-0)+0" office:value-type="float" office:value="3.3203125">
            <text:p>3.320312500</text:p>
          </table:table-cell>
          <table:table-cell table:formula="of:=(([.J504]-0)/(1-0))*(3-0)+0" office:value-type="float" office:value="1.916015625">
            <text:p>1.916015625</text:p>
          </table:table-cell>
          <table:table-cell table:formula="of:=(([.K504]-0)/(1-0))*(3-0)+0" office:value-type="float" office:value="0.462890625">
            <text:p>0.462890625</text:p>
          </table:table-cell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505]-0)/(1-0))*(20-2)+2)" office:value-type="float" office:value="14">
            <text:p>14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M505]*[.P505]" office:value-type="float" office:value="2.21484376178516">
            <text:p>2.214843762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formula="of:=(([.F505]-0)/(1-0))*(100-0)+0" office:value-type="float" office:value="18.9453125">
            <text:p>18.945312500</text:p>
          </table:table-cell>
          <table:table-cell table:formula="of:=(([.G505]-0)/(1-0))*(3-0)+0" office:value-type="float" office:value="0.919921875">
            <text:p>0.919921875</text:p>
          </table:table-cell>
          <table:table-cell table:formula="of:=(([.H505]-0)/(1-0))*(3-0)+0" office:value-type="float" office:value="0.076171875">
            <text:p>0.076171875</text:p>
          </table:table-cell>
          <table:table-cell table:formula="of:=(([.I505]-0)/(1-0))*(100-0)+0" office:value-type="float" office:value="28.3203125">
            <text:p>28.320312500</text:p>
          </table:table-cell>
          <table:table-cell table:formula="of:=(([.J505]-0)/(1-0))*(3-0)+0" office:value-type="float" office:value="2.666015625">
            <text:p>2.666015625</text:p>
          </table:table-cell>
          <table:table-cell table:formula="of:=(([.K505]-0)/(1-0))*(3-0)+0" office:value-type="float" office:value="1.212890625">
            <text:p>1.212890625</text:p>
          </table:table-cell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506]-0)/(1-0))*(20-2)+2)" office:value-type="float" office:value="5">
            <text:p>5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M506]*[.P506]" office:value-type="float" office:value="3.29101562670898">
            <text:p>3.29101562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formula="of:=(([.F506]-0)/(1-0))*(100-0)+0" office:value-type="float" office:value="68.9453125">
            <text:p>68.945312500</text:p>
          </table:table-cell>
          <table:table-cell table:formula="of:=(([.G506]-0)/(1-0))*(3-0)+0" office:value-type="float" office:value="2.419921875">
            <text:p>2.419921875</text:p>
          </table:table-cell>
          <table:table-cell table:formula="of:=(([.H506]-0)/(1-0))*(3-0)+0" office:value-type="float" office:value="1.576171875">
            <text:p>1.576171875</text:p>
          </table:table-cell>
          <table:table-cell table:formula="of:=(([.I506]-0)/(1-0))*(100-0)+0" office:value-type="float" office:value="78.3203125">
            <text:p>78.320312500</text:p>
          </table:table-cell>
          <table:table-cell table:formula="of:=(([.J506]-0)/(1-0))*(3-0)+0" office:value-type="float" office:value="1.166015625">
            <text:p>1.166015625</text:p>
          </table:table-cell>
          <table:table-cell table:formula="of:=(([.K506]-0)/(1-0))*(3-0)+0" office:value-type="float" office:value="2.712890625">
            <text:p>2.712890625</text:p>
          </table:table-cell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507]-0)/(1-0))*(20-2)+2)" office:value-type="float" office:value="4">
            <text:p>4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M507]*[.P507]" office:value-type="float" office:value="3.88281250011719">
            <text:p>3.882812500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formula="of:=(([.F507]-0)/(1-0))*(100-0)+0" office:value-type="float" office:value="50.1953125">
            <text:p>50.195312500</text:p>
          </table:table-cell>
          <table:table-cell table:formula="of:=(([.G507]-0)/(1-0))*(3-0)+0" office:value-type="float" office:value="0.357421875">
            <text:p>0.357421875</text:p>
          </table:table-cell>
          <table:table-cell table:formula="of:=(([.H507]-0)/(1-0))*(3-0)+0" office:value-type="float" office:value="2.513671875">
            <text:p>2.513671875</text:p>
          </table:table-cell>
          <table:table-cell table:formula="of:=(([.I507]-0)/(1-0))*(100-0)+0" office:value-type="float" office:value="59.5703125">
            <text:p>59.570312500</text:p>
          </table:table-cell>
          <table:table-cell table:formula="of:=(([.J507]-0)/(1-0))*(3-0)+0" office:value-type="float" office:value="2.478515625">
            <text:p>2.478515625</text:p>
          </table:table-cell>
          <table:table-cell table:formula="of:=(([.K507]-0)/(1-0))*(3-0)+0" office:value-type="float" office:value="2.900390625">
            <text:p>2.900390625</text:p>
          </table:table-cell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508]-0)/(1-0))*(20-2)+2)" office:value-type="float" office:value="13">
            <text:p>13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M508]*[.P508]" office:value-type="float" office:value="6.11914063188086">
            <text:p>6.119140632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formula="of:=(([.F508]-0)/(1-0))*(100-0)+0" office:value-type="float" office:value="0.1953125">
            <text:p>0.195312500</text:p>
          </table:table-cell>
          <table:table-cell table:formula="of:=(([.G508]-0)/(1-0))*(3-0)+0" office:value-type="float" office:value="1.857421875">
            <text:p>1.857421875</text:p>
          </table:table-cell>
          <table:table-cell table:formula="of:=(([.H508]-0)/(1-0))*(3-0)+0" office:value-type="float" office:value="1.013671875">
            <text:p>1.013671875</text:p>
          </table:table-cell>
          <table:table-cell table:formula="of:=(([.I508]-0)/(1-0))*(100-0)+0" office:value-type="float" office:value="9.5703125">
            <text:p>9.570312500</text:p>
          </table:table-cell>
          <table:table-cell table:formula="of:=(([.J508]-0)/(1-0))*(3-0)+0" office:value-type="float" office:value="0.978515625">
            <text:p>0.978515625</text:p>
          </table:table-cell>
          <table:table-cell table:formula="of:=(([.K508]-0)/(1-0))*(3-0)+0" office:value-type="float" office:value="1.400390625">
            <text:p>1.400390625</text:p>
          </table:table-cell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509]-0)/(1-0))*(20-2)+2)" office:value-type="float" office:value="18">
            <text:p>18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M509]*[.P509]" office:value-type="float" office:value="12.9726562550273">
            <text:p>12.972656255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formula="of:=(([.F509]-0)/(1-0))*(100-0)+0" office:value-type="float" office:value="25.1953125">
            <text:p>25.195312500</text:p>
          </table:table-cell>
          <table:table-cell table:formula="of:=(([.G509]-0)/(1-0))*(3-0)+0" office:value-type="float" office:value="1.107421875">
            <text:p>1.107421875</text:p>
          </table:table-cell>
          <table:table-cell table:formula="of:=(([.H509]-0)/(1-0))*(3-0)+0" office:value-type="float" office:value="0.263671875">
            <text:p>0.263671875</text:p>
          </table:table-cell>
          <table:table-cell table:formula="of:=(([.I509]-0)/(1-0))*(100-0)+0" office:value-type="float" office:value="34.5703125">
            <text:p>34.570312500</text:p>
          </table:table-cell>
          <table:table-cell table:formula="of:=(([.J509]-0)/(1-0))*(3-0)+0" office:value-type="float" office:value="0.228515625">
            <text:p>0.228515625</text:p>
          </table:table-cell>
          <table:table-cell table:formula="of:=(([.K509]-0)/(1-0))*(3-0)+0" office:value-type="float" office:value="0.650390625">
            <text:p>0.650390625</text:p>
          </table:table-cell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510]-0)/(1-0))*(20-2)+2)" office:value-type="float" office:value="9">
            <text:p>9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M510]*[.P510]" office:value-type="float" office:value="1.98632813201367">
            <text:p>1.986328132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formula="of:=(([.F510]-0)/(1-0))*(100-0)+0" office:value-type="float" office:value="75.1953125">
            <text:p>75.195312500</text:p>
          </table:table-cell>
          <table:table-cell table:formula="of:=(([.G510]-0)/(1-0))*(3-0)+0" office:value-type="float" office:value="2.607421875">
            <text:p>2.607421875</text:p>
          </table:table-cell>
          <table:table-cell table:formula="of:=(([.H510]-0)/(1-0))*(3-0)+0" office:value-type="float" office:value="1.763671875">
            <text:p>1.763671875</text:p>
          </table:table-cell>
          <table:table-cell table:formula="of:=(([.I510]-0)/(1-0))*(100-0)+0" office:value-type="float" office:value="84.5703125">
            <text:p>84.570312500</text:p>
          </table:table-cell>
          <table:table-cell table:formula="of:=(([.J510]-0)/(1-0))*(3-0)+0" office:value-type="float" office:value="1.728515625">
            <text:p>1.728515625</text:p>
          </table:table-cell>
          <table:table-cell table:formula="of:=(([.K510]-0)/(1-0))*(3-0)+0" office:value-type="float" office:value="2.150390625">
            <text:p>2.150390625</text:p>
          </table:table-cell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511]-0)/(1-0))*(20-2)+2)" office:value-type="float" office:value="7">
            <text:p>7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M511]*[.P511]" office:value-type="float" office:value="0.669921881330078">
            <text:p>0.669921881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formula="of:=(([.F511]-0)/(1-0))*(100-0)+0" office:value-type="float" office:value="62.6953125">
            <text:p>62.695312500</text:p>
          </table:table-cell>
          <table:table-cell table:formula="of:=(([.G511]-0)/(1-0))*(3-0)+0" office:value-type="float" office:value="1.482421875">
            <text:p>1.482421875</text:p>
          </table:table-cell>
          <table:table-cell table:formula="of:=(([.H511]-0)/(1-0))*(3-0)+0" office:value-type="float" office:value="0.638671875">
            <text:p>0.638671875</text:p>
          </table:table-cell>
          <table:table-cell table:formula="of:=(([.I511]-0)/(1-0))*(100-0)+0" office:value-type="float" office:value="47.0703125">
            <text:p>47.070312500</text:p>
          </table:table-cell>
          <table:table-cell table:formula="of:=(([.J511]-0)/(1-0))*(3-0)+0" office:value-type="float" office:value="1.353515625">
            <text:p>1.353515625</text:p>
          </table:table-cell>
          <table:table-cell table:formula="of:=(([.K511]-0)/(1-0))*(3-0)+0" office:value-type="float" office:value="0.275390625">
            <text:p>0.275390625</text:p>
          </table:table-cell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512]-0)/(1-0))*(20-2)+2)" office:value-type="float" office:value="16">
            <text:p>16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M512]*[.P512]" office:value-type="float" office:value="9.53125000646875">
            <text:p>9.531250006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formula="of:=(([.F512]-0)/(1-0))*(100-0)+0" office:value-type="float" office:value="12.6953125">
            <text:p>12.695312500</text:p>
          </table:table-cell>
          <table:table-cell table:formula="of:=(([.G512]-0)/(1-0))*(3-0)+0" office:value-type="float" office:value="2.982421875">
            <text:p>2.982421875</text:p>
          </table:table-cell>
          <table:table-cell table:formula="of:=(([.H512]-0)/(1-0))*(3-0)+0" office:value-type="float" office:value="2.138671875">
            <text:p>2.138671875</text:p>
          </table:table-cell>
          <table:table-cell table:formula="of:=(([.I512]-0)/(1-0))*(100-0)+0" office:value-type="float" office:value="97.0703125">
            <text:p>97.070312500</text:p>
          </table:table-cell>
          <table:table-cell table:formula="of:=(([.J512]-0)/(1-0))*(3-0)+0" office:value-type="float" office:value="2.853515625">
            <text:p>2.853515625</text:p>
          </table:table-cell>
          <table:table-cell table:formula="of:=(([.K512]-0)/(1-0))*(3-0)+0" office:value-type="float" office:value="1.775390625">
            <text:p>1.775390625</text:p>
          </table:table-cell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513]-0)/(1-0))*(20-2)+2)" office:value-type="float" office:value="11">
            <text:p>11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M513]*[.P513]" office:value-type="float" office:value="3.80273438219727">
            <text:p>3.802734382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formula="of:=(([.F513]-0)/(1-0))*(100-0)+0" office:value-type="float" office:value="37.6953125">
            <text:p>37.695312500</text:p>
          </table:table-cell>
          <table:table-cell table:formula="of:=(([.G513]-0)/(1-0))*(3-0)+0" office:value-type="float" office:value="0.732421875">
            <text:p>0.732421875</text:p>
          </table:table-cell>
          <table:table-cell table:formula="of:=(([.H513]-0)/(1-0))*(3-0)+0" office:value-type="float" office:value="2.888671875">
            <text:p>2.888671875</text:p>
          </table:table-cell>
          <table:table-cell table:formula="of:=(([.I513]-0)/(1-0))*(100-0)+0" office:value-type="float" office:value="72.0703125">
            <text:p>72.070312500</text:p>
          </table:table-cell>
          <table:table-cell table:formula="of:=(([.J513]-0)/(1-0))*(3-0)+0" office:value-type="float" office:value="2.103515625">
            <text:p>2.103515625</text:p>
          </table:table-cell>
          <table:table-cell table:formula="of:=(([.K513]-0)/(1-0))*(3-0)+0" office:value-type="float" office:value="2.525390625">
            <text:p>2.525390625</text:p>
          </table:table-cell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514]-0)/(1-0))*(20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M514]*[.P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formula="of:=(([.F514]-0)/(1-0))*(100-0)+0" office:value-type="float" office:value="87.6953125">
            <text:p>87.695312500</text:p>
          </table:table-cell>
          <table:table-cell table:formula="of:=(([.G514]-0)/(1-0))*(3-0)+0" office:value-type="float" office:value="2.232421875">
            <text:p>2.232421875</text:p>
          </table:table-cell>
          <table:table-cell table:formula="of:=(([.H514]-0)/(1-0))*(3-0)+0" office:value-type="float" office:value="1.388671875">
            <text:p>1.388671875</text:p>
          </table:table-cell>
          <table:table-cell table:formula="of:=(([.I514]-0)/(1-0))*(100-0)+0" office:value-type="float" office:value="22.0703125">
            <text:p>22.070312500</text:p>
          </table:table-cell>
          <table:table-cell table:formula="of:=(([.J514]-0)/(1-0))*(3-0)+0" office:value-type="float" office:value="0.603515625">
            <text:p>0.603515625</text:p>
          </table:table-cell>
          <table:table-cell table:formula="of:=(([.K514]-0)/(1-0))*(3-0)+0" office:value-type="float" office:value="1.025390625">
            <text:p>1.025390625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516]-0)/(1-0))*(20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M516]*[.P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formula="of:=(([.F516]-0)/(1-0))*(100-0)+0" office:value-type="float" office:value="0">
            <text:p>0.000000000</text:p>
          </table:table-cell>
          <table:table-cell table:formula="of:=(([.G516]-0)/(1-0))*(3-0)+0" office:value-type="float" office:value="0">
            <text:p>0.000000000</text:p>
          </table:table-cell>
          <table:table-cell table:formula="of:=(([.H516]-0)/(1-0))*(3-0)+0" office:value-type="float" office:value="0">
            <text:p>0.000000000</text:p>
          </table:table-cell>
          <table:table-cell table:formula="of:=(([.I516]-0)/(1-0))*(100-0)+0" office:value-type="float" office:value="0">
            <text:p>0.000000000</text:p>
          </table:table-cell>
          <table:table-cell table:formula="of:=(([.J516]-0)/(1-0))*(3-0)+0" office:value-type="float" office:value="0">
            <text:p>0.000000000</text:p>
          </table:table-cell>
          <table:table-cell table:formula="of:=(([.K516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517]-0)/(1-0))*(20-2)+2)" office:value-type="float" office:value="11">
            <text:p>11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M517]*[.P517]" office:value-type="float" office:value="5.5000000055">
            <text:p>5.500000006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formula="of:=(([.F517]-0)/(1-0))*(100-0)+0" office:value-type="float" office:value="50">
            <text:p>50.000000000</text:p>
          </table:table-cell>
          <table:table-cell table:formula="of:=(([.G517]-0)/(1-0))*(3-0)+0" office:value-type="float" office:value="1.5">
            <text:p>1.500000000</text:p>
          </table:table-cell>
          <table:table-cell table:formula="of:=(([.H517]-0)/(1-0))*(3-0)+0" office:value-type="float" office:value="1.5">
            <text:p>1.500000000</text:p>
          </table:table-cell>
          <table:table-cell table:formula="of:=(([.I517]-0)/(1-0))*(100-0)+0" office:value-type="float" office:value="50">
            <text:p>50.000000000</text:p>
          </table:table-cell>
          <table:table-cell table:formula="of:=(([.J517]-0)/(1-0))*(3-0)+0" office:value-type="float" office:value="1.5">
            <text:p>1.500000000</text:p>
          </table:table-cell>
          <table:table-cell table:formula="of:=(([.K517]-0)/(1-0))*(3-0)+0" office:value-type="float" office:value="1.5">
            <text:p>1.500000000</text:p>
          </table:table-cell>
        </table:table-row>
        <table:table-row table:style-name="ro2">
          <table:table-cell table:number-columns-repeated="11" office:value-type="float" office:value="1">
            <text:p>1</text:p>
          </table:table-cell>
          <table:table-cell/>
          <table:table-cell table:formula="of:=ROUND((([.A518]-0)/(1-0))*(20-2)+2)" office:value-type="float" office:value="20">
            <text:p>20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M518]*[.P518]" office:value-type="float" office:value="20">
            <text:p>20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formula="of:=(([.F518]-0)/(1-0))*(100-0)+0" office:value-type="float" office:value="100">
            <text:p>100.000000000</text:p>
          </table:table-cell>
          <table:table-cell table:formula="of:=(([.G518]-0)/(1-0))*(3-0)+0" office:value-type="float" office:value="3">
            <text:p>3.000000000</text:p>
          </table:table-cell>
          <table:table-cell table:formula="of:=(([.H518]-0)/(1-0))*(3-0)+0" office:value-type="float" office:value="3">
            <text:p>3.000000000</text:p>
          </table:table-cell>
          <table:table-cell table:formula="of:=(([.I518]-0)/(1-0))*(100-0)+0" office:value-type="float" office:value="100">
            <text:p>100.000000000</text:p>
          </table:table-cell>
          <table:table-cell table:formula="of:=(([.J518]-0)/(1-0))*(3-0)+0" office:value-type="float" office:value="3">
            <text:p>3.000000000</text:p>
          </table:table-cell>
          <table:table-cell table:formula="of:=(([.K518]-0)/(1-0))*(3-0)+0" office:value-type="float" office:value="3">
            <text:p>3.0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18T22:49:38</dc:date>
    <dc:creator>Will Heerden</dc:creator>
    <meta:editing-duration>P1DT6H43M49S</meta:editing-duration>
    <meta:editing-cycles>16</meta:editing-cycles>
    <meta:generator>LibreOffice/3.5$Linux_X86_64 LibreOffice_project/350m1$Build-2</meta:generator>
    <meta:document-statistic meta:table-count="3" meta:cell-count="11868" meta:object-count="0"/>
  </office:meta>
</office:document-meta>
</file>